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/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16.78mm" svg:height="88.46mm" svg:x="127.02mm" svg:y="1.85mm">
            <loext:p draw:notify-on-update-of-ranges="Sheet9.B12:Sheet9.B849 Sheet9.C12:Sheet9.C8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7.12mm" svg:height="117.15mm" svg:x="126.47mm" svg:y="92.16mm">
            <loext:p draw:notify-on-update-of-ranges="Sheet9.B13:Sheet9.B50 Sheet9.C13:Sheet9.C30 Sheet9.E13:Sheet9.E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number-columns-repeated="6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62338600000" calcext:value-type="float">
            <text:p>623386000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UM([.F13:.F30])" office:value-type="float" office:value="0.04428318508695" calcext:value-type="float">
            <text:p>0,0442831851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-2.9183" calcext:value-type="float">
            <text:p>-2,9183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-2897970000000" calcext:value-type="float">
            <text:p>-289797000000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-3.60555" calcext:value-type="float">
            <text:p>-3,60555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5.4548" calcext:value-type="float">
            <text:p>5,454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0.845576" calcext:value-type="float">
            <text:p>0,84557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-490.961" calcext:value-type="float">
            <text:p>-490,96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formula="of:=[.B12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2]^[.F$3]+[.F$4]*[.C12]^[.F$5]+[.F$6]*[.C12]^[.F$7]+[.F$8]" office:value-type="float" office:value="317.949157551845" calcext:value-type="float">
            <text:p>318</text:p>
          </table:table-cell>
          <table:table-cell table:style-name="ce10" table:formula="of:=(([.E13]-[.C13])/[.C13])^2" office:value-type="float" office:value="0.000158179290937738" calcext:value-type="float">
            <text:p>0,0001581793</text:p>
          </table:table-cell>
          <table:table-cell table:style-name="ce11" table:formula="of:=ABS([.C13]-[.E13])/[.C13]" office:value-type="percentage" office:value="0.0125769348784884" calcext:value-type="percentage">
            <text:p>1,26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3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3]^[.F$3]+[.F$4]*[.C13]^[.F$5]+[.F$6]*[.C13]^[.F$7]+[.F$8]" office:value-type="float" office:value="555.441890370179" calcext:value-type="float">
            <text:p>555</text:p>
          </table:table-cell>
          <table:table-cell table:style-name="ce10" table:formula="of:=(([.E14]-[.C14])/[.C14])^2" office:value-type="float" office:value="0.00165547928007218" calcext:value-type="float">
            <text:p>0,0016554793</text:p>
          </table:table-cell>
          <table:table-cell table:style-name="ce11" table:formula="of:=ABS([.C14]-[.E14])/[.C14]" office:value-type="percentage" office:value="0.0406875813986551" calcext:value-type="percentage">
            <text:p>4,07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4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4]^[.F$3]+[.F$4]*[.C14]^[.F$5]+[.F$6]*[.C14]^[.F$7]+[.F$8]" office:value-type="float" office:value="914.63191830642" calcext:value-type="float">
            <text:p>915</text:p>
          </table:table-cell>
          <table:table-cell table:style-name="ce10" table:formula="of:=(([.E15]-[.C15])/[.C15])^2" office:value-type="float" office:value="0.00722034607838411" calcext:value-type="float">
            <text:p>0,0072203461</text:p>
          </table:table-cell>
          <table:table-cell table:style-name="ce11" table:formula="of:=ABS([.C15]-[.E15])/[.C15]" office:value-type="percentage" office:value="0.0849726195805691" calcext:value-type="percentage">
            <text:p>8,50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5]^[.F$3]+[.F$4]*[.C15]^[.F$5]+[.F$6]*[.C15]^[.F$7]+[.F$8]" office:value-type="float" office:value="1232.40516817025" calcext:value-type="float">
            <text:p>1 232</text:p>
          </table:table-cell>
          <table:table-cell table:style-name="ce10" table:formula="of:=(([.E16]-[.C16])/[.C16])^2" office:value-type="float" office:value="0.00612008758570643" calcext:value-type="float">
            <text:p>0,0061200876</text:p>
          </table:table-cell>
          <table:table-cell table:style-name="ce11" table:formula="of:=ABS([.C16]-[.E16])/[.C16]" office:value-type="percentage" office:value="0.0782309886535152" calcext:value-type="percentage">
            <text:p>7,82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6]^[.F$3]+[.F$4]*[.C16]^[.F$5]+[.F$6]*[.C16]^[.F$7]+[.F$8]" office:value-type="float" office:value="1940.21091532678" calcext:value-type="float">
            <text:p>1 940</text:p>
          </table:table-cell>
          <table:table-cell table:style-name="ce10" table:formula="of:=(([.E17]-[.C17])/[.C17])^2" office:value-type="float" office:value="0.00134234859876404" calcext:value-type="float">
            <text:p>0,0013423486</text:p>
          </table:table-cell>
          <table:table-cell table:style-name="ce11" table:formula="of:=ABS([.C17]-[.E17])/[.C17]" office:value-type="percentage" office:value="0.0366380758059705" calcext:value-type="percentage">
            <text:p>3,66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7]^[.F$3]+[.F$4]*[.C17]^[.F$5]+[.F$6]*[.C17]^[.F$7]+[.F$8]" office:value-type="float" office:value="2912.92702286392" calcext:value-type="float">
            <text:p>2 913</text:p>
          </table:table-cell>
          <table:table-cell table:style-name="ce10" table:formula="of:=(([.E18]-[.C18])/[.C18])^2" office:value-type="float" office:value="0.00168713134015912" calcext:value-type="float">
            <text:p>0,0016871313</text:p>
          </table:table-cell>
          <table:table-cell table:style-name="ce11" table:formula="of:=ABS([.C18]-[.E18])/[.C18]" office:value-type="percentage" office:value="0.0410747043831008" calcext:value-type="percentage">
            <text:p>4,11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8]^[.F$3]+[.F$4]*[.C18]^[.F$5]+[.F$6]*[.C18]^[.F$7]+[.F$8]" office:value-type="float" office:value="3994.14769541968" calcext:value-type="float">
            <text:p>3 994</text:p>
          </table:table-cell>
          <table:table-cell table:style-name="ce10" table:formula="of:=(([.E19]-[.C19])/[.C19])^2" office:value-type="float" office:value="0.0169999075497112" calcext:value-type="float">
            <text:p>0,0169999075</text:p>
          </table:table-cell>
          <table:table-cell table:style-name="ce11" table:formula="of:=ABS([.C19]-[.E19])/[.C19]" office:value-type="percentage" office:value="0.130383693572897" calcext:value-type="percentage">
            <text:p>13,04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9]^[.F$3]+[.F$4]*[.C19]^[.F$5]+[.F$6]*[.C19]^[.F$7]+[.F$8]" office:value-type="float" office:value="6323.47336253128" calcext:value-type="float">
            <text:p>6 323</text:p>
          </table:table-cell>
          <table:table-cell table:style-name="ce10" table:formula="of:=(([.E20]-[.C20])/[.C20])^2" office:value-type="float" office:value="0.00181622636165983" calcext:value-type="float">
            <text:p>0,0018162264</text:p>
          </table:table-cell>
          <table:table-cell table:style-name="ce11" table:formula="of:=ABS([.C20]-[.E20])/[.C20]" office:value-type="percentage" office:value="0.042617207342338" calcext:value-type="percentage">
            <text:p>4,26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20]^[.F$3]+[.F$4]*[.C20]^[.F$5]+[.F$6]*[.C20]^[.F$7]+[.F$8]" office:value-type="float" office:value="8128.40069851144" calcext:value-type="float">
            <text:p>8 128</text:p>
          </table:table-cell>
          <table:table-cell table:style-name="ce10" table:formula="of:=(([.E21]-[.C21])/[.C21])^2" office:value-type="float" office:value="0.00157635506893476" calcext:value-type="float">
            <text:p>0,0015763551</text:p>
          </table:table-cell>
          <table:table-cell table:style-name="ce11" table:formula="of:=ABS([.C21]-[.E21])/[.C21]" office:value-type="percentage" office:value="0.0397033382593298" calcext:value-type="percentage">
            <text:p>3,97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1]^[.F$3]+[.F$4]*[.C21]^[.F$5]+[.F$6]*[.C21]^[.F$7]+[.F$8]" office:value-type="float" office:value="10192.1327997209" calcext:value-type="float">
            <text:p>10 192</text:p>
          </table:table-cell>
          <table:table-cell table:style-name="ce10" table:formula="of:=(([.E22]-[.C22])/[.C22])^2" office:value-type="float" office:value="0.00138842924728085" calcext:value-type="float">
            <text:p>0,0013884292</text:p>
          </table:table-cell>
          <table:table-cell table:style-name="ce11" table:formula="of:=ABS([.C22]-[.E22])/[.C22]" office:value-type="percentage" office:value="0.0372616323754187" calcext:value-type="percentage">
            <text:p>3,73%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2]^[.F$3]+[.F$4]*[.C22]^[.F$5]+[.F$6]*[.C22]^[.F$7]+[.F$8]" office:value-type="float" office:value="12470.1156089429" calcext:value-type="float">
            <text:p>12 470</text:p>
          </table:table-cell>
          <table:table-cell table:style-name="ce10" table:formula="of:=(([.E23]-[.C23])/[.C23])^2" office:value-type="float" office:value="0.00187163627980208" calcext:value-type="float">
            <text:p>0,0018716363</text:p>
          </table:table-cell>
          <table:table-cell table:style-name="ce11" table:formula="of:=ABS([.C23]-[.E23])/[.C23]" office:value-type="percentage" office:value="0.0432624118583566" calcext:value-type="percentage">
            <text:p>4,33%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3]^[.F$3]+[.F$4]*[.C23]^[.F$5]+[.F$6]*[.C23]^[.F$7]+[.F$8]" office:value-type="float" office:value="14805.7310511068" calcext:value-type="float">
            <text:p>14 806</text:p>
          </table:table-cell>
          <table:table-cell table:style-name="ce10" table:formula="of:=(([.E24]-[.C24])/[.C24])^2" office:value-type="float" office:value="0.000291955221125714" calcext:value-type="float">
            <text:p>0,0002919552</text:p>
          </table:table-cell>
          <table:table-cell table:style-name="ce11" table:formula="of:=ABS([.C24]-[.E24])/[.C24]" office:value-type="percentage" office:value="0.0170866971976949" calcext:value-type="percentage">
            <text:p>1,71%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4]^[.F$3]+[.F$4]*[.C24]^[.F$5]+[.F$6]*[.C24]^[.F$7]+[.F$8]" office:value-type="float" office:value="17579.6774311727" calcext:value-type="float">
            <text:p>17 580</text:p>
          </table:table-cell>
          <table:table-cell table:style-name="ce10" table:formula="of:=(([.E25]-[.C25])/[.C25])^2" office:value-type="float" office:value="0.000117703885443374" calcext:value-type="float">
            <text:p>0,0001177039</text:p>
          </table:table-cell>
          <table:table-cell table:style-name="ce11" table:formula="of:=ABS([.C25]-[.E25])/[.C25]" office:value-type="percentage" office:value="0.010849142152418" calcext:value-type="percentage">
            <text:p>1,08%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5]^[.F$3]+[.F$4]*[.C25]^[.F$5]+[.F$6]*[.C25]^[.F$7]+[.F$8]" office:value-type="float" office:value="20512.7493781525" calcext:value-type="float">
            <text:p>20 513</text:p>
          </table:table-cell>
          <table:table-cell table:style-name="ce10" table:formula="of:=(([.E26]-[.C26])/[.C26])^2" office:value-type="float" office:value="0.0000323021815328705" calcext:value-type="float">
            <text:p>3,23021815328705E-05</text:p>
          </table:table-cell>
          <table:table-cell table:style-name="ce11" table:formula="of:=ABS([.C26]-[.E26])/[.C26]" office:value-type="percentage" office:value="0.00568350081665082" calcext:value-type="percentage">
            <text:p>0,57%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6]^[.F$3]+[.F$4]*[.C26]^[.F$5]+[.F$6]*[.C26]^[.F$7]+[.F$8]" office:value-type="float" office:value="23776.0397027135" calcext:value-type="float">
            <text:p>23 776</text:p>
          </table:table-cell>
          <table:table-cell table:style-name="ce10" table:formula="of:=(([.E27]-[.C27])/[.C27])^2" office:value-type="float" office:value="0.00100385356167091" calcext:value-type="float">
            <text:p>0,0010038536</text:p>
          </table:table-cell>
          <table:table-cell table:style-name="ce11" table:formula="of:=ABS([.C27]-[.E27])/[.C27]" office:value-type="percentage" office:value="0.0316836481749011" calcext:value-type="percentage">
            <text:p>3,17%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date" office:date-value="2019-02-06" calcext:value-type="date">
            <text:p>06-02-2019</text:p>
          </table:table-cell>
          <table:table-cell office:value-type="float" office:value="28276" calcext:value-type="float">
            <text:p>28 276</text:p>
          </table:table-cell>
          <table:table-cell/>
          <table:table-cell table:formula="of:=[.F$2]*[.C27]^[.F$3]+[.F$4]*[.C27]^[.F$5]+[.F$6]*[.C27]^[.F$7]+[.F$8]" office:value-type="float" office:value="27625.5214453166" calcext:value-type="float">
            <text:p>27 626</text:p>
          </table:table-cell>
          <table:table-cell table:style-name="ce10" table:formula="of:=(([.E28]-[.C28])/[.C28])^2" office:value-type="float" office:value="0.00052921241046218" calcext:value-type="float">
            <text:p>0,0005292124</text:p>
          </table:table-cell>
          <table:table-cell table:style-name="ce11" table:formula="of:=ABS([.C28]-[.E28])/[.C28]" office:value-type="percentage" office:value="0.0230046171553056" calcext:value-type="percentage">
            <text:p>2,30%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date" office:date-value="2019-02-07" calcext:value-type="date">
            <text:p>07-02-2019</text:p>
          </table:table-cell>
          <table:table-cell office:value-type="float" office:value="31481" calcext:value-type="float">
            <text:p>31 481</text:p>
          </table:table-cell>
          <table:table-cell/>
          <table:table-cell table:formula="of:=[.F$2]*[.C28]^[.F$3]+[.F$4]*[.C28]^[.F$5]+[.F$6]*[.C28]^[.F$7]+[.F$8]" office:value-type="float" office:value="31189.4727852073" calcext:value-type="float">
            <text:p>31 189</text:p>
          </table:table-cell>
          <table:table-cell table:style-name="ce10" table:formula="of:=(([.E29]-[.C29])/[.C29])^2" office:value-type="float" office:value="0.0000857553390253625" calcext:value-type="float">
            <text:p>8,57553390253625E-05</text:p>
          </table:table-cell>
          <table:table-cell table:style-name="ce11" table:formula="of:=ABS([.C29]-[.E29])/[.C29]" office:value-type="percentage" office:value="0.00926041786451143" calcext:value-type="percentage">
            <text:p>0,93%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date" office:date-value="2019-02-08" calcext:value-type="date">
            <text:p>08-02-2019</text:p>
          </table:table-cell>
          <table:table-cell office:value-type="float" office:value="34886" calcext:value-type="float">
            <text:p>34 886</text:p>
          </table:table-cell>
          <table:table-cell/>
          <table:table-cell table:formula="of:=[.F$2]*[.C29]^[.F$3]+[.F$4]*[.C29]^[.F$5]+[.F$6]*[.C29]^[.F$7]+[.F$8]" office:value-type="float" office:value="34200.3540259027" calcext:value-type="float">
            <text:p>34 200</text:p>
          </table:table-cell>
          <table:table-cell table:style-name="ce10" table:formula="of:=(([.E30]-[.C30])/[.C30])^2" office:value-type="float" office:value="0.000386275806277216" calcext:value-type="float">
            <text:p>0,0003862758</text:p>
          </table:table-cell>
          <table:table-cell table:style-name="ce11" table:formula="of:=ABS([.C30]-[.E30])/[.C30]" office:value-type="percentage" office:value="0.0196539005359551" calcext:value-type="percentage">
            <text:p>1,97%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date" office:date-value="2019-02-09" calcext:value-type="date">
            <text:p>09-02-2019</text:p>
          </table:table-cell>
          <table:table-cell table:formula="of:=IF([.E31]&lt;10000000000;[.E31];10000000000)" office:value-type="float" office:value="37347.6931730708" calcext:value-type="float">
            <text:p>37 348</text:p>
          </table:table-cell>
          <table:table-cell/>
          <table:table-cell table:formula="of:=[.F$2]*[.C30]^[.F$3]+[.F$4]*[.C30]^[.F$5]+[.F$6]*[.C30]^[.F$7]+[.F$8]" office:value-type="float" office:value="37347.6931730708" calcext:value-type="float">
            <text:p>37 348</text:p>
          </table:table-cell>
          <table:table-cell table:number-columns-repeated="6"/>
        </table:table-row>
        <table:table-row table:style-name="ro1">
          <table:table-cell/>
          <table:table-cell table:formula="of:=[.B31]+1" office:value-type="date" office:date-value="2019-02-10" calcext:value-type="date">
            <text:p>10-02-2019</text:p>
          </table:table-cell>
          <table:table-cell table:formula="of:=IF([.E32]&lt;10000000000;[.E32];10000000000)" office:value-type="float" office:value="39593.43845484" calcext:value-type="float">
            <text:p>39 593</text:p>
          </table:table-cell>
          <table:table-cell/>
          <table:table-cell table:formula="of:=[.F$2]*[.C31]^[.F$3]+[.F$4]*[.C31]^[.F$5]+[.F$6]*[.C31]^[.F$7]+[.F$8]" office:value-type="float" office:value="39593.43845484" calcext:value-type="float">
            <text:p>39 593</text:p>
          </table:table-cell>
          <table:table-cell table:number-columns-repeated="6"/>
        </table:table-row>
        <table:table-row table:style-name="ro1">
          <table:table-cell/>
          <table:table-cell table:formula="of:=[.B32]+1" office:value-type="date" office:date-value="2019-02-11" calcext:value-type="date">
            <text:p>11-02-2019</text:p>
          </table:table-cell>
          <table:table-cell table:formula="of:=IF([.E33]&lt;10000000000;[.E33];10000000000)" office:value-type="float" office:value="41622.2840004779" calcext:value-type="float">
            <text:p>41 622</text:p>
          </table:table-cell>
          <table:table-cell/>
          <table:table-cell table:formula="of:=[.F$2]*[.C32]^[.F$3]+[.F$4]*[.C32]^[.F$5]+[.F$6]*[.C32]^[.F$7]+[.F$8]" office:value-type="float" office:value="41622.2840004779" calcext:value-type="float">
            <text:p>41 622</text:p>
          </table:table-cell>
          <table:table-cell table:number-columns-repeated="6"/>
        </table:table-row>
        <table:table-row table:style-name="ro1">
          <table:table-cell/>
          <table:table-cell table:formula="of:=[.B33]+1" office:value-type="date" office:date-value="2019-02-12" calcext:value-type="date">
            <text:p>12-02-2019</text:p>
          </table:table-cell>
          <table:table-cell table:formula="of:=IF([.E34]&lt;10000000000;[.E34];10000000000)" office:value-type="float" office:value="43439.9263663738" calcext:value-type="float">
            <text:p>43 440</text:p>
          </table:table-cell>
          <table:table-cell/>
          <table:table-cell table:formula="of:=[.F$2]*[.C33]^[.F$3]+[.F$4]*[.C33]^[.F$5]+[.F$6]*[.C33]^[.F$7]+[.F$8]" office:value-type="float" office:value="43439.9263663738" calcext:value-type="float">
            <text:p>43 440</text:p>
          </table:table-cell>
          <table:table-cell table:number-columns-repeated="6"/>
        </table:table-row>
        <table:table-row table:style-name="ro1">
          <table:table-cell/>
          <table:table-cell table:formula="of:=[.B34]+1" office:value-type="date" office:date-value="2019-02-13" calcext:value-type="date">
            <text:p>13-02-2019</text:p>
          </table:table-cell>
          <table:table-cell table:formula="of:=IF([.E35]&lt;10000000000;[.E35];10000000000)" office:value-type="float" office:value="45056.7488812343" calcext:value-type="float">
            <text:p>45 057</text:p>
          </table:table-cell>
          <table:table-cell/>
          <table:table-cell table:formula="of:=[.F$2]*[.C34]^[.F$3]+[.F$4]*[.C34]^[.F$5]+[.F$6]*[.C34]^[.F$7]+[.F$8]" office:value-type="float" office:value="45056.7488812343" calcext:value-type="float">
            <text:p>45 057</text:p>
          </table:table-cell>
          <table:table-cell table:number-columns-repeated="6"/>
        </table:table-row>
        <table:table-row table:style-name="ro1">
          <table:table-cell/>
          <table:table-cell table:formula="of:=[.B35]+1" office:value-type="date" office:date-value="2019-02-14" calcext:value-type="date">
            <text:p>14-02-2019</text:p>
          </table:table-cell>
          <table:table-cell table:formula="of:=IF([.E36]&lt;10000000000;[.E36];10000000000)" office:value-type="float" office:value="46486.1696557438" calcext:value-type="float">
            <text:p>46 486</text:p>
          </table:table-cell>
          <table:table-cell/>
          <table:table-cell table:formula="of:=[.F$2]*[.C35]^[.F$3]+[.F$4]*[.C35]^[.F$5]+[.F$6]*[.C35]^[.F$7]+[.F$8]" office:value-type="float" office:value="46486.1696557438" calcext:value-type="float">
            <text:p>46 486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5" calcext:value-type="date">
            <text:p>15-02-2019</text:p>
          </table:table-cell>
          <table:table-cell table:formula="of:=IF([.E37]&lt;10000000000;[.E37];10000000000)" office:value-type="float" office:value="47743.3193188234" calcext:value-type="float">
            <text:p>47 743</text:p>
          </table:table-cell>
          <table:table-cell/>
          <table:table-cell table:formula="of:=[.F$2]*[.C36]^[.F$3]+[.F$4]*[.C36]^[.F$5]+[.F$6]*[.C36]^[.F$7]+[.F$8]" office:value-type="float" office:value="47743.3193188234" calcext:value-type="float">
            <text:p>47 743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6" calcext:value-type="date">
            <text:p>16-02-2019</text:p>
          </table:table-cell>
          <table:table-cell table:formula="of:=IF([.E38]&lt;10000000000;[.E38];10000000000)" office:value-type="float" office:value="48844.0299102853" calcext:value-type="float">
            <text:p>48 844</text:p>
          </table:table-cell>
          <table:table-cell/>
          <table:table-cell table:formula="of:=[.F$2]*[.C37]^[.F$3]+[.F$4]*[.C37]^[.F$5]+[.F$6]*[.C37]^[.F$7]+[.F$8]" office:value-type="float" office:value="48844.0299102853" calcext:value-type="float">
            <text:p>48 844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7" calcext:value-type="date">
            <text:p>17-02-2019</text:p>
          </table:table-cell>
          <table:table-cell table:formula="of:=IF([.E39]&lt;10000000000;[.E39];10000000000)" office:value-type="float" office:value="49804.0961406774" calcext:value-type="float">
            <text:p>49 804</text:p>
          </table:table-cell>
          <table:table-cell/>
          <table:table-cell table:formula="of:=[.F$2]*[.C38]^[.F$3]+[.F$4]*[.C38]^[.F$5]+[.F$6]*[.C38]^[.F$7]+[.F$8]" office:value-type="float" office:value="49804.0961406774" calcext:value-type="float">
            <text:p>49 804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8" calcext:value-type="date">
            <text:p>18-02-2019</text:p>
          </table:table-cell>
          <table:table-cell table:formula="of:=IF([.E40]&lt;10000000000;[.E40];10000000000)" office:value-type="float" office:value="50638.7625600084" calcext:value-type="float">
            <text:p>50 639</text:p>
          </table:table-cell>
          <table:table-cell/>
          <table:table-cell table:formula="of:=[.F$2]*[.C39]^[.F$3]+[.F$4]*[.C39]^[.F$5]+[.F$6]*[.C39]^[.F$7]+[.F$8]" office:value-type="float" office:value="50638.7625600084" calcext:value-type="float">
            <text:p>50 639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19" calcext:value-type="date">
            <text:p>19-02-2019</text:p>
          </table:table-cell>
          <table:table-cell table:formula="of:=IF([.E41]&lt;10000000000;[.E41];10000000000)" office:value-type="float" office:value="51362.3902629658" calcext:value-type="float">
            <text:p>51 362</text:p>
          </table:table-cell>
          <table:table-cell/>
          <table:table-cell table:formula="of:=[.F$2]*[.C40]^[.F$3]+[.F$4]*[.C40]^[.F$5]+[.F$6]*[.C40]^[.F$7]+[.F$8]" office:value-type="float" office:value="51362.3902629658" calcext:value-type="float">
            <text:p>51 362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0" calcext:value-type="date">
            <text:p>20-02-2019</text:p>
          </table:table-cell>
          <table:table-cell table:formula="of:=IF([.E42]&lt;10000000000;[.E42];10000000000)" office:value-type="float" office:value="51988.2610880818" calcext:value-type="float">
            <text:p>51 988</text:p>
          </table:table-cell>
          <table:table-cell/>
          <table:table-cell table:formula="of:=[.F$2]*[.C41]^[.F$3]+[.F$4]*[.C41]^[.F$5]+[.F$6]*[.C41]^[.F$7]+[.F$8]" office:value-type="float" office:value="51988.2610880818" calcext:value-type="float">
            <text:p>51 988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1" calcext:value-type="date">
            <text:p>21-02-2019</text:p>
          </table:table-cell>
          <table:table-cell table:formula="of:=IF([.E43]&lt;10000000000;[.E43];10000000000)" office:value-type="float" office:value="52528.483480534" calcext:value-type="float">
            <text:p>52 528</text:p>
          </table:table-cell>
          <table:table-cell/>
          <table:table-cell table:formula="of:=[.F$2]*[.C42]^[.F$3]+[.F$4]*[.C42]^[.F$5]+[.F$6]*[.C42]^[.F$7]+[.F$8]" office:value-type="float" office:value="52528.483480534" calcext:value-type="float">
            <text:p>52 528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2" calcext:value-type="date">
            <text:p>22-02-2019</text:p>
          </table:table-cell>
          <table:table-cell table:formula="of:=IF([.E44]&lt;10000000000;[.E44];10000000000)" office:value-type="float" office:value="52993.9708208274" calcext:value-type="float">
            <text:p>52 994</text:p>
          </table:table-cell>
          <table:table-cell/>
          <table:table-cell table:formula="of:=[.F$2]*[.C43]^[.F$3]+[.F$4]*[.C43]^[.F$5]+[.F$6]*[.C43]^[.F$7]+[.F$8]" office:value-type="float" office:value="52993.9708208274" calcext:value-type="float">
            <text:p>52 994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3" calcext:value-type="date">
            <text:p>23-02-2019</text:p>
          </table:table-cell>
          <table:table-cell table:formula="of:=IF([.E45]&lt;10000000000;[.E45];10000000000)" office:value-type="float" office:value="53394.4692552917" calcext:value-type="float">
            <text:p>53 394</text:p>
          </table:table-cell>
          <table:table-cell/>
          <table:table-cell table:formula="of:=[.F$2]*[.C44]^[.F$3]+[.F$4]*[.C44]^[.F$5]+[.F$6]*[.C44]^[.F$7]+[.F$8]" office:value-type="float" office:value="53394.4692552917" calcext:value-type="float">
            <text:p>53 394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4" calcext:value-type="date">
            <text:p>24-02-2019</text:p>
          </table:table-cell>
          <table:table-cell table:formula="of:=IF([.E46]&lt;10000000000;[.E46];10000000000)" office:value-type="float" office:value="53738.6175066451" calcext:value-type="float">
            <text:p>53 739</text:p>
          </table:table-cell>
          <table:table-cell/>
          <table:table-cell table:formula="of:=[.F$2]*[.C45]^[.F$3]+[.F$4]*[.C45]^[.F$5]+[.F$6]*[.C45]^[.F$7]+[.F$8]" office:value-type="float" office:value="53738.6175066451" calcext:value-type="float">
            <text:p>53 739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5" calcext:value-type="date">
            <text:p>25-02-2019</text:p>
          </table:table-cell>
          <table:table-cell table:formula="of:=IF([.E47]&lt;10000000000;[.E47];10000000000)" office:value-type="float" office:value="54034.0256648847" calcext:value-type="float">
            <text:p>54 034</text:p>
          </table:table-cell>
          <table:table-cell/>
          <table:table-cell table:formula="of:=[.F$2]*[.C46]^[.F$3]+[.F$4]*[.C46]^[.F$5]+[.F$6]*[.C46]^[.F$7]+[.F$8]" office:value-type="float" office:value="54034.0256648847" calcext:value-type="float">
            <text:p>54 034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6" calcext:value-type="date">
            <text:p>26-02-2019</text:p>
          </table:table-cell>
          <table:table-cell table:formula="of:=IF([.E48]&lt;10000000000;[.E48];10000000000)" office:value-type="float" office:value="54287.3635811176" calcext:value-type="float">
            <text:p>54 287</text:p>
          </table:table-cell>
          <table:table-cell/>
          <table:table-cell table:formula="of:=[.F$2]*[.C47]^[.F$3]+[.F$4]*[.C47]^[.F$5]+[.F$6]*[.C47]^[.F$7]+[.F$8]" office:value-type="float" office:value="54287.3635811176" calcext:value-type="float">
            <text:p>54 287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7" calcext:value-type="date">
            <text:p>27-02-2019</text:p>
          </table:table-cell>
          <table:table-cell table:formula="of:=IF([.E49]&lt;10000000000;[.E49];10000000000)" office:value-type="float" office:value="54504.4523052437" calcext:value-type="float">
            <text:p>54 504</text:p>
          </table:table-cell>
          <table:table-cell/>
          <table:table-cell table:formula="of:=[.F$2]*[.C48]^[.F$3]+[.F$4]*[.C48]^[.F$5]+[.F$6]*[.C48]^[.F$7]+[.F$8]" office:value-type="float" office:value="54504.4523052437" calcext:value-type="float">
            <text:p>54 504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8" calcext:value-type="date">
            <text:p>28-02-2019</text:p>
          </table:table-cell>
          <table:table-cell table:formula="of:=IF([.E50]&lt;10000000000;[.E50];10000000000)" office:value-type="float" office:value="54690.3541472192" calcext:value-type="float">
            <text:p>54 690</text:p>
          </table:table-cell>
          <table:table-cell/>
          <table:table-cell table:formula="of:=[.F$2]*[.C49]^[.F$3]+[.F$4]*[.C49]^[.F$5]+[.F$6]*[.C49]^[.F$7]+[.F$8]" office:value-type="float" office:value="54690.3541472192" calcext:value-type="float">
            <text:p>54 690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1" calcext:value-type="date">
            <text:p>01-03-2019</text:p>
          </table:table-cell>
          <table:table-cell table:formula="of:=IF([.E51]&lt;10000000000;[.E51];10000000000)" office:value-type="float" office:value="54849.4585283259" calcext:value-type="float">
            <text:p>54 849</text:p>
          </table:table-cell>
          <table:table-cell/>
          <table:table-cell table:formula="of:=[.F$2]*[.C50]^[.F$3]+[.F$4]*[.C50]^[.F$5]+[.F$6]*[.C50]^[.F$7]+[.F$8]" office:value-type="float" office:value="54849.4585283259" calcext:value-type="float">
            <text:p>54 849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2" calcext:value-type="date">
            <text:p>02-03-2019</text:p>
          </table:table-cell>
          <table:table-cell table:formula="of:=IF([.E52]&lt;10000000000;[.E52];10000000000)" office:value-type="float" office:value="54985.5619400096" calcext:value-type="float">
            <text:p>54 986</text:p>
          </table:table-cell>
          <table:table-cell/>
          <table:table-cell table:formula="of:=[.F$2]*[.C51]^[.F$3]+[.F$4]*[.C51]^[.F$5]+[.F$6]*[.C51]^[.F$7]+[.F$8]" office:value-type="float" office:value="54985.5619400096" calcext:value-type="float">
            <text:p>54 986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3" calcext:value-type="date">
            <text:p>03-03-2019</text:p>
          </table:table-cell>
          <table:table-cell table:formula="of:=IF([.E53]&lt;10000000000;[.E53];10000000000)" office:value-type="float" office:value="55101.9411435144" calcext:value-type="float">
            <text:p>55 102</text:p>
          </table:table-cell>
          <table:table-cell/>
          <table:table-cell table:formula="of:=[.F$2]*[.C52]^[.F$3]+[.F$4]*[.C52]^[.F$5]+[.F$6]*[.C52]^[.F$7]+[.F$8]" office:value-type="float" office:value="55101.9411435144" calcext:value-type="float">
            <text:p>55 102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4" calcext:value-type="date">
            <text:p>04-03-2019</text:p>
          </table:table-cell>
          <table:table-cell table:formula="of:=IF([.E54]&lt;10000000000;[.E54];10000000000)" office:value-type="float" office:value="55201.4193060345" calcext:value-type="float">
            <text:p>55 201</text:p>
          </table:table-cell>
          <table:table-cell/>
          <table:table-cell table:formula="of:=[.F$2]*[.C53]^[.F$3]+[.F$4]*[.C53]^[.F$5]+[.F$6]*[.C53]^[.F$7]+[.F$8]" office:value-type="float" office:value="55201.4193060345" calcext:value-type="float">
            <text:p>55 201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5" calcext:value-type="date">
            <text:p>05-03-2019</text:p>
          </table:table-cell>
          <table:table-cell table:formula="of:=IF([.E55]&lt;10000000000;[.E55];10000000000)" office:value-type="float" office:value="55286.4251440694" calcext:value-type="float">
            <text:p>55 286</text:p>
          </table:table-cell>
          <table:table-cell/>
          <table:table-cell table:formula="of:=[.F$2]*[.C54]^[.F$3]+[.F$4]*[.C54]^[.F$5]+[.F$6]*[.C54]^[.F$7]+[.F$8]" office:value-type="float" office:value="55286.4251440694" calcext:value-type="float">
            <text:p>55 286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6" calcext:value-type="date">
            <text:p>06-03-2019</text:p>
          </table:table-cell>
          <table:table-cell table:formula="of:=IF([.E56]&lt;10000000000;[.E56];10000000000)" office:value-type="float" office:value="55359.0453832052" calcext:value-type="float">
            <text:p>55 359</text:p>
          </table:table-cell>
          <table:table-cell/>
          <table:table-cell table:formula="of:=[.F$2]*[.C55]^[.F$3]+[.F$4]*[.C55]^[.F$5]+[.F$6]*[.C55]^[.F$7]+[.F$8]" office:value-type="float" office:value="55359.0453832052" calcext:value-type="float">
            <text:p>55 359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7" calcext:value-type="date">
            <text:p>07-03-2019</text:p>
          </table:table-cell>
          <table:table-cell table:formula="of:=IF([.E57]&lt;10000000000;[.E57];10000000000)" office:value-type="float" office:value="55421.0709846586" calcext:value-type="float">
            <text:p>55 421</text:p>
          </table:table-cell>
          <table:table-cell/>
          <table:table-cell table:formula="of:=[.F$2]*[.C56]^[.F$3]+[.F$4]*[.C56]^[.F$5]+[.F$6]*[.C56]^[.F$7]+[.F$8]" office:value-type="float" office:value="55421.0709846586" calcext:value-type="float">
            <text:p>55 421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8" calcext:value-type="date">
            <text:p>08-03-2019</text:p>
          </table:table-cell>
          <table:table-cell table:formula="of:=IF([.E58]&lt;10000000000;[.E58];10000000000)" office:value-type="float" office:value="55474.0376619008" calcext:value-type="float">
            <text:p>55 474</text:p>
          </table:table-cell>
          <table:table-cell/>
          <table:table-cell table:formula="of:=[.F$2]*[.C57]^[.F$3]+[.F$4]*[.C57]^[.F$5]+[.F$6]*[.C57]^[.F$7]+[.F$8]" office:value-type="float" office:value="55474.0376619008" calcext:value-type="float">
            <text:p>55 474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9" calcext:value-type="date">
            <text:p>09-03-2019</text:p>
          </table:table-cell>
          <table:table-cell table:formula="of:=IF([.E59]&lt;10000000000;[.E59];10000000000)" office:value-type="float" office:value="55519.2612371777" calcext:value-type="float">
            <text:p>55 519</text:p>
          </table:table-cell>
          <table:table-cell/>
          <table:table-cell table:formula="of:=[.F$2]*[.C58]^[.F$3]+[.F$4]*[.C58]^[.F$5]+[.F$6]*[.C58]^[.F$7]+[.F$8]" office:value-type="float" office:value="55519.2612371777" calcext:value-type="float">
            <text:p>55 519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0" calcext:value-type="date">
            <text:p>10-03-2019</text:p>
          </table:table-cell>
          <table:table-cell table:formula="of:=IF([.E60]&lt;10000000000;[.E60];10000000000)" office:value-type="float" office:value="55557.8683835173" calcext:value-type="float">
            <text:p>55 558</text:p>
          </table:table-cell>
          <table:table-cell/>
          <table:table-cell table:formula="of:=[.F$2]*[.C59]^[.F$3]+[.F$4]*[.C59]^[.F$5]+[.F$6]*[.C59]^[.F$7]+[.F$8]" office:value-type="float" office:value="55557.8683835173" calcext:value-type="float">
            <text:p>55 558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1" calcext:value-type="date">
            <text:p>11-03-2019</text:p>
          </table:table-cell>
          <table:table-cell table:formula="of:=IF([.E61]&lt;10000000000;[.E61];10000000000)" office:value-type="float" office:value="55590.8232742033" calcext:value-type="float">
            <text:p>55 591</text:p>
          </table:table-cell>
          <table:table-cell/>
          <table:table-cell table:formula="of:=[.F$2]*[.C60]^[.F$3]+[.F$4]*[.C60]^[.F$5]+[.F$6]*[.C60]^[.F$7]+[.F$8]" office:value-type="float" office:value="55590.8232742033" calcext:value-type="float">
            <text:p>55 591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2" calcext:value-type="date">
            <text:p>12-03-2019</text:p>
          </table:table-cell>
          <table:table-cell table:formula="of:=IF([.E62]&lt;10000000000;[.E62];10000000000)" office:value-type="float" office:value="55618.9506266588" calcext:value-type="float">
            <text:p>55 619</text:p>
          </table:table-cell>
          <table:table-cell/>
          <table:table-cell table:formula="of:=[.F$2]*[.C61]^[.F$3]+[.F$4]*[.C61]^[.F$5]+[.F$6]*[.C61]^[.F$7]+[.F$8]" office:value-type="float" office:value="55618.9506266588" calcext:value-type="float">
            <text:p>55 619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3" calcext:value-type="date">
            <text:p>13-03-2019</text:p>
          </table:table-cell>
          <table:table-cell table:formula="of:=IF([.E63]&lt;10000000000;[.E63];10000000000)" office:value-type="float" office:value="55642.9555867792" calcext:value-type="float">
            <text:p>55 643</text:p>
          </table:table-cell>
          <table:table-cell/>
          <table:table-cell table:formula="of:=[.F$2]*[.C62]^[.F$3]+[.F$4]*[.C62]^[.F$5]+[.F$6]*[.C62]^[.F$7]+[.F$8]" office:value-type="float" office:value="55642.9555867792" calcext:value-type="float">
            <text:p>55 643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4" calcext:value-type="date">
            <text:p>14-03-2019</text:p>
          </table:table-cell>
          <table:table-cell table:formula="of:=IF([.E64]&lt;10000000000;[.E64];10000000000)" office:value-type="float" office:value="55663.4408567111" calcext:value-type="float">
            <text:p>55 663</text:p>
          </table:table-cell>
          <table:table-cell/>
          <table:table-cell table:formula="of:=[.F$2]*[.C63]^[.F$3]+[.F$4]*[.C63]^[.F$5]+[.F$6]*[.C63]^[.F$7]+[.F$8]" office:value-type="float" office:value="55663.4408567111" calcext:value-type="float">
            <text:p>55 663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5" calcext:value-type="date">
            <text:p>15-03-2019</text:p>
          </table:table-cell>
          <table:table-cell table:formula="of:=IF([.E65]&lt;10000000000;[.E65];10000000000)" office:value-type="float" office:value="55680.9214263522" calcext:value-type="float">
            <text:p>55 681</text:p>
          </table:table-cell>
          <table:table-cell/>
          <table:table-cell table:formula="of:=[.F$2]*[.C64]^[.F$3]+[.F$4]*[.C64]^[.F$5]+[.F$6]*[.C64]^[.F$7]+[.F$8]" office:value-type="float" office:value="55680.9214263522" calcext:value-type="float">
            <text:p>55 681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6" calcext:value-type="date">
            <text:p>16-03-2019</text:p>
          </table:table-cell>
          <table:table-cell table:formula="of:=IF([.E66]&lt;10000000000;[.E66];10000000000)" office:value-type="float" office:value="55695.8372279896" calcext:value-type="float">
            <text:p>55 696</text:p>
          </table:table-cell>
          <table:table-cell/>
          <table:table-cell table:formula="of:=[.F$2]*[.C65]^[.F$3]+[.F$4]*[.C65]^[.F$5]+[.F$6]*[.C65]^[.F$7]+[.F$8]" office:value-type="float" office:value="55695.8372279896" calcext:value-type="float">
            <text:p>55 696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7" calcext:value-type="date">
            <text:p>17-03-2019</text:p>
          </table:table-cell>
          <table:table-cell table:formula="of:=IF([.E67]&lt;10000000000;[.E67];10000000000)" office:value-type="float" office:value="55708.5639953931" calcext:value-type="float">
            <text:p>55 709</text:p>
          </table:table-cell>
          <table:table-cell/>
          <table:table-cell table:formula="of:=[.F$2]*[.C66]^[.F$3]+[.F$4]*[.C66]^[.F$5]+[.F$6]*[.C66]^[.F$7]+[.F$8]" office:value-type="float" office:value="55708.5639953931" calcext:value-type="float">
            <text:p>55 709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8" calcext:value-type="date">
            <text:p>18-03-2019</text:p>
          </table:table-cell>
          <table:table-cell table:formula="of:=IF([.E68]&lt;10000000000;[.E68];10000000000)" office:value-type="float" office:value="55719.4225738053" calcext:value-type="float">
            <text:p>55 719</text:p>
          </table:table-cell>
          <table:table-cell/>
          <table:table-cell table:formula="of:=[.F$2]*[.C67]^[.F$3]+[.F$4]*[.C67]^[.F$5]+[.F$6]*[.C67]^[.F$7]+[.F$8]" office:value-type="float" office:value="55719.4225738053" calcext:value-type="float">
            <text:p>55 719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9" calcext:value-type="date">
            <text:p>19-03-2019</text:p>
          </table:table-cell>
          <table:table-cell table:formula="of:=IF([.E69]&lt;10000000000;[.E69];10000000000)" office:value-type="float" office:value="55728.6868957707" calcext:value-type="float">
            <text:p>55 729</text:p>
          </table:table-cell>
          <table:table-cell/>
          <table:table-cell table:formula="of:=[.F$2]*[.C68]^[.F$3]+[.F$4]*[.C68]^[.F$5]+[.F$6]*[.C68]^[.F$7]+[.F$8]" office:value-type="float" office:value="55728.6868957707" calcext:value-type="float">
            <text:p>55 729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0" calcext:value-type="date">
            <text:p>20-03-2019</text:p>
          </table:table-cell>
          <table:table-cell table:formula="of:=IF([.E70]&lt;10000000000;[.E70];10000000000)" office:value-type="float" office:value="55736.5908096111" calcext:value-type="float">
            <text:p>55 737</text:p>
          </table:table-cell>
          <table:table-cell/>
          <table:table-cell table:formula="of:=[.F$2]*[.C69]^[.F$3]+[.F$4]*[.C69]^[.F$5]+[.F$6]*[.C69]^[.F$7]+[.F$8]" office:value-type="float" office:value="55736.5908096111" calcext:value-type="float">
            <text:p>55 737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1" calcext:value-type="date">
            <text:p>21-03-2019</text:p>
          </table:table-cell>
          <table:table-cell table:formula="of:=IF([.E71]&lt;10000000000;[.E71];10000000000)" office:value-type="float" office:value="55743.3339224095" calcext:value-type="float">
            <text:p>55 743</text:p>
          </table:table-cell>
          <table:table-cell/>
          <table:table-cell table:formula="of:=[.F$2]*[.C70]^[.F$3]+[.F$4]*[.C70]^[.F$5]+[.F$6]*[.C70]^[.F$7]+[.F$8]" office:value-type="float" office:value="55743.3339224095" calcext:value-type="float">
            <text:p>55 743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2" calcext:value-type="date">
            <text:p>22-03-2019</text:p>
          </table:table-cell>
          <table:table-cell table:formula="of:=IF([.E72]&lt;10000000000;[.E72];10000000000)" office:value-type="float" office:value="55749.086597417" calcext:value-type="float">
            <text:p>55 749</text:p>
          </table:table-cell>
          <table:table-cell/>
          <table:table-cell table:formula="of:=[.F$2]*[.C71]^[.F$3]+[.F$4]*[.C71]^[.F$5]+[.F$6]*[.C71]^[.F$7]+[.F$8]" office:value-type="float" office:value="55749.086597417" calcext:value-type="float">
            <text:p>55 749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3" calcext:value-type="date">
            <text:p>23-03-2019</text:p>
          </table:table-cell>
          <table:table-cell table:formula="of:=IF([.E73]&lt;10000000000;[.E73];10000000000)" office:value-type="float" office:value="55753.9942265707" calcext:value-type="float">
            <text:p>55 754</text:p>
          </table:table-cell>
          <table:table-cell/>
          <table:table-cell table:formula="of:=[.F$2]*[.C72]^[.F$3]+[.F$4]*[.C72]^[.F$5]+[.F$6]*[.C72]^[.F$7]+[.F$8]" office:value-type="float" office:value="55753.9942265707" calcext:value-type="float">
            <text:p>55 754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4" calcext:value-type="date">
            <text:p>24-03-2019</text:p>
          </table:table-cell>
          <table:table-cell table:formula="of:=IF([.E74]&lt;10000000000;[.E74];10000000000)" office:value-type="float" office:value="55758.180882045" calcext:value-type="float">
            <text:p>55 758</text:p>
          </table:table-cell>
          <table:table-cell/>
          <table:table-cell table:formula="of:=[.F$2]*[.C73]^[.F$3]+[.F$4]*[.C73]^[.F$5]+[.F$6]*[.C73]^[.F$7]+[.F$8]" office:value-type="float" office:value="55758.180882045" calcext:value-type="float">
            <text:p>55 758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5" calcext:value-type="date">
            <text:p>25-03-2019</text:p>
          </table:table-cell>
          <table:table-cell table:formula="of:=IF([.E75]&lt;10000000000;[.E75];10000000000)" office:value-type="float" office:value="55761.7524362022" calcext:value-type="float">
            <text:p>55 762</text:p>
          </table:table-cell>
          <table:table-cell/>
          <table:table-cell table:formula="of:=[.F$2]*[.C74]^[.F$3]+[.F$4]*[.C74]^[.F$5]+[.F$6]*[.C74]^[.F$7]+[.F$8]" office:value-type="float" office:value="55761.7524362022" calcext:value-type="float">
            <text:p>55 762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6" calcext:value-type="date">
            <text:p>26-03-2019</text:p>
          </table:table-cell>
          <table:table-cell table:formula="of:=IF([.E76]&lt;10000000000;[.E76];10000000000)" office:value-type="float" office:value="55764.7992266856" calcext:value-type="float">
            <text:p>55 765</text:p>
          </table:table-cell>
          <table:table-cell/>
          <table:table-cell table:formula="of:=[.F$2]*[.C75]^[.F$3]+[.F$4]*[.C75]^[.F$5]+[.F$6]*[.C75]^[.F$7]+[.F$8]" office:value-type="float" office:value="55764.7992266856" calcext:value-type="float">
            <text:p>55 765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7" calcext:value-type="date">
            <text:p>27-03-2019</text:p>
          </table:table-cell>
          <table:table-cell table:formula="of:=IF([.E77]&lt;10000000000;[.E77];10000000000)" office:value-type="float" office:value="55767.3983325006" calcext:value-type="float">
            <text:p>55 767</text:p>
          </table:table-cell>
          <table:table-cell/>
          <table:table-cell table:formula="of:=[.F$2]*[.C76]^[.F$3]+[.F$4]*[.C76]^[.F$5]+[.F$6]*[.C76]^[.F$7]+[.F$8]" office:value-type="float" office:value="55767.3983325006" calcext:value-type="float">
            <text:p>55 767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8" calcext:value-type="date">
            <text:p>28-03-2019</text:p>
          </table:table-cell>
          <table:table-cell table:formula="of:=IF([.E78]&lt;10000000000;[.E78];10000000000)" office:value-type="float" office:value="55769.6155175241" calcext:value-type="float">
            <text:p>55 770</text:p>
          </table:table-cell>
          <table:table-cell/>
          <table:table-cell table:formula="of:=[.F$2]*[.C77]^[.F$3]+[.F$4]*[.C77]^[.F$5]+[.F$6]*[.C77]^[.F$7]+[.F$8]" office:value-type="float" office:value="55769.6155175241" calcext:value-type="float">
            <text:p>55 770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9" calcext:value-type="date">
            <text:p>29-03-2019</text:p>
          </table:table-cell>
          <table:table-cell table:formula="of:=IF([.E79]&lt;10000000000;[.E79];10000000000)" office:value-type="float" office:value="55771.5068897871" calcext:value-type="float">
            <text:p>55 772</text:p>
          </table:table-cell>
          <table:table-cell/>
          <table:table-cell table:formula="of:=[.F$2]*[.C78]^[.F$3]+[.F$4]*[.C78]^[.F$5]+[.F$6]*[.C78]^[.F$7]+[.F$8]" office:value-type="float" office:value="55771.5068897871" calcext:value-type="float">
            <text:p>55 772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0" calcext:value-type="date">
            <text:p>30-03-2019</text:p>
          </table:table-cell>
          <table:table-cell table:formula="of:=IF([.E80]&lt;10000000000;[.E80];10000000000)" office:value-type="float" office:value="55773.1203179183" calcext:value-type="float">
            <text:p>55 773</text:p>
          </table:table-cell>
          <table:table-cell/>
          <table:table-cell table:formula="of:=[.F$2]*[.C79]^[.F$3]+[.F$4]*[.C79]^[.F$5]+[.F$6]*[.C79]^[.F$7]+[.F$8]" office:value-type="float" office:value="55773.1203179183" calcext:value-type="float">
            <text:p>55 773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1" calcext:value-type="date">
            <text:p>31-03-2019</text:p>
          </table:table-cell>
          <table:table-cell table:formula="of:=IF([.E81]&lt;10000000000;[.E81];10000000000)" office:value-type="float" office:value="55774.4966401552" calcext:value-type="float">
            <text:p>55 774</text:p>
          </table:table-cell>
          <table:table-cell/>
          <table:table-cell table:formula="of:=[.F$2]*[.C80]^[.F$3]+[.F$4]*[.C80]^[.F$5]+[.F$6]*[.C80]^[.F$7]+[.F$8]" office:value-type="float" office:value="55774.4966401552" calcext:value-type="float">
            <text:p>55 774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1" calcext:value-type="date">
            <text:p>01-04-2019</text:p>
          </table:table-cell>
          <table:table-cell table:formula="of:=IF([.E82]&lt;10000000000;[.E82];10000000000)" office:value-type="float" office:value="55775.6706962056" calcext:value-type="float">
            <text:p>55 776</text:p>
          </table:table-cell>
          <table:table-cell/>
          <table:table-cell table:formula="of:=[.F$2]*[.C81]^[.F$3]+[.F$4]*[.C81]^[.F$5]+[.F$6]*[.C81]^[.F$7]+[.F$8]" office:value-type="float" office:value="55775.6706962056" calcext:value-type="float">
            <text:p>55 776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2" calcext:value-type="date">
            <text:p>02-04-2019</text:p>
          </table:table-cell>
          <table:table-cell table:formula="of:=IF([.E83]&lt;10000000000;[.E83];10000000000)" office:value-type="float" office:value="55776.6722078472" calcext:value-type="float">
            <text:p>55 777</text:p>
          </table:table-cell>
          <table:table-cell/>
          <table:table-cell table:formula="of:=[.F$2]*[.C82]^[.F$3]+[.F$4]*[.C82]^[.F$5]+[.F$6]*[.C82]^[.F$7]+[.F$8]" office:value-type="float" office:value="55776.6722078472" calcext:value-type="float">
            <text:p>55 777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3" calcext:value-type="date">
            <text:p>03-04-2019</text:p>
          </table:table-cell>
          <table:table-cell table:formula="of:=IF([.E84]&lt;10000000000;[.E84];10000000000)" office:value-type="float" office:value="55777.5265303875" calcext:value-type="float">
            <text:p>55 778</text:p>
          </table:table-cell>
          <table:table-cell/>
          <table:table-cell table:formula="of:=[.F$2]*[.C83]^[.F$3]+[.F$4]*[.C83]^[.F$5]+[.F$6]*[.C83]^[.F$7]+[.F$8]" office:value-type="float" office:value="55777.5265303875" calcext:value-type="float">
            <text:p>55 778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4" calcext:value-type="date">
            <text:p>04-04-2019</text:p>
          </table:table-cell>
          <table:table-cell table:formula="of:=IF([.E85]&lt;10000000000;[.E85];10000000000)" office:value-type="float" office:value="55778.2552938861" calcext:value-type="float">
            <text:p>55 778</text:p>
          </table:table-cell>
          <table:table-cell/>
          <table:table-cell table:formula="of:=[.F$2]*[.C84]^[.F$3]+[.F$4]*[.C84]^[.F$5]+[.F$6]*[.C84]^[.F$7]+[.F$8]" office:value-type="float" office:value="55778.2552938861" calcext:value-type="float">
            <text:p>55 778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5" calcext:value-type="date">
            <text:p>05-04-2019</text:p>
          </table:table-cell>
          <table:table-cell table:formula="of:=IF([.E86]&lt;10000000000;[.E86];10000000000)" office:value-type="float" office:value="55778.876950284" calcext:value-type="float">
            <text:p>55 779</text:p>
          </table:table-cell>
          <table:table-cell/>
          <table:table-cell table:formula="of:=[.F$2]*[.C85]^[.F$3]+[.F$4]*[.C85]^[.F$5]+[.F$6]*[.C85]^[.F$7]+[.F$8]" office:value-type="float" office:value="55778.876950284" calcext:value-type="float">
            <text:p>55 779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6" calcext:value-type="date">
            <text:p>06-04-2019</text:p>
          </table:table-cell>
          <table:table-cell table:formula="of:=IF([.E87]&lt;10000000000;[.E87];10000000000)" office:value-type="float" office:value="55779.4072402277" calcext:value-type="float">
            <text:p>55 779</text:p>
          </table:table-cell>
          <table:table-cell/>
          <table:table-cell table:formula="of:=[.F$2]*[.C86]^[.F$3]+[.F$4]*[.C86]^[.F$5]+[.F$6]*[.C86]^[.F$7]+[.F$8]" office:value-type="float" office:value="55779.4072402277" calcext:value-type="float">
            <text:p>55 779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7" calcext:value-type="date">
            <text:p>07-04-2019</text:p>
          </table:table-cell>
          <table:table-cell table:formula="of:=IF([.E88]&lt;10000000000;[.E88];10000000000)" office:value-type="float" office:value="55779.8595913607" calcext:value-type="float">
            <text:p>55 780</text:p>
          </table:table-cell>
          <table:table-cell/>
          <table:table-cell table:formula="of:=[.F$2]*[.C87]^[.F$3]+[.F$4]*[.C87]^[.F$5]+[.F$6]*[.C87]^[.F$7]+[.F$8]" office:value-type="float" office:value="55779.8595913607" calcext:value-type="float">
            <text:p>55 780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8" calcext:value-type="date">
            <text:p>08-04-2019</text:p>
          </table:table-cell>
          <table:table-cell table:formula="of:=IF([.E89]&lt;10000000000;[.E89];10000000000)" office:value-type="float" office:value="55780.2454581335" calcext:value-type="float">
            <text:p>55 780</text:p>
          </table:table-cell>
          <table:table-cell/>
          <table:table-cell table:formula="of:=[.F$2]*[.C88]^[.F$3]+[.F$4]*[.C88]^[.F$5]+[.F$6]*[.C88]^[.F$7]+[.F$8]" office:value-type="float" office:value="55780.2454581335" calcext:value-type="float">
            <text:p>55 780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9" calcext:value-type="date">
            <text:p>09-04-2019</text:p>
          </table:table-cell>
          <table:table-cell table:formula="of:=IF([.E90]&lt;10000000000;[.E90];10000000000)" office:value-type="float" office:value="55780.5746117108" calcext:value-type="float">
            <text:p>55 781</text:p>
          </table:table-cell>
          <table:table-cell/>
          <table:table-cell table:formula="of:=[.F$2]*[.C89]^[.F$3]+[.F$4]*[.C89]^[.F$5]+[.F$6]*[.C89]^[.F$7]+[.F$8]" office:value-type="float" office:value="55780.5746117108" calcext:value-type="float">
            <text:p>55 781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0" calcext:value-type="date">
            <text:p>10-04-2019</text:p>
          </table:table-cell>
          <table:table-cell table:formula="of:=IF([.E91]&lt;10000000000;[.E91];10000000000)" office:value-type="float" office:value="55780.8553872992" calcext:value-type="float">
            <text:p>55 781</text:p>
          </table:table-cell>
          <table:table-cell/>
          <table:table-cell table:formula="of:=[.F$2]*[.C90]^[.F$3]+[.F$4]*[.C90]^[.F$5]+[.F$6]*[.C90]^[.F$7]+[.F$8]" office:value-type="float" office:value="55780.8553872992" calcext:value-type="float">
            <text:p>55 781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1" calcext:value-type="date">
            <text:p>11-04-2019</text:p>
          </table:table-cell>
          <table:table-cell table:formula="of:=IF([.E92]&lt;10000000000;[.E92];10000000000)" office:value-type="float" office:value="55781.0948951458" calcext:value-type="float">
            <text:p>55 781</text:p>
          </table:table-cell>
          <table:table-cell/>
          <table:table-cell table:formula="of:=[.F$2]*[.C91]^[.F$3]+[.F$4]*[.C91]^[.F$5]+[.F$6]*[.C91]^[.F$7]+[.F$8]" office:value-type="float" office:value="55781.0948951458" calcext:value-type="float">
            <text:p>55 781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2" calcext:value-type="date">
            <text:p>12-04-2019</text:p>
          </table:table-cell>
          <table:table-cell table:formula="of:=IF([.E93]&lt;10000000000;[.E93];10000000000)" office:value-type="float" office:value="55781.29920054" calcext:value-type="float">
            <text:p>55 781</text:p>
          </table:table-cell>
          <table:table-cell/>
          <table:table-cell table:formula="of:=[.F$2]*[.C92]^[.F$3]+[.F$4]*[.C92]^[.F$5]+[.F$6]*[.C92]^[.F$7]+[.F$8]" office:value-type="float" office:value="55781.29920054" calcext:value-type="float">
            <text:p>55 781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3" calcext:value-type="date">
            <text:p>13-04-2019</text:p>
          </table:table-cell>
          <table:table-cell table:formula="of:=IF([.E94]&lt;10000000000;[.E94];10000000000)" office:value-type="float" office:value="55781.4734773708" calcext:value-type="float">
            <text:p>55 781</text:p>
          </table:table-cell>
          <table:table-cell/>
          <table:table-cell table:formula="of:=[.F$2]*[.C93]^[.F$3]+[.F$4]*[.C93]^[.F$5]+[.F$6]*[.C93]^[.F$7]+[.F$8]" office:value-type="float" office:value="55781.4734773708" calcext:value-type="float">
            <text:p>55 781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4" calcext:value-type="date">
            <text:p>14-04-2019</text:p>
          </table:table-cell>
          <table:table-cell table:formula="of:=IF([.E95]&lt;10000000000;[.E95];10000000000)" office:value-type="float" office:value="55781.6221391227" calcext:value-type="float">
            <text:p>55 782</text:p>
          </table:table-cell>
          <table:table-cell/>
          <table:table-cell table:formula="of:=[.F$2]*[.C94]^[.F$3]+[.F$4]*[.C94]^[.F$5]+[.F$6]*[.C94]^[.F$7]+[.F$8]" office:value-type="float" office:value="55781.6221391227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5" calcext:value-type="date">
            <text:p>15-04-2019</text:p>
          </table:table-cell>
          <table:table-cell table:formula="of:=IF([.E96]&lt;10000000000;[.E96];10000000000)" office:value-type="float" office:value="55781.7489506244" calcext:value-type="float">
            <text:p>55 782</text:p>
          </table:table-cell>
          <table:table-cell/>
          <table:table-cell table:formula="of:=[.F$2]*[.C95]^[.F$3]+[.F$4]*[.C95]^[.F$5]+[.F$6]*[.C95]^[.F$7]+[.F$8]" office:value-type="float" office:value="55781.748950624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6" calcext:value-type="date">
            <text:p>16-04-2019</text:p>
          </table:table-cell>
          <table:table-cell table:formula="of:=IF([.E97]&lt;10000000000;[.E97];10000000000)" office:value-type="float" office:value="55781.8571233763" calcext:value-type="float">
            <text:p>55 782</text:p>
          </table:table-cell>
          <table:table-cell/>
          <table:table-cell table:formula="of:=[.F$2]*[.C96]^[.F$3]+[.F$4]*[.C96]^[.F$5]+[.F$6]*[.C96]^[.F$7]+[.F$8]" office:value-type="float" office:value="55781.857123376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7" calcext:value-type="date">
            <text:p>17-04-2019</text:p>
          </table:table-cell>
          <table:table-cell table:formula="of:=IF([.E98]&lt;10000000000;[.E98];10000000000)" office:value-type="float" office:value="55781.9493968713" calcext:value-type="float">
            <text:p>55 782</text:p>
          </table:table-cell>
          <table:table-cell/>
          <table:table-cell table:formula="of:=[.F$2]*[.C97]^[.F$3]+[.F$4]*[.C97]^[.F$5]+[.F$6]*[.C97]^[.F$7]+[.F$8]" office:value-type="float" office:value="55781.949396871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8" calcext:value-type="date">
            <text:p>18-04-2019</text:p>
          </table:table-cell>
          <table:table-cell table:formula="of:=IF([.E99]&lt;10000000000;[.E99];10000000000)" office:value-type="float" office:value="55782.0281079641" calcext:value-type="float">
            <text:p>55 782</text:p>
          </table:table-cell>
          <table:table-cell/>
          <table:table-cell table:formula="of:=[.F$2]*[.C98]^[.F$3]+[.F$4]*[.C98]^[.F$5]+[.F$6]*[.C98]^[.F$7]+[.F$8]" office:value-type="float" office:value="55782.0281079641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9" calcext:value-type="date">
            <text:p>19-04-2019</text:p>
          </table:table-cell>
          <table:table-cell table:formula="of:=IF([.E100]&lt;10000000000;[.E100];10000000000)" office:value-type="float" office:value="55782.095250047" calcext:value-type="float">
            <text:p>55 782</text:p>
          </table:table-cell>
          <table:table-cell/>
          <table:table-cell table:formula="of:=[.F$2]*[.C99]^[.F$3]+[.F$4]*[.C99]^[.F$5]+[.F$6]*[.C99]^[.F$7]+[.F$8]" office:value-type="float" office:value="55782.095250047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20" calcext:value-type="date">
            <text:p>20-04-2019</text:p>
          </table:table-cell>
          <table:table-cell table:formula="of:=IF([.E101]&lt;10000000000;[.E101];10000000000)" office:value-type="float" office:value="55782.1525235295" calcext:value-type="float">
            <text:p>55 782</text:p>
          </table:table-cell>
          <table:table-cell/>
          <table:table-cell table:formula="of:=[.F$2]*[.C100]^[.F$3]+[.F$4]*[.C100]^[.F$5]+[.F$6]*[.C100]^[.F$7]+[.F$8]" office:value-type="float" office:value="55782.1525235295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1" calcext:value-type="date">
            <text:p>21-04-2019</text:p>
          </table:table-cell>
          <table:table-cell table:formula="of:=IF([.E102]&lt;10000000000;[.E102];10000000000)" office:value-type="float" office:value="55782.2013788985" calcext:value-type="float">
            <text:p>55 782</text:p>
          </table:table-cell>
          <table:table-cell/>
          <table:table-cell table:formula="of:=[.F$2]*[.C101]^[.F$3]+[.F$4]*[.C101]^[.F$5]+[.F$6]*[.C101]^[.F$7]+[.F$8]" office:value-type="float" office:value="55782.2013788985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2" calcext:value-type="date">
            <text:p>22-04-2019</text:p>
          </table:table-cell>
          <table:table-cell table:formula="of:=IF([.E103]&lt;10000000000;[.E103];10000000000)" office:value-type="float" office:value="55782.2430534505" calcext:value-type="float">
            <text:p>55 782</text:p>
          </table:table-cell>
          <table:table-cell/>
          <table:table-cell table:formula="of:=[.F$2]*[.C102]^[.F$3]+[.F$4]*[.C102]^[.F$5]+[.F$6]*[.C102]^[.F$7]+[.F$8]" office:value-type="float" office:value="55782.2430534505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3" calcext:value-type="date">
            <text:p>23-04-2019</text:p>
          </table:table-cell>
          <table:table-cell table:formula="of:=IF([.E104]&lt;10000000000;[.E104];10000000000)" office:value-type="float" office:value="55782.2786026256" calcext:value-type="float">
            <text:p>55 782</text:p>
          </table:table-cell>
          <table:table-cell/>
          <table:table-cell table:formula="of:=[.F$2]*[.C103]^[.F$3]+[.F$4]*[.C103]^[.F$5]+[.F$6]*[.C103]^[.F$7]+[.F$8]" office:value-type="float" office:value="55782.2786026256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4" calcext:value-type="date">
            <text:p>24-04-2019</text:p>
          </table:table-cell>
          <table:table-cell table:formula="of:=IF([.E105]&lt;10000000000;[.E105];10000000000)" office:value-type="float" office:value="55782.308926736" calcext:value-type="float">
            <text:p>55 782</text:p>
          </table:table-cell>
          <table:table-cell/>
          <table:table-cell table:formula="of:=[.F$2]*[.C104]^[.F$3]+[.F$4]*[.C104]^[.F$5]+[.F$6]*[.C104]^[.F$7]+[.F$8]" office:value-type="float" office:value="55782.308926736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5" calcext:value-type="date">
            <text:p>25-04-2019</text:p>
          </table:table-cell>
          <table:table-cell table:formula="of:=IF([.E106]&lt;10000000000;[.E106];10000000000)" office:value-type="float" office:value="55782.3347937662" calcext:value-type="float">
            <text:p>55 782</text:p>
          </table:table-cell>
          <table:table-cell/>
          <table:table-cell table:formula="of:=[.F$2]*[.C105]^[.F$3]+[.F$4]*[.C105]^[.F$5]+[.F$6]*[.C105]^[.F$7]+[.F$8]" office:value-type="float" office:value="55782.3347937662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6" calcext:value-type="date">
            <text:p>26-04-2019</text:p>
          </table:table-cell>
          <table:table-cell table:formula="of:=IF([.E107]&lt;10000000000;[.E107];10000000000)" office:value-type="float" office:value="55782.3568588225" calcext:value-type="float">
            <text:p>55 782</text:p>
          </table:table-cell>
          <table:table-cell/>
          <table:table-cell table:formula="of:=[.F$2]*[.C106]^[.F$3]+[.F$4]*[.C106]^[.F$5]+[.F$6]*[.C106]^[.F$7]+[.F$8]" office:value-type="float" office:value="55782.3568588225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7" calcext:value-type="date">
            <text:p>27-04-2019</text:p>
          </table:table-cell>
          <table:table-cell table:formula="of:=IF([.E108]&lt;10000000000;[.E108];10000000000)" office:value-type="float" office:value="55782.3756807232" calcext:value-type="float">
            <text:p>55 782</text:p>
          </table:table-cell>
          <table:table-cell/>
          <table:table-cell table:formula="of:=[.F$2]*[.C107]^[.F$3]+[.F$4]*[.C107]^[.F$5]+[.F$6]*[.C107]^[.F$7]+[.F$8]" office:value-type="float" office:value="55782.3756807232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8" calcext:value-type="date">
            <text:p>28-04-2019</text:p>
          </table:table-cell>
          <table:table-cell table:formula="of:=IF([.E109]&lt;10000000000;[.E109];10000000000)" office:value-type="float" office:value="55782.3917361514" calcext:value-type="float">
            <text:p>55 782</text:p>
          </table:table-cell>
          <table:table-cell/>
          <table:table-cell table:formula="of:=[.F$2]*[.C108]^[.F$3]+[.F$4]*[.C108]^[.F$5]+[.F$6]*[.C108]^[.F$7]+[.F$8]" office:value-type="float" office:value="55782.391736151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9" calcext:value-type="date">
            <text:p>29-04-2019</text:p>
          </table:table-cell>
          <table:table-cell table:formula="of:=IF([.E110]&lt;10000000000;[.E110];10000000000)" office:value-type="float" office:value="55782.4054317269" calcext:value-type="float">
            <text:p>55 782</text:p>
          </table:table-cell>
          <table:table-cell/>
          <table:table-cell table:formula="of:=[.F$2]*[.C109]^[.F$3]+[.F$4]*[.C109]^[.F$5]+[.F$6]*[.C109]^[.F$7]+[.F$8]" office:value-type="float" office:value="55782.4054317269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30" calcext:value-type="date">
            <text:p>30-04-2019</text:p>
          </table:table-cell>
          <table:table-cell table:formula="of:=IF([.E111]&lt;10000000000;[.E111];10000000000)" office:value-type="float" office:value="55782.4171143042" calcext:value-type="float">
            <text:p>55 782</text:p>
          </table:table-cell>
          <table:table-cell/>
          <table:table-cell table:formula="of:=[.F$2]*[.C110]^[.F$3]+[.F$4]*[.C110]^[.F$5]+[.F$6]*[.C110]^[.F$7]+[.F$8]" office:value-type="float" office:value="55782.4171143042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5-01" calcext:value-type="date">
            <text:p>01-05-2019</text:p>
          </table:table-cell>
          <table:table-cell table:formula="of:=IF([.E112]&lt;10000000000;[.E112];10000000000)" office:value-type="float" office:value="55782.4270797567" calcext:value-type="float">
            <text:p>55 782</text:p>
          </table:table-cell>
          <table:table-cell/>
          <table:table-cell table:formula="of:=[.F$2]*[.C111]^[.F$3]+[.F$4]*[.C111]^[.F$5]+[.F$6]*[.C111]^[.F$7]+[.F$8]" office:value-type="float" office:value="55782.4270797567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2" calcext:value-type="date">
            <text:p>02-05-2019</text:p>
          </table:table-cell>
          <table:table-cell table:formula="of:=IF([.E113]&lt;10000000000;[.E113];10000000000)" office:value-type="float" office:value="55782.43558047" calcext:value-type="float">
            <text:p>55 782</text:p>
          </table:table-cell>
          <table:table-cell/>
          <table:table-cell table:formula="of:=[.F$2]*[.C112]^[.F$3]+[.F$4]*[.C112]^[.F$5]+[.F$6]*[.C112]^[.F$7]+[.F$8]" office:value-type="float" office:value="55782.43558047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3" calcext:value-type="date">
            <text:p>03-05-2019</text:p>
          </table:table-cell>
          <table:table-cell table:formula="of:=IF([.E114]&lt;10000000000;[.E114];10000000000)" office:value-type="float" office:value="55782.4428317339" calcext:value-type="float">
            <text:p>55 782</text:p>
          </table:table-cell>
          <table:table-cell/>
          <table:table-cell table:formula="of:=[.F$2]*[.C113]^[.F$3]+[.F$4]*[.C113]^[.F$5]+[.F$6]*[.C113]^[.F$7]+[.F$8]" office:value-type="float" office:value="55782.4428317339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4" calcext:value-type="date">
            <text:p>04-05-2019</text:p>
          </table:table-cell>
          <table:table-cell table:formula="of:=IF([.E115]&lt;10000000000;[.E115];10000000000)" office:value-type="float" office:value="55782.4490171943" calcext:value-type="float">
            <text:p>55 782</text:p>
          </table:table-cell>
          <table:table-cell/>
          <table:table-cell table:formula="of:=[.F$2]*[.C114]^[.F$3]+[.F$4]*[.C114]^[.F$5]+[.F$6]*[.C114]^[.F$7]+[.F$8]" office:value-type="float" office:value="55782.449017194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5" calcext:value-type="date">
            <text:p>05-05-2019</text:p>
          </table:table-cell>
          <table:table-cell table:formula="of:=IF([.E116]&lt;10000000000;[.E116];10000000000)" office:value-type="float" office:value="55782.4542935049" calcext:value-type="float">
            <text:p>55 782</text:p>
          </table:table-cell>
          <table:table-cell/>
          <table:table-cell table:formula="of:=[.F$2]*[.C115]^[.F$3]+[.F$4]*[.C115]^[.F$5]+[.F$6]*[.C115]^[.F$7]+[.F$8]" office:value-type="float" office:value="55782.4542935049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6" calcext:value-type="date">
            <text:p>06-05-2019</text:p>
          </table:table-cell>
          <table:table-cell table:formula="of:=IF([.E117]&lt;10000000000;[.E117];10000000000)" office:value-type="float" office:value="55782.4587942941" calcext:value-type="float">
            <text:p>55 782</text:p>
          </table:table-cell>
          <table:table-cell/>
          <table:table-cell table:formula="of:=[.F$2]*[.C116]^[.F$3]+[.F$4]*[.C116]^[.F$5]+[.F$6]*[.C116]^[.F$7]+[.F$8]" office:value-type="float" office:value="55782.4587942941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7" calcext:value-type="date">
            <text:p>07-05-2019</text:p>
          </table:table-cell>
          <table:table-cell table:formula="of:=IF([.E118]&lt;10000000000;[.E118];10000000000)" office:value-type="float" office:value="55782.4626335492" calcext:value-type="float">
            <text:p>55 782</text:p>
          </table:table-cell>
          <table:table-cell/>
          <table:table-cell table:formula="of:=[.F$2]*[.C117]^[.F$3]+[.F$4]*[.C117]^[.F$5]+[.F$6]*[.C117]^[.F$7]+[.F$8]" office:value-type="float" office:value="55782.4626335492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8" calcext:value-type="date">
            <text:p>08-05-2019</text:p>
          </table:table-cell>
          <table:table-cell table:formula="of:=IF([.E119]&lt;10000000000;[.E119];10000000000)" office:value-type="float" office:value="55782.4659085037" calcext:value-type="float">
            <text:p>55 782</text:p>
          </table:table-cell>
          <table:table-cell/>
          <table:table-cell table:formula="of:=[.F$2]*[.C118]^[.F$3]+[.F$4]*[.C118]^[.F$5]+[.F$6]*[.C118]^[.F$7]+[.F$8]" office:value-type="float" office:value="55782.4659085037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9" calcext:value-type="date">
            <text:p>09-05-2019</text:p>
          </table:table-cell>
          <table:table-cell table:formula="of:=IF([.E120]&lt;10000000000;[.E120];10000000000)" office:value-type="float" office:value="55782.4687020995" calcext:value-type="float">
            <text:p>55 782</text:p>
          </table:table-cell>
          <table:table-cell/>
          <table:table-cell table:formula="of:=[.F$2]*[.C119]^[.F$3]+[.F$4]*[.C119]^[.F$5]+[.F$6]*[.C119]^[.F$7]+[.F$8]" office:value-type="float" office:value="55782.4687020995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10" calcext:value-type="date">
            <text:p>10-05-2019</text:p>
          </table:table-cell>
          <table:table-cell table:formula="of:=IF([.E121]&lt;10000000000;[.E121];10000000000)" office:value-type="float" office:value="55782.4710850875" calcext:value-type="float">
            <text:p>55 782</text:p>
          </table:table-cell>
          <table:table-cell/>
          <table:table-cell table:formula="of:=[.F$2]*[.C120]^[.F$3]+[.F$4]*[.C120]^[.F$5]+[.F$6]*[.C120]^[.F$7]+[.F$8]" office:value-type="float" office:value="55782.4710850875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1" calcext:value-type="date">
            <text:p>11-05-2019</text:p>
          </table:table-cell>
          <table:table-cell table:formula="of:=IF([.E122]&lt;10000000000;[.E122];10000000000)" office:value-type="float" office:value="55782.4731178197" calcext:value-type="float">
            <text:p>55 782</text:p>
          </table:table-cell>
          <table:table-cell/>
          <table:table-cell table:formula="of:=[.F$2]*[.C121]^[.F$3]+[.F$4]*[.C121]^[.F$5]+[.F$6]*[.C121]^[.F$7]+[.F$8]" office:value-type="float" office:value="55782.4731178197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2" calcext:value-type="date">
            <text:p>12-05-2019</text:p>
          </table:table-cell>
          <table:table-cell table:formula="of:=IF([.E123]&lt;10000000000;[.E123];10000000000)" office:value-type="float" office:value="55782.4748517771" calcext:value-type="float">
            <text:p>55 782</text:p>
          </table:table-cell>
          <table:table-cell/>
          <table:table-cell table:formula="of:=[.F$2]*[.C122]^[.F$3]+[.F$4]*[.C122]^[.F$5]+[.F$6]*[.C122]^[.F$7]+[.F$8]" office:value-type="float" office:value="55782.4748517771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3" calcext:value-type="date">
            <text:p>13-05-2019</text:p>
          </table:table-cell>
          <table:table-cell table:formula="of:=IF([.E124]&lt;10000000000;[.E124];10000000000)" office:value-type="float" office:value="55782.4763308744" calcext:value-type="float">
            <text:p>55 782</text:p>
          </table:table-cell>
          <table:table-cell/>
          <table:table-cell table:formula="of:=[.F$2]*[.C123]^[.F$3]+[.F$4]*[.C123]^[.F$5]+[.F$6]*[.C123]^[.F$7]+[.F$8]" office:value-type="float" office:value="55782.476330874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4" calcext:value-type="date">
            <text:p>14-05-2019</text:p>
          </table:table-cell>
          <table:table-cell table:formula="of:=IF([.E125]&lt;10000000000;[.E125];10000000000)" office:value-type="float" office:value="55782.4775925712" calcext:value-type="float">
            <text:p>55 782</text:p>
          </table:table-cell>
          <table:table-cell/>
          <table:table-cell table:formula="of:=[.F$2]*[.C124]^[.F$3]+[.F$4]*[.C124]^[.F$5]+[.F$6]*[.C124]^[.F$7]+[.F$8]" office:value-type="float" office:value="55782.4775925712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5" calcext:value-type="date">
            <text:p>15-05-2019</text:p>
          </table:table-cell>
          <table:table-cell table:formula="of:=IF([.E126]&lt;10000000000;[.E126];10000000000)" office:value-type="float" office:value="55782.4786688215" calcext:value-type="float">
            <text:p>55 782</text:p>
          </table:table-cell>
          <table:table-cell/>
          <table:table-cell table:formula="of:=[.F$2]*[.C125]^[.F$3]+[.F$4]*[.C125]^[.F$5]+[.F$6]*[.C125]^[.F$7]+[.F$8]" office:value-type="float" office:value="55782.4786688215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6" calcext:value-type="date">
            <text:p>16-05-2019</text:p>
          </table:table-cell>
          <table:table-cell table:formula="of:=IF([.E127]&lt;10000000000;[.E127];10000000000)" office:value-type="float" office:value="55782.4795868826" calcext:value-type="float">
            <text:p>55 782</text:p>
          </table:table-cell>
          <table:table-cell/>
          <table:table-cell table:formula="of:=[.F$2]*[.C126]^[.F$3]+[.F$4]*[.C126]^[.F$5]+[.F$6]*[.C126]^[.F$7]+[.F$8]" office:value-type="float" office:value="55782.4795868826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7" calcext:value-type="date">
            <text:p>17-05-2019</text:p>
          </table:table-cell>
          <table:table-cell table:formula="of:=IF([.E128]&lt;10000000000;[.E128];10000000000)" office:value-type="float" office:value="55782.4803700053" calcext:value-type="float">
            <text:p>55 782</text:p>
          </table:table-cell>
          <table:table-cell/>
          <table:table-cell table:formula="of:=[.F$2]*[.C127]^[.F$3]+[.F$4]*[.C127]^[.F$5]+[.F$6]*[.C127]^[.F$7]+[.F$8]" office:value-type="float" office:value="55782.480370005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8" calcext:value-type="date">
            <text:p>18-05-2019</text:p>
          </table:table-cell>
          <table:table-cell table:formula="of:=IF([.E129]&lt;10000000000;[.E129];10000000000)" office:value-type="float" office:value="55782.4810380233" calcext:value-type="float">
            <text:p>55 782</text:p>
          </table:table-cell>
          <table:table-cell/>
          <table:table-cell table:formula="of:=[.F$2]*[.C128]^[.F$3]+[.F$4]*[.C128]^[.F$5]+[.F$6]*[.C128]^[.F$7]+[.F$8]" office:value-type="float" office:value="55782.481038023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9" calcext:value-type="date">
            <text:p>19-05-2019</text:p>
          </table:table-cell>
          <table:table-cell table:formula="of:=IF([.E130]&lt;10000000000;[.E130];10000000000)" office:value-type="float" office:value="55782.4816078547" calcext:value-type="float">
            <text:p>55 782</text:p>
          </table:table-cell>
          <table:table-cell/>
          <table:table-cell table:formula="of:=[.F$2]*[.C129]^[.F$3]+[.F$4]*[.C129]^[.F$5]+[.F$6]*[.C129]^[.F$7]+[.F$8]" office:value-type="float" office:value="55782.4816078547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20" calcext:value-type="date">
            <text:p>20-05-2019</text:p>
          </table:table-cell>
          <table:table-cell table:formula="of:=IF([.E131]&lt;10000000000;[.E131];10000000000)" office:value-type="float" office:value="55782.4820939313" calcext:value-type="float">
            <text:p>55 782</text:p>
          </table:table-cell>
          <table:table-cell/>
          <table:table-cell table:formula="of:=[.F$2]*[.C130]^[.F$3]+[.F$4]*[.C130]^[.F$5]+[.F$6]*[.C130]^[.F$7]+[.F$8]" office:value-type="float" office:value="55782.482093931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1" calcext:value-type="date">
            <text:p>21-05-2019</text:p>
          </table:table-cell>
          <table:table-cell table:formula="of:=IF([.E132]&lt;10000000000;[.E132];10000000000)" office:value-type="float" office:value="55782.4825085634" calcext:value-type="float">
            <text:p>55 782</text:p>
          </table:table-cell>
          <table:table-cell/>
          <table:table-cell table:formula="of:=[.F$2]*[.C131]^[.F$3]+[.F$4]*[.C131]^[.F$5]+[.F$6]*[.C131]^[.F$7]+[.F$8]" office:value-type="float" office:value="55782.482508563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2" calcext:value-type="date">
            <text:p>22-05-2019</text:p>
          </table:table-cell>
          <table:table-cell table:formula="of:=IF([.E133]&lt;10000000000;[.E133];10000000000)" office:value-type="float" office:value="55782.4828622521" calcext:value-type="float">
            <text:p>55 782</text:p>
          </table:table-cell>
          <table:table-cell/>
          <table:table-cell table:formula="of:=[.F$2]*[.C132]^[.F$3]+[.F$4]*[.C132]^[.F$5]+[.F$6]*[.C132]^[.F$7]+[.F$8]" office:value-type="float" office:value="55782.4828622521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3" calcext:value-type="date">
            <text:p>23-05-2019</text:p>
          </table:table-cell>
          <table:table-cell table:formula="of:=IF([.E134]&lt;10000000000;[.E134];10000000000)" office:value-type="float" office:value="55782.4831639551" calcext:value-type="float">
            <text:p>55 782</text:p>
          </table:table-cell>
          <table:table-cell/>
          <table:table-cell table:formula="of:=[.F$2]*[.C133]^[.F$3]+[.F$4]*[.C133]^[.F$5]+[.F$6]*[.C133]^[.F$7]+[.F$8]" office:value-type="float" office:value="55782.4831639551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4" calcext:value-type="date">
            <text:p>24-05-2019</text:p>
          </table:table-cell>
          <table:table-cell table:formula="of:=IF([.E135]&lt;10000000000;[.E135];10000000000)" office:value-type="float" office:value="55782.4834213131" calcext:value-type="float">
            <text:p>55 782</text:p>
          </table:table-cell>
          <table:table-cell/>
          <table:table-cell table:formula="of:=[.F$2]*[.C134]^[.F$3]+[.F$4]*[.C134]^[.F$5]+[.F$6]*[.C134]^[.F$7]+[.F$8]" office:value-type="float" office:value="55782.4834213131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5" calcext:value-type="date">
            <text:p>25-05-2019</text:p>
          </table:table-cell>
          <table:table-cell table:formula="of:=IF([.E136]&lt;10000000000;[.E136];10000000000)" office:value-type="float" office:value="55782.4836408442" calcext:value-type="float">
            <text:p>55 782</text:p>
          </table:table-cell>
          <table:table-cell/>
          <table:table-cell table:formula="of:=[.F$2]*[.C135]^[.F$3]+[.F$4]*[.C135]^[.F$5]+[.F$6]*[.C135]^[.F$7]+[.F$8]" office:value-type="float" office:value="55782.4836408442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6" calcext:value-type="date">
            <text:p>26-05-2019</text:p>
          </table:table-cell>
          <table:table-cell table:formula="of:=IF([.E137]&lt;10000000000;[.E137];10000000000)" office:value-type="float" office:value="55782.4838281082" calcext:value-type="float">
            <text:p>55 782</text:p>
          </table:table-cell>
          <table:table-cell/>
          <table:table-cell table:formula="of:=[.F$2]*[.C136]^[.F$3]+[.F$4]*[.C136]^[.F$5]+[.F$6]*[.C136]^[.F$7]+[.F$8]" office:value-type="float" office:value="55782.4838281082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7" calcext:value-type="date">
            <text:p>27-05-2019</text:p>
          </table:table-cell>
          <table:table-cell table:formula="of:=IF([.E138]&lt;10000000000;[.E138];10000000000)" office:value-type="float" office:value="55782.4839878478" calcext:value-type="float">
            <text:p>55 782</text:p>
          </table:table-cell>
          <table:table-cell/>
          <table:table-cell table:formula="of:=[.F$2]*[.C137]^[.F$3]+[.F$4]*[.C137]^[.F$5]+[.F$6]*[.C137]^[.F$7]+[.F$8]" office:value-type="float" office:value="55782.4839878478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8" calcext:value-type="date">
            <text:p>28-05-2019</text:p>
          </table:table-cell>
          <table:table-cell table:formula="of:=IF([.E139]&lt;10000000000;[.E139];10000000000)" office:value-type="float" office:value="55782.4841241086" calcext:value-type="float">
            <text:p>55 782</text:p>
          </table:table-cell>
          <table:table-cell/>
          <table:table-cell table:formula="of:=[.F$2]*[.C138]^[.F$3]+[.F$4]*[.C138]^[.F$5]+[.F$6]*[.C138]^[.F$7]+[.F$8]" office:value-type="float" office:value="55782.4841241086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9" calcext:value-type="date">
            <text:p>29-05-2019</text:p>
          </table:table-cell>
          <table:table-cell table:formula="of:=IF([.E140]&lt;10000000000;[.E140];10000000000)" office:value-type="float" office:value="55782.4842403415" calcext:value-type="float">
            <text:p>55 782</text:p>
          </table:table-cell>
          <table:table-cell/>
          <table:table-cell table:formula="of:=[.F$2]*[.C139]^[.F$3]+[.F$4]*[.C139]^[.F$5]+[.F$6]*[.C139]^[.F$7]+[.F$8]" office:value-type="float" office:value="55782.4842403415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30" calcext:value-type="date">
            <text:p>30-05-2019</text:p>
          </table:table-cell>
          <table:table-cell table:formula="of:=IF([.E141]&lt;10000000000;[.E141];10000000000)" office:value-type="float" office:value="55782.4843394903" calcext:value-type="float">
            <text:p>55 782</text:p>
          </table:table-cell>
          <table:table-cell/>
          <table:table-cell table:formula="of:=[.F$2]*[.C140]^[.F$3]+[.F$4]*[.C140]^[.F$5]+[.F$6]*[.C140]^[.F$7]+[.F$8]" office:value-type="float" office:value="55782.484339490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1" calcext:value-type="date">
            <text:p>31-05-2019</text:p>
          </table:table-cell>
          <table:table-cell table:formula="of:=IF([.E142]&lt;10000000000;[.E142];10000000000)" office:value-type="float" office:value="55782.484424066" calcext:value-type="float">
            <text:p>55 782</text:p>
          </table:table-cell>
          <table:table-cell/>
          <table:table-cell table:formula="of:=[.F$2]*[.C141]^[.F$3]+[.F$4]*[.C141]^[.F$5]+[.F$6]*[.C141]^[.F$7]+[.F$8]" office:value-type="float" office:value="55782.484424066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6-01" calcext:value-type="date">
            <text:p>01-06-2019</text:p>
          </table:table-cell>
          <table:table-cell table:formula="of:=IF([.E143]&lt;10000000000;[.E143];10000000000)" office:value-type="float" office:value="55782.4844962107" calcext:value-type="float">
            <text:p>55 782</text:p>
          </table:table-cell>
          <table:table-cell/>
          <table:table-cell table:formula="of:=[.F$2]*[.C142]^[.F$3]+[.F$4]*[.C142]^[.F$5]+[.F$6]*[.C142]^[.F$7]+[.F$8]" office:value-type="float" office:value="55782.4844962107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2" calcext:value-type="date">
            <text:p>02-06-2019</text:p>
          </table:table-cell>
          <table:table-cell table:formula="of:=IF([.E144]&lt;10000000000;[.E144];10000000000)" office:value-type="float" office:value="55782.4845577513" calcext:value-type="float">
            <text:p>55 782</text:p>
          </table:table-cell>
          <table:table-cell/>
          <table:table-cell table:formula="of:=[.F$2]*[.C143]^[.F$3]+[.F$4]*[.C143]^[.F$5]+[.F$6]*[.C143]^[.F$7]+[.F$8]" office:value-type="float" office:value="55782.484557751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3" calcext:value-type="date">
            <text:p>03-06-2019</text:p>
          </table:table-cell>
          <table:table-cell table:formula="of:=IF([.E145]&lt;10000000000;[.E145];10000000000)" office:value-type="float" office:value="55782.4846102466" calcext:value-type="float">
            <text:p>55 782</text:p>
          </table:table-cell>
          <table:table-cell/>
          <table:table-cell table:formula="of:=[.F$2]*[.C144]^[.F$3]+[.F$4]*[.C144]^[.F$5]+[.F$6]*[.C144]^[.F$7]+[.F$8]" office:value-type="float" office:value="55782.4846102466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4" calcext:value-type="date">
            <text:p>04-06-2019</text:p>
          </table:table-cell>
          <table:table-cell table:formula="of:=IF([.E146]&lt;10000000000;[.E146];10000000000)" office:value-type="float" office:value="55782.4846550261" calcext:value-type="float">
            <text:p>55 782</text:p>
          </table:table-cell>
          <table:table-cell/>
          <table:table-cell table:formula="of:=[.F$2]*[.C145]^[.F$3]+[.F$4]*[.C145]^[.F$5]+[.F$6]*[.C145]^[.F$7]+[.F$8]" office:value-type="float" office:value="55782.4846550261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5" calcext:value-type="date">
            <text:p>05-06-2019</text:p>
          </table:table-cell>
          <table:table-cell table:formula="of:=IF([.E147]&lt;10000000000;[.E147];10000000000)" office:value-type="float" office:value="55782.4846932238" calcext:value-type="float">
            <text:p>55 782</text:p>
          </table:table-cell>
          <table:table-cell/>
          <table:table-cell table:formula="of:=[.F$2]*[.C146]^[.F$3]+[.F$4]*[.C146]^[.F$5]+[.F$6]*[.C146]^[.F$7]+[.F$8]" office:value-type="float" office:value="55782.4846932238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6" calcext:value-type="date">
            <text:p>06-06-2019</text:p>
          </table:table-cell>
          <table:table-cell table:formula="of:=IF([.E148]&lt;10000000000;[.E148];10000000000)" office:value-type="float" office:value="55782.4847258071" calcext:value-type="float">
            <text:p>55 782</text:p>
          </table:table-cell>
          <table:table-cell/>
          <table:table-cell table:formula="of:=[.F$2]*[.C147]^[.F$3]+[.F$4]*[.C147]^[.F$5]+[.F$6]*[.C147]^[.F$7]+[.F$8]" office:value-type="float" office:value="55782.4847258071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7" calcext:value-type="date">
            <text:p>07-06-2019</text:p>
          </table:table-cell>
          <table:table-cell table:formula="of:=IF([.E149]&lt;10000000000;[.E149];10000000000)" office:value-type="float" office:value="55782.4847536013" calcext:value-type="float">
            <text:p>55 782</text:p>
          </table:table-cell>
          <table:table-cell/>
          <table:table-cell table:formula="of:=[.F$2]*[.C148]^[.F$3]+[.F$4]*[.C148]^[.F$5]+[.F$6]*[.C148]^[.F$7]+[.F$8]" office:value-type="float" office:value="55782.484753601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8" calcext:value-type="date">
            <text:p>08-06-2019</text:p>
          </table:table-cell>
          <table:table-cell table:formula="of:=IF([.E150]&lt;10000000000;[.E150];10000000000)" office:value-type="float" office:value="55782.4847773102" calcext:value-type="float">
            <text:p>55 782</text:p>
          </table:table-cell>
          <table:table-cell/>
          <table:table-cell table:formula="of:=[.F$2]*[.C149]^[.F$3]+[.F$4]*[.C149]^[.F$5]+[.F$6]*[.C149]^[.F$7]+[.F$8]" office:value-type="float" office:value="55782.4847773102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9" calcext:value-type="date">
            <text:p>09-06-2019</text:p>
          </table:table-cell>
          <table:table-cell table:formula="of:=IF([.E151]&lt;10000000000;[.E151];10000000000)" office:value-type="float" office:value="55782.4847975344" calcext:value-type="float">
            <text:p>55 782</text:p>
          </table:table-cell>
          <table:table-cell/>
          <table:table-cell table:formula="of:=[.F$2]*[.C150]^[.F$3]+[.F$4]*[.C150]^[.F$5]+[.F$6]*[.C150]^[.F$7]+[.F$8]" office:value-type="float" office:value="55782.484797534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10" calcext:value-type="date">
            <text:p>10-06-2019</text:p>
          </table:table-cell>
          <table:table-cell table:formula="of:=IF([.E152]&lt;10000000000;[.E152];10000000000)" office:value-type="float" office:value="55782.4848147859" calcext:value-type="float">
            <text:p>55 782</text:p>
          </table:table-cell>
          <table:table-cell/>
          <table:table-cell table:formula="of:=[.F$2]*[.C151]^[.F$3]+[.F$4]*[.C151]^[.F$5]+[.F$6]*[.C151]^[.F$7]+[.F$8]" office:value-type="float" office:value="55782.4848147859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1" calcext:value-type="date">
            <text:p>11-06-2019</text:p>
          </table:table-cell>
          <table:table-cell table:formula="of:=IF([.E153]&lt;10000000000;[.E153];10000000000)" office:value-type="float" office:value="55782.4848295018" calcext:value-type="float">
            <text:p>55 782</text:p>
          </table:table-cell>
          <table:table-cell/>
          <table:table-cell table:formula="of:=[.F$2]*[.C152]^[.F$3]+[.F$4]*[.C152]^[.F$5]+[.F$6]*[.C152]^[.F$7]+[.F$8]" office:value-type="float" office:value="55782.4848295018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2" calcext:value-type="date">
            <text:p>12-06-2019</text:p>
          </table:table-cell>
          <table:table-cell table:formula="of:=IF([.E154]&lt;10000000000;[.E154];10000000000)" office:value-type="float" office:value="55782.4848420547" calcext:value-type="float">
            <text:p>55 782</text:p>
          </table:table-cell>
          <table:table-cell/>
          <table:table-cell table:formula="of:=[.F$2]*[.C153]^[.F$3]+[.F$4]*[.C153]^[.F$5]+[.F$6]*[.C153]^[.F$7]+[.F$8]" office:value-type="float" office:value="55782.4848420547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3" calcext:value-type="date">
            <text:p>13-06-2019</text:p>
          </table:table-cell>
          <table:table-cell table:formula="of:=IF([.E155]&lt;10000000000;[.E155];10000000000)" office:value-type="float" office:value="55782.4848527626" calcext:value-type="float">
            <text:p>55 782</text:p>
          </table:table-cell>
          <table:table-cell/>
          <table:table-cell table:formula="of:=[.F$2]*[.C154]^[.F$3]+[.F$4]*[.C154]^[.F$5]+[.F$6]*[.C154]^[.F$7]+[.F$8]" office:value-type="float" office:value="55782.4848527626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4" calcext:value-type="date">
            <text:p>14-06-2019</text:p>
          </table:table-cell>
          <table:table-cell table:formula="of:=IF([.E156]&lt;10000000000;[.E156];10000000000)" office:value-type="float" office:value="55782.4848618966" calcext:value-type="float">
            <text:p>55 782</text:p>
          </table:table-cell>
          <table:table-cell/>
          <table:table-cell table:formula="of:=[.F$2]*[.C155]^[.F$3]+[.F$4]*[.C155]^[.F$5]+[.F$6]*[.C155]^[.F$7]+[.F$8]" office:value-type="float" office:value="55782.4848618966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5" calcext:value-type="date">
            <text:p>15-06-2019</text:p>
          </table:table-cell>
          <table:table-cell table:formula="of:=IF([.E157]&lt;10000000000;[.E157];10000000000)" office:value-type="float" office:value="55782.4848696881" calcext:value-type="float">
            <text:p>55 782</text:p>
          </table:table-cell>
          <table:table-cell/>
          <table:table-cell table:formula="of:=[.F$2]*[.C156]^[.F$3]+[.F$4]*[.C156]^[.F$5]+[.F$6]*[.C156]^[.F$7]+[.F$8]" office:value-type="float" office:value="55782.4848696881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6" calcext:value-type="date">
            <text:p>16-06-2019</text:p>
          </table:table-cell>
          <table:table-cell table:formula="of:=IF([.E158]&lt;10000000000;[.E158];10000000000)" office:value-type="float" office:value="55782.4848763344" calcext:value-type="float">
            <text:p>55 782</text:p>
          </table:table-cell>
          <table:table-cell/>
          <table:table-cell table:formula="of:=[.F$2]*[.C157]^[.F$3]+[.F$4]*[.C157]^[.F$5]+[.F$6]*[.C157]^[.F$7]+[.F$8]" office:value-type="float" office:value="55782.484876334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7" calcext:value-type="date">
            <text:p>17-06-2019</text:p>
          </table:table-cell>
          <table:table-cell table:formula="of:=IF([.E159]&lt;10000000000;[.E159];10000000000)" office:value-type="float" office:value="55782.4848820038" calcext:value-type="float">
            <text:p>55 782</text:p>
          </table:table-cell>
          <table:table-cell/>
          <table:table-cell table:formula="of:=[.F$2]*[.C158]^[.F$3]+[.F$4]*[.C158]^[.F$5]+[.F$6]*[.C158]^[.F$7]+[.F$8]" office:value-type="float" office:value="55782.4848820038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8" calcext:value-type="date">
            <text:p>18-06-2019</text:p>
          </table:table-cell>
          <table:table-cell table:formula="of:=IF([.E160]&lt;10000000000;[.E160];10000000000)" office:value-type="float" office:value="55782.4848868399" calcext:value-type="float">
            <text:p>55 782</text:p>
          </table:table-cell>
          <table:table-cell/>
          <table:table-cell table:formula="of:=[.F$2]*[.C159]^[.F$3]+[.F$4]*[.C159]^[.F$5]+[.F$6]*[.C159]^[.F$7]+[.F$8]" office:value-type="float" office:value="55782.4848868399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9" calcext:value-type="date">
            <text:p>19-06-2019</text:p>
          </table:table-cell>
          <table:table-cell table:formula="of:=IF([.E161]&lt;10000000000;[.E161];10000000000)" office:value-type="float" office:value="55782.4848909651" calcext:value-type="float">
            <text:p>55 782</text:p>
          </table:table-cell>
          <table:table-cell/>
          <table:table-cell table:formula="of:=[.F$2]*[.C160]^[.F$3]+[.F$4]*[.C160]^[.F$5]+[.F$6]*[.C160]^[.F$7]+[.F$8]" office:value-type="float" office:value="55782.4848909651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20" calcext:value-type="date">
            <text:p>20-06-2019</text:p>
          </table:table-cell>
          <table:table-cell table:formula="of:=IF([.E162]&lt;10000000000;[.E162];10000000000)" office:value-type="float" office:value="55782.4848944841" calcext:value-type="float">
            <text:p>55 782</text:p>
          </table:table-cell>
          <table:table-cell/>
          <table:table-cell table:formula="of:=[.F$2]*[.C161]^[.F$3]+[.F$4]*[.C161]^[.F$5]+[.F$6]*[.C161]^[.F$7]+[.F$8]" office:value-type="float" office:value="55782.4848944841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1" calcext:value-type="date">
            <text:p>21-06-2019</text:p>
          </table:table-cell>
          <table:table-cell table:formula="of:=IF([.E163]&lt;10000000000;[.E163];10000000000)" office:value-type="float" office:value="55782.4848974858" calcext:value-type="float">
            <text:p>55 782</text:p>
          </table:table-cell>
          <table:table-cell/>
          <table:table-cell table:formula="of:=[.F$2]*[.C162]^[.F$3]+[.F$4]*[.C162]^[.F$5]+[.F$6]*[.C162]^[.F$7]+[.F$8]" office:value-type="float" office:value="55782.4848974858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2" calcext:value-type="date">
            <text:p>22-06-2019</text:p>
          </table:table-cell>
          <table:table-cell table:formula="of:=IF([.E164]&lt;10000000000;[.E164];10000000000)" office:value-type="float" office:value="55782.4849000463" calcext:value-type="float">
            <text:p>55 782</text:p>
          </table:table-cell>
          <table:table-cell/>
          <table:table-cell table:formula="of:=[.F$2]*[.C163]^[.F$3]+[.F$4]*[.C163]^[.F$5]+[.F$6]*[.C163]^[.F$7]+[.F$8]" office:value-type="float" office:value="55782.484900046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3" calcext:value-type="date">
            <text:p>23-06-2019</text:p>
          </table:table-cell>
          <table:table-cell table:formula="of:=IF([.E165]&lt;10000000000;[.E165];10000000000)" office:value-type="float" office:value="55782.4849022305" calcext:value-type="float">
            <text:p>55 782</text:p>
          </table:table-cell>
          <table:table-cell/>
          <table:table-cell table:formula="of:=[.F$2]*[.C164]^[.F$3]+[.F$4]*[.C164]^[.F$5]+[.F$6]*[.C164]^[.F$7]+[.F$8]" office:value-type="float" office:value="55782.4849022305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4" calcext:value-type="date">
            <text:p>24-06-2019</text:p>
          </table:table-cell>
          <table:table-cell table:formula="of:=IF([.E166]&lt;10000000000;[.E166];10000000000)" office:value-type="float" office:value="55782.4849040936" calcext:value-type="float">
            <text:p>55 782</text:p>
          </table:table-cell>
          <table:table-cell/>
          <table:table-cell table:formula="of:=[.F$2]*[.C165]^[.F$3]+[.F$4]*[.C165]^[.F$5]+[.F$6]*[.C165]^[.F$7]+[.F$8]" office:value-type="float" office:value="55782.4849040936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5" calcext:value-type="date">
            <text:p>25-06-2019</text:p>
          </table:table-cell>
          <table:table-cell table:formula="of:=IF([.E167]&lt;10000000000;[.E167];10000000000)" office:value-type="float" office:value="55782.4849056829" calcext:value-type="float">
            <text:p>55 782</text:p>
          </table:table-cell>
          <table:table-cell/>
          <table:table-cell table:formula="of:=[.F$2]*[.C166]^[.F$3]+[.F$4]*[.C166]^[.F$5]+[.F$6]*[.C166]^[.F$7]+[.F$8]" office:value-type="float" office:value="55782.4849056829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6" calcext:value-type="date">
            <text:p>26-06-2019</text:p>
          </table:table-cell>
          <table:table-cell table:formula="of:=IF([.E168]&lt;10000000000;[.E168];10000000000)" office:value-type="float" office:value="55782.4849070386" calcext:value-type="float">
            <text:p>55 782</text:p>
          </table:table-cell>
          <table:table-cell/>
          <table:table-cell table:formula="of:=[.F$2]*[.C167]^[.F$3]+[.F$4]*[.C167]^[.F$5]+[.F$6]*[.C167]^[.F$7]+[.F$8]" office:value-type="float" office:value="55782.4849070386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7" calcext:value-type="date">
            <text:p>27-06-2019</text:p>
          </table:table-cell>
          <table:table-cell table:formula="of:=IF([.E169]&lt;10000000000;[.E169];10000000000)" office:value-type="float" office:value="55782.484908195" calcext:value-type="float">
            <text:p>55 782</text:p>
          </table:table-cell>
          <table:table-cell/>
          <table:table-cell table:formula="of:=[.F$2]*[.C168]^[.F$3]+[.F$4]*[.C168]^[.F$5]+[.F$6]*[.C168]^[.F$7]+[.F$8]" office:value-type="float" office:value="55782.484908195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8" calcext:value-type="date">
            <text:p>28-06-2019</text:p>
          </table:table-cell>
          <table:table-cell table:formula="of:=IF([.E170]&lt;10000000000;[.E170];10000000000)" office:value-type="float" office:value="55782.4849091815" calcext:value-type="float">
            <text:p>55 782</text:p>
          </table:table-cell>
          <table:table-cell/>
          <table:table-cell table:formula="of:=[.F$2]*[.C169]^[.F$3]+[.F$4]*[.C169]^[.F$5]+[.F$6]*[.C169]^[.F$7]+[.F$8]" office:value-type="float" office:value="55782.4849091815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9" calcext:value-type="date">
            <text:p>29-06-2019</text:p>
          </table:table-cell>
          <table:table-cell table:formula="of:=IF([.E171]&lt;10000000000;[.E171];10000000000)" office:value-type="float" office:value="55782.4849100229" calcext:value-type="float">
            <text:p>55 782</text:p>
          </table:table-cell>
          <table:table-cell/>
          <table:table-cell table:formula="of:=[.F$2]*[.C170]^[.F$3]+[.F$4]*[.C170]^[.F$5]+[.F$6]*[.C170]^[.F$7]+[.F$8]" office:value-type="float" office:value="55782.4849100229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30" calcext:value-type="date">
            <text:p>30-06-2019</text:p>
          </table:table-cell>
          <table:table-cell table:formula="of:=IF([.E172]&lt;10000000000;[.E172];10000000000)" office:value-type="float" office:value="55782.4849107407" calcext:value-type="float">
            <text:p>55 782</text:p>
          </table:table-cell>
          <table:table-cell/>
          <table:table-cell table:formula="of:=[.F$2]*[.C171]^[.F$3]+[.F$4]*[.C171]^[.F$5]+[.F$6]*[.C171]^[.F$7]+[.F$8]" office:value-type="float" office:value="55782.4849107407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7-01" calcext:value-type="date">
            <text:p>01-07-2019</text:p>
          </table:table-cell>
          <table:table-cell table:formula="of:=IF([.E173]&lt;10000000000;[.E173];10000000000)" office:value-type="float" office:value="55782.484911353" calcext:value-type="float">
            <text:p>55 782</text:p>
          </table:table-cell>
          <table:table-cell/>
          <table:table-cell table:formula="of:=[.F$2]*[.C172]^[.F$3]+[.F$4]*[.C172]^[.F$5]+[.F$6]*[.C172]^[.F$7]+[.F$8]" office:value-type="float" office:value="55782.48491135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2" calcext:value-type="date">
            <text:p>02-07-2019</text:p>
          </table:table-cell>
          <table:table-cell table:formula="of:=IF([.E174]&lt;10000000000;[.E174];10000000000)" office:value-type="float" office:value="55782.4849118753" calcext:value-type="float">
            <text:p>55 782</text:p>
          </table:table-cell>
          <table:table-cell/>
          <table:table-cell table:formula="of:=[.F$2]*[.C173]^[.F$3]+[.F$4]*[.C173]^[.F$5]+[.F$6]*[.C173]^[.F$7]+[.F$8]" office:value-type="float" office:value="55782.484911875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3" calcext:value-type="date">
            <text:p>03-07-2019</text:p>
          </table:table-cell>
          <table:table-cell table:formula="of:=IF([.E175]&lt;10000000000;[.E175];10000000000)" office:value-type="float" office:value="55782.4849123208" calcext:value-type="float">
            <text:p>55 782</text:p>
          </table:table-cell>
          <table:table-cell/>
          <table:table-cell table:formula="of:=[.F$2]*[.C174]^[.F$3]+[.F$4]*[.C174]^[.F$5]+[.F$6]*[.C174]^[.F$7]+[.F$8]" office:value-type="float" office:value="55782.4849123208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4" calcext:value-type="date">
            <text:p>04-07-2019</text:p>
          </table:table-cell>
          <table:table-cell table:formula="of:=IF([.E176]&lt;10000000000;[.E176];10000000000)" office:value-type="float" office:value="55782.4849127008" calcext:value-type="float">
            <text:p>55 782</text:p>
          </table:table-cell>
          <table:table-cell/>
          <table:table-cell table:formula="of:=[.F$2]*[.C175]^[.F$3]+[.F$4]*[.C175]^[.F$5]+[.F$6]*[.C175]^[.F$7]+[.F$8]" office:value-type="float" office:value="55782.4849127008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5" calcext:value-type="date">
            <text:p>05-07-2019</text:p>
          </table:table-cell>
          <table:table-cell table:formula="of:=IF([.E177]&lt;10000000000;[.E177];10000000000)" office:value-type="float" office:value="55782.484913025" calcext:value-type="float">
            <text:p>55 782</text:p>
          </table:table-cell>
          <table:table-cell/>
          <table:table-cell table:formula="of:=[.F$2]*[.C176]^[.F$3]+[.F$4]*[.C176]^[.F$5]+[.F$6]*[.C176]^[.F$7]+[.F$8]" office:value-type="float" office:value="55782.484913025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6" calcext:value-type="date">
            <text:p>06-07-2019</text:p>
          </table:table-cell>
          <table:table-cell table:formula="of:=IF([.E178]&lt;10000000000;[.E178];10000000000)" office:value-type="float" office:value="55782.4849133016" calcext:value-type="float">
            <text:p>55 782</text:p>
          </table:table-cell>
          <table:table-cell/>
          <table:table-cell table:formula="of:=[.F$2]*[.C177]^[.F$3]+[.F$4]*[.C177]^[.F$5]+[.F$6]*[.C177]^[.F$7]+[.F$8]" office:value-type="float" office:value="55782.4849133016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7" calcext:value-type="date">
            <text:p>07-07-2019</text:p>
          </table:table-cell>
          <table:table-cell table:formula="of:=IF([.E179]&lt;10000000000;[.E179];10000000000)" office:value-type="float" office:value="55782.4849135374" calcext:value-type="float">
            <text:p>55 782</text:p>
          </table:table-cell>
          <table:table-cell/>
          <table:table-cell table:formula="of:=[.F$2]*[.C178]^[.F$3]+[.F$4]*[.C178]^[.F$5]+[.F$6]*[.C178]^[.F$7]+[.F$8]" office:value-type="float" office:value="55782.484913537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8" calcext:value-type="date">
            <text:p>08-07-2019</text:p>
          </table:table-cell>
          <table:table-cell table:formula="of:=IF([.E180]&lt;10000000000;[.E180];10000000000)" office:value-type="float" office:value="55782.4849137386" calcext:value-type="float">
            <text:p>55 782</text:p>
          </table:table-cell>
          <table:table-cell/>
          <table:table-cell table:formula="of:=[.F$2]*[.C179]^[.F$3]+[.F$4]*[.C179]^[.F$5]+[.F$6]*[.C179]^[.F$7]+[.F$8]" office:value-type="float" office:value="55782.4849137386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9" calcext:value-type="date">
            <text:p>09-07-2019</text:p>
          </table:table-cell>
          <table:table-cell table:formula="of:=IF([.E181]&lt;10000000000;[.E181];10000000000)" office:value-type="float" office:value="55782.4849139103" calcext:value-type="float">
            <text:p>55 782</text:p>
          </table:table-cell>
          <table:table-cell/>
          <table:table-cell table:formula="of:=[.F$2]*[.C180]^[.F$3]+[.F$4]*[.C180]^[.F$5]+[.F$6]*[.C180]^[.F$7]+[.F$8]" office:value-type="float" office:value="55782.484913910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10" calcext:value-type="date">
            <text:p>10-07-2019</text:p>
          </table:table-cell>
          <table:table-cell table:formula="of:=IF([.E182]&lt;10000000000;[.E182];10000000000)" office:value-type="float" office:value="55782.4849140567" calcext:value-type="float">
            <text:p>55 782</text:p>
          </table:table-cell>
          <table:table-cell/>
          <table:table-cell table:formula="of:=[.F$2]*[.C181]^[.F$3]+[.F$4]*[.C181]^[.F$5]+[.F$6]*[.C181]^[.F$7]+[.F$8]" office:value-type="float" office:value="55782.4849140567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1" calcext:value-type="date">
            <text:p>11-07-2019</text:p>
          </table:table-cell>
          <table:table-cell table:formula="of:=IF([.E183]&lt;10000000000;[.E183];10000000000)" office:value-type="float" office:value="55782.4849141816" calcext:value-type="float">
            <text:p>55 782</text:p>
          </table:table-cell>
          <table:table-cell/>
          <table:table-cell table:formula="of:=[.F$2]*[.C182]^[.F$3]+[.F$4]*[.C182]^[.F$5]+[.F$6]*[.C182]^[.F$7]+[.F$8]" office:value-type="float" office:value="55782.4849141816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2" calcext:value-type="date">
            <text:p>12-07-2019</text:p>
          </table:table-cell>
          <table:table-cell table:formula="of:=IF([.E184]&lt;10000000000;[.E184];10000000000)" office:value-type="float" office:value="55782.4849142881" calcext:value-type="float">
            <text:p>55 782</text:p>
          </table:table-cell>
          <table:table-cell/>
          <table:table-cell table:formula="of:=[.F$2]*[.C183]^[.F$3]+[.F$4]*[.C183]^[.F$5]+[.F$6]*[.C183]^[.F$7]+[.F$8]" office:value-type="float" office:value="55782.4849142881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3" calcext:value-type="date">
            <text:p>13-07-2019</text:p>
          </table:table-cell>
          <table:table-cell table:formula="of:=IF([.E185]&lt;10000000000;[.E185];10000000000)" office:value-type="float" office:value="55782.484914379" calcext:value-type="float">
            <text:p>55 782</text:p>
          </table:table-cell>
          <table:table-cell/>
          <table:table-cell table:formula="of:=[.F$2]*[.C184]^[.F$3]+[.F$4]*[.C184]^[.F$5]+[.F$6]*[.C184]^[.F$7]+[.F$8]" office:value-type="float" office:value="55782.484914379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4" calcext:value-type="date">
            <text:p>14-07-2019</text:p>
          </table:table-cell>
          <table:table-cell table:formula="of:=IF([.E186]&lt;10000000000;[.E186];10000000000)" office:value-type="float" office:value="55782.4849144565" calcext:value-type="float">
            <text:p>55 782</text:p>
          </table:table-cell>
          <table:table-cell/>
          <table:table-cell table:formula="of:=[.F$2]*[.C185]^[.F$3]+[.F$4]*[.C185]^[.F$5]+[.F$6]*[.C185]^[.F$7]+[.F$8]" office:value-type="float" office:value="55782.4849144565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5" calcext:value-type="date">
            <text:p>15-07-2019</text:p>
          </table:table-cell>
          <table:table-cell table:formula="of:=IF([.E187]&lt;10000000000;[.E187];10000000000)" office:value-type="float" office:value="55782.4849145227" calcext:value-type="float">
            <text:p>55 782</text:p>
          </table:table-cell>
          <table:table-cell/>
          <table:table-cell table:formula="of:=[.F$2]*[.C186]^[.F$3]+[.F$4]*[.C186]^[.F$5]+[.F$6]*[.C186]^[.F$7]+[.F$8]" office:value-type="float" office:value="55782.4849145227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6" calcext:value-type="date">
            <text:p>16-07-2019</text:p>
          </table:table-cell>
          <table:table-cell table:formula="of:=IF([.E188]&lt;10000000000;[.E188];10000000000)" office:value-type="float" office:value="55782.4849145791" calcext:value-type="float">
            <text:p>55 782</text:p>
          </table:table-cell>
          <table:table-cell/>
          <table:table-cell table:formula="of:=[.F$2]*[.C187]^[.F$3]+[.F$4]*[.C187]^[.F$5]+[.F$6]*[.C187]^[.F$7]+[.F$8]" office:value-type="float" office:value="55782.4849145791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7" calcext:value-type="date">
            <text:p>17-07-2019</text:p>
          </table:table-cell>
          <table:table-cell table:formula="of:=IF([.E189]&lt;10000000000;[.E189];10000000000)" office:value-type="float" office:value="55782.4849146272" calcext:value-type="float">
            <text:p>55 782</text:p>
          </table:table-cell>
          <table:table-cell/>
          <table:table-cell table:formula="of:=[.F$2]*[.C188]^[.F$3]+[.F$4]*[.C188]^[.F$5]+[.F$6]*[.C188]^[.F$7]+[.F$8]" office:value-type="float" office:value="55782.4849146272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8" calcext:value-type="date">
            <text:p>18-07-2019</text:p>
          </table:table-cell>
          <table:table-cell table:formula="of:=IF([.E190]&lt;10000000000;[.E190];10000000000)" office:value-type="float" office:value="55782.4849146682" calcext:value-type="float">
            <text:p>55 782</text:p>
          </table:table-cell>
          <table:table-cell/>
          <table:table-cell table:formula="of:=[.F$2]*[.C189]^[.F$3]+[.F$4]*[.C189]^[.F$5]+[.F$6]*[.C189]^[.F$7]+[.F$8]" office:value-type="float" office:value="55782.4849146682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9" calcext:value-type="date">
            <text:p>19-07-2019</text:p>
          </table:table-cell>
          <table:table-cell table:formula="of:=IF([.E191]&lt;10000000000;[.E191];10000000000)" office:value-type="float" office:value="55782.4849147032" calcext:value-type="float">
            <text:p>55 782</text:p>
          </table:table-cell>
          <table:table-cell/>
          <table:table-cell table:formula="of:=[.F$2]*[.C190]^[.F$3]+[.F$4]*[.C190]^[.F$5]+[.F$6]*[.C190]^[.F$7]+[.F$8]" office:value-type="float" office:value="55782.4849147032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20" calcext:value-type="date">
            <text:p>20-07-2019</text:p>
          </table:table-cell>
          <table:table-cell table:formula="of:=IF([.E192]&lt;10000000000;[.E192];10000000000)" office:value-type="float" office:value="55782.4849147331" calcext:value-type="float">
            <text:p>55 782</text:p>
          </table:table-cell>
          <table:table-cell/>
          <table:table-cell table:formula="of:=[.F$2]*[.C191]^[.F$3]+[.F$4]*[.C191]^[.F$5]+[.F$6]*[.C191]^[.F$7]+[.F$8]" office:value-type="float" office:value="55782.4849147331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1" calcext:value-type="date">
            <text:p>21-07-2019</text:p>
          </table:table-cell>
          <table:table-cell table:formula="of:=IF([.E193]&lt;10000000000;[.E193];10000000000)" office:value-type="float" office:value="55782.4849147586" calcext:value-type="float">
            <text:p>55 782</text:p>
          </table:table-cell>
          <table:table-cell/>
          <table:table-cell table:formula="of:=[.F$2]*[.C192]^[.F$3]+[.F$4]*[.C192]^[.F$5]+[.F$6]*[.C192]^[.F$7]+[.F$8]" office:value-type="float" office:value="55782.4849147586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2" calcext:value-type="date">
            <text:p>22-07-2019</text:p>
          </table:table-cell>
          <table:table-cell table:formula="of:=IF([.E194]&lt;10000000000;[.E194];10000000000)" office:value-type="float" office:value="55782.4849147803" calcext:value-type="float">
            <text:p>55 782</text:p>
          </table:table-cell>
          <table:table-cell/>
          <table:table-cell table:formula="of:=[.F$2]*[.C193]^[.F$3]+[.F$4]*[.C193]^[.F$5]+[.F$6]*[.C193]^[.F$7]+[.F$8]" office:value-type="float" office:value="55782.484914780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3" calcext:value-type="date">
            <text:p>23-07-2019</text:p>
          </table:table-cell>
          <table:table-cell table:formula="of:=IF([.E195]&lt;10000000000;[.E195];10000000000)" office:value-type="float" office:value="55782.4849147988" calcext:value-type="float">
            <text:p>55 782</text:p>
          </table:table-cell>
          <table:table-cell/>
          <table:table-cell table:formula="of:=[.F$2]*[.C194]^[.F$3]+[.F$4]*[.C194]^[.F$5]+[.F$6]*[.C194]^[.F$7]+[.F$8]" office:value-type="float" office:value="55782.4849147988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4" calcext:value-type="date">
            <text:p>24-07-2019</text:p>
          </table:table-cell>
          <table:table-cell table:formula="of:=IF([.E196]&lt;10000000000;[.E196];10000000000)" office:value-type="float" office:value="55782.4849148147" calcext:value-type="float">
            <text:p>55 782</text:p>
          </table:table-cell>
          <table:table-cell/>
          <table:table-cell table:formula="of:=[.F$2]*[.C195]^[.F$3]+[.F$4]*[.C195]^[.F$5]+[.F$6]*[.C195]^[.F$7]+[.F$8]" office:value-type="float" office:value="55782.4849148147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5" calcext:value-type="date">
            <text:p>25-07-2019</text:p>
          </table:table-cell>
          <table:table-cell table:formula="of:=IF([.E197]&lt;10000000000;[.E197];10000000000)" office:value-type="float" office:value="55782.4849148281" calcext:value-type="float">
            <text:p>55 782</text:p>
          </table:table-cell>
          <table:table-cell/>
          <table:table-cell table:formula="of:=[.F$2]*[.C196]^[.F$3]+[.F$4]*[.C196]^[.F$5]+[.F$6]*[.C196]^[.F$7]+[.F$8]" office:value-type="float" office:value="55782.4849148281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6" calcext:value-type="date">
            <text:p>26-07-2019</text:p>
          </table:table-cell>
          <table:table-cell table:formula="of:=IF([.E198]&lt;10000000000;[.E198];10000000000)" office:value-type="float" office:value="55782.4849148396" calcext:value-type="float">
            <text:p>55 782</text:p>
          </table:table-cell>
          <table:table-cell/>
          <table:table-cell table:formula="of:=[.F$2]*[.C197]^[.F$3]+[.F$4]*[.C197]^[.F$5]+[.F$6]*[.C197]^[.F$7]+[.F$8]" office:value-type="float" office:value="55782.4849148396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7" calcext:value-type="date">
            <text:p>27-07-2019</text:p>
          </table:table-cell>
          <table:table-cell table:formula="of:=IF([.E199]&lt;10000000000;[.E199];10000000000)" office:value-type="float" office:value="55782.4849148494" calcext:value-type="float">
            <text:p>55 782</text:p>
          </table:table-cell>
          <table:table-cell/>
          <table:table-cell table:formula="of:=[.F$2]*[.C198]^[.F$3]+[.F$4]*[.C198]^[.F$5]+[.F$6]*[.C198]^[.F$7]+[.F$8]" office:value-type="float" office:value="55782.484914849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8" calcext:value-type="date">
            <text:p>28-07-2019</text:p>
          </table:table-cell>
          <table:table-cell table:formula="of:=IF([.E200]&lt;10000000000;[.E200];10000000000)" office:value-type="float" office:value="55782.4849148578" calcext:value-type="float">
            <text:p>55 782</text:p>
          </table:table-cell>
          <table:table-cell/>
          <table:table-cell table:formula="of:=[.F$2]*[.C199]^[.F$3]+[.F$4]*[.C199]^[.F$5]+[.F$6]*[.C199]^[.F$7]+[.F$8]" office:value-type="float" office:value="55782.4849148578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9" calcext:value-type="date">
            <text:p>29-07-2019</text:p>
          </table:table-cell>
          <table:table-cell table:formula="of:=IF([.E201]&lt;10000000000;[.E201];10000000000)" office:value-type="float" office:value="55782.484914865" calcext:value-type="float">
            <text:p>55 782</text:p>
          </table:table-cell>
          <table:table-cell/>
          <table:table-cell table:formula="of:=[.F$2]*[.C200]^[.F$3]+[.F$4]*[.C200]^[.F$5]+[.F$6]*[.C200]^[.F$7]+[.F$8]" office:value-type="float" office:value="55782.484914865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30" calcext:value-type="date">
            <text:p>30-07-2019</text:p>
          </table:table-cell>
          <table:table-cell table:formula="of:=IF([.E202]&lt;10000000000;[.E202];10000000000)" office:value-type="float" office:value="55782.4849148711" calcext:value-type="float">
            <text:p>55 782</text:p>
          </table:table-cell>
          <table:table-cell/>
          <table:table-cell table:formula="of:=[.F$2]*[.C201]^[.F$3]+[.F$4]*[.C201]^[.F$5]+[.F$6]*[.C201]^[.F$7]+[.F$8]" office:value-type="float" office:value="55782.4849148711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1" calcext:value-type="date">
            <text:p>31-07-2019</text:p>
          </table:table-cell>
          <table:table-cell table:formula="of:=IF([.E203]&lt;10000000000;[.E203];10000000000)" office:value-type="float" office:value="55782.4849148763" calcext:value-type="float">
            <text:p>55 782</text:p>
          </table:table-cell>
          <table:table-cell/>
          <table:table-cell table:formula="of:=[.F$2]*[.C202]^[.F$3]+[.F$4]*[.C202]^[.F$5]+[.F$6]*[.C202]^[.F$7]+[.F$8]" office:value-type="float" office:value="55782.484914876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8-01" calcext:value-type="date">
            <text:p>01-08-2019</text:p>
          </table:table-cell>
          <table:table-cell table:formula="of:=IF([.E204]&lt;10000000000;[.E204];10000000000)" office:value-type="float" office:value="55782.4849148807" calcext:value-type="float">
            <text:p>55 782</text:p>
          </table:table-cell>
          <table:table-cell/>
          <table:table-cell table:formula="of:=[.F$2]*[.C203]^[.F$3]+[.F$4]*[.C203]^[.F$5]+[.F$6]*[.C203]^[.F$7]+[.F$8]" office:value-type="float" office:value="55782.4849148807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2" calcext:value-type="date">
            <text:p>02-08-2019</text:p>
          </table:table-cell>
          <table:table-cell table:formula="of:=IF([.E205]&lt;10000000000;[.E205];10000000000)" office:value-type="float" office:value="55782.4849148845" calcext:value-type="float">
            <text:p>55 782</text:p>
          </table:table-cell>
          <table:table-cell/>
          <table:table-cell table:formula="of:=[.F$2]*[.C204]^[.F$3]+[.F$4]*[.C204]^[.F$5]+[.F$6]*[.C204]^[.F$7]+[.F$8]" office:value-type="float" office:value="55782.4849148845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3" calcext:value-type="date">
            <text:p>03-08-2019</text:p>
          </table:table-cell>
          <table:table-cell table:formula="of:=IF([.E206]&lt;10000000000;[.E206];10000000000)" office:value-type="float" office:value="55782.4849148877" calcext:value-type="float">
            <text:p>55 782</text:p>
          </table:table-cell>
          <table:table-cell/>
          <table:table-cell table:formula="of:=[.F$2]*[.C205]^[.F$3]+[.F$4]*[.C205]^[.F$5]+[.F$6]*[.C205]^[.F$7]+[.F$8]" office:value-type="float" office:value="55782.4849148877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4" calcext:value-type="date">
            <text:p>04-08-2019</text:p>
          </table:table-cell>
          <table:table-cell table:formula="of:=IF([.E207]&lt;10000000000;[.E207];10000000000)" office:value-type="float" office:value="55782.4849148904" calcext:value-type="float">
            <text:p>55 782</text:p>
          </table:table-cell>
          <table:table-cell/>
          <table:table-cell table:formula="of:=[.F$2]*[.C206]^[.F$3]+[.F$4]*[.C206]^[.F$5]+[.F$6]*[.C206]^[.F$7]+[.F$8]" office:value-type="float" office:value="55782.484914890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5" calcext:value-type="date">
            <text:p>05-08-2019</text:p>
          </table:table-cell>
          <table:table-cell table:formula="of:=IF([.E208]&lt;10000000000;[.E208];10000000000)" office:value-type="float" office:value="55782.4849148928" calcext:value-type="float">
            <text:p>55 782</text:p>
          </table:table-cell>
          <table:table-cell/>
          <table:table-cell table:formula="of:=[.F$2]*[.C207]^[.F$3]+[.F$4]*[.C207]^[.F$5]+[.F$6]*[.C207]^[.F$7]+[.F$8]" office:value-type="float" office:value="55782.4849148928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6" calcext:value-type="date">
            <text:p>06-08-2019</text:p>
          </table:table-cell>
          <table:table-cell table:formula="of:=IF([.E209]&lt;10000000000;[.E209];10000000000)" office:value-type="float" office:value="55782.4849148948" calcext:value-type="float">
            <text:p>55 782</text:p>
          </table:table-cell>
          <table:table-cell/>
          <table:table-cell table:formula="of:=[.F$2]*[.C208]^[.F$3]+[.F$4]*[.C208]^[.F$5]+[.F$6]*[.C208]^[.F$7]+[.F$8]" office:value-type="float" office:value="55782.4849148948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7" calcext:value-type="date">
            <text:p>07-08-2019</text:p>
          </table:table-cell>
          <table:table-cell table:formula="of:=IF([.E210]&lt;10000000000;[.E210];10000000000)" office:value-type="float" office:value="55782.4849148965" calcext:value-type="float">
            <text:p>55 782</text:p>
          </table:table-cell>
          <table:table-cell/>
          <table:table-cell table:formula="of:=[.F$2]*[.C209]^[.F$3]+[.F$4]*[.C209]^[.F$5]+[.F$6]*[.C209]^[.F$7]+[.F$8]" office:value-type="float" office:value="55782.4849148965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8" calcext:value-type="date">
            <text:p>08-08-2019</text:p>
          </table:table-cell>
          <table:table-cell table:formula="of:=IF([.E211]&lt;10000000000;[.E211];10000000000)" office:value-type="float" office:value="55782.484914898" calcext:value-type="float">
            <text:p>55 782</text:p>
          </table:table-cell>
          <table:table-cell/>
          <table:table-cell table:formula="of:=[.F$2]*[.C210]^[.F$3]+[.F$4]*[.C210]^[.F$5]+[.F$6]*[.C210]^[.F$7]+[.F$8]" office:value-type="float" office:value="55782.484914898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9" calcext:value-type="date">
            <text:p>09-08-2019</text:p>
          </table:table-cell>
          <table:table-cell table:formula="of:=IF([.E212]&lt;10000000000;[.E212];10000000000)" office:value-type="float" office:value="55782.4849148992" calcext:value-type="float">
            <text:p>55 782</text:p>
          </table:table-cell>
          <table:table-cell/>
          <table:table-cell table:formula="of:=[.F$2]*[.C211]^[.F$3]+[.F$4]*[.C211]^[.F$5]+[.F$6]*[.C211]^[.F$7]+[.F$8]" office:value-type="float" office:value="55782.4849148992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10" calcext:value-type="date">
            <text:p>10-08-2019</text:p>
          </table:table-cell>
          <table:table-cell table:formula="of:=IF([.E213]&lt;10000000000;[.E213];10000000000)" office:value-type="float" office:value="55782.4849149003" calcext:value-type="float">
            <text:p>55 782</text:p>
          </table:table-cell>
          <table:table-cell/>
          <table:table-cell table:formula="of:=[.F$2]*[.C212]^[.F$3]+[.F$4]*[.C212]^[.F$5]+[.F$6]*[.C212]^[.F$7]+[.F$8]" office:value-type="float" office:value="55782.484914900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1" calcext:value-type="date">
            <text:p>11-08-2019</text:p>
          </table:table-cell>
          <table:table-cell table:formula="of:=IF([.E214]&lt;10000000000;[.E214];10000000000)" office:value-type="float" office:value="55782.4849149012" calcext:value-type="float">
            <text:p>55 782</text:p>
          </table:table-cell>
          <table:table-cell/>
          <table:table-cell table:formula="of:=[.F$2]*[.C213]^[.F$3]+[.F$4]*[.C213]^[.F$5]+[.F$6]*[.C213]^[.F$7]+[.F$8]" office:value-type="float" office:value="55782.4849149012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2" calcext:value-type="date">
            <text:p>12-08-2019</text:p>
          </table:table-cell>
          <table:table-cell table:formula="of:=IF([.E215]&lt;10000000000;[.E215];10000000000)" office:value-type="float" office:value="55782.4849149019" calcext:value-type="float">
            <text:p>55 782</text:p>
          </table:table-cell>
          <table:table-cell/>
          <table:table-cell table:formula="of:=[.F$2]*[.C214]^[.F$3]+[.F$4]*[.C214]^[.F$5]+[.F$6]*[.C214]^[.F$7]+[.F$8]" office:value-type="float" office:value="55782.4849149019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3" calcext:value-type="date">
            <text:p>13-08-2019</text:p>
          </table:table-cell>
          <table:table-cell table:formula="of:=IF([.E216]&lt;10000000000;[.E216];10000000000)" office:value-type="float" office:value="55782.4849149026" calcext:value-type="float">
            <text:p>55 782</text:p>
          </table:table-cell>
          <table:table-cell/>
          <table:table-cell table:formula="of:=[.F$2]*[.C215]^[.F$3]+[.F$4]*[.C215]^[.F$5]+[.F$6]*[.C215]^[.F$7]+[.F$8]" office:value-type="float" office:value="55782.4849149026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4" calcext:value-type="date">
            <text:p>14-08-2019</text:p>
          </table:table-cell>
          <table:table-cell table:formula="of:=IF([.E217]&lt;10000000000;[.E217];10000000000)" office:value-type="float" office:value="55782.4849149032" calcext:value-type="float">
            <text:p>55 782</text:p>
          </table:table-cell>
          <table:table-cell/>
          <table:table-cell table:formula="of:=[.F$2]*[.C216]^[.F$3]+[.F$4]*[.C216]^[.F$5]+[.F$6]*[.C216]^[.F$7]+[.F$8]" office:value-type="float" office:value="55782.4849149032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5" calcext:value-type="date">
            <text:p>15-08-2019</text:p>
          </table:table-cell>
          <table:table-cell table:formula="of:=IF([.E218]&lt;10000000000;[.E218];10000000000)" office:value-type="float" office:value="55782.4849149036" calcext:value-type="float">
            <text:p>55 782</text:p>
          </table:table-cell>
          <table:table-cell/>
          <table:table-cell table:formula="of:=[.F$2]*[.C217]^[.F$3]+[.F$4]*[.C217]^[.F$5]+[.F$6]*[.C217]^[.F$7]+[.F$8]" office:value-type="float" office:value="55782.4849149036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6" calcext:value-type="date">
            <text:p>16-08-2019</text:p>
          </table:table-cell>
          <table:table-cell table:formula="of:=IF([.E219]&lt;10000000000;[.E219];10000000000)" office:value-type="float" office:value="55782.484914904" calcext:value-type="float">
            <text:p>55 782</text:p>
          </table:table-cell>
          <table:table-cell/>
          <table:table-cell table:formula="of:=[.F$2]*[.C218]^[.F$3]+[.F$4]*[.C218]^[.F$5]+[.F$6]*[.C218]^[.F$7]+[.F$8]" office:value-type="float" office:value="55782.48491490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7" calcext:value-type="date">
            <text:p>17-08-2019</text:p>
          </table:table-cell>
          <table:table-cell table:formula="of:=IF([.E220]&lt;10000000000;[.E220];10000000000)" office:value-type="float" office:value="55782.4849149044" calcext:value-type="float">
            <text:p>55 782</text:p>
          </table:table-cell>
          <table:table-cell/>
          <table:table-cell table:formula="of:=[.F$2]*[.C219]^[.F$3]+[.F$4]*[.C219]^[.F$5]+[.F$6]*[.C219]^[.F$7]+[.F$8]" office:value-type="float" office:value="55782.484914904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8" calcext:value-type="date">
            <text:p>18-08-2019</text:p>
          </table:table-cell>
          <table:table-cell table:formula="of:=IF([.E221]&lt;10000000000;[.E221];10000000000)" office:value-type="float" office:value="55782.4849149047" calcext:value-type="float">
            <text:p>55 782</text:p>
          </table:table-cell>
          <table:table-cell/>
          <table:table-cell table:formula="of:=[.F$2]*[.C220]^[.F$3]+[.F$4]*[.C220]^[.F$5]+[.F$6]*[.C220]^[.F$7]+[.F$8]" office:value-type="float" office:value="55782.4849149047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9" calcext:value-type="date">
            <text:p>19-08-2019</text:p>
          </table:table-cell>
          <table:table-cell table:formula="of:=IF([.E222]&lt;10000000000;[.E222];10000000000)" office:value-type="float" office:value="55782.484914905" calcext:value-type="float">
            <text:p>55 782</text:p>
          </table:table-cell>
          <table:table-cell/>
          <table:table-cell table:formula="of:=[.F$2]*[.C221]^[.F$3]+[.F$4]*[.C221]^[.F$5]+[.F$6]*[.C221]^[.F$7]+[.F$8]" office:value-type="float" office:value="55782.484914905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20" calcext:value-type="date">
            <text:p>20-08-2019</text:p>
          </table:table-cell>
          <table:table-cell table:formula="of:=IF([.E223]&lt;10000000000;[.E223];10000000000)" office:value-type="float" office:value="55782.4849149052" calcext:value-type="float">
            <text:p>55 782</text:p>
          </table:table-cell>
          <table:table-cell/>
          <table:table-cell table:formula="of:=[.F$2]*[.C222]^[.F$3]+[.F$4]*[.C222]^[.F$5]+[.F$6]*[.C222]^[.F$7]+[.F$8]" office:value-type="float" office:value="55782.4849149052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1" calcext:value-type="date">
            <text:p>21-08-2019</text:p>
          </table:table-cell>
          <table:table-cell table:formula="of:=IF([.E224]&lt;10000000000;[.E224];10000000000)" office:value-type="float" office:value="55782.4849149054" calcext:value-type="float">
            <text:p>55 782</text:p>
          </table:table-cell>
          <table:table-cell/>
          <table:table-cell table:formula="of:=[.F$2]*[.C223]^[.F$3]+[.F$4]*[.C223]^[.F$5]+[.F$6]*[.C223]^[.F$7]+[.F$8]" office:value-type="float" office:value="55782.484914905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2" calcext:value-type="date">
            <text:p>22-08-2019</text:p>
          </table:table-cell>
          <table:table-cell table:formula="of:=IF([.E225]&lt;10000000000;[.E225];10000000000)" office:value-type="float" office:value="55782.4849149055" calcext:value-type="float">
            <text:p>55 782</text:p>
          </table:table-cell>
          <table:table-cell/>
          <table:table-cell table:formula="of:=[.F$2]*[.C224]^[.F$3]+[.F$4]*[.C224]^[.F$5]+[.F$6]*[.C224]^[.F$7]+[.F$8]" office:value-type="float" office:value="55782.4849149055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3" calcext:value-type="date">
            <text:p>23-08-2019</text:p>
          </table:table-cell>
          <table:table-cell table:formula="of:=IF([.E226]&lt;10000000000;[.E226];10000000000)" office:value-type="float" office:value="55782.4849149056" calcext:value-type="float">
            <text:p>55 782</text:p>
          </table:table-cell>
          <table:table-cell/>
          <table:table-cell table:formula="of:=[.F$2]*[.C225]^[.F$3]+[.F$4]*[.C225]^[.F$5]+[.F$6]*[.C225]^[.F$7]+[.F$8]" office:value-type="float" office:value="55782.4849149056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4" calcext:value-type="date">
            <text:p>24-08-2019</text:p>
          </table:table-cell>
          <table:table-cell table:formula="of:=IF([.E227]&lt;10000000000;[.E227];10000000000)" office:value-type="float" office:value="55782.4849149058" calcext:value-type="float">
            <text:p>55 782</text:p>
          </table:table-cell>
          <table:table-cell/>
          <table:table-cell table:formula="of:=[.F$2]*[.C226]^[.F$3]+[.F$4]*[.C226]^[.F$5]+[.F$6]*[.C226]^[.F$7]+[.F$8]" office:value-type="float" office:value="55782.4849149058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5" calcext:value-type="date">
            <text:p>25-08-2019</text:p>
          </table:table-cell>
          <table:table-cell table:formula="of:=IF([.E228]&lt;10000000000;[.E228];10000000000)" office:value-type="float" office:value="55782.4849149059" calcext:value-type="float">
            <text:p>55 782</text:p>
          </table:table-cell>
          <table:table-cell/>
          <table:table-cell table:formula="of:=[.F$2]*[.C227]^[.F$3]+[.F$4]*[.C227]^[.F$5]+[.F$6]*[.C227]^[.F$7]+[.F$8]" office:value-type="float" office:value="55782.4849149059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6" calcext:value-type="date">
            <text:p>26-08-2019</text:p>
          </table:table-cell>
          <table:table-cell table:formula="of:=IF([.E229]&lt;10000000000;[.E229];10000000000)" office:value-type="float" office:value="55782.4849149059" calcext:value-type="float">
            <text:p>55 782</text:p>
          </table:table-cell>
          <table:table-cell/>
          <table:table-cell table:formula="of:=[.F$2]*[.C228]^[.F$3]+[.F$4]*[.C228]^[.F$5]+[.F$6]*[.C228]^[.F$7]+[.F$8]" office:value-type="float" office:value="55782.4849149059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7" calcext:value-type="date">
            <text:p>27-08-2019</text:p>
          </table:table-cell>
          <table:table-cell table:formula="of:=IF([.E230]&lt;10000000000;[.E230];10000000000)" office:value-type="float" office:value="55782.484914906" calcext:value-type="float">
            <text:p>55 782</text:p>
          </table:table-cell>
          <table:table-cell/>
          <table:table-cell table:formula="of:=[.F$2]*[.C229]^[.F$3]+[.F$4]*[.C229]^[.F$5]+[.F$6]*[.C229]^[.F$7]+[.F$8]" office:value-type="float" office:value="55782.484914906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8" calcext:value-type="date">
            <text:p>28-08-2019</text:p>
          </table:table-cell>
          <table:table-cell table:formula="of:=IF([.E231]&lt;10000000000;[.E231];10000000000)" office:value-type="float" office:value="55782.4849149061" calcext:value-type="float">
            <text:p>55 782</text:p>
          </table:table-cell>
          <table:table-cell/>
          <table:table-cell table:formula="of:=[.F$2]*[.C230]^[.F$3]+[.F$4]*[.C230]^[.F$5]+[.F$6]*[.C230]^[.F$7]+[.F$8]" office:value-type="float" office:value="55782.4849149061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9" calcext:value-type="date">
            <text:p>29-08-2019</text:p>
          </table:table-cell>
          <table:table-cell table:formula="of:=IF([.E232]&lt;10000000000;[.E232];10000000000)" office:value-type="float" office:value="55782.4849149061" calcext:value-type="float">
            <text:p>55 782</text:p>
          </table:table-cell>
          <table:table-cell/>
          <table:table-cell table:formula="of:=[.F$2]*[.C231]^[.F$3]+[.F$4]*[.C231]^[.F$5]+[.F$6]*[.C231]^[.F$7]+[.F$8]" office:value-type="float" office:value="55782.4849149061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30" calcext:value-type="date">
            <text:p>30-08-2019</text:p>
          </table:table-cell>
          <table:table-cell table:formula="of:=IF([.E233]&lt;10000000000;[.E233];10000000000)" office:value-type="float" office:value="55782.4849149062" calcext:value-type="float">
            <text:p>55 782</text:p>
          </table:table-cell>
          <table:table-cell/>
          <table:table-cell table:formula="of:=[.F$2]*[.C232]^[.F$3]+[.F$4]*[.C232]^[.F$5]+[.F$6]*[.C232]^[.F$7]+[.F$8]" office:value-type="float" office:value="55782.4849149062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1" calcext:value-type="date">
            <text:p>31-08-2019</text:p>
          </table:table-cell>
          <table:table-cell table:formula="of:=IF([.E234]&lt;10000000000;[.E234];10000000000)" office:value-type="float" office:value="55782.4849149062" calcext:value-type="float">
            <text:p>55 782</text:p>
          </table:table-cell>
          <table:table-cell/>
          <table:table-cell table:formula="of:=[.F$2]*[.C233]^[.F$3]+[.F$4]*[.C233]^[.F$5]+[.F$6]*[.C233]^[.F$7]+[.F$8]" office:value-type="float" office:value="55782.4849149062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9-01" calcext:value-type="date">
            <text:p>01-09-2019</text:p>
          </table:table-cell>
          <table:table-cell table:formula="of:=IF([.E235]&lt;10000000000;[.E235];10000000000)" office:value-type="float" office:value="55782.4849149062" calcext:value-type="float">
            <text:p>55 782</text:p>
          </table:table-cell>
          <table:table-cell/>
          <table:table-cell table:formula="of:=[.F$2]*[.C234]^[.F$3]+[.F$4]*[.C234]^[.F$5]+[.F$6]*[.C234]^[.F$7]+[.F$8]" office:value-type="float" office:value="55782.4849149062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2" calcext:value-type="date">
            <text:p>02-09-2019</text:p>
          </table:table-cell>
          <table:table-cell table:formula="of:=IF([.E236]&lt;10000000000;[.E236];10000000000)" office:value-type="float" office:value="55782.4849149063" calcext:value-type="float">
            <text:p>55 782</text:p>
          </table:table-cell>
          <table:table-cell/>
          <table:table-cell table:formula="of:=[.F$2]*[.C235]^[.F$3]+[.F$4]*[.C235]^[.F$5]+[.F$6]*[.C235]^[.F$7]+[.F$8]" office:value-type="float" office:value="55782.484914906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3" calcext:value-type="date">
            <text:p>03-09-2019</text:p>
          </table:table-cell>
          <table:table-cell table:formula="of:=IF([.E237]&lt;10000000000;[.E237];10000000000)" office:value-type="float" office:value="55782.4849149063" calcext:value-type="float">
            <text:p>55 782</text:p>
          </table:table-cell>
          <table:table-cell/>
          <table:table-cell table:formula="of:=[.F$2]*[.C236]^[.F$3]+[.F$4]*[.C236]^[.F$5]+[.F$6]*[.C236]^[.F$7]+[.F$8]" office:value-type="float" office:value="55782.484914906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4" calcext:value-type="date">
            <text:p>04-09-2019</text:p>
          </table:table-cell>
          <table:table-cell table:formula="of:=IF([.E238]&lt;10000000000;[.E238];10000000000)" office:value-type="float" office:value="55782.4849149063" calcext:value-type="float">
            <text:p>55 782</text:p>
          </table:table-cell>
          <table:table-cell/>
          <table:table-cell table:formula="of:=[.F$2]*[.C237]^[.F$3]+[.F$4]*[.C237]^[.F$5]+[.F$6]*[.C237]^[.F$7]+[.F$8]" office:value-type="float" office:value="55782.484914906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5" calcext:value-type="date">
            <text:p>05-09-2019</text:p>
          </table:table-cell>
          <table:table-cell table:formula="of:=IF([.E239]&lt;10000000000;[.E239];10000000000)" office:value-type="float" office:value="55782.4849149063" calcext:value-type="float">
            <text:p>55 782</text:p>
          </table:table-cell>
          <table:table-cell/>
          <table:table-cell table:formula="of:=[.F$2]*[.C238]^[.F$3]+[.F$4]*[.C238]^[.F$5]+[.F$6]*[.C238]^[.F$7]+[.F$8]" office:value-type="float" office:value="55782.484914906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6" calcext:value-type="date">
            <text:p>06-09-2019</text:p>
          </table:table-cell>
          <table:table-cell table:formula="of:=IF([.E240]&lt;10000000000;[.E240];10000000000)" office:value-type="float" office:value="55782.4849149063" calcext:value-type="float">
            <text:p>55 782</text:p>
          </table:table-cell>
          <table:table-cell/>
          <table:table-cell table:formula="of:=[.F$2]*[.C239]^[.F$3]+[.F$4]*[.C239]^[.F$5]+[.F$6]*[.C239]^[.F$7]+[.F$8]" office:value-type="float" office:value="55782.4849149063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7" calcext:value-type="date">
            <text:p>07-09-2019</text:p>
          </table:table-cell>
          <table:table-cell table:formula="of:=IF([.E241]&lt;10000000000;[.E241];10000000000)" office:value-type="float" office:value="55782.4849149064" calcext:value-type="float">
            <text:p>55 782</text:p>
          </table:table-cell>
          <table:table-cell/>
          <table:table-cell table:formula="of:=[.F$2]*[.C240]^[.F$3]+[.F$4]*[.C240]^[.F$5]+[.F$6]*[.C24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8" calcext:value-type="date">
            <text:p>08-09-2019</text:p>
          </table:table-cell>
          <table:table-cell table:formula="of:=IF([.E242]&lt;10000000000;[.E242];10000000000)" office:value-type="float" office:value="55782.4849149064" calcext:value-type="float">
            <text:p>55 782</text:p>
          </table:table-cell>
          <table:table-cell/>
          <table:table-cell table:formula="of:=[.F$2]*[.C241]^[.F$3]+[.F$4]*[.C241]^[.F$5]+[.F$6]*[.C24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9" calcext:value-type="date">
            <text:p>09-09-2019</text:p>
          </table:table-cell>
          <table:table-cell table:formula="of:=IF([.E243]&lt;10000000000;[.E243];10000000000)" office:value-type="float" office:value="55782.4849149064" calcext:value-type="float">
            <text:p>55 782</text:p>
          </table:table-cell>
          <table:table-cell/>
          <table:table-cell table:formula="of:=[.F$2]*[.C242]^[.F$3]+[.F$4]*[.C242]^[.F$5]+[.F$6]*[.C24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10" calcext:value-type="date">
            <text:p>10-09-2019</text:p>
          </table:table-cell>
          <table:table-cell table:formula="of:=IF([.E244]&lt;10000000000;[.E244];10000000000)" office:value-type="float" office:value="55782.4849149064" calcext:value-type="float">
            <text:p>55 782</text:p>
          </table:table-cell>
          <table:table-cell/>
          <table:table-cell table:formula="of:=[.F$2]*[.C243]^[.F$3]+[.F$4]*[.C243]^[.F$5]+[.F$6]*[.C24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1" calcext:value-type="date">
            <text:p>11-09-2019</text:p>
          </table:table-cell>
          <table:table-cell table:formula="of:=IF([.E245]&lt;10000000000;[.E245];10000000000)" office:value-type="float" office:value="55782.4849149064" calcext:value-type="float">
            <text:p>55 782</text:p>
          </table:table-cell>
          <table:table-cell/>
          <table:table-cell table:formula="of:=[.F$2]*[.C244]^[.F$3]+[.F$4]*[.C244]^[.F$5]+[.F$6]*[.C24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2" calcext:value-type="date">
            <text:p>12-09-2019</text:p>
          </table:table-cell>
          <table:table-cell table:formula="of:=IF([.E246]&lt;10000000000;[.E246];10000000000)" office:value-type="float" office:value="55782.4849149064" calcext:value-type="float">
            <text:p>55 782</text:p>
          </table:table-cell>
          <table:table-cell/>
          <table:table-cell table:formula="of:=[.F$2]*[.C245]^[.F$3]+[.F$4]*[.C245]^[.F$5]+[.F$6]*[.C24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3" calcext:value-type="date">
            <text:p>13-09-2019</text:p>
          </table:table-cell>
          <table:table-cell table:formula="of:=IF([.E247]&lt;10000000000;[.E247];10000000000)" office:value-type="float" office:value="55782.4849149064" calcext:value-type="float">
            <text:p>55 782</text:p>
          </table:table-cell>
          <table:table-cell/>
          <table:table-cell table:formula="of:=[.F$2]*[.C246]^[.F$3]+[.F$4]*[.C246]^[.F$5]+[.F$6]*[.C24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4" calcext:value-type="date">
            <text:p>14-09-2019</text:p>
          </table:table-cell>
          <table:table-cell table:formula="of:=IF([.E248]&lt;10000000000;[.E248];10000000000)" office:value-type="float" office:value="55782.4849149064" calcext:value-type="float">
            <text:p>55 782</text:p>
          </table:table-cell>
          <table:table-cell/>
          <table:table-cell table:formula="of:=[.F$2]*[.C247]^[.F$3]+[.F$4]*[.C247]^[.F$5]+[.F$6]*[.C24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5" calcext:value-type="date">
            <text:p>15-09-2019</text:p>
          </table:table-cell>
          <table:table-cell table:formula="of:=IF([.E249]&lt;10000000000;[.E249];10000000000)" office:value-type="float" office:value="55782.4849149064" calcext:value-type="float">
            <text:p>55 782</text:p>
          </table:table-cell>
          <table:table-cell/>
          <table:table-cell table:formula="of:=[.F$2]*[.C248]^[.F$3]+[.F$4]*[.C248]^[.F$5]+[.F$6]*[.C24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6" calcext:value-type="date">
            <text:p>16-09-2019</text:p>
          </table:table-cell>
          <table:table-cell table:formula="of:=IF([.E250]&lt;10000000000;[.E250];10000000000)" office:value-type="float" office:value="55782.4849149064" calcext:value-type="float">
            <text:p>55 782</text:p>
          </table:table-cell>
          <table:table-cell/>
          <table:table-cell table:formula="of:=[.F$2]*[.C249]^[.F$3]+[.F$4]*[.C249]^[.F$5]+[.F$6]*[.C24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7" calcext:value-type="date">
            <text:p>17-09-2019</text:p>
          </table:table-cell>
          <table:table-cell table:formula="of:=IF([.E251]&lt;10000000000;[.E251];10000000000)" office:value-type="float" office:value="55782.4849149064" calcext:value-type="float">
            <text:p>55 782</text:p>
          </table:table-cell>
          <table:table-cell/>
          <table:table-cell table:formula="of:=[.F$2]*[.C250]^[.F$3]+[.F$4]*[.C250]^[.F$5]+[.F$6]*[.C25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8" calcext:value-type="date">
            <text:p>18-09-2019</text:p>
          </table:table-cell>
          <table:table-cell table:formula="of:=IF([.E252]&lt;10000000000;[.E252];10000000000)" office:value-type="float" office:value="55782.4849149064" calcext:value-type="float">
            <text:p>55 782</text:p>
          </table:table-cell>
          <table:table-cell/>
          <table:table-cell table:formula="of:=[.F$2]*[.C251]^[.F$3]+[.F$4]*[.C251]^[.F$5]+[.F$6]*[.C25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9" calcext:value-type="date">
            <text:p>19-09-2019</text:p>
          </table:table-cell>
          <table:table-cell table:formula="of:=IF([.E253]&lt;10000000000;[.E253];10000000000)" office:value-type="float" office:value="55782.4849149064" calcext:value-type="float">
            <text:p>55 782</text:p>
          </table:table-cell>
          <table:table-cell/>
          <table:table-cell table:formula="of:=[.F$2]*[.C252]^[.F$3]+[.F$4]*[.C252]^[.F$5]+[.F$6]*[.C25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20" calcext:value-type="date">
            <text:p>20-09-2019</text:p>
          </table:table-cell>
          <table:table-cell table:formula="of:=IF([.E254]&lt;10000000000;[.E254];10000000000)" office:value-type="float" office:value="55782.4849149064" calcext:value-type="float">
            <text:p>55 782</text:p>
          </table:table-cell>
          <table:table-cell/>
          <table:table-cell table:formula="of:=[.F$2]*[.C253]^[.F$3]+[.F$4]*[.C253]^[.F$5]+[.F$6]*[.C25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1" calcext:value-type="date">
            <text:p>21-09-2019</text:p>
          </table:table-cell>
          <table:table-cell table:formula="of:=IF([.E255]&lt;10000000000;[.E255];10000000000)" office:value-type="float" office:value="55782.4849149064" calcext:value-type="float">
            <text:p>55 782</text:p>
          </table:table-cell>
          <table:table-cell/>
          <table:table-cell table:formula="of:=[.F$2]*[.C254]^[.F$3]+[.F$4]*[.C254]^[.F$5]+[.F$6]*[.C25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2" calcext:value-type="date">
            <text:p>22-09-2019</text:p>
          </table:table-cell>
          <table:table-cell table:formula="of:=IF([.E256]&lt;10000000000;[.E256];10000000000)" office:value-type="float" office:value="55782.4849149064" calcext:value-type="float">
            <text:p>55 782</text:p>
          </table:table-cell>
          <table:table-cell/>
          <table:table-cell table:formula="of:=[.F$2]*[.C255]^[.F$3]+[.F$4]*[.C255]^[.F$5]+[.F$6]*[.C25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3" calcext:value-type="date">
            <text:p>23-09-2019</text:p>
          </table:table-cell>
          <table:table-cell table:formula="of:=IF([.E257]&lt;10000000000;[.E257];10000000000)" office:value-type="float" office:value="55782.4849149064" calcext:value-type="float">
            <text:p>55 782</text:p>
          </table:table-cell>
          <table:table-cell/>
          <table:table-cell table:formula="of:=[.F$2]*[.C256]^[.F$3]+[.F$4]*[.C256]^[.F$5]+[.F$6]*[.C25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4" calcext:value-type="date">
            <text:p>24-09-2019</text:p>
          </table:table-cell>
          <table:table-cell table:formula="of:=IF([.E258]&lt;10000000000;[.E258];10000000000)" office:value-type="float" office:value="55782.4849149064" calcext:value-type="float">
            <text:p>55 782</text:p>
          </table:table-cell>
          <table:table-cell/>
          <table:table-cell table:formula="of:=[.F$2]*[.C257]^[.F$3]+[.F$4]*[.C257]^[.F$5]+[.F$6]*[.C25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5" calcext:value-type="date">
            <text:p>25-09-2019</text:p>
          </table:table-cell>
          <table:table-cell table:formula="of:=IF([.E259]&lt;10000000000;[.E259];10000000000)" office:value-type="float" office:value="55782.4849149064" calcext:value-type="float">
            <text:p>55 782</text:p>
          </table:table-cell>
          <table:table-cell/>
          <table:table-cell table:formula="of:=[.F$2]*[.C258]^[.F$3]+[.F$4]*[.C258]^[.F$5]+[.F$6]*[.C25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6" calcext:value-type="date">
            <text:p>26-09-2019</text:p>
          </table:table-cell>
          <table:table-cell table:formula="of:=IF([.E260]&lt;10000000000;[.E260];10000000000)" office:value-type="float" office:value="55782.4849149064" calcext:value-type="float">
            <text:p>55 782</text:p>
          </table:table-cell>
          <table:table-cell/>
          <table:table-cell table:formula="of:=[.F$2]*[.C259]^[.F$3]+[.F$4]*[.C259]^[.F$5]+[.F$6]*[.C25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7" calcext:value-type="date">
            <text:p>27-09-2019</text:p>
          </table:table-cell>
          <table:table-cell table:formula="of:=IF([.E261]&lt;10000000000;[.E261];10000000000)" office:value-type="float" office:value="55782.4849149064" calcext:value-type="float">
            <text:p>55 782</text:p>
          </table:table-cell>
          <table:table-cell/>
          <table:table-cell table:formula="of:=[.F$2]*[.C260]^[.F$3]+[.F$4]*[.C260]^[.F$5]+[.F$6]*[.C26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8" calcext:value-type="date">
            <text:p>28-09-2019</text:p>
          </table:table-cell>
          <table:table-cell table:formula="of:=IF([.E262]&lt;10000000000;[.E262];10000000000)" office:value-type="float" office:value="55782.4849149064" calcext:value-type="float">
            <text:p>55 782</text:p>
          </table:table-cell>
          <table:table-cell/>
          <table:table-cell table:formula="of:=[.F$2]*[.C261]^[.F$3]+[.F$4]*[.C261]^[.F$5]+[.F$6]*[.C26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9" calcext:value-type="date">
            <text:p>29-09-2019</text:p>
          </table:table-cell>
          <table:table-cell table:formula="of:=IF([.E263]&lt;10000000000;[.E263];10000000000)" office:value-type="float" office:value="55782.4849149064" calcext:value-type="float">
            <text:p>55 782</text:p>
          </table:table-cell>
          <table:table-cell/>
          <table:table-cell table:formula="of:=[.F$2]*[.C262]^[.F$3]+[.F$4]*[.C262]^[.F$5]+[.F$6]*[.C26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30" calcext:value-type="date">
            <text:p>30-09-2019</text:p>
          </table:table-cell>
          <table:table-cell table:formula="of:=IF([.E264]&lt;10000000000;[.E264];10000000000)" office:value-type="float" office:value="55782.4849149064" calcext:value-type="float">
            <text:p>55 782</text:p>
          </table:table-cell>
          <table:table-cell/>
          <table:table-cell table:formula="of:=[.F$2]*[.C263]^[.F$3]+[.F$4]*[.C263]^[.F$5]+[.F$6]*[.C26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10-01" calcext:value-type="date">
            <text:p>01-10-2019</text:p>
          </table:table-cell>
          <table:table-cell table:formula="of:=IF([.E265]&lt;10000000000;[.E265];10000000000)" office:value-type="float" office:value="55782.4849149064" calcext:value-type="float">
            <text:p>55 782</text:p>
          </table:table-cell>
          <table:table-cell/>
          <table:table-cell table:formula="of:=[.F$2]*[.C264]^[.F$3]+[.F$4]*[.C264]^[.F$5]+[.F$6]*[.C26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2" calcext:value-type="date">
            <text:p>02-10-2019</text:p>
          </table:table-cell>
          <table:table-cell table:formula="of:=IF([.E266]&lt;10000000000;[.E266];10000000000)" office:value-type="float" office:value="55782.4849149064" calcext:value-type="float">
            <text:p>55 782</text:p>
          </table:table-cell>
          <table:table-cell/>
          <table:table-cell table:formula="of:=[.F$2]*[.C265]^[.F$3]+[.F$4]*[.C265]^[.F$5]+[.F$6]*[.C26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3" calcext:value-type="date">
            <text:p>03-10-2019</text:p>
          </table:table-cell>
          <table:table-cell table:formula="of:=IF([.E267]&lt;10000000000;[.E267];10000000000)" office:value-type="float" office:value="55782.4849149064" calcext:value-type="float">
            <text:p>55 782</text:p>
          </table:table-cell>
          <table:table-cell/>
          <table:table-cell table:formula="of:=[.F$2]*[.C266]^[.F$3]+[.F$4]*[.C266]^[.F$5]+[.F$6]*[.C26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4" calcext:value-type="date">
            <text:p>04-10-2019</text:p>
          </table:table-cell>
          <table:table-cell table:formula="of:=IF([.E268]&lt;10000000000;[.E268];10000000000)" office:value-type="float" office:value="55782.4849149064" calcext:value-type="float">
            <text:p>55 782</text:p>
          </table:table-cell>
          <table:table-cell/>
          <table:table-cell table:formula="of:=[.F$2]*[.C267]^[.F$3]+[.F$4]*[.C267]^[.F$5]+[.F$6]*[.C26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5" calcext:value-type="date">
            <text:p>05-10-2019</text:p>
          </table:table-cell>
          <table:table-cell table:formula="of:=IF([.E269]&lt;10000000000;[.E269];10000000000)" office:value-type="float" office:value="55782.4849149064" calcext:value-type="float">
            <text:p>55 782</text:p>
          </table:table-cell>
          <table:table-cell/>
          <table:table-cell table:formula="of:=[.F$2]*[.C268]^[.F$3]+[.F$4]*[.C268]^[.F$5]+[.F$6]*[.C26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6" calcext:value-type="date">
            <text:p>06-10-2019</text:p>
          </table:table-cell>
          <table:table-cell table:formula="of:=IF([.E270]&lt;10000000000;[.E270];10000000000)" office:value-type="float" office:value="55782.4849149064" calcext:value-type="float">
            <text:p>55 782</text:p>
          </table:table-cell>
          <table:table-cell/>
          <table:table-cell table:formula="of:=[.F$2]*[.C269]^[.F$3]+[.F$4]*[.C269]^[.F$5]+[.F$6]*[.C26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7" calcext:value-type="date">
            <text:p>07-10-2019</text:p>
          </table:table-cell>
          <table:table-cell table:formula="of:=IF([.E271]&lt;10000000000;[.E271];10000000000)" office:value-type="float" office:value="55782.4849149064" calcext:value-type="float">
            <text:p>55 782</text:p>
          </table:table-cell>
          <table:table-cell/>
          <table:table-cell table:formula="of:=[.F$2]*[.C270]^[.F$3]+[.F$4]*[.C270]^[.F$5]+[.F$6]*[.C27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8" calcext:value-type="date">
            <text:p>08-10-2019</text:p>
          </table:table-cell>
          <table:table-cell table:formula="of:=IF([.E272]&lt;10000000000;[.E272];10000000000)" office:value-type="float" office:value="55782.4849149064" calcext:value-type="float">
            <text:p>55 782</text:p>
          </table:table-cell>
          <table:table-cell/>
          <table:table-cell table:formula="of:=[.F$2]*[.C271]^[.F$3]+[.F$4]*[.C271]^[.F$5]+[.F$6]*[.C27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9" calcext:value-type="date">
            <text:p>09-10-2019</text:p>
          </table:table-cell>
          <table:table-cell table:formula="of:=IF([.E273]&lt;10000000000;[.E273];10000000000)" office:value-type="float" office:value="55782.4849149064" calcext:value-type="float">
            <text:p>55 782</text:p>
          </table:table-cell>
          <table:table-cell/>
          <table:table-cell table:formula="of:=[.F$2]*[.C272]^[.F$3]+[.F$4]*[.C272]^[.F$5]+[.F$6]*[.C27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10" calcext:value-type="date">
            <text:p>10-10-2019</text:p>
          </table:table-cell>
          <table:table-cell table:formula="of:=IF([.E274]&lt;10000000000;[.E274];10000000000)" office:value-type="float" office:value="55782.4849149064" calcext:value-type="float">
            <text:p>55 782</text:p>
          </table:table-cell>
          <table:table-cell/>
          <table:table-cell table:formula="of:=[.F$2]*[.C273]^[.F$3]+[.F$4]*[.C273]^[.F$5]+[.F$6]*[.C27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1" calcext:value-type="date">
            <text:p>11-10-2019</text:p>
          </table:table-cell>
          <table:table-cell table:formula="of:=IF([.E275]&lt;10000000000;[.E275];10000000000)" office:value-type="float" office:value="55782.4849149064" calcext:value-type="float">
            <text:p>55 782</text:p>
          </table:table-cell>
          <table:table-cell/>
          <table:table-cell table:formula="of:=[.F$2]*[.C274]^[.F$3]+[.F$4]*[.C274]^[.F$5]+[.F$6]*[.C27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2" calcext:value-type="date">
            <text:p>12-10-2019</text:p>
          </table:table-cell>
          <table:table-cell table:formula="of:=IF([.E276]&lt;10000000000;[.E276];10000000000)" office:value-type="float" office:value="55782.4849149064" calcext:value-type="float">
            <text:p>55 782</text:p>
          </table:table-cell>
          <table:table-cell/>
          <table:table-cell table:formula="of:=[.F$2]*[.C275]^[.F$3]+[.F$4]*[.C275]^[.F$5]+[.F$6]*[.C27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3" calcext:value-type="date">
            <text:p>13-10-2019</text:p>
          </table:table-cell>
          <table:table-cell table:formula="of:=IF([.E277]&lt;10000000000;[.E277];10000000000)" office:value-type="float" office:value="55782.4849149064" calcext:value-type="float">
            <text:p>55 782</text:p>
          </table:table-cell>
          <table:table-cell/>
          <table:table-cell table:formula="of:=[.F$2]*[.C276]^[.F$3]+[.F$4]*[.C276]^[.F$5]+[.F$6]*[.C27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4" calcext:value-type="date">
            <text:p>14-10-2019</text:p>
          </table:table-cell>
          <table:table-cell table:formula="of:=IF([.E278]&lt;10000000000;[.E278];10000000000)" office:value-type="float" office:value="55782.4849149064" calcext:value-type="float">
            <text:p>55 782</text:p>
          </table:table-cell>
          <table:table-cell/>
          <table:table-cell table:formula="of:=[.F$2]*[.C277]^[.F$3]+[.F$4]*[.C277]^[.F$5]+[.F$6]*[.C27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5" calcext:value-type="date">
            <text:p>15-10-2019</text:p>
          </table:table-cell>
          <table:table-cell table:formula="of:=IF([.E279]&lt;10000000000;[.E279];10000000000)" office:value-type="float" office:value="55782.4849149064" calcext:value-type="float">
            <text:p>55 782</text:p>
          </table:table-cell>
          <table:table-cell/>
          <table:table-cell table:formula="of:=[.F$2]*[.C278]^[.F$3]+[.F$4]*[.C278]^[.F$5]+[.F$6]*[.C27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6" calcext:value-type="date">
            <text:p>16-10-2019</text:p>
          </table:table-cell>
          <table:table-cell table:formula="of:=IF([.E280]&lt;10000000000;[.E280];10000000000)" office:value-type="float" office:value="55782.4849149064" calcext:value-type="float">
            <text:p>55 782</text:p>
          </table:table-cell>
          <table:table-cell/>
          <table:table-cell table:formula="of:=[.F$2]*[.C279]^[.F$3]+[.F$4]*[.C279]^[.F$5]+[.F$6]*[.C27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7" calcext:value-type="date">
            <text:p>17-10-2019</text:p>
          </table:table-cell>
          <table:table-cell table:formula="of:=IF([.E281]&lt;10000000000;[.E281];10000000000)" office:value-type="float" office:value="55782.4849149064" calcext:value-type="float">
            <text:p>55 782</text:p>
          </table:table-cell>
          <table:table-cell/>
          <table:table-cell table:formula="of:=[.F$2]*[.C280]^[.F$3]+[.F$4]*[.C280]^[.F$5]+[.F$6]*[.C28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8" calcext:value-type="date">
            <text:p>18-10-2019</text:p>
          </table:table-cell>
          <table:table-cell table:formula="of:=IF([.E282]&lt;10000000000;[.E282];10000000000)" office:value-type="float" office:value="55782.4849149064" calcext:value-type="float">
            <text:p>55 782</text:p>
          </table:table-cell>
          <table:table-cell/>
          <table:table-cell table:formula="of:=[.F$2]*[.C281]^[.F$3]+[.F$4]*[.C281]^[.F$5]+[.F$6]*[.C28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9" calcext:value-type="date">
            <text:p>19-10-2019</text:p>
          </table:table-cell>
          <table:table-cell table:formula="of:=IF([.E283]&lt;10000000000;[.E283];10000000000)" office:value-type="float" office:value="55782.4849149064" calcext:value-type="float">
            <text:p>55 782</text:p>
          </table:table-cell>
          <table:table-cell/>
          <table:table-cell table:formula="of:=[.F$2]*[.C282]^[.F$3]+[.F$4]*[.C282]^[.F$5]+[.F$6]*[.C28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20" calcext:value-type="date">
            <text:p>20-10-2019</text:p>
          </table:table-cell>
          <table:table-cell table:formula="of:=IF([.E284]&lt;10000000000;[.E284];10000000000)" office:value-type="float" office:value="55782.4849149064" calcext:value-type="float">
            <text:p>55 782</text:p>
          </table:table-cell>
          <table:table-cell/>
          <table:table-cell table:formula="of:=[.F$2]*[.C283]^[.F$3]+[.F$4]*[.C283]^[.F$5]+[.F$6]*[.C28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1" calcext:value-type="date">
            <text:p>21-10-2019</text:p>
          </table:table-cell>
          <table:table-cell table:formula="of:=IF([.E285]&lt;10000000000;[.E285];10000000000)" office:value-type="float" office:value="55782.4849149064" calcext:value-type="float">
            <text:p>55 782</text:p>
          </table:table-cell>
          <table:table-cell/>
          <table:table-cell table:formula="of:=[.F$2]*[.C284]^[.F$3]+[.F$4]*[.C284]^[.F$5]+[.F$6]*[.C28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2" calcext:value-type="date">
            <text:p>22-10-2019</text:p>
          </table:table-cell>
          <table:table-cell table:formula="of:=IF([.E286]&lt;10000000000;[.E286];10000000000)" office:value-type="float" office:value="55782.4849149064" calcext:value-type="float">
            <text:p>55 782</text:p>
          </table:table-cell>
          <table:table-cell/>
          <table:table-cell table:formula="of:=[.F$2]*[.C285]^[.F$3]+[.F$4]*[.C285]^[.F$5]+[.F$6]*[.C28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3" calcext:value-type="date">
            <text:p>23-10-2019</text:p>
          </table:table-cell>
          <table:table-cell table:formula="of:=IF([.E287]&lt;10000000000;[.E287];10000000000)" office:value-type="float" office:value="55782.4849149064" calcext:value-type="float">
            <text:p>55 782</text:p>
          </table:table-cell>
          <table:table-cell/>
          <table:table-cell table:formula="of:=[.F$2]*[.C286]^[.F$3]+[.F$4]*[.C286]^[.F$5]+[.F$6]*[.C28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4" calcext:value-type="date">
            <text:p>24-10-2019</text:p>
          </table:table-cell>
          <table:table-cell table:formula="of:=IF([.E288]&lt;10000000000;[.E288];10000000000)" office:value-type="float" office:value="55782.4849149064" calcext:value-type="float">
            <text:p>55 782</text:p>
          </table:table-cell>
          <table:table-cell/>
          <table:table-cell table:formula="of:=[.F$2]*[.C287]^[.F$3]+[.F$4]*[.C287]^[.F$5]+[.F$6]*[.C28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5" calcext:value-type="date">
            <text:p>25-10-2019</text:p>
          </table:table-cell>
          <table:table-cell table:formula="of:=IF([.E289]&lt;10000000000;[.E289];10000000000)" office:value-type="float" office:value="55782.4849149064" calcext:value-type="float">
            <text:p>55 782</text:p>
          </table:table-cell>
          <table:table-cell/>
          <table:table-cell table:formula="of:=[.F$2]*[.C288]^[.F$3]+[.F$4]*[.C288]^[.F$5]+[.F$6]*[.C28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6" calcext:value-type="date">
            <text:p>26-10-2019</text:p>
          </table:table-cell>
          <table:table-cell table:formula="of:=IF([.E290]&lt;10000000000;[.E290];10000000000)" office:value-type="float" office:value="55782.4849149064" calcext:value-type="float">
            <text:p>55 782</text:p>
          </table:table-cell>
          <table:table-cell/>
          <table:table-cell table:formula="of:=[.F$2]*[.C289]^[.F$3]+[.F$4]*[.C289]^[.F$5]+[.F$6]*[.C28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7" calcext:value-type="date">
            <text:p>27-10-2019</text:p>
          </table:table-cell>
          <table:table-cell table:formula="of:=IF([.E291]&lt;10000000000;[.E291];10000000000)" office:value-type="float" office:value="55782.4849149064" calcext:value-type="float">
            <text:p>55 782</text:p>
          </table:table-cell>
          <table:table-cell/>
          <table:table-cell table:formula="of:=[.F$2]*[.C290]^[.F$3]+[.F$4]*[.C290]^[.F$5]+[.F$6]*[.C29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8" calcext:value-type="date">
            <text:p>28-10-2019</text:p>
          </table:table-cell>
          <table:table-cell table:formula="of:=IF([.E292]&lt;10000000000;[.E292];10000000000)" office:value-type="float" office:value="55782.4849149064" calcext:value-type="float">
            <text:p>55 782</text:p>
          </table:table-cell>
          <table:table-cell/>
          <table:table-cell table:formula="of:=[.F$2]*[.C291]^[.F$3]+[.F$4]*[.C291]^[.F$5]+[.F$6]*[.C29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9" calcext:value-type="date">
            <text:p>29-10-2019</text:p>
          </table:table-cell>
          <table:table-cell table:formula="of:=IF([.E293]&lt;10000000000;[.E293];10000000000)" office:value-type="float" office:value="55782.4849149064" calcext:value-type="float">
            <text:p>55 782</text:p>
          </table:table-cell>
          <table:table-cell/>
          <table:table-cell table:formula="of:=[.F$2]*[.C292]^[.F$3]+[.F$4]*[.C292]^[.F$5]+[.F$6]*[.C29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30" calcext:value-type="date">
            <text:p>30-10-2019</text:p>
          </table:table-cell>
          <table:table-cell table:formula="of:=IF([.E294]&lt;10000000000;[.E294];10000000000)" office:value-type="float" office:value="55782.4849149064" calcext:value-type="float">
            <text:p>55 782</text:p>
          </table:table-cell>
          <table:table-cell/>
          <table:table-cell table:formula="of:=[.F$2]*[.C293]^[.F$3]+[.F$4]*[.C293]^[.F$5]+[.F$6]*[.C29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1" calcext:value-type="date">
            <text:p>31-10-2019</text:p>
          </table:table-cell>
          <table:table-cell table:formula="of:=IF([.E295]&lt;10000000000;[.E295];10000000000)" office:value-type="float" office:value="55782.4849149064" calcext:value-type="float">
            <text:p>55 782</text:p>
          </table:table-cell>
          <table:table-cell/>
          <table:table-cell table:formula="of:=[.F$2]*[.C294]^[.F$3]+[.F$4]*[.C294]^[.F$5]+[.F$6]*[.C29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1-01" calcext:value-type="date">
            <text:p>01-11-2019</text:p>
          </table:table-cell>
          <table:table-cell table:formula="of:=IF([.E296]&lt;10000000000;[.E296];10000000000)" office:value-type="float" office:value="55782.4849149064" calcext:value-type="float">
            <text:p>55 782</text:p>
          </table:table-cell>
          <table:table-cell/>
          <table:table-cell table:formula="of:=[.F$2]*[.C295]^[.F$3]+[.F$4]*[.C295]^[.F$5]+[.F$6]*[.C29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2" calcext:value-type="date">
            <text:p>02-11-2019</text:p>
          </table:table-cell>
          <table:table-cell table:formula="of:=IF([.E297]&lt;10000000000;[.E297];10000000000)" office:value-type="float" office:value="55782.4849149064" calcext:value-type="float">
            <text:p>55 782</text:p>
          </table:table-cell>
          <table:table-cell/>
          <table:table-cell table:formula="of:=[.F$2]*[.C296]^[.F$3]+[.F$4]*[.C296]^[.F$5]+[.F$6]*[.C29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3" calcext:value-type="date">
            <text:p>03-11-2019</text:p>
          </table:table-cell>
          <table:table-cell table:formula="of:=IF([.E298]&lt;10000000000;[.E298];10000000000)" office:value-type="float" office:value="55782.4849149064" calcext:value-type="float">
            <text:p>55 782</text:p>
          </table:table-cell>
          <table:table-cell/>
          <table:table-cell table:formula="of:=[.F$2]*[.C297]^[.F$3]+[.F$4]*[.C297]^[.F$5]+[.F$6]*[.C29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4" calcext:value-type="date">
            <text:p>04-11-2019</text:p>
          </table:table-cell>
          <table:table-cell table:formula="of:=IF([.E299]&lt;10000000000;[.E299];10000000000)" office:value-type="float" office:value="55782.4849149064" calcext:value-type="float">
            <text:p>55 782</text:p>
          </table:table-cell>
          <table:table-cell/>
          <table:table-cell table:formula="of:=[.F$2]*[.C298]^[.F$3]+[.F$4]*[.C298]^[.F$5]+[.F$6]*[.C29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5" calcext:value-type="date">
            <text:p>05-11-2019</text:p>
          </table:table-cell>
          <table:table-cell table:formula="of:=IF([.E300]&lt;10000000000;[.E300];10000000000)" office:value-type="float" office:value="55782.4849149064" calcext:value-type="float">
            <text:p>55 782</text:p>
          </table:table-cell>
          <table:table-cell/>
          <table:table-cell table:formula="of:=[.F$2]*[.C299]^[.F$3]+[.F$4]*[.C299]^[.F$5]+[.F$6]*[.C29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6" calcext:value-type="date">
            <text:p>06-11-2019</text:p>
          </table:table-cell>
          <table:table-cell table:formula="of:=IF([.E301]&lt;10000000000;[.E301];10000000000)" office:value-type="float" office:value="55782.4849149064" calcext:value-type="float">
            <text:p>55 782</text:p>
          </table:table-cell>
          <table:table-cell/>
          <table:table-cell table:formula="of:=[.F$2]*[.C300]^[.F$3]+[.F$4]*[.C300]^[.F$5]+[.F$6]*[.C30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7" calcext:value-type="date">
            <text:p>07-11-2019</text:p>
          </table:table-cell>
          <table:table-cell table:formula="of:=IF([.E302]&lt;10000000000;[.E302];10000000000)" office:value-type="float" office:value="55782.4849149064" calcext:value-type="float">
            <text:p>55 782</text:p>
          </table:table-cell>
          <table:table-cell/>
          <table:table-cell table:formula="of:=[.F$2]*[.C301]^[.F$3]+[.F$4]*[.C301]^[.F$5]+[.F$6]*[.C30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8" calcext:value-type="date">
            <text:p>08-11-2019</text:p>
          </table:table-cell>
          <table:table-cell table:formula="of:=IF([.E303]&lt;10000000000;[.E303];10000000000)" office:value-type="float" office:value="55782.4849149064" calcext:value-type="float">
            <text:p>55 782</text:p>
          </table:table-cell>
          <table:table-cell/>
          <table:table-cell table:formula="of:=[.F$2]*[.C302]^[.F$3]+[.F$4]*[.C302]^[.F$5]+[.F$6]*[.C30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9" calcext:value-type="date">
            <text:p>09-11-2019</text:p>
          </table:table-cell>
          <table:table-cell table:formula="of:=IF([.E304]&lt;10000000000;[.E304];10000000000)" office:value-type="float" office:value="55782.4849149064" calcext:value-type="float">
            <text:p>55 782</text:p>
          </table:table-cell>
          <table:table-cell/>
          <table:table-cell table:formula="of:=[.F$2]*[.C303]^[.F$3]+[.F$4]*[.C303]^[.F$5]+[.F$6]*[.C30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10" calcext:value-type="date">
            <text:p>10-11-2019</text:p>
          </table:table-cell>
          <table:table-cell table:formula="of:=IF([.E305]&lt;10000000000;[.E305];10000000000)" office:value-type="float" office:value="55782.4849149064" calcext:value-type="float">
            <text:p>55 782</text:p>
          </table:table-cell>
          <table:table-cell/>
          <table:table-cell table:formula="of:=[.F$2]*[.C304]^[.F$3]+[.F$4]*[.C304]^[.F$5]+[.F$6]*[.C30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1" calcext:value-type="date">
            <text:p>11-11-2019</text:p>
          </table:table-cell>
          <table:table-cell table:formula="of:=IF([.E306]&lt;10000000000;[.E306];10000000000)" office:value-type="float" office:value="55782.4849149064" calcext:value-type="float">
            <text:p>55 782</text:p>
          </table:table-cell>
          <table:table-cell/>
          <table:table-cell table:formula="of:=[.F$2]*[.C305]^[.F$3]+[.F$4]*[.C305]^[.F$5]+[.F$6]*[.C30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2" calcext:value-type="date">
            <text:p>12-11-2019</text:p>
          </table:table-cell>
          <table:table-cell table:formula="of:=IF([.E307]&lt;10000000000;[.E307];10000000000)" office:value-type="float" office:value="55782.4849149064" calcext:value-type="float">
            <text:p>55 782</text:p>
          </table:table-cell>
          <table:table-cell/>
          <table:table-cell table:formula="of:=[.F$2]*[.C306]^[.F$3]+[.F$4]*[.C306]^[.F$5]+[.F$6]*[.C30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3" calcext:value-type="date">
            <text:p>13-11-2019</text:p>
          </table:table-cell>
          <table:table-cell table:formula="of:=IF([.E308]&lt;10000000000;[.E308];10000000000)" office:value-type="float" office:value="55782.4849149064" calcext:value-type="float">
            <text:p>55 782</text:p>
          </table:table-cell>
          <table:table-cell/>
          <table:table-cell table:formula="of:=[.F$2]*[.C307]^[.F$3]+[.F$4]*[.C307]^[.F$5]+[.F$6]*[.C30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4" calcext:value-type="date">
            <text:p>14-11-2019</text:p>
          </table:table-cell>
          <table:table-cell table:formula="of:=IF([.E309]&lt;10000000000;[.E309];10000000000)" office:value-type="float" office:value="55782.4849149064" calcext:value-type="float">
            <text:p>55 782</text:p>
          </table:table-cell>
          <table:table-cell/>
          <table:table-cell table:formula="of:=[.F$2]*[.C308]^[.F$3]+[.F$4]*[.C308]^[.F$5]+[.F$6]*[.C30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5" calcext:value-type="date">
            <text:p>15-11-2019</text:p>
          </table:table-cell>
          <table:table-cell table:formula="of:=IF([.E310]&lt;10000000000;[.E310];10000000000)" office:value-type="float" office:value="55782.4849149064" calcext:value-type="float">
            <text:p>55 782</text:p>
          </table:table-cell>
          <table:table-cell/>
          <table:table-cell table:formula="of:=[.F$2]*[.C309]^[.F$3]+[.F$4]*[.C309]^[.F$5]+[.F$6]*[.C30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6" calcext:value-type="date">
            <text:p>16-11-2019</text:p>
          </table:table-cell>
          <table:table-cell table:formula="of:=IF([.E311]&lt;10000000000;[.E311];10000000000)" office:value-type="float" office:value="55782.4849149064" calcext:value-type="float">
            <text:p>55 782</text:p>
          </table:table-cell>
          <table:table-cell/>
          <table:table-cell table:formula="of:=[.F$2]*[.C310]^[.F$3]+[.F$4]*[.C310]^[.F$5]+[.F$6]*[.C31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7" calcext:value-type="date">
            <text:p>17-11-2019</text:p>
          </table:table-cell>
          <table:table-cell table:formula="of:=IF([.E312]&lt;10000000000;[.E312];10000000000)" office:value-type="float" office:value="55782.4849149064" calcext:value-type="float">
            <text:p>55 782</text:p>
          </table:table-cell>
          <table:table-cell/>
          <table:table-cell table:formula="of:=[.F$2]*[.C311]^[.F$3]+[.F$4]*[.C311]^[.F$5]+[.F$6]*[.C31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8" calcext:value-type="date">
            <text:p>18-11-2019</text:p>
          </table:table-cell>
          <table:table-cell table:formula="of:=IF([.E313]&lt;10000000000;[.E313];10000000000)" office:value-type="float" office:value="55782.4849149064" calcext:value-type="float">
            <text:p>55 782</text:p>
          </table:table-cell>
          <table:table-cell/>
          <table:table-cell table:formula="of:=[.F$2]*[.C312]^[.F$3]+[.F$4]*[.C312]^[.F$5]+[.F$6]*[.C31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9" calcext:value-type="date">
            <text:p>19-11-2019</text:p>
          </table:table-cell>
          <table:table-cell table:formula="of:=IF([.E314]&lt;10000000000;[.E314];10000000000)" office:value-type="float" office:value="55782.4849149064" calcext:value-type="float">
            <text:p>55 782</text:p>
          </table:table-cell>
          <table:table-cell/>
          <table:table-cell table:formula="of:=[.F$2]*[.C313]^[.F$3]+[.F$4]*[.C313]^[.F$5]+[.F$6]*[.C31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20" calcext:value-type="date">
            <text:p>20-11-2019</text:p>
          </table:table-cell>
          <table:table-cell table:formula="of:=IF([.E315]&lt;10000000000;[.E315];10000000000)" office:value-type="float" office:value="55782.4849149064" calcext:value-type="float">
            <text:p>55 782</text:p>
          </table:table-cell>
          <table:table-cell/>
          <table:table-cell table:formula="of:=[.F$2]*[.C314]^[.F$3]+[.F$4]*[.C314]^[.F$5]+[.F$6]*[.C31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1" calcext:value-type="date">
            <text:p>21-11-2019</text:p>
          </table:table-cell>
          <table:table-cell table:formula="of:=IF([.E316]&lt;10000000000;[.E316];10000000000)" office:value-type="float" office:value="55782.4849149064" calcext:value-type="float">
            <text:p>55 782</text:p>
          </table:table-cell>
          <table:table-cell/>
          <table:table-cell table:formula="of:=[.F$2]*[.C315]^[.F$3]+[.F$4]*[.C315]^[.F$5]+[.F$6]*[.C31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2" calcext:value-type="date">
            <text:p>22-11-2019</text:p>
          </table:table-cell>
          <table:table-cell table:formula="of:=IF([.E317]&lt;10000000000;[.E317];10000000000)" office:value-type="float" office:value="55782.4849149064" calcext:value-type="float">
            <text:p>55 782</text:p>
          </table:table-cell>
          <table:table-cell/>
          <table:table-cell table:formula="of:=[.F$2]*[.C316]^[.F$3]+[.F$4]*[.C316]^[.F$5]+[.F$6]*[.C31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3" calcext:value-type="date">
            <text:p>23-11-2019</text:p>
          </table:table-cell>
          <table:table-cell table:formula="of:=IF([.E318]&lt;10000000000;[.E318];10000000000)" office:value-type="float" office:value="55782.4849149064" calcext:value-type="float">
            <text:p>55 782</text:p>
          </table:table-cell>
          <table:table-cell/>
          <table:table-cell table:formula="of:=[.F$2]*[.C317]^[.F$3]+[.F$4]*[.C317]^[.F$5]+[.F$6]*[.C31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4" calcext:value-type="date">
            <text:p>24-11-2019</text:p>
          </table:table-cell>
          <table:table-cell table:formula="of:=IF([.E319]&lt;10000000000;[.E319];10000000000)" office:value-type="float" office:value="55782.4849149064" calcext:value-type="float">
            <text:p>55 782</text:p>
          </table:table-cell>
          <table:table-cell/>
          <table:table-cell table:formula="of:=[.F$2]*[.C318]^[.F$3]+[.F$4]*[.C318]^[.F$5]+[.F$6]*[.C31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5" calcext:value-type="date">
            <text:p>25-11-2019</text:p>
          </table:table-cell>
          <table:table-cell table:formula="of:=IF([.E320]&lt;10000000000;[.E320];10000000000)" office:value-type="float" office:value="55782.4849149064" calcext:value-type="float">
            <text:p>55 782</text:p>
          </table:table-cell>
          <table:table-cell/>
          <table:table-cell table:formula="of:=[.F$2]*[.C319]^[.F$3]+[.F$4]*[.C319]^[.F$5]+[.F$6]*[.C31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6" calcext:value-type="date">
            <text:p>26-11-2019</text:p>
          </table:table-cell>
          <table:table-cell table:formula="of:=IF([.E321]&lt;10000000000;[.E321];10000000000)" office:value-type="float" office:value="55782.4849149064" calcext:value-type="float">
            <text:p>55 782</text:p>
          </table:table-cell>
          <table:table-cell/>
          <table:table-cell table:formula="of:=[.F$2]*[.C320]^[.F$3]+[.F$4]*[.C320]^[.F$5]+[.F$6]*[.C32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7" calcext:value-type="date">
            <text:p>27-11-2019</text:p>
          </table:table-cell>
          <table:table-cell table:formula="of:=IF([.E322]&lt;10000000000;[.E322];10000000000)" office:value-type="float" office:value="55782.4849149064" calcext:value-type="float">
            <text:p>55 782</text:p>
          </table:table-cell>
          <table:table-cell/>
          <table:table-cell table:formula="of:=[.F$2]*[.C321]^[.F$3]+[.F$4]*[.C321]^[.F$5]+[.F$6]*[.C32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8" calcext:value-type="date">
            <text:p>28-11-2019</text:p>
          </table:table-cell>
          <table:table-cell table:formula="of:=IF([.E323]&lt;10000000000;[.E323];10000000000)" office:value-type="float" office:value="55782.4849149064" calcext:value-type="float">
            <text:p>55 782</text:p>
          </table:table-cell>
          <table:table-cell/>
          <table:table-cell table:formula="of:=[.F$2]*[.C322]^[.F$3]+[.F$4]*[.C322]^[.F$5]+[.F$6]*[.C32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9" calcext:value-type="date">
            <text:p>29-11-2019</text:p>
          </table:table-cell>
          <table:table-cell table:formula="of:=IF([.E324]&lt;10000000000;[.E324];10000000000)" office:value-type="float" office:value="55782.4849149064" calcext:value-type="float">
            <text:p>55 782</text:p>
          </table:table-cell>
          <table:table-cell/>
          <table:table-cell table:formula="of:=[.F$2]*[.C323]^[.F$3]+[.F$4]*[.C323]^[.F$5]+[.F$6]*[.C32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30" calcext:value-type="date">
            <text:p>30-11-2019</text:p>
          </table:table-cell>
          <table:table-cell table:formula="of:=IF([.E325]&lt;10000000000;[.E325];10000000000)" office:value-type="float" office:value="55782.4849149064" calcext:value-type="float">
            <text:p>55 782</text:p>
          </table:table-cell>
          <table:table-cell/>
          <table:table-cell table:formula="of:=[.F$2]*[.C324]^[.F$3]+[.F$4]*[.C324]^[.F$5]+[.F$6]*[.C32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2-01" calcext:value-type="date">
            <text:p>01-12-2019</text:p>
          </table:table-cell>
          <table:table-cell table:formula="of:=IF([.E326]&lt;10000000000;[.E326];10000000000)" office:value-type="float" office:value="55782.4849149064" calcext:value-type="float">
            <text:p>55 782</text:p>
          </table:table-cell>
          <table:table-cell/>
          <table:table-cell table:formula="of:=[.F$2]*[.C325]^[.F$3]+[.F$4]*[.C325]^[.F$5]+[.F$6]*[.C32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2" calcext:value-type="date">
            <text:p>02-12-2019</text:p>
          </table:table-cell>
          <table:table-cell table:formula="of:=IF([.E327]&lt;10000000000;[.E327];10000000000)" office:value-type="float" office:value="55782.4849149064" calcext:value-type="float">
            <text:p>55 782</text:p>
          </table:table-cell>
          <table:table-cell/>
          <table:table-cell table:formula="of:=[.F$2]*[.C326]^[.F$3]+[.F$4]*[.C326]^[.F$5]+[.F$6]*[.C32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3" calcext:value-type="date">
            <text:p>03-12-2019</text:p>
          </table:table-cell>
          <table:table-cell table:formula="of:=IF([.E328]&lt;10000000000;[.E328];10000000000)" office:value-type="float" office:value="55782.4849149064" calcext:value-type="float">
            <text:p>55 782</text:p>
          </table:table-cell>
          <table:table-cell/>
          <table:table-cell table:formula="of:=[.F$2]*[.C327]^[.F$3]+[.F$4]*[.C327]^[.F$5]+[.F$6]*[.C32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4" calcext:value-type="date">
            <text:p>04-12-2019</text:p>
          </table:table-cell>
          <table:table-cell table:formula="of:=IF([.E329]&lt;10000000000;[.E329];10000000000)" office:value-type="float" office:value="55782.4849149064" calcext:value-type="float">
            <text:p>55 782</text:p>
          </table:table-cell>
          <table:table-cell/>
          <table:table-cell table:formula="of:=[.F$2]*[.C328]^[.F$3]+[.F$4]*[.C328]^[.F$5]+[.F$6]*[.C32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5" calcext:value-type="date">
            <text:p>05-12-2019</text:p>
          </table:table-cell>
          <table:table-cell table:formula="of:=IF([.E330]&lt;10000000000;[.E330];10000000000)" office:value-type="float" office:value="55782.4849149064" calcext:value-type="float">
            <text:p>55 782</text:p>
          </table:table-cell>
          <table:table-cell/>
          <table:table-cell table:formula="of:=[.F$2]*[.C329]^[.F$3]+[.F$4]*[.C329]^[.F$5]+[.F$6]*[.C32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6" calcext:value-type="date">
            <text:p>06-12-2019</text:p>
          </table:table-cell>
          <table:table-cell table:formula="of:=IF([.E331]&lt;10000000000;[.E331];10000000000)" office:value-type="float" office:value="55782.4849149064" calcext:value-type="float">
            <text:p>55 782</text:p>
          </table:table-cell>
          <table:table-cell/>
          <table:table-cell table:formula="of:=[.F$2]*[.C330]^[.F$3]+[.F$4]*[.C330]^[.F$5]+[.F$6]*[.C33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7" calcext:value-type="date">
            <text:p>07-12-2019</text:p>
          </table:table-cell>
          <table:table-cell table:formula="of:=IF([.E332]&lt;10000000000;[.E332];10000000000)" office:value-type="float" office:value="55782.4849149064" calcext:value-type="float">
            <text:p>55 782</text:p>
          </table:table-cell>
          <table:table-cell/>
          <table:table-cell table:formula="of:=[.F$2]*[.C331]^[.F$3]+[.F$4]*[.C331]^[.F$5]+[.F$6]*[.C33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8" calcext:value-type="date">
            <text:p>08-12-2019</text:p>
          </table:table-cell>
          <table:table-cell table:formula="of:=IF([.E333]&lt;10000000000;[.E333];10000000000)" office:value-type="float" office:value="55782.4849149064" calcext:value-type="float">
            <text:p>55 782</text:p>
          </table:table-cell>
          <table:table-cell/>
          <table:table-cell table:formula="of:=[.F$2]*[.C332]^[.F$3]+[.F$4]*[.C332]^[.F$5]+[.F$6]*[.C33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9" calcext:value-type="date">
            <text:p>09-12-2019</text:p>
          </table:table-cell>
          <table:table-cell table:formula="of:=IF([.E334]&lt;10000000000;[.E334];10000000000)" office:value-type="float" office:value="55782.4849149064" calcext:value-type="float">
            <text:p>55 782</text:p>
          </table:table-cell>
          <table:table-cell/>
          <table:table-cell table:formula="of:=[.F$2]*[.C333]^[.F$3]+[.F$4]*[.C333]^[.F$5]+[.F$6]*[.C33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10" calcext:value-type="date">
            <text:p>10-12-2019</text:p>
          </table:table-cell>
          <table:table-cell table:formula="of:=IF([.E335]&lt;10000000000;[.E335];10000000000)" office:value-type="float" office:value="55782.4849149064" calcext:value-type="float">
            <text:p>55 782</text:p>
          </table:table-cell>
          <table:table-cell/>
          <table:table-cell table:formula="of:=[.F$2]*[.C334]^[.F$3]+[.F$4]*[.C334]^[.F$5]+[.F$6]*[.C33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1" calcext:value-type="date">
            <text:p>11-12-2019</text:p>
          </table:table-cell>
          <table:table-cell table:formula="of:=IF([.E336]&lt;10000000000;[.E336];10000000000)" office:value-type="float" office:value="55782.4849149064" calcext:value-type="float">
            <text:p>55 782</text:p>
          </table:table-cell>
          <table:table-cell/>
          <table:table-cell table:formula="of:=[.F$2]*[.C335]^[.F$3]+[.F$4]*[.C335]^[.F$5]+[.F$6]*[.C33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2" calcext:value-type="date">
            <text:p>12-12-2019</text:p>
          </table:table-cell>
          <table:table-cell table:formula="of:=IF([.E337]&lt;10000000000;[.E337];10000000000)" office:value-type="float" office:value="55782.4849149064" calcext:value-type="float">
            <text:p>55 782</text:p>
          </table:table-cell>
          <table:table-cell/>
          <table:table-cell table:formula="of:=[.F$2]*[.C336]^[.F$3]+[.F$4]*[.C336]^[.F$5]+[.F$6]*[.C33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3" calcext:value-type="date">
            <text:p>13-12-2019</text:p>
          </table:table-cell>
          <table:table-cell table:formula="of:=IF([.E338]&lt;10000000000;[.E338];10000000000)" office:value-type="float" office:value="55782.4849149064" calcext:value-type="float">
            <text:p>55 782</text:p>
          </table:table-cell>
          <table:table-cell/>
          <table:table-cell table:formula="of:=[.F$2]*[.C337]^[.F$3]+[.F$4]*[.C337]^[.F$5]+[.F$6]*[.C33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4" calcext:value-type="date">
            <text:p>14-12-2019</text:p>
          </table:table-cell>
          <table:table-cell table:formula="of:=IF([.E339]&lt;10000000000;[.E339];10000000000)" office:value-type="float" office:value="55782.4849149064" calcext:value-type="float">
            <text:p>55 782</text:p>
          </table:table-cell>
          <table:table-cell/>
          <table:table-cell table:formula="of:=[.F$2]*[.C338]^[.F$3]+[.F$4]*[.C338]^[.F$5]+[.F$6]*[.C33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5" calcext:value-type="date">
            <text:p>15-12-2019</text:p>
          </table:table-cell>
          <table:table-cell table:formula="of:=IF([.E340]&lt;10000000000;[.E340];10000000000)" office:value-type="float" office:value="55782.4849149064" calcext:value-type="float">
            <text:p>55 782</text:p>
          </table:table-cell>
          <table:table-cell/>
          <table:table-cell table:formula="of:=[.F$2]*[.C339]^[.F$3]+[.F$4]*[.C339]^[.F$5]+[.F$6]*[.C33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6" calcext:value-type="date">
            <text:p>16-12-2019</text:p>
          </table:table-cell>
          <table:table-cell table:formula="of:=IF([.E341]&lt;10000000000;[.E341];10000000000)" office:value-type="float" office:value="55782.4849149064" calcext:value-type="float">
            <text:p>55 782</text:p>
          </table:table-cell>
          <table:table-cell/>
          <table:table-cell table:formula="of:=[.F$2]*[.C340]^[.F$3]+[.F$4]*[.C340]^[.F$5]+[.F$6]*[.C34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7" calcext:value-type="date">
            <text:p>17-12-2019</text:p>
          </table:table-cell>
          <table:table-cell table:formula="of:=IF([.E342]&lt;10000000000;[.E342];10000000000)" office:value-type="float" office:value="55782.4849149064" calcext:value-type="float">
            <text:p>55 782</text:p>
          </table:table-cell>
          <table:table-cell/>
          <table:table-cell table:formula="of:=[.F$2]*[.C341]^[.F$3]+[.F$4]*[.C341]^[.F$5]+[.F$6]*[.C34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8" calcext:value-type="date">
            <text:p>18-12-2019</text:p>
          </table:table-cell>
          <table:table-cell table:formula="of:=IF([.E343]&lt;10000000000;[.E343];10000000000)" office:value-type="float" office:value="55782.4849149064" calcext:value-type="float">
            <text:p>55 782</text:p>
          </table:table-cell>
          <table:table-cell/>
          <table:table-cell table:formula="of:=[.F$2]*[.C342]^[.F$3]+[.F$4]*[.C342]^[.F$5]+[.F$6]*[.C34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9" calcext:value-type="date">
            <text:p>19-12-2019</text:p>
          </table:table-cell>
          <table:table-cell table:formula="of:=IF([.E344]&lt;10000000000;[.E344];10000000000)" office:value-type="float" office:value="55782.4849149064" calcext:value-type="float">
            <text:p>55 782</text:p>
          </table:table-cell>
          <table:table-cell/>
          <table:table-cell table:formula="of:=[.F$2]*[.C343]^[.F$3]+[.F$4]*[.C343]^[.F$5]+[.F$6]*[.C34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20" calcext:value-type="date">
            <text:p>20-12-2019</text:p>
          </table:table-cell>
          <table:table-cell table:formula="of:=IF([.E345]&lt;10000000000;[.E345];10000000000)" office:value-type="float" office:value="55782.4849149064" calcext:value-type="float">
            <text:p>55 782</text:p>
          </table:table-cell>
          <table:table-cell/>
          <table:table-cell table:formula="of:=[.F$2]*[.C344]^[.F$3]+[.F$4]*[.C344]^[.F$5]+[.F$6]*[.C34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1" calcext:value-type="date">
            <text:p>21-12-2019</text:p>
          </table:table-cell>
          <table:table-cell table:formula="of:=IF([.E346]&lt;10000000000;[.E346];10000000000)" office:value-type="float" office:value="55782.4849149064" calcext:value-type="float">
            <text:p>55 782</text:p>
          </table:table-cell>
          <table:table-cell/>
          <table:table-cell table:formula="of:=[.F$2]*[.C345]^[.F$3]+[.F$4]*[.C345]^[.F$5]+[.F$6]*[.C34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2" calcext:value-type="date">
            <text:p>22-12-2019</text:p>
          </table:table-cell>
          <table:table-cell table:formula="of:=IF([.E347]&lt;10000000000;[.E347];10000000000)" office:value-type="float" office:value="55782.4849149064" calcext:value-type="float">
            <text:p>55 782</text:p>
          </table:table-cell>
          <table:table-cell/>
          <table:table-cell table:formula="of:=[.F$2]*[.C346]^[.F$3]+[.F$4]*[.C346]^[.F$5]+[.F$6]*[.C34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3" calcext:value-type="date">
            <text:p>23-12-2019</text:p>
          </table:table-cell>
          <table:table-cell table:formula="of:=IF([.E348]&lt;10000000000;[.E348];10000000000)" office:value-type="float" office:value="55782.4849149064" calcext:value-type="float">
            <text:p>55 782</text:p>
          </table:table-cell>
          <table:table-cell/>
          <table:table-cell table:formula="of:=[.F$2]*[.C347]^[.F$3]+[.F$4]*[.C347]^[.F$5]+[.F$6]*[.C34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4" calcext:value-type="date">
            <text:p>24-12-2019</text:p>
          </table:table-cell>
          <table:table-cell table:formula="of:=IF([.E349]&lt;10000000000;[.E349];10000000000)" office:value-type="float" office:value="55782.4849149064" calcext:value-type="float">
            <text:p>55 782</text:p>
          </table:table-cell>
          <table:table-cell/>
          <table:table-cell table:formula="of:=[.F$2]*[.C348]^[.F$3]+[.F$4]*[.C348]^[.F$5]+[.F$6]*[.C34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5" calcext:value-type="date">
            <text:p>25-12-2019</text:p>
          </table:table-cell>
          <table:table-cell table:formula="of:=IF([.E350]&lt;10000000000;[.E350];10000000000)" office:value-type="float" office:value="55782.4849149064" calcext:value-type="float">
            <text:p>55 782</text:p>
          </table:table-cell>
          <table:table-cell/>
          <table:table-cell table:formula="of:=[.F$2]*[.C349]^[.F$3]+[.F$4]*[.C349]^[.F$5]+[.F$6]*[.C34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6" calcext:value-type="date">
            <text:p>26-12-2019</text:p>
          </table:table-cell>
          <table:table-cell table:formula="of:=IF([.E351]&lt;10000000000;[.E351];10000000000)" office:value-type="float" office:value="55782.4849149064" calcext:value-type="float">
            <text:p>55 782</text:p>
          </table:table-cell>
          <table:table-cell/>
          <table:table-cell table:formula="of:=[.F$2]*[.C350]^[.F$3]+[.F$4]*[.C350]^[.F$5]+[.F$6]*[.C35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7" calcext:value-type="date">
            <text:p>27-12-2019</text:p>
          </table:table-cell>
          <table:table-cell table:formula="of:=IF([.E352]&lt;10000000000;[.E352];10000000000)" office:value-type="float" office:value="55782.4849149064" calcext:value-type="float">
            <text:p>55 782</text:p>
          </table:table-cell>
          <table:table-cell/>
          <table:table-cell table:formula="of:=[.F$2]*[.C351]^[.F$3]+[.F$4]*[.C351]^[.F$5]+[.F$6]*[.C35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8" calcext:value-type="date">
            <text:p>28-12-2019</text:p>
          </table:table-cell>
          <table:table-cell table:formula="of:=IF([.E353]&lt;10000000000;[.E353];10000000000)" office:value-type="float" office:value="55782.4849149064" calcext:value-type="float">
            <text:p>55 782</text:p>
          </table:table-cell>
          <table:table-cell/>
          <table:table-cell table:formula="of:=[.F$2]*[.C352]^[.F$3]+[.F$4]*[.C352]^[.F$5]+[.F$6]*[.C35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9" calcext:value-type="date">
            <text:p>29-12-2019</text:p>
          </table:table-cell>
          <table:table-cell table:formula="of:=IF([.E354]&lt;10000000000;[.E354];10000000000)" office:value-type="float" office:value="55782.4849149064" calcext:value-type="float">
            <text:p>55 782</text:p>
          </table:table-cell>
          <table:table-cell/>
          <table:table-cell table:formula="of:=[.F$2]*[.C353]^[.F$3]+[.F$4]*[.C353]^[.F$5]+[.F$6]*[.C35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30" calcext:value-type="date">
            <text:p>30-12-2019</text:p>
          </table:table-cell>
          <table:table-cell table:formula="of:=IF([.E355]&lt;10000000000;[.E355];10000000000)" office:value-type="float" office:value="55782.4849149064" calcext:value-type="float">
            <text:p>55 782</text:p>
          </table:table-cell>
          <table:table-cell/>
          <table:table-cell table:formula="of:=[.F$2]*[.C354]^[.F$3]+[.F$4]*[.C354]^[.F$5]+[.F$6]*[.C35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1" calcext:value-type="date">
            <text:p>31-12-2019</text:p>
          </table:table-cell>
          <table:table-cell table:formula="of:=IF([.E356]&lt;10000000000;[.E356];10000000000)" office:value-type="float" office:value="55782.4849149064" calcext:value-type="float">
            <text:p>55 782</text:p>
          </table:table-cell>
          <table:table-cell/>
          <table:table-cell table:formula="of:=[.F$2]*[.C355]^[.F$3]+[.F$4]*[.C355]^[.F$5]+[.F$6]*[.C35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20-01-01" calcext:value-type="date">
            <text:p>01-01-2020</text:p>
          </table:table-cell>
          <table:table-cell table:formula="of:=IF([.E357]&lt;10000000000;[.E357];10000000000)" office:value-type="float" office:value="55782.4849149064" calcext:value-type="float">
            <text:p>55 782</text:p>
          </table:table-cell>
          <table:table-cell/>
          <table:table-cell table:formula="of:=[.F$2]*[.C356]^[.F$3]+[.F$4]*[.C356]^[.F$5]+[.F$6]*[.C35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2" calcext:value-type="date">
            <text:p>02-01-2020</text:p>
          </table:table-cell>
          <table:table-cell table:formula="of:=IF([.E358]&lt;10000000000;[.E358];10000000000)" office:value-type="float" office:value="55782.4849149064" calcext:value-type="float">
            <text:p>55 782</text:p>
          </table:table-cell>
          <table:table-cell/>
          <table:table-cell table:formula="of:=[.F$2]*[.C357]^[.F$3]+[.F$4]*[.C357]^[.F$5]+[.F$6]*[.C35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3" calcext:value-type="date">
            <text:p>03-01-2020</text:p>
          </table:table-cell>
          <table:table-cell table:formula="of:=IF([.E359]&lt;10000000000;[.E359];10000000000)" office:value-type="float" office:value="55782.4849149064" calcext:value-type="float">
            <text:p>55 782</text:p>
          </table:table-cell>
          <table:table-cell/>
          <table:table-cell table:formula="of:=[.F$2]*[.C358]^[.F$3]+[.F$4]*[.C358]^[.F$5]+[.F$6]*[.C35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4" calcext:value-type="date">
            <text:p>04-01-2020</text:p>
          </table:table-cell>
          <table:table-cell table:formula="of:=IF([.E360]&lt;10000000000;[.E360];10000000000)" office:value-type="float" office:value="55782.4849149064" calcext:value-type="float">
            <text:p>55 782</text:p>
          </table:table-cell>
          <table:table-cell/>
          <table:table-cell table:formula="of:=[.F$2]*[.C359]^[.F$3]+[.F$4]*[.C359]^[.F$5]+[.F$6]*[.C35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5" calcext:value-type="date">
            <text:p>05-01-2020</text:p>
          </table:table-cell>
          <table:table-cell table:formula="of:=IF([.E361]&lt;10000000000;[.E361];10000000000)" office:value-type="float" office:value="55782.4849149064" calcext:value-type="float">
            <text:p>55 782</text:p>
          </table:table-cell>
          <table:table-cell/>
          <table:table-cell table:formula="of:=[.F$2]*[.C360]^[.F$3]+[.F$4]*[.C360]^[.F$5]+[.F$6]*[.C36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6" calcext:value-type="date">
            <text:p>06-01-2020</text:p>
          </table:table-cell>
          <table:table-cell table:formula="of:=IF([.E362]&lt;10000000000;[.E362];10000000000)" office:value-type="float" office:value="55782.4849149064" calcext:value-type="float">
            <text:p>55 782</text:p>
          </table:table-cell>
          <table:table-cell/>
          <table:table-cell table:formula="of:=[.F$2]*[.C361]^[.F$3]+[.F$4]*[.C361]^[.F$5]+[.F$6]*[.C36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7" calcext:value-type="date">
            <text:p>07-01-2020</text:p>
          </table:table-cell>
          <table:table-cell table:formula="of:=IF([.E363]&lt;10000000000;[.E363];10000000000)" office:value-type="float" office:value="55782.4849149064" calcext:value-type="float">
            <text:p>55 782</text:p>
          </table:table-cell>
          <table:table-cell/>
          <table:table-cell table:formula="of:=[.F$2]*[.C362]^[.F$3]+[.F$4]*[.C362]^[.F$5]+[.F$6]*[.C36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8" calcext:value-type="date">
            <text:p>08-01-2020</text:p>
          </table:table-cell>
          <table:table-cell table:formula="of:=IF([.E364]&lt;10000000000;[.E364];10000000000)" office:value-type="float" office:value="55782.4849149064" calcext:value-type="float">
            <text:p>55 782</text:p>
          </table:table-cell>
          <table:table-cell/>
          <table:table-cell table:formula="of:=[.F$2]*[.C363]^[.F$3]+[.F$4]*[.C363]^[.F$5]+[.F$6]*[.C36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9" calcext:value-type="date">
            <text:p>09-01-2020</text:p>
          </table:table-cell>
          <table:table-cell table:formula="of:=IF([.E365]&lt;10000000000;[.E365];10000000000)" office:value-type="float" office:value="55782.4849149064" calcext:value-type="float">
            <text:p>55 782</text:p>
          </table:table-cell>
          <table:table-cell/>
          <table:table-cell table:formula="of:=[.F$2]*[.C364]^[.F$3]+[.F$4]*[.C364]^[.F$5]+[.F$6]*[.C36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10" calcext:value-type="date">
            <text:p>10-01-2020</text:p>
          </table:table-cell>
          <table:table-cell table:formula="of:=IF([.E366]&lt;10000000000;[.E366];10000000000)" office:value-type="float" office:value="55782.4849149064" calcext:value-type="float">
            <text:p>55 782</text:p>
          </table:table-cell>
          <table:table-cell/>
          <table:table-cell table:formula="of:=[.F$2]*[.C365]^[.F$3]+[.F$4]*[.C365]^[.F$5]+[.F$6]*[.C36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1" calcext:value-type="date">
            <text:p>11-01-2020</text:p>
          </table:table-cell>
          <table:table-cell table:formula="of:=IF([.E367]&lt;10000000000;[.E367];10000000000)" office:value-type="float" office:value="55782.4849149064" calcext:value-type="float">
            <text:p>55 782</text:p>
          </table:table-cell>
          <table:table-cell/>
          <table:table-cell table:formula="of:=[.F$2]*[.C366]^[.F$3]+[.F$4]*[.C366]^[.F$5]+[.F$6]*[.C36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2" calcext:value-type="date">
            <text:p>12-01-2020</text:p>
          </table:table-cell>
          <table:table-cell table:formula="of:=IF([.E368]&lt;10000000000;[.E368];10000000000)" office:value-type="float" office:value="55782.4849149064" calcext:value-type="float">
            <text:p>55 782</text:p>
          </table:table-cell>
          <table:table-cell/>
          <table:table-cell table:formula="of:=[.F$2]*[.C367]^[.F$3]+[.F$4]*[.C367]^[.F$5]+[.F$6]*[.C36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3" calcext:value-type="date">
            <text:p>13-01-2020</text:p>
          </table:table-cell>
          <table:table-cell table:formula="of:=IF([.E369]&lt;10000000000;[.E369];10000000000)" office:value-type="float" office:value="55782.4849149064" calcext:value-type="float">
            <text:p>55 782</text:p>
          </table:table-cell>
          <table:table-cell/>
          <table:table-cell table:formula="of:=[.F$2]*[.C368]^[.F$3]+[.F$4]*[.C368]^[.F$5]+[.F$6]*[.C36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4" calcext:value-type="date">
            <text:p>14-01-2020</text:p>
          </table:table-cell>
          <table:table-cell table:formula="of:=IF([.E370]&lt;10000000000;[.E370];10000000000)" office:value-type="float" office:value="55782.4849149064" calcext:value-type="float">
            <text:p>55 782</text:p>
          </table:table-cell>
          <table:table-cell/>
          <table:table-cell table:formula="of:=[.F$2]*[.C369]^[.F$3]+[.F$4]*[.C369]^[.F$5]+[.F$6]*[.C36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5" calcext:value-type="date">
            <text:p>15-01-2020</text:p>
          </table:table-cell>
          <table:table-cell table:formula="of:=IF([.E371]&lt;10000000000;[.E371];10000000000)" office:value-type="float" office:value="55782.4849149064" calcext:value-type="float">
            <text:p>55 782</text:p>
          </table:table-cell>
          <table:table-cell/>
          <table:table-cell table:formula="of:=[.F$2]*[.C370]^[.F$3]+[.F$4]*[.C370]^[.F$5]+[.F$6]*[.C37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6" calcext:value-type="date">
            <text:p>16-01-2020</text:p>
          </table:table-cell>
          <table:table-cell table:formula="of:=IF([.E372]&lt;10000000000;[.E372];10000000000)" office:value-type="float" office:value="55782.4849149064" calcext:value-type="float">
            <text:p>55 782</text:p>
          </table:table-cell>
          <table:table-cell/>
          <table:table-cell table:formula="of:=[.F$2]*[.C371]^[.F$3]+[.F$4]*[.C371]^[.F$5]+[.F$6]*[.C37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7" calcext:value-type="date">
            <text:p>17-01-2020</text:p>
          </table:table-cell>
          <table:table-cell table:formula="of:=IF([.E373]&lt;10000000000;[.E373];10000000000)" office:value-type="float" office:value="55782.4849149064" calcext:value-type="float">
            <text:p>55 782</text:p>
          </table:table-cell>
          <table:table-cell/>
          <table:table-cell table:formula="of:=[.F$2]*[.C372]^[.F$3]+[.F$4]*[.C372]^[.F$5]+[.F$6]*[.C37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8" calcext:value-type="date">
            <text:p>18-01-2020</text:p>
          </table:table-cell>
          <table:table-cell table:formula="of:=IF([.E374]&lt;10000000000;[.E374];10000000000)" office:value-type="float" office:value="55782.4849149064" calcext:value-type="float">
            <text:p>55 782</text:p>
          </table:table-cell>
          <table:table-cell/>
          <table:table-cell table:formula="of:=[.F$2]*[.C373]^[.F$3]+[.F$4]*[.C373]^[.F$5]+[.F$6]*[.C37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9" calcext:value-type="date">
            <text:p>19-01-2020</text:p>
          </table:table-cell>
          <table:table-cell table:formula="of:=IF([.E375]&lt;10000000000;[.E375];10000000000)" office:value-type="float" office:value="55782.4849149064" calcext:value-type="float">
            <text:p>55 782</text:p>
          </table:table-cell>
          <table:table-cell/>
          <table:table-cell table:formula="of:=[.F$2]*[.C374]^[.F$3]+[.F$4]*[.C374]^[.F$5]+[.F$6]*[.C37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20" calcext:value-type="date">
            <text:p>20-01-2020</text:p>
          </table:table-cell>
          <table:table-cell table:formula="of:=IF([.E376]&lt;10000000000;[.E376];10000000000)" office:value-type="float" office:value="55782.4849149064" calcext:value-type="float">
            <text:p>55 782</text:p>
          </table:table-cell>
          <table:table-cell/>
          <table:table-cell table:formula="of:=[.F$2]*[.C375]^[.F$3]+[.F$4]*[.C375]^[.F$5]+[.F$6]*[.C37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1" calcext:value-type="date">
            <text:p>21-01-2020</text:p>
          </table:table-cell>
          <table:table-cell table:formula="of:=IF([.E377]&lt;10000000000;[.E377];10000000000)" office:value-type="float" office:value="55782.4849149064" calcext:value-type="float">
            <text:p>55 782</text:p>
          </table:table-cell>
          <table:table-cell/>
          <table:table-cell table:formula="of:=[.F$2]*[.C376]^[.F$3]+[.F$4]*[.C376]^[.F$5]+[.F$6]*[.C37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2" calcext:value-type="date">
            <text:p>22-01-2020</text:p>
          </table:table-cell>
          <table:table-cell table:formula="of:=IF([.E378]&lt;10000000000;[.E378];10000000000)" office:value-type="float" office:value="55782.4849149064" calcext:value-type="float">
            <text:p>55 782</text:p>
          </table:table-cell>
          <table:table-cell/>
          <table:table-cell table:formula="of:=[.F$2]*[.C377]^[.F$3]+[.F$4]*[.C377]^[.F$5]+[.F$6]*[.C37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3" calcext:value-type="date">
            <text:p>23-01-2020</text:p>
          </table:table-cell>
          <table:table-cell table:formula="of:=IF([.E379]&lt;10000000000;[.E379];10000000000)" office:value-type="float" office:value="55782.4849149064" calcext:value-type="float">
            <text:p>55 782</text:p>
          </table:table-cell>
          <table:table-cell/>
          <table:table-cell table:formula="of:=[.F$2]*[.C378]^[.F$3]+[.F$4]*[.C378]^[.F$5]+[.F$6]*[.C37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4" calcext:value-type="date">
            <text:p>24-01-2020</text:p>
          </table:table-cell>
          <table:table-cell table:formula="of:=IF([.E380]&lt;10000000000;[.E380];10000000000)" office:value-type="float" office:value="55782.4849149064" calcext:value-type="float">
            <text:p>55 782</text:p>
          </table:table-cell>
          <table:table-cell/>
          <table:table-cell table:formula="of:=[.F$2]*[.C379]^[.F$3]+[.F$4]*[.C379]^[.F$5]+[.F$6]*[.C37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5" calcext:value-type="date">
            <text:p>25-01-2020</text:p>
          </table:table-cell>
          <table:table-cell table:formula="of:=IF([.E381]&lt;10000000000;[.E381];10000000000)" office:value-type="float" office:value="55782.4849149064" calcext:value-type="float">
            <text:p>55 782</text:p>
          </table:table-cell>
          <table:table-cell/>
          <table:table-cell table:formula="of:=[.F$2]*[.C380]^[.F$3]+[.F$4]*[.C380]^[.F$5]+[.F$6]*[.C38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6" calcext:value-type="date">
            <text:p>26-01-2020</text:p>
          </table:table-cell>
          <table:table-cell table:formula="of:=IF([.E382]&lt;10000000000;[.E382];10000000000)" office:value-type="float" office:value="55782.4849149064" calcext:value-type="float">
            <text:p>55 782</text:p>
          </table:table-cell>
          <table:table-cell/>
          <table:table-cell table:formula="of:=[.F$2]*[.C381]^[.F$3]+[.F$4]*[.C381]^[.F$5]+[.F$6]*[.C38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7" calcext:value-type="date">
            <text:p>27-01-2020</text:p>
          </table:table-cell>
          <table:table-cell table:formula="of:=IF([.E383]&lt;10000000000;[.E383];10000000000)" office:value-type="float" office:value="55782.4849149064" calcext:value-type="float">
            <text:p>55 782</text:p>
          </table:table-cell>
          <table:table-cell/>
          <table:table-cell table:formula="of:=[.F$2]*[.C382]^[.F$3]+[.F$4]*[.C382]^[.F$5]+[.F$6]*[.C38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8" calcext:value-type="date">
            <text:p>28-01-2020</text:p>
          </table:table-cell>
          <table:table-cell table:formula="of:=IF([.E384]&lt;10000000000;[.E384];10000000000)" office:value-type="float" office:value="55782.4849149064" calcext:value-type="float">
            <text:p>55 782</text:p>
          </table:table-cell>
          <table:table-cell/>
          <table:table-cell table:formula="of:=[.F$2]*[.C383]^[.F$3]+[.F$4]*[.C383]^[.F$5]+[.F$6]*[.C38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9" calcext:value-type="date">
            <text:p>29-01-2020</text:p>
          </table:table-cell>
          <table:table-cell table:formula="of:=IF([.E385]&lt;10000000000;[.E385];10000000000)" office:value-type="float" office:value="55782.4849149064" calcext:value-type="float">
            <text:p>55 782</text:p>
          </table:table-cell>
          <table:table-cell/>
          <table:table-cell table:formula="of:=[.F$2]*[.C384]^[.F$3]+[.F$4]*[.C384]^[.F$5]+[.F$6]*[.C38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30" calcext:value-type="date">
            <text:p>30-01-2020</text:p>
          </table:table-cell>
          <table:table-cell table:formula="of:=IF([.E386]&lt;10000000000;[.E386];10000000000)" office:value-type="float" office:value="55782.4849149064" calcext:value-type="float">
            <text:p>55 782</text:p>
          </table:table-cell>
          <table:table-cell/>
          <table:table-cell table:formula="of:=[.F$2]*[.C385]^[.F$3]+[.F$4]*[.C385]^[.F$5]+[.F$6]*[.C38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1" calcext:value-type="date">
            <text:p>31-01-2020</text:p>
          </table:table-cell>
          <table:table-cell table:formula="of:=IF([.E387]&lt;10000000000;[.E387];10000000000)" office:value-type="float" office:value="55782.4849149064" calcext:value-type="float">
            <text:p>55 782</text:p>
          </table:table-cell>
          <table:table-cell/>
          <table:table-cell table:formula="of:=[.F$2]*[.C386]^[.F$3]+[.F$4]*[.C386]^[.F$5]+[.F$6]*[.C38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2-01" calcext:value-type="date">
            <text:p>01-02-2020</text:p>
          </table:table-cell>
          <table:table-cell table:formula="of:=IF([.E388]&lt;10000000000;[.E388];10000000000)" office:value-type="float" office:value="55782.4849149064" calcext:value-type="float">
            <text:p>55 782</text:p>
          </table:table-cell>
          <table:table-cell/>
          <table:table-cell table:formula="of:=[.F$2]*[.C387]^[.F$3]+[.F$4]*[.C387]^[.F$5]+[.F$6]*[.C38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2" calcext:value-type="date">
            <text:p>02-02-2020</text:p>
          </table:table-cell>
          <table:table-cell table:formula="of:=IF([.E389]&lt;10000000000;[.E389];10000000000)" office:value-type="float" office:value="55782.4849149064" calcext:value-type="float">
            <text:p>55 782</text:p>
          </table:table-cell>
          <table:table-cell/>
          <table:table-cell table:formula="of:=[.F$2]*[.C388]^[.F$3]+[.F$4]*[.C388]^[.F$5]+[.F$6]*[.C38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3" calcext:value-type="date">
            <text:p>03-02-2020</text:p>
          </table:table-cell>
          <table:table-cell table:formula="of:=IF([.E390]&lt;10000000000;[.E390];10000000000)" office:value-type="float" office:value="55782.4849149064" calcext:value-type="float">
            <text:p>55 782</text:p>
          </table:table-cell>
          <table:table-cell/>
          <table:table-cell table:formula="of:=[.F$2]*[.C389]^[.F$3]+[.F$4]*[.C389]^[.F$5]+[.F$6]*[.C38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4" calcext:value-type="date">
            <text:p>04-02-2020</text:p>
          </table:table-cell>
          <table:table-cell table:formula="of:=IF([.E391]&lt;10000000000;[.E391];10000000000)" office:value-type="float" office:value="55782.4849149064" calcext:value-type="float">
            <text:p>55 782</text:p>
          </table:table-cell>
          <table:table-cell/>
          <table:table-cell table:formula="of:=[.F$2]*[.C390]^[.F$3]+[.F$4]*[.C390]^[.F$5]+[.F$6]*[.C39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5" calcext:value-type="date">
            <text:p>05-02-2020</text:p>
          </table:table-cell>
          <table:table-cell table:formula="of:=IF([.E392]&lt;10000000000;[.E392];10000000000)" office:value-type="float" office:value="55782.4849149064" calcext:value-type="float">
            <text:p>55 782</text:p>
          </table:table-cell>
          <table:table-cell/>
          <table:table-cell table:formula="of:=[.F$2]*[.C391]^[.F$3]+[.F$4]*[.C391]^[.F$5]+[.F$6]*[.C39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6" calcext:value-type="date">
            <text:p>06-02-2020</text:p>
          </table:table-cell>
          <table:table-cell table:formula="of:=IF([.E393]&lt;10000000000;[.E393];10000000000)" office:value-type="float" office:value="55782.4849149064" calcext:value-type="float">
            <text:p>55 782</text:p>
          </table:table-cell>
          <table:table-cell/>
          <table:table-cell table:formula="of:=[.F$2]*[.C392]^[.F$3]+[.F$4]*[.C392]^[.F$5]+[.F$6]*[.C39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7" calcext:value-type="date">
            <text:p>07-02-2020</text:p>
          </table:table-cell>
          <table:table-cell table:formula="of:=IF([.E394]&lt;10000000000;[.E394];10000000000)" office:value-type="float" office:value="55782.4849149064" calcext:value-type="float">
            <text:p>55 782</text:p>
          </table:table-cell>
          <table:table-cell/>
          <table:table-cell table:formula="of:=[.F$2]*[.C393]^[.F$3]+[.F$4]*[.C393]^[.F$5]+[.F$6]*[.C39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8" calcext:value-type="date">
            <text:p>08-02-2020</text:p>
          </table:table-cell>
          <table:table-cell table:formula="of:=IF([.E395]&lt;10000000000;[.E395];10000000000)" office:value-type="float" office:value="55782.4849149064" calcext:value-type="float">
            <text:p>55 782</text:p>
          </table:table-cell>
          <table:table-cell/>
          <table:table-cell table:formula="of:=[.F$2]*[.C394]^[.F$3]+[.F$4]*[.C394]^[.F$5]+[.F$6]*[.C39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9" calcext:value-type="date">
            <text:p>09-02-2020</text:p>
          </table:table-cell>
          <table:table-cell table:formula="of:=IF([.E396]&lt;10000000000;[.E396];10000000000)" office:value-type="float" office:value="55782.4849149064" calcext:value-type="float">
            <text:p>55 782</text:p>
          </table:table-cell>
          <table:table-cell/>
          <table:table-cell table:formula="of:=[.F$2]*[.C395]^[.F$3]+[.F$4]*[.C395]^[.F$5]+[.F$6]*[.C39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10" calcext:value-type="date">
            <text:p>10-02-2020</text:p>
          </table:table-cell>
          <table:table-cell table:formula="of:=IF([.E397]&lt;10000000000;[.E397];10000000000)" office:value-type="float" office:value="55782.4849149064" calcext:value-type="float">
            <text:p>55 782</text:p>
          </table:table-cell>
          <table:table-cell/>
          <table:table-cell table:formula="of:=[.F$2]*[.C396]^[.F$3]+[.F$4]*[.C396]^[.F$5]+[.F$6]*[.C39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1" calcext:value-type="date">
            <text:p>11-02-2020</text:p>
          </table:table-cell>
          <table:table-cell table:formula="of:=IF([.E398]&lt;10000000000;[.E398];10000000000)" office:value-type="float" office:value="55782.4849149064" calcext:value-type="float">
            <text:p>55 782</text:p>
          </table:table-cell>
          <table:table-cell/>
          <table:table-cell table:formula="of:=[.F$2]*[.C397]^[.F$3]+[.F$4]*[.C397]^[.F$5]+[.F$6]*[.C39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2" calcext:value-type="date">
            <text:p>12-02-2020</text:p>
          </table:table-cell>
          <table:table-cell table:formula="of:=IF([.E399]&lt;10000000000;[.E399];10000000000)" office:value-type="float" office:value="55782.4849149064" calcext:value-type="float">
            <text:p>55 782</text:p>
          </table:table-cell>
          <table:table-cell/>
          <table:table-cell table:formula="of:=[.F$2]*[.C398]^[.F$3]+[.F$4]*[.C398]^[.F$5]+[.F$6]*[.C39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3" calcext:value-type="date">
            <text:p>13-02-2020</text:p>
          </table:table-cell>
          <table:table-cell table:formula="of:=IF([.E400]&lt;10000000000;[.E400];10000000000)" office:value-type="float" office:value="55782.4849149064" calcext:value-type="float">
            <text:p>55 782</text:p>
          </table:table-cell>
          <table:table-cell/>
          <table:table-cell table:formula="of:=[.F$2]*[.C399]^[.F$3]+[.F$4]*[.C399]^[.F$5]+[.F$6]*[.C39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4" calcext:value-type="date">
            <text:p>14-02-2020</text:p>
          </table:table-cell>
          <table:table-cell table:formula="of:=IF([.E401]&lt;10000000000;[.E401];10000000000)" office:value-type="float" office:value="55782.4849149064" calcext:value-type="float">
            <text:p>55 782</text:p>
          </table:table-cell>
          <table:table-cell/>
          <table:table-cell table:formula="of:=[.F$2]*[.C400]^[.F$3]+[.F$4]*[.C400]^[.F$5]+[.F$6]*[.C40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5" calcext:value-type="date">
            <text:p>15-02-2020</text:p>
          </table:table-cell>
          <table:table-cell table:formula="of:=IF([.E402]&lt;10000000000;[.E402];10000000000)" office:value-type="float" office:value="55782.4849149064" calcext:value-type="float">
            <text:p>55 782</text:p>
          </table:table-cell>
          <table:table-cell/>
          <table:table-cell table:formula="of:=[.F$2]*[.C401]^[.F$3]+[.F$4]*[.C401]^[.F$5]+[.F$6]*[.C40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6" calcext:value-type="date">
            <text:p>16-02-2020</text:p>
          </table:table-cell>
          <table:table-cell table:formula="of:=IF([.E403]&lt;10000000000;[.E403];10000000000)" office:value-type="float" office:value="55782.4849149064" calcext:value-type="float">
            <text:p>55 782</text:p>
          </table:table-cell>
          <table:table-cell/>
          <table:table-cell table:formula="of:=[.F$2]*[.C402]^[.F$3]+[.F$4]*[.C402]^[.F$5]+[.F$6]*[.C40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7" calcext:value-type="date">
            <text:p>17-02-2020</text:p>
          </table:table-cell>
          <table:table-cell table:formula="of:=IF([.E404]&lt;10000000000;[.E404];10000000000)" office:value-type="float" office:value="55782.4849149064" calcext:value-type="float">
            <text:p>55 782</text:p>
          </table:table-cell>
          <table:table-cell/>
          <table:table-cell table:formula="of:=[.F$2]*[.C403]^[.F$3]+[.F$4]*[.C403]^[.F$5]+[.F$6]*[.C40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8" calcext:value-type="date">
            <text:p>18-02-2020</text:p>
          </table:table-cell>
          <table:table-cell table:formula="of:=IF([.E405]&lt;10000000000;[.E405];10000000000)" office:value-type="float" office:value="55782.4849149064" calcext:value-type="float">
            <text:p>55 782</text:p>
          </table:table-cell>
          <table:table-cell/>
          <table:table-cell table:formula="of:=[.F$2]*[.C404]^[.F$3]+[.F$4]*[.C404]^[.F$5]+[.F$6]*[.C40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9" calcext:value-type="date">
            <text:p>19-02-2020</text:p>
          </table:table-cell>
          <table:table-cell table:formula="of:=IF([.E406]&lt;10000000000;[.E406];10000000000)" office:value-type="float" office:value="55782.4849149064" calcext:value-type="float">
            <text:p>55 782</text:p>
          </table:table-cell>
          <table:table-cell/>
          <table:table-cell table:formula="of:=[.F$2]*[.C405]^[.F$3]+[.F$4]*[.C405]^[.F$5]+[.F$6]*[.C40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20" calcext:value-type="date">
            <text:p>20-02-2020</text:p>
          </table:table-cell>
          <table:table-cell table:formula="of:=IF([.E407]&lt;10000000000;[.E407];10000000000)" office:value-type="float" office:value="55782.4849149064" calcext:value-type="float">
            <text:p>55 782</text:p>
          </table:table-cell>
          <table:table-cell/>
          <table:table-cell table:formula="of:=[.F$2]*[.C406]^[.F$3]+[.F$4]*[.C406]^[.F$5]+[.F$6]*[.C40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1" calcext:value-type="date">
            <text:p>21-02-2020</text:p>
          </table:table-cell>
          <table:table-cell table:formula="of:=IF([.E408]&lt;10000000000;[.E408];10000000000)" office:value-type="float" office:value="55782.4849149064" calcext:value-type="float">
            <text:p>55 782</text:p>
          </table:table-cell>
          <table:table-cell/>
          <table:table-cell table:formula="of:=[.F$2]*[.C407]^[.F$3]+[.F$4]*[.C407]^[.F$5]+[.F$6]*[.C40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2" calcext:value-type="date">
            <text:p>22-02-2020</text:p>
          </table:table-cell>
          <table:table-cell table:formula="of:=IF([.E409]&lt;10000000000;[.E409];10000000000)" office:value-type="float" office:value="55782.4849149064" calcext:value-type="float">
            <text:p>55 782</text:p>
          </table:table-cell>
          <table:table-cell/>
          <table:table-cell table:formula="of:=[.F$2]*[.C408]^[.F$3]+[.F$4]*[.C408]^[.F$5]+[.F$6]*[.C40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3" calcext:value-type="date">
            <text:p>23-02-2020</text:p>
          </table:table-cell>
          <table:table-cell table:formula="of:=IF([.E410]&lt;10000000000;[.E410];10000000000)" office:value-type="float" office:value="55782.4849149064" calcext:value-type="float">
            <text:p>55 782</text:p>
          </table:table-cell>
          <table:table-cell/>
          <table:table-cell table:formula="of:=[.F$2]*[.C409]^[.F$3]+[.F$4]*[.C409]^[.F$5]+[.F$6]*[.C40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4" calcext:value-type="date">
            <text:p>24-02-2020</text:p>
          </table:table-cell>
          <table:table-cell table:formula="of:=IF([.E411]&lt;10000000000;[.E411];10000000000)" office:value-type="float" office:value="55782.4849149064" calcext:value-type="float">
            <text:p>55 782</text:p>
          </table:table-cell>
          <table:table-cell/>
          <table:table-cell table:formula="of:=[.F$2]*[.C410]^[.F$3]+[.F$4]*[.C410]^[.F$5]+[.F$6]*[.C41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5" calcext:value-type="date">
            <text:p>25-02-2020</text:p>
          </table:table-cell>
          <table:table-cell table:formula="of:=IF([.E412]&lt;10000000000;[.E412];10000000000)" office:value-type="float" office:value="55782.4849149064" calcext:value-type="float">
            <text:p>55 782</text:p>
          </table:table-cell>
          <table:table-cell/>
          <table:table-cell table:formula="of:=[.F$2]*[.C411]^[.F$3]+[.F$4]*[.C411]^[.F$5]+[.F$6]*[.C41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6" calcext:value-type="date">
            <text:p>26-02-2020</text:p>
          </table:table-cell>
          <table:table-cell table:formula="of:=IF([.E413]&lt;10000000000;[.E413];10000000000)" office:value-type="float" office:value="55782.4849149064" calcext:value-type="float">
            <text:p>55 782</text:p>
          </table:table-cell>
          <table:table-cell/>
          <table:table-cell table:formula="of:=[.F$2]*[.C412]^[.F$3]+[.F$4]*[.C412]^[.F$5]+[.F$6]*[.C41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7" calcext:value-type="date">
            <text:p>27-02-2020</text:p>
          </table:table-cell>
          <table:table-cell table:formula="of:=IF([.E414]&lt;10000000000;[.E414];10000000000)" office:value-type="float" office:value="55782.4849149064" calcext:value-type="float">
            <text:p>55 782</text:p>
          </table:table-cell>
          <table:table-cell/>
          <table:table-cell table:formula="of:=[.F$2]*[.C413]^[.F$3]+[.F$4]*[.C413]^[.F$5]+[.F$6]*[.C41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8" calcext:value-type="date">
            <text:p>28-02-2020</text:p>
          </table:table-cell>
          <table:table-cell table:formula="of:=IF([.E415]&lt;10000000000;[.E415];10000000000)" office:value-type="float" office:value="55782.4849149064" calcext:value-type="float">
            <text:p>55 782</text:p>
          </table:table-cell>
          <table:table-cell/>
          <table:table-cell table:formula="of:=[.F$2]*[.C414]^[.F$3]+[.F$4]*[.C414]^[.F$5]+[.F$6]*[.C41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9" calcext:value-type="date">
            <text:p>29-02-2020</text:p>
          </table:table-cell>
          <table:table-cell table:formula="of:=IF([.E416]&lt;10000000000;[.E416];10000000000)" office:value-type="float" office:value="55782.4849149064" calcext:value-type="float">
            <text:p>55 782</text:p>
          </table:table-cell>
          <table:table-cell/>
          <table:table-cell table:formula="of:=[.F$2]*[.C415]^[.F$3]+[.F$4]*[.C415]^[.F$5]+[.F$6]*[.C41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3-01" calcext:value-type="date">
            <text:p>01-03-2020</text:p>
          </table:table-cell>
          <table:table-cell table:formula="of:=IF([.E417]&lt;10000000000;[.E417];10000000000)" office:value-type="float" office:value="55782.4849149064" calcext:value-type="float">
            <text:p>55 782</text:p>
          </table:table-cell>
          <table:table-cell/>
          <table:table-cell table:formula="of:=[.F$2]*[.C416]^[.F$3]+[.F$4]*[.C416]^[.F$5]+[.F$6]*[.C41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2" calcext:value-type="date">
            <text:p>02-03-2020</text:p>
          </table:table-cell>
          <table:table-cell table:formula="of:=IF([.E418]&lt;10000000000;[.E418];10000000000)" office:value-type="float" office:value="55782.4849149064" calcext:value-type="float">
            <text:p>55 782</text:p>
          </table:table-cell>
          <table:table-cell/>
          <table:table-cell table:formula="of:=[.F$2]*[.C417]^[.F$3]+[.F$4]*[.C417]^[.F$5]+[.F$6]*[.C41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3" calcext:value-type="date">
            <text:p>03-03-2020</text:p>
          </table:table-cell>
          <table:table-cell table:formula="of:=IF([.E419]&lt;10000000000;[.E419];10000000000)" office:value-type="float" office:value="55782.4849149064" calcext:value-type="float">
            <text:p>55 782</text:p>
          </table:table-cell>
          <table:table-cell/>
          <table:table-cell table:formula="of:=[.F$2]*[.C418]^[.F$3]+[.F$4]*[.C418]^[.F$5]+[.F$6]*[.C41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4" calcext:value-type="date">
            <text:p>04-03-2020</text:p>
          </table:table-cell>
          <table:table-cell table:formula="of:=IF([.E420]&lt;10000000000;[.E420];10000000000)" office:value-type="float" office:value="55782.4849149064" calcext:value-type="float">
            <text:p>55 782</text:p>
          </table:table-cell>
          <table:table-cell/>
          <table:table-cell table:formula="of:=[.F$2]*[.C419]^[.F$3]+[.F$4]*[.C419]^[.F$5]+[.F$6]*[.C41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5" calcext:value-type="date">
            <text:p>05-03-2020</text:p>
          </table:table-cell>
          <table:table-cell table:formula="of:=IF([.E421]&lt;10000000000;[.E421];10000000000)" office:value-type="float" office:value="55782.4849149064" calcext:value-type="float">
            <text:p>55 782</text:p>
          </table:table-cell>
          <table:table-cell/>
          <table:table-cell table:formula="of:=[.F$2]*[.C420]^[.F$3]+[.F$4]*[.C420]^[.F$5]+[.F$6]*[.C42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6" calcext:value-type="date">
            <text:p>06-03-2020</text:p>
          </table:table-cell>
          <table:table-cell table:formula="of:=IF([.E422]&lt;10000000000;[.E422];10000000000)" office:value-type="float" office:value="55782.4849149064" calcext:value-type="float">
            <text:p>55 782</text:p>
          </table:table-cell>
          <table:table-cell/>
          <table:table-cell table:formula="of:=[.F$2]*[.C421]^[.F$3]+[.F$4]*[.C421]^[.F$5]+[.F$6]*[.C42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7" calcext:value-type="date">
            <text:p>07-03-2020</text:p>
          </table:table-cell>
          <table:table-cell table:formula="of:=IF([.E423]&lt;10000000000;[.E423];10000000000)" office:value-type="float" office:value="55782.4849149064" calcext:value-type="float">
            <text:p>55 782</text:p>
          </table:table-cell>
          <table:table-cell/>
          <table:table-cell table:formula="of:=[.F$2]*[.C422]^[.F$3]+[.F$4]*[.C422]^[.F$5]+[.F$6]*[.C42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8" calcext:value-type="date">
            <text:p>08-03-2020</text:p>
          </table:table-cell>
          <table:table-cell table:formula="of:=IF([.E424]&lt;10000000000;[.E424];10000000000)" office:value-type="float" office:value="55782.4849149064" calcext:value-type="float">
            <text:p>55 782</text:p>
          </table:table-cell>
          <table:table-cell/>
          <table:table-cell table:formula="of:=[.F$2]*[.C423]^[.F$3]+[.F$4]*[.C423]^[.F$5]+[.F$6]*[.C42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9" calcext:value-type="date">
            <text:p>09-03-2020</text:p>
          </table:table-cell>
          <table:table-cell table:formula="of:=IF([.E425]&lt;10000000000;[.E425];10000000000)" office:value-type="float" office:value="55782.4849149064" calcext:value-type="float">
            <text:p>55 782</text:p>
          </table:table-cell>
          <table:table-cell/>
          <table:table-cell table:formula="of:=[.F$2]*[.C424]^[.F$3]+[.F$4]*[.C424]^[.F$5]+[.F$6]*[.C42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10" calcext:value-type="date">
            <text:p>10-03-2020</text:p>
          </table:table-cell>
          <table:table-cell table:formula="of:=IF([.E426]&lt;10000000000;[.E426];10000000000)" office:value-type="float" office:value="55782.4849149064" calcext:value-type="float">
            <text:p>55 782</text:p>
          </table:table-cell>
          <table:table-cell/>
          <table:table-cell table:formula="of:=[.F$2]*[.C425]^[.F$3]+[.F$4]*[.C425]^[.F$5]+[.F$6]*[.C42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1" calcext:value-type="date">
            <text:p>11-03-2020</text:p>
          </table:table-cell>
          <table:table-cell table:formula="of:=IF([.E427]&lt;10000000000;[.E427];10000000000)" office:value-type="float" office:value="55782.4849149064" calcext:value-type="float">
            <text:p>55 782</text:p>
          </table:table-cell>
          <table:table-cell/>
          <table:table-cell table:formula="of:=[.F$2]*[.C426]^[.F$3]+[.F$4]*[.C426]^[.F$5]+[.F$6]*[.C42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2" calcext:value-type="date">
            <text:p>12-03-2020</text:p>
          </table:table-cell>
          <table:table-cell table:formula="of:=IF([.E428]&lt;10000000000;[.E428];10000000000)" office:value-type="float" office:value="55782.4849149064" calcext:value-type="float">
            <text:p>55 782</text:p>
          </table:table-cell>
          <table:table-cell/>
          <table:table-cell table:formula="of:=[.F$2]*[.C427]^[.F$3]+[.F$4]*[.C427]^[.F$5]+[.F$6]*[.C42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3" calcext:value-type="date">
            <text:p>13-03-2020</text:p>
          </table:table-cell>
          <table:table-cell table:formula="of:=IF([.E429]&lt;10000000000;[.E429];10000000000)" office:value-type="float" office:value="55782.4849149064" calcext:value-type="float">
            <text:p>55 782</text:p>
          </table:table-cell>
          <table:table-cell/>
          <table:table-cell table:formula="of:=[.F$2]*[.C428]^[.F$3]+[.F$4]*[.C428]^[.F$5]+[.F$6]*[.C42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4" calcext:value-type="date">
            <text:p>14-03-2020</text:p>
          </table:table-cell>
          <table:table-cell table:formula="of:=IF([.E430]&lt;10000000000;[.E430];10000000000)" office:value-type="float" office:value="55782.4849149064" calcext:value-type="float">
            <text:p>55 782</text:p>
          </table:table-cell>
          <table:table-cell/>
          <table:table-cell table:formula="of:=[.F$2]*[.C429]^[.F$3]+[.F$4]*[.C429]^[.F$5]+[.F$6]*[.C42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5" calcext:value-type="date">
            <text:p>15-03-2020</text:p>
          </table:table-cell>
          <table:table-cell table:formula="of:=IF([.E431]&lt;10000000000;[.E431];10000000000)" office:value-type="float" office:value="55782.4849149064" calcext:value-type="float">
            <text:p>55 782</text:p>
          </table:table-cell>
          <table:table-cell/>
          <table:table-cell table:formula="of:=[.F$2]*[.C430]^[.F$3]+[.F$4]*[.C430]^[.F$5]+[.F$6]*[.C43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6" calcext:value-type="date">
            <text:p>16-03-2020</text:p>
          </table:table-cell>
          <table:table-cell table:formula="of:=IF([.E432]&lt;10000000000;[.E432];10000000000)" office:value-type="float" office:value="55782.4849149064" calcext:value-type="float">
            <text:p>55 782</text:p>
          </table:table-cell>
          <table:table-cell/>
          <table:table-cell table:formula="of:=[.F$2]*[.C431]^[.F$3]+[.F$4]*[.C431]^[.F$5]+[.F$6]*[.C43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7" calcext:value-type="date">
            <text:p>17-03-2020</text:p>
          </table:table-cell>
          <table:table-cell table:formula="of:=IF([.E433]&lt;10000000000;[.E433];10000000000)" office:value-type="float" office:value="55782.4849149064" calcext:value-type="float">
            <text:p>55 782</text:p>
          </table:table-cell>
          <table:table-cell/>
          <table:table-cell table:formula="of:=[.F$2]*[.C432]^[.F$3]+[.F$4]*[.C432]^[.F$5]+[.F$6]*[.C43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8" calcext:value-type="date">
            <text:p>18-03-2020</text:p>
          </table:table-cell>
          <table:table-cell table:formula="of:=IF([.E434]&lt;10000000000;[.E434];10000000000)" office:value-type="float" office:value="55782.4849149064" calcext:value-type="float">
            <text:p>55 782</text:p>
          </table:table-cell>
          <table:table-cell/>
          <table:table-cell table:formula="of:=[.F$2]*[.C433]^[.F$3]+[.F$4]*[.C433]^[.F$5]+[.F$6]*[.C43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9" calcext:value-type="date">
            <text:p>19-03-2020</text:p>
          </table:table-cell>
          <table:table-cell table:formula="of:=IF([.E435]&lt;10000000000;[.E435];10000000000)" office:value-type="float" office:value="55782.4849149064" calcext:value-type="float">
            <text:p>55 782</text:p>
          </table:table-cell>
          <table:table-cell/>
          <table:table-cell table:formula="of:=[.F$2]*[.C434]^[.F$3]+[.F$4]*[.C434]^[.F$5]+[.F$6]*[.C43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20" calcext:value-type="date">
            <text:p>20-03-2020</text:p>
          </table:table-cell>
          <table:table-cell table:formula="of:=IF([.E436]&lt;10000000000;[.E436];10000000000)" office:value-type="float" office:value="55782.4849149064" calcext:value-type="float">
            <text:p>55 782</text:p>
          </table:table-cell>
          <table:table-cell/>
          <table:table-cell table:formula="of:=[.F$2]*[.C435]^[.F$3]+[.F$4]*[.C435]^[.F$5]+[.F$6]*[.C43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1" calcext:value-type="date">
            <text:p>21-03-2020</text:p>
          </table:table-cell>
          <table:table-cell table:formula="of:=IF([.E437]&lt;10000000000;[.E437];10000000000)" office:value-type="float" office:value="55782.4849149064" calcext:value-type="float">
            <text:p>55 782</text:p>
          </table:table-cell>
          <table:table-cell/>
          <table:table-cell table:formula="of:=[.F$2]*[.C436]^[.F$3]+[.F$4]*[.C436]^[.F$5]+[.F$6]*[.C43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2" calcext:value-type="date">
            <text:p>22-03-2020</text:p>
          </table:table-cell>
          <table:table-cell table:formula="of:=IF([.E438]&lt;10000000000;[.E438];10000000000)" office:value-type="float" office:value="55782.4849149064" calcext:value-type="float">
            <text:p>55 782</text:p>
          </table:table-cell>
          <table:table-cell/>
          <table:table-cell table:formula="of:=[.F$2]*[.C437]^[.F$3]+[.F$4]*[.C437]^[.F$5]+[.F$6]*[.C43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3" calcext:value-type="date">
            <text:p>23-03-2020</text:p>
          </table:table-cell>
          <table:table-cell table:formula="of:=IF([.E439]&lt;10000000000;[.E439];10000000000)" office:value-type="float" office:value="55782.4849149064" calcext:value-type="float">
            <text:p>55 782</text:p>
          </table:table-cell>
          <table:table-cell/>
          <table:table-cell table:formula="of:=[.F$2]*[.C438]^[.F$3]+[.F$4]*[.C438]^[.F$5]+[.F$6]*[.C43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4" calcext:value-type="date">
            <text:p>24-03-2020</text:p>
          </table:table-cell>
          <table:table-cell table:formula="of:=IF([.E440]&lt;10000000000;[.E440];10000000000)" office:value-type="float" office:value="55782.4849149064" calcext:value-type="float">
            <text:p>55 782</text:p>
          </table:table-cell>
          <table:table-cell/>
          <table:table-cell table:formula="of:=[.F$2]*[.C439]^[.F$3]+[.F$4]*[.C439]^[.F$5]+[.F$6]*[.C43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5" calcext:value-type="date">
            <text:p>25-03-2020</text:p>
          </table:table-cell>
          <table:table-cell table:formula="of:=IF([.E441]&lt;10000000000;[.E441];10000000000)" office:value-type="float" office:value="55782.4849149064" calcext:value-type="float">
            <text:p>55 782</text:p>
          </table:table-cell>
          <table:table-cell/>
          <table:table-cell table:formula="of:=[.F$2]*[.C440]^[.F$3]+[.F$4]*[.C440]^[.F$5]+[.F$6]*[.C44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6" calcext:value-type="date">
            <text:p>26-03-2020</text:p>
          </table:table-cell>
          <table:table-cell table:formula="of:=IF([.E442]&lt;10000000000;[.E442];10000000000)" office:value-type="float" office:value="55782.4849149064" calcext:value-type="float">
            <text:p>55 782</text:p>
          </table:table-cell>
          <table:table-cell/>
          <table:table-cell table:formula="of:=[.F$2]*[.C441]^[.F$3]+[.F$4]*[.C441]^[.F$5]+[.F$6]*[.C44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7" calcext:value-type="date">
            <text:p>27-03-2020</text:p>
          </table:table-cell>
          <table:table-cell table:formula="of:=IF([.E443]&lt;10000000000;[.E443];10000000000)" office:value-type="float" office:value="55782.4849149064" calcext:value-type="float">
            <text:p>55 782</text:p>
          </table:table-cell>
          <table:table-cell/>
          <table:table-cell table:formula="of:=[.F$2]*[.C442]^[.F$3]+[.F$4]*[.C442]^[.F$5]+[.F$6]*[.C44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8" calcext:value-type="date">
            <text:p>28-03-2020</text:p>
          </table:table-cell>
          <table:table-cell table:formula="of:=IF([.E444]&lt;10000000000;[.E444];10000000000)" office:value-type="float" office:value="55782.4849149064" calcext:value-type="float">
            <text:p>55 782</text:p>
          </table:table-cell>
          <table:table-cell/>
          <table:table-cell table:formula="of:=[.F$2]*[.C443]^[.F$3]+[.F$4]*[.C443]^[.F$5]+[.F$6]*[.C44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9" calcext:value-type="date">
            <text:p>29-03-2020</text:p>
          </table:table-cell>
          <table:table-cell table:formula="of:=IF([.E445]&lt;10000000000;[.E445];10000000000)" office:value-type="float" office:value="55782.4849149064" calcext:value-type="float">
            <text:p>55 782</text:p>
          </table:table-cell>
          <table:table-cell/>
          <table:table-cell table:formula="of:=[.F$2]*[.C444]^[.F$3]+[.F$4]*[.C444]^[.F$5]+[.F$6]*[.C44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30" calcext:value-type="date">
            <text:p>30-03-2020</text:p>
          </table:table-cell>
          <table:table-cell table:formula="of:=IF([.E446]&lt;10000000000;[.E446];10000000000)" office:value-type="float" office:value="55782.4849149064" calcext:value-type="float">
            <text:p>55 782</text:p>
          </table:table-cell>
          <table:table-cell/>
          <table:table-cell table:formula="of:=[.F$2]*[.C445]^[.F$3]+[.F$4]*[.C445]^[.F$5]+[.F$6]*[.C44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1" calcext:value-type="date">
            <text:p>31-03-2020</text:p>
          </table:table-cell>
          <table:table-cell table:formula="of:=IF([.E447]&lt;10000000000;[.E447];10000000000)" office:value-type="float" office:value="55782.4849149064" calcext:value-type="float">
            <text:p>55 782</text:p>
          </table:table-cell>
          <table:table-cell/>
          <table:table-cell table:formula="of:=[.F$2]*[.C446]^[.F$3]+[.F$4]*[.C446]^[.F$5]+[.F$6]*[.C44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4-01" calcext:value-type="date">
            <text:p>01-04-2020</text:p>
          </table:table-cell>
          <table:table-cell table:formula="of:=IF([.E448]&lt;10000000000;[.E448];10000000000)" office:value-type="float" office:value="55782.4849149064" calcext:value-type="float">
            <text:p>55 782</text:p>
          </table:table-cell>
          <table:table-cell/>
          <table:table-cell table:formula="of:=[.F$2]*[.C447]^[.F$3]+[.F$4]*[.C447]^[.F$5]+[.F$6]*[.C44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2" calcext:value-type="date">
            <text:p>02-04-2020</text:p>
          </table:table-cell>
          <table:table-cell table:formula="of:=IF([.E449]&lt;10000000000;[.E449];10000000000)" office:value-type="float" office:value="55782.4849149064" calcext:value-type="float">
            <text:p>55 782</text:p>
          </table:table-cell>
          <table:table-cell/>
          <table:table-cell table:formula="of:=[.F$2]*[.C448]^[.F$3]+[.F$4]*[.C448]^[.F$5]+[.F$6]*[.C44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3" calcext:value-type="date">
            <text:p>03-04-2020</text:p>
          </table:table-cell>
          <table:table-cell table:formula="of:=IF([.E450]&lt;10000000000;[.E450];10000000000)" office:value-type="float" office:value="55782.4849149064" calcext:value-type="float">
            <text:p>55 782</text:p>
          </table:table-cell>
          <table:table-cell/>
          <table:table-cell table:formula="of:=[.F$2]*[.C449]^[.F$3]+[.F$4]*[.C449]^[.F$5]+[.F$6]*[.C44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4" calcext:value-type="date">
            <text:p>04-04-2020</text:p>
          </table:table-cell>
          <table:table-cell table:formula="of:=IF([.E451]&lt;10000000000;[.E451];10000000000)" office:value-type="float" office:value="55782.4849149064" calcext:value-type="float">
            <text:p>55 782</text:p>
          </table:table-cell>
          <table:table-cell/>
          <table:table-cell table:formula="of:=[.F$2]*[.C450]^[.F$3]+[.F$4]*[.C450]^[.F$5]+[.F$6]*[.C45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5" calcext:value-type="date">
            <text:p>05-04-2020</text:p>
          </table:table-cell>
          <table:table-cell table:formula="of:=IF([.E452]&lt;10000000000;[.E452];10000000000)" office:value-type="float" office:value="55782.4849149064" calcext:value-type="float">
            <text:p>55 782</text:p>
          </table:table-cell>
          <table:table-cell/>
          <table:table-cell table:formula="of:=[.F$2]*[.C451]^[.F$3]+[.F$4]*[.C451]^[.F$5]+[.F$6]*[.C45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6" calcext:value-type="date">
            <text:p>06-04-2020</text:p>
          </table:table-cell>
          <table:table-cell table:formula="of:=IF([.E453]&lt;10000000000;[.E453];10000000000)" office:value-type="float" office:value="55782.4849149064" calcext:value-type="float">
            <text:p>55 782</text:p>
          </table:table-cell>
          <table:table-cell/>
          <table:table-cell table:formula="of:=[.F$2]*[.C452]^[.F$3]+[.F$4]*[.C452]^[.F$5]+[.F$6]*[.C45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7" calcext:value-type="date">
            <text:p>07-04-2020</text:p>
          </table:table-cell>
          <table:table-cell table:formula="of:=IF([.E454]&lt;10000000000;[.E454];10000000000)" office:value-type="float" office:value="55782.4849149064" calcext:value-type="float">
            <text:p>55 782</text:p>
          </table:table-cell>
          <table:table-cell/>
          <table:table-cell table:formula="of:=[.F$2]*[.C453]^[.F$3]+[.F$4]*[.C453]^[.F$5]+[.F$6]*[.C45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8" calcext:value-type="date">
            <text:p>08-04-2020</text:p>
          </table:table-cell>
          <table:table-cell table:formula="of:=IF([.E455]&lt;10000000000;[.E455];10000000000)" office:value-type="float" office:value="55782.4849149064" calcext:value-type="float">
            <text:p>55 782</text:p>
          </table:table-cell>
          <table:table-cell/>
          <table:table-cell table:formula="of:=[.F$2]*[.C454]^[.F$3]+[.F$4]*[.C454]^[.F$5]+[.F$6]*[.C45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9" calcext:value-type="date">
            <text:p>09-04-2020</text:p>
          </table:table-cell>
          <table:table-cell table:formula="of:=IF([.E456]&lt;10000000000;[.E456];10000000000)" office:value-type="float" office:value="55782.4849149064" calcext:value-type="float">
            <text:p>55 782</text:p>
          </table:table-cell>
          <table:table-cell/>
          <table:table-cell table:formula="of:=[.F$2]*[.C455]^[.F$3]+[.F$4]*[.C455]^[.F$5]+[.F$6]*[.C45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10" calcext:value-type="date">
            <text:p>10-04-2020</text:p>
          </table:table-cell>
          <table:table-cell table:formula="of:=IF([.E457]&lt;10000000000;[.E457];10000000000)" office:value-type="float" office:value="55782.4849149064" calcext:value-type="float">
            <text:p>55 782</text:p>
          </table:table-cell>
          <table:table-cell/>
          <table:table-cell table:formula="of:=[.F$2]*[.C456]^[.F$3]+[.F$4]*[.C456]^[.F$5]+[.F$6]*[.C45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1" calcext:value-type="date">
            <text:p>11-04-2020</text:p>
          </table:table-cell>
          <table:table-cell table:formula="of:=IF([.E458]&lt;10000000000;[.E458];10000000000)" office:value-type="float" office:value="55782.4849149064" calcext:value-type="float">
            <text:p>55 782</text:p>
          </table:table-cell>
          <table:table-cell/>
          <table:table-cell table:formula="of:=[.F$2]*[.C457]^[.F$3]+[.F$4]*[.C457]^[.F$5]+[.F$6]*[.C45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2" calcext:value-type="date">
            <text:p>12-04-2020</text:p>
          </table:table-cell>
          <table:table-cell table:formula="of:=IF([.E459]&lt;10000000000;[.E459];10000000000)" office:value-type="float" office:value="55782.4849149064" calcext:value-type="float">
            <text:p>55 782</text:p>
          </table:table-cell>
          <table:table-cell/>
          <table:table-cell table:formula="of:=[.F$2]*[.C458]^[.F$3]+[.F$4]*[.C458]^[.F$5]+[.F$6]*[.C45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3" calcext:value-type="date">
            <text:p>13-04-2020</text:p>
          </table:table-cell>
          <table:table-cell table:formula="of:=IF([.E460]&lt;10000000000;[.E460];10000000000)" office:value-type="float" office:value="55782.4849149064" calcext:value-type="float">
            <text:p>55 782</text:p>
          </table:table-cell>
          <table:table-cell/>
          <table:table-cell table:formula="of:=[.F$2]*[.C459]^[.F$3]+[.F$4]*[.C459]^[.F$5]+[.F$6]*[.C45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4" calcext:value-type="date">
            <text:p>14-04-2020</text:p>
          </table:table-cell>
          <table:table-cell table:formula="of:=IF([.E461]&lt;10000000000;[.E461];10000000000)" office:value-type="float" office:value="55782.4849149064" calcext:value-type="float">
            <text:p>55 782</text:p>
          </table:table-cell>
          <table:table-cell/>
          <table:table-cell table:formula="of:=[.F$2]*[.C460]^[.F$3]+[.F$4]*[.C460]^[.F$5]+[.F$6]*[.C46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5" calcext:value-type="date">
            <text:p>15-04-2020</text:p>
          </table:table-cell>
          <table:table-cell table:formula="of:=IF([.E462]&lt;10000000000;[.E462];10000000000)" office:value-type="float" office:value="55782.4849149064" calcext:value-type="float">
            <text:p>55 782</text:p>
          </table:table-cell>
          <table:table-cell/>
          <table:table-cell table:formula="of:=[.F$2]*[.C461]^[.F$3]+[.F$4]*[.C461]^[.F$5]+[.F$6]*[.C46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6" calcext:value-type="date">
            <text:p>16-04-2020</text:p>
          </table:table-cell>
          <table:table-cell table:formula="of:=IF([.E463]&lt;10000000000;[.E463];10000000000)" office:value-type="float" office:value="55782.4849149064" calcext:value-type="float">
            <text:p>55 782</text:p>
          </table:table-cell>
          <table:table-cell/>
          <table:table-cell table:formula="of:=[.F$2]*[.C462]^[.F$3]+[.F$4]*[.C462]^[.F$5]+[.F$6]*[.C46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7" calcext:value-type="date">
            <text:p>17-04-2020</text:p>
          </table:table-cell>
          <table:table-cell table:formula="of:=IF([.E464]&lt;10000000000;[.E464];10000000000)" office:value-type="float" office:value="55782.4849149064" calcext:value-type="float">
            <text:p>55 782</text:p>
          </table:table-cell>
          <table:table-cell/>
          <table:table-cell table:formula="of:=[.F$2]*[.C463]^[.F$3]+[.F$4]*[.C463]^[.F$5]+[.F$6]*[.C46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8" calcext:value-type="date">
            <text:p>18-04-2020</text:p>
          </table:table-cell>
          <table:table-cell table:formula="of:=IF([.E465]&lt;10000000000;[.E465];10000000000)" office:value-type="float" office:value="55782.4849149064" calcext:value-type="float">
            <text:p>55 782</text:p>
          </table:table-cell>
          <table:table-cell/>
          <table:table-cell table:formula="of:=[.F$2]*[.C464]^[.F$3]+[.F$4]*[.C464]^[.F$5]+[.F$6]*[.C46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9" calcext:value-type="date">
            <text:p>19-04-2020</text:p>
          </table:table-cell>
          <table:table-cell table:formula="of:=IF([.E466]&lt;10000000000;[.E466];10000000000)" office:value-type="float" office:value="55782.4849149064" calcext:value-type="float">
            <text:p>55 782</text:p>
          </table:table-cell>
          <table:table-cell/>
          <table:table-cell table:formula="of:=[.F$2]*[.C465]^[.F$3]+[.F$4]*[.C465]^[.F$5]+[.F$6]*[.C46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20" calcext:value-type="date">
            <text:p>20-04-2020</text:p>
          </table:table-cell>
          <table:table-cell table:formula="of:=IF([.E467]&lt;10000000000;[.E467];10000000000)" office:value-type="float" office:value="55782.4849149064" calcext:value-type="float">
            <text:p>55 782</text:p>
          </table:table-cell>
          <table:table-cell/>
          <table:table-cell table:formula="of:=[.F$2]*[.C466]^[.F$3]+[.F$4]*[.C466]^[.F$5]+[.F$6]*[.C46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1" calcext:value-type="date">
            <text:p>21-04-2020</text:p>
          </table:table-cell>
          <table:table-cell table:formula="of:=IF([.E468]&lt;10000000000;[.E468];10000000000)" office:value-type="float" office:value="55782.4849149064" calcext:value-type="float">
            <text:p>55 782</text:p>
          </table:table-cell>
          <table:table-cell/>
          <table:table-cell table:formula="of:=[.F$2]*[.C467]^[.F$3]+[.F$4]*[.C467]^[.F$5]+[.F$6]*[.C46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2" calcext:value-type="date">
            <text:p>22-04-2020</text:p>
          </table:table-cell>
          <table:table-cell table:formula="of:=IF([.E469]&lt;10000000000;[.E469];10000000000)" office:value-type="float" office:value="55782.4849149064" calcext:value-type="float">
            <text:p>55 782</text:p>
          </table:table-cell>
          <table:table-cell/>
          <table:table-cell table:formula="of:=[.F$2]*[.C468]^[.F$3]+[.F$4]*[.C468]^[.F$5]+[.F$6]*[.C46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3" calcext:value-type="date">
            <text:p>23-04-2020</text:p>
          </table:table-cell>
          <table:table-cell table:formula="of:=IF([.E470]&lt;10000000000;[.E470];10000000000)" office:value-type="float" office:value="55782.4849149064" calcext:value-type="float">
            <text:p>55 782</text:p>
          </table:table-cell>
          <table:table-cell/>
          <table:table-cell table:formula="of:=[.F$2]*[.C469]^[.F$3]+[.F$4]*[.C469]^[.F$5]+[.F$6]*[.C46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4" calcext:value-type="date">
            <text:p>24-04-2020</text:p>
          </table:table-cell>
          <table:table-cell table:formula="of:=IF([.E471]&lt;10000000000;[.E471];10000000000)" office:value-type="float" office:value="55782.4849149064" calcext:value-type="float">
            <text:p>55 782</text:p>
          </table:table-cell>
          <table:table-cell/>
          <table:table-cell table:formula="of:=[.F$2]*[.C470]^[.F$3]+[.F$4]*[.C470]^[.F$5]+[.F$6]*[.C47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5" calcext:value-type="date">
            <text:p>25-04-2020</text:p>
          </table:table-cell>
          <table:table-cell table:formula="of:=IF([.E472]&lt;10000000000;[.E472];10000000000)" office:value-type="float" office:value="55782.4849149064" calcext:value-type="float">
            <text:p>55 782</text:p>
          </table:table-cell>
          <table:table-cell/>
          <table:table-cell table:formula="of:=[.F$2]*[.C471]^[.F$3]+[.F$4]*[.C471]^[.F$5]+[.F$6]*[.C47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6" calcext:value-type="date">
            <text:p>26-04-2020</text:p>
          </table:table-cell>
          <table:table-cell table:formula="of:=IF([.E473]&lt;10000000000;[.E473];10000000000)" office:value-type="float" office:value="55782.4849149064" calcext:value-type="float">
            <text:p>55 782</text:p>
          </table:table-cell>
          <table:table-cell/>
          <table:table-cell table:formula="of:=[.F$2]*[.C472]^[.F$3]+[.F$4]*[.C472]^[.F$5]+[.F$6]*[.C47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7" calcext:value-type="date">
            <text:p>27-04-2020</text:p>
          </table:table-cell>
          <table:table-cell table:formula="of:=IF([.E474]&lt;10000000000;[.E474];10000000000)" office:value-type="float" office:value="55782.4849149064" calcext:value-type="float">
            <text:p>55 782</text:p>
          </table:table-cell>
          <table:table-cell/>
          <table:table-cell table:formula="of:=[.F$2]*[.C473]^[.F$3]+[.F$4]*[.C473]^[.F$5]+[.F$6]*[.C47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8" calcext:value-type="date">
            <text:p>28-04-2020</text:p>
          </table:table-cell>
          <table:table-cell table:formula="of:=IF([.E475]&lt;10000000000;[.E475];10000000000)" office:value-type="float" office:value="55782.4849149064" calcext:value-type="float">
            <text:p>55 782</text:p>
          </table:table-cell>
          <table:table-cell/>
          <table:table-cell table:formula="of:=[.F$2]*[.C474]^[.F$3]+[.F$4]*[.C474]^[.F$5]+[.F$6]*[.C47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9" calcext:value-type="date">
            <text:p>29-04-2020</text:p>
          </table:table-cell>
          <table:table-cell table:formula="of:=IF([.E476]&lt;10000000000;[.E476];10000000000)" office:value-type="float" office:value="55782.4849149064" calcext:value-type="float">
            <text:p>55 782</text:p>
          </table:table-cell>
          <table:table-cell/>
          <table:table-cell table:formula="of:=[.F$2]*[.C475]^[.F$3]+[.F$4]*[.C475]^[.F$5]+[.F$6]*[.C47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30" calcext:value-type="date">
            <text:p>30-04-2020</text:p>
          </table:table-cell>
          <table:table-cell table:formula="of:=IF([.E477]&lt;10000000000;[.E477];10000000000)" office:value-type="float" office:value="55782.4849149064" calcext:value-type="float">
            <text:p>55 782</text:p>
          </table:table-cell>
          <table:table-cell/>
          <table:table-cell table:formula="of:=[.F$2]*[.C476]^[.F$3]+[.F$4]*[.C476]^[.F$5]+[.F$6]*[.C47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5-01" calcext:value-type="date">
            <text:p>01-05-2020</text:p>
          </table:table-cell>
          <table:table-cell table:formula="of:=IF([.E478]&lt;10000000000;[.E478];10000000000)" office:value-type="float" office:value="55782.4849149064" calcext:value-type="float">
            <text:p>55 782</text:p>
          </table:table-cell>
          <table:table-cell/>
          <table:table-cell table:formula="of:=[.F$2]*[.C477]^[.F$3]+[.F$4]*[.C477]^[.F$5]+[.F$6]*[.C47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2" calcext:value-type="date">
            <text:p>02-05-2020</text:p>
          </table:table-cell>
          <table:table-cell table:formula="of:=IF([.E479]&lt;10000000000;[.E479];10000000000)" office:value-type="float" office:value="55782.4849149064" calcext:value-type="float">
            <text:p>55 782</text:p>
          </table:table-cell>
          <table:table-cell/>
          <table:table-cell table:formula="of:=[.F$2]*[.C478]^[.F$3]+[.F$4]*[.C478]^[.F$5]+[.F$6]*[.C47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3" calcext:value-type="date">
            <text:p>03-05-2020</text:p>
          </table:table-cell>
          <table:table-cell table:formula="of:=IF([.E480]&lt;10000000000;[.E480];10000000000)" office:value-type="float" office:value="55782.4849149064" calcext:value-type="float">
            <text:p>55 782</text:p>
          </table:table-cell>
          <table:table-cell/>
          <table:table-cell table:formula="of:=[.F$2]*[.C479]^[.F$3]+[.F$4]*[.C479]^[.F$5]+[.F$6]*[.C47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4" calcext:value-type="date">
            <text:p>04-05-2020</text:p>
          </table:table-cell>
          <table:table-cell table:formula="of:=IF([.E481]&lt;10000000000;[.E481];10000000000)" office:value-type="float" office:value="55782.4849149064" calcext:value-type="float">
            <text:p>55 782</text:p>
          </table:table-cell>
          <table:table-cell/>
          <table:table-cell table:formula="of:=[.F$2]*[.C480]^[.F$3]+[.F$4]*[.C480]^[.F$5]+[.F$6]*[.C48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5" calcext:value-type="date">
            <text:p>05-05-2020</text:p>
          </table:table-cell>
          <table:table-cell table:formula="of:=IF([.E482]&lt;10000000000;[.E482];10000000000)" office:value-type="float" office:value="55782.4849149064" calcext:value-type="float">
            <text:p>55 782</text:p>
          </table:table-cell>
          <table:table-cell/>
          <table:table-cell table:formula="of:=[.F$2]*[.C481]^[.F$3]+[.F$4]*[.C481]^[.F$5]+[.F$6]*[.C48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6" calcext:value-type="date">
            <text:p>06-05-2020</text:p>
          </table:table-cell>
          <table:table-cell table:formula="of:=IF([.E483]&lt;10000000000;[.E483];10000000000)" office:value-type="float" office:value="55782.4849149064" calcext:value-type="float">
            <text:p>55 782</text:p>
          </table:table-cell>
          <table:table-cell/>
          <table:table-cell table:formula="of:=[.F$2]*[.C482]^[.F$3]+[.F$4]*[.C482]^[.F$5]+[.F$6]*[.C48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7" calcext:value-type="date">
            <text:p>07-05-2020</text:p>
          </table:table-cell>
          <table:table-cell table:formula="of:=IF([.E484]&lt;10000000000;[.E484];10000000000)" office:value-type="float" office:value="55782.4849149064" calcext:value-type="float">
            <text:p>55 782</text:p>
          </table:table-cell>
          <table:table-cell/>
          <table:table-cell table:formula="of:=[.F$2]*[.C483]^[.F$3]+[.F$4]*[.C483]^[.F$5]+[.F$6]*[.C48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8" calcext:value-type="date">
            <text:p>08-05-2020</text:p>
          </table:table-cell>
          <table:table-cell table:formula="of:=IF([.E485]&lt;10000000000;[.E485];10000000000)" office:value-type="float" office:value="55782.4849149064" calcext:value-type="float">
            <text:p>55 782</text:p>
          </table:table-cell>
          <table:table-cell/>
          <table:table-cell table:formula="of:=[.F$2]*[.C484]^[.F$3]+[.F$4]*[.C484]^[.F$5]+[.F$6]*[.C48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9" calcext:value-type="date">
            <text:p>09-05-2020</text:p>
          </table:table-cell>
          <table:table-cell table:formula="of:=IF([.E486]&lt;10000000000;[.E486];10000000000)" office:value-type="float" office:value="55782.4849149064" calcext:value-type="float">
            <text:p>55 782</text:p>
          </table:table-cell>
          <table:table-cell/>
          <table:table-cell table:formula="of:=[.F$2]*[.C485]^[.F$3]+[.F$4]*[.C485]^[.F$5]+[.F$6]*[.C48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10" calcext:value-type="date">
            <text:p>10-05-2020</text:p>
          </table:table-cell>
          <table:table-cell table:formula="of:=IF([.E487]&lt;10000000000;[.E487];10000000000)" office:value-type="float" office:value="55782.4849149064" calcext:value-type="float">
            <text:p>55 782</text:p>
          </table:table-cell>
          <table:table-cell/>
          <table:table-cell table:formula="of:=[.F$2]*[.C486]^[.F$3]+[.F$4]*[.C486]^[.F$5]+[.F$6]*[.C48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1" calcext:value-type="date">
            <text:p>11-05-2020</text:p>
          </table:table-cell>
          <table:table-cell table:formula="of:=IF([.E488]&lt;10000000000;[.E488];10000000000)" office:value-type="float" office:value="55782.4849149064" calcext:value-type="float">
            <text:p>55 782</text:p>
          </table:table-cell>
          <table:table-cell/>
          <table:table-cell table:formula="of:=[.F$2]*[.C487]^[.F$3]+[.F$4]*[.C487]^[.F$5]+[.F$6]*[.C48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2" calcext:value-type="date">
            <text:p>12-05-2020</text:p>
          </table:table-cell>
          <table:table-cell table:formula="of:=IF([.E489]&lt;10000000000;[.E489];10000000000)" office:value-type="float" office:value="55782.4849149064" calcext:value-type="float">
            <text:p>55 782</text:p>
          </table:table-cell>
          <table:table-cell/>
          <table:table-cell table:formula="of:=[.F$2]*[.C488]^[.F$3]+[.F$4]*[.C488]^[.F$5]+[.F$6]*[.C48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3" calcext:value-type="date">
            <text:p>13-05-2020</text:p>
          </table:table-cell>
          <table:table-cell table:formula="of:=IF([.E490]&lt;10000000000;[.E490];10000000000)" office:value-type="float" office:value="55782.4849149064" calcext:value-type="float">
            <text:p>55 782</text:p>
          </table:table-cell>
          <table:table-cell/>
          <table:table-cell table:formula="of:=[.F$2]*[.C489]^[.F$3]+[.F$4]*[.C489]^[.F$5]+[.F$6]*[.C48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4" calcext:value-type="date">
            <text:p>14-05-2020</text:p>
          </table:table-cell>
          <table:table-cell table:formula="of:=IF([.E491]&lt;10000000000;[.E491];10000000000)" office:value-type="float" office:value="55782.4849149064" calcext:value-type="float">
            <text:p>55 782</text:p>
          </table:table-cell>
          <table:table-cell/>
          <table:table-cell table:formula="of:=[.F$2]*[.C490]^[.F$3]+[.F$4]*[.C490]^[.F$5]+[.F$6]*[.C49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5" calcext:value-type="date">
            <text:p>15-05-2020</text:p>
          </table:table-cell>
          <table:table-cell table:formula="of:=IF([.E492]&lt;10000000000;[.E492];10000000000)" office:value-type="float" office:value="55782.4849149064" calcext:value-type="float">
            <text:p>55 782</text:p>
          </table:table-cell>
          <table:table-cell/>
          <table:table-cell table:formula="of:=[.F$2]*[.C491]^[.F$3]+[.F$4]*[.C491]^[.F$5]+[.F$6]*[.C49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6" calcext:value-type="date">
            <text:p>16-05-2020</text:p>
          </table:table-cell>
          <table:table-cell table:formula="of:=IF([.E493]&lt;10000000000;[.E493];10000000000)" office:value-type="float" office:value="55782.4849149064" calcext:value-type="float">
            <text:p>55 782</text:p>
          </table:table-cell>
          <table:table-cell/>
          <table:table-cell table:formula="of:=[.F$2]*[.C492]^[.F$3]+[.F$4]*[.C492]^[.F$5]+[.F$6]*[.C49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7" calcext:value-type="date">
            <text:p>17-05-2020</text:p>
          </table:table-cell>
          <table:table-cell table:formula="of:=IF([.E494]&lt;10000000000;[.E494];10000000000)" office:value-type="float" office:value="55782.4849149064" calcext:value-type="float">
            <text:p>55 782</text:p>
          </table:table-cell>
          <table:table-cell/>
          <table:table-cell table:formula="of:=[.F$2]*[.C493]^[.F$3]+[.F$4]*[.C493]^[.F$5]+[.F$6]*[.C49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8" calcext:value-type="date">
            <text:p>18-05-2020</text:p>
          </table:table-cell>
          <table:table-cell table:formula="of:=IF([.E495]&lt;10000000000;[.E495];10000000000)" office:value-type="float" office:value="55782.4849149064" calcext:value-type="float">
            <text:p>55 782</text:p>
          </table:table-cell>
          <table:table-cell/>
          <table:table-cell table:formula="of:=[.F$2]*[.C494]^[.F$3]+[.F$4]*[.C494]^[.F$5]+[.F$6]*[.C49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9" calcext:value-type="date">
            <text:p>19-05-2020</text:p>
          </table:table-cell>
          <table:table-cell table:formula="of:=IF([.E496]&lt;10000000000;[.E496];10000000000)" office:value-type="float" office:value="55782.4849149064" calcext:value-type="float">
            <text:p>55 782</text:p>
          </table:table-cell>
          <table:table-cell/>
          <table:table-cell table:formula="of:=[.F$2]*[.C495]^[.F$3]+[.F$4]*[.C495]^[.F$5]+[.F$6]*[.C49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20" calcext:value-type="date">
            <text:p>20-05-2020</text:p>
          </table:table-cell>
          <table:table-cell table:formula="of:=IF([.E497]&lt;10000000000;[.E497];10000000000)" office:value-type="float" office:value="55782.4849149064" calcext:value-type="float">
            <text:p>55 782</text:p>
          </table:table-cell>
          <table:table-cell/>
          <table:table-cell table:formula="of:=[.F$2]*[.C496]^[.F$3]+[.F$4]*[.C496]^[.F$5]+[.F$6]*[.C49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1" calcext:value-type="date">
            <text:p>21-05-2020</text:p>
          </table:table-cell>
          <table:table-cell table:formula="of:=IF([.E498]&lt;10000000000;[.E498];10000000000)" office:value-type="float" office:value="55782.4849149064" calcext:value-type="float">
            <text:p>55 782</text:p>
          </table:table-cell>
          <table:table-cell/>
          <table:table-cell table:formula="of:=[.F$2]*[.C497]^[.F$3]+[.F$4]*[.C497]^[.F$5]+[.F$6]*[.C49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2" calcext:value-type="date">
            <text:p>22-05-2020</text:p>
          </table:table-cell>
          <table:table-cell table:formula="of:=IF([.E499]&lt;10000000000;[.E499];10000000000)" office:value-type="float" office:value="55782.4849149064" calcext:value-type="float">
            <text:p>55 782</text:p>
          </table:table-cell>
          <table:table-cell/>
          <table:table-cell table:formula="of:=[.F$2]*[.C498]^[.F$3]+[.F$4]*[.C498]^[.F$5]+[.F$6]*[.C49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3" calcext:value-type="date">
            <text:p>23-05-2020</text:p>
          </table:table-cell>
          <table:table-cell table:formula="of:=IF([.E500]&lt;10000000000;[.E500];10000000000)" office:value-type="float" office:value="55782.4849149064" calcext:value-type="float">
            <text:p>55 782</text:p>
          </table:table-cell>
          <table:table-cell/>
          <table:table-cell table:formula="of:=[.F$2]*[.C499]^[.F$3]+[.F$4]*[.C499]^[.F$5]+[.F$6]*[.C49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4" calcext:value-type="date">
            <text:p>24-05-2020</text:p>
          </table:table-cell>
          <table:table-cell table:formula="of:=IF([.E501]&lt;10000000000;[.E501];10000000000)" office:value-type="float" office:value="55782.4849149064" calcext:value-type="float">
            <text:p>55 782</text:p>
          </table:table-cell>
          <table:table-cell/>
          <table:table-cell table:formula="of:=[.F$2]*[.C500]^[.F$3]+[.F$4]*[.C500]^[.F$5]+[.F$6]*[.C50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5" calcext:value-type="date">
            <text:p>25-05-2020</text:p>
          </table:table-cell>
          <table:table-cell table:formula="of:=IF([.E502]&lt;10000000000;[.E502];10000000000)" office:value-type="float" office:value="55782.4849149064" calcext:value-type="float">
            <text:p>55 782</text:p>
          </table:table-cell>
          <table:table-cell/>
          <table:table-cell table:formula="of:=[.F$2]*[.C501]^[.F$3]+[.F$4]*[.C501]^[.F$5]+[.F$6]*[.C50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6" calcext:value-type="date">
            <text:p>26-05-2020</text:p>
          </table:table-cell>
          <table:table-cell table:formula="of:=IF([.E503]&lt;10000000000;[.E503];10000000000)" office:value-type="float" office:value="55782.4849149064" calcext:value-type="float">
            <text:p>55 782</text:p>
          </table:table-cell>
          <table:table-cell/>
          <table:table-cell table:formula="of:=[.F$2]*[.C502]^[.F$3]+[.F$4]*[.C502]^[.F$5]+[.F$6]*[.C50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7" calcext:value-type="date">
            <text:p>27-05-2020</text:p>
          </table:table-cell>
          <table:table-cell table:formula="of:=IF([.E504]&lt;10000000000;[.E504];10000000000)" office:value-type="float" office:value="55782.4849149064" calcext:value-type="float">
            <text:p>55 782</text:p>
          </table:table-cell>
          <table:table-cell/>
          <table:table-cell table:formula="of:=[.F$2]*[.C503]^[.F$3]+[.F$4]*[.C503]^[.F$5]+[.F$6]*[.C50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8" calcext:value-type="date">
            <text:p>28-05-2020</text:p>
          </table:table-cell>
          <table:table-cell table:formula="of:=IF([.E505]&lt;10000000000;[.E505];10000000000)" office:value-type="float" office:value="55782.4849149064" calcext:value-type="float">
            <text:p>55 782</text:p>
          </table:table-cell>
          <table:table-cell/>
          <table:table-cell table:formula="of:=[.F$2]*[.C504]^[.F$3]+[.F$4]*[.C504]^[.F$5]+[.F$6]*[.C50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9" calcext:value-type="date">
            <text:p>29-05-2020</text:p>
          </table:table-cell>
          <table:table-cell table:formula="of:=IF([.E506]&lt;10000000000;[.E506];10000000000)" office:value-type="float" office:value="55782.4849149064" calcext:value-type="float">
            <text:p>55 782</text:p>
          </table:table-cell>
          <table:table-cell/>
          <table:table-cell table:formula="of:=[.F$2]*[.C505]^[.F$3]+[.F$4]*[.C505]^[.F$5]+[.F$6]*[.C50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30" calcext:value-type="date">
            <text:p>30-05-2020</text:p>
          </table:table-cell>
          <table:table-cell table:formula="of:=IF([.E507]&lt;10000000000;[.E507];10000000000)" office:value-type="float" office:value="55782.4849149064" calcext:value-type="float">
            <text:p>55 782</text:p>
          </table:table-cell>
          <table:table-cell/>
          <table:table-cell table:formula="of:=[.F$2]*[.C506]^[.F$3]+[.F$4]*[.C506]^[.F$5]+[.F$6]*[.C50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1" calcext:value-type="date">
            <text:p>31-05-2020</text:p>
          </table:table-cell>
          <table:table-cell table:formula="of:=IF([.E508]&lt;10000000000;[.E508];10000000000)" office:value-type="float" office:value="55782.4849149064" calcext:value-type="float">
            <text:p>55 782</text:p>
          </table:table-cell>
          <table:table-cell/>
          <table:table-cell table:formula="of:=[.F$2]*[.C507]^[.F$3]+[.F$4]*[.C507]^[.F$5]+[.F$6]*[.C50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6-01" calcext:value-type="date">
            <text:p>01-06-2020</text:p>
          </table:table-cell>
          <table:table-cell table:formula="of:=IF([.E509]&lt;10000000000;[.E509];10000000000)" office:value-type="float" office:value="55782.4849149064" calcext:value-type="float">
            <text:p>55 782</text:p>
          </table:table-cell>
          <table:table-cell/>
          <table:table-cell table:formula="of:=[.F$2]*[.C508]^[.F$3]+[.F$4]*[.C508]^[.F$5]+[.F$6]*[.C50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2" calcext:value-type="date">
            <text:p>02-06-2020</text:p>
          </table:table-cell>
          <table:table-cell table:formula="of:=IF([.E510]&lt;10000000000;[.E510];10000000000)" office:value-type="float" office:value="55782.4849149064" calcext:value-type="float">
            <text:p>55 782</text:p>
          </table:table-cell>
          <table:table-cell/>
          <table:table-cell table:formula="of:=[.F$2]*[.C509]^[.F$3]+[.F$4]*[.C509]^[.F$5]+[.F$6]*[.C50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3" calcext:value-type="date">
            <text:p>03-06-2020</text:p>
          </table:table-cell>
          <table:table-cell table:formula="of:=IF([.E511]&lt;10000000000;[.E511];10000000000)" office:value-type="float" office:value="55782.4849149064" calcext:value-type="float">
            <text:p>55 782</text:p>
          </table:table-cell>
          <table:table-cell/>
          <table:table-cell table:formula="of:=[.F$2]*[.C510]^[.F$3]+[.F$4]*[.C510]^[.F$5]+[.F$6]*[.C51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4" calcext:value-type="date">
            <text:p>04-06-2020</text:p>
          </table:table-cell>
          <table:table-cell table:formula="of:=IF([.E512]&lt;10000000000;[.E512];10000000000)" office:value-type="float" office:value="55782.4849149064" calcext:value-type="float">
            <text:p>55 782</text:p>
          </table:table-cell>
          <table:table-cell/>
          <table:table-cell table:formula="of:=[.F$2]*[.C511]^[.F$3]+[.F$4]*[.C511]^[.F$5]+[.F$6]*[.C51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5" calcext:value-type="date">
            <text:p>05-06-2020</text:p>
          </table:table-cell>
          <table:table-cell table:formula="of:=IF([.E513]&lt;10000000000;[.E513];10000000000)" office:value-type="float" office:value="55782.4849149064" calcext:value-type="float">
            <text:p>55 782</text:p>
          </table:table-cell>
          <table:table-cell/>
          <table:table-cell table:formula="of:=[.F$2]*[.C512]^[.F$3]+[.F$4]*[.C512]^[.F$5]+[.F$6]*[.C51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6" calcext:value-type="date">
            <text:p>06-06-2020</text:p>
          </table:table-cell>
          <table:table-cell table:formula="of:=IF([.E514]&lt;10000000000;[.E514];10000000000)" office:value-type="float" office:value="55782.4849149064" calcext:value-type="float">
            <text:p>55 782</text:p>
          </table:table-cell>
          <table:table-cell/>
          <table:table-cell table:formula="of:=[.F$2]*[.C513]^[.F$3]+[.F$4]*[.C513]^[.F$5]+[.F$6]*[.C51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7" calcext:value-type="date">
            <text:p>07-06-2020</text:p>
          </table:table-cell>
          <table:table-cell table:formula="of:=IF([.E515]&lt;10000000000;[.E515];10000000000)" office:value-type="float" office:value="55782.4849149064" calcext:value-type="float">
            <text:p>55 782</text:p>
          </table:table-cell>
          <table:table-cell/>
          <table:table-cell table:formula="of:=[.F$2]*[.C514]^[.F$3]+[.F$4]*[.C514]^[.F$5]+[.F$6]*[.C51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8" calcext:value-type="date">
            <text:p>08-06-2020</text:p>
          </table:table-cell>
          <table:table-cell table:formula="of:=IF([.E516]&lt;10000000000;[.E516];10000000000)" office:value-type="float" office:value="55782.4849149064" calcext:value-type="float">
            <text:p>55 782</text:p>
          </table:table-cell>
          <table:table-cell/>
          <table:table-cell table:formula="of:=[.F$2]*[.C515]^[.F$3]+[.F$4]*[.C515]^[.F$5]+[.F$6]*[.C51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9" calcext:value-type="date">
            <text:p>09-06-2020</text:p>
          </table:table-cell>
          <table:table-cell table:formula="of:=IF([.E517]&lt;10000000000;[.E517];10000000000)" office:value-type="float" office:value="55782.4849149064" calcext:value-type="float">
            <text:p>55 782</text:p>
          </table:table-cell>
          <table:table-cell/>
          <table:table-cell table:formula="of:=[.F$2]*[.C516]^[.F$3]+[.F$4]*[.C516]^[.F$5]+[.F$6]*[.C51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10" calcext:value-type="date">
            <text:p>10-06-2020</text:p>
          </table:table-cell>
          <table:table-cell table:formula="of:=IF([.E518]&lt;10000000000;[.E518];10000000000)" office:value-type="float" office:value="55782.4849149064" calcext:value-type="float">
            <text:p>55 782</text:p>
          </table:table-cell>
          <table:table-cell/>
          <table:table-cell table:formula="of:=[.F$2]*[.C517]^[.F$3]+[.F$4]*[.C517]^[.F$5]+[.F$6]*[.C51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1" calcext:value-type="date">
            <text:p>11-06-2020</text:p>
          </table:table-cell>
          <table:table-cell table:formula="of:=IF([.E519]&lt;10000000000;[.E519];10000000000)" office:value-type="float" office:value="55782.4849149064" calcext:value-type="float">
            <text:p>55 782</text:p>
          </table:table-cell>
          <table:table-cell/>
          <table:table-cell table:formula="of:=[.F$2]*[.C518]^[.F$3]+[.F$4]*[.C518]^[.F$5]+[.F$6]*[.C51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2" calcext:value-type="date">
            <text:p>12-06-2020</text:p>
          </table:table-cell>
          <table:table-cell table:formula="of:=IF([.E520]&lt;10000000000;[.E520];10000000000)" office:value-type="float" office:value="55782.4849149064" calcext:value-type="float">
            <text:p>55 782</text:p>
          </table:table-cell>
          <table:table-cell/>
          <table:table-cell table:formula="of:=[.F$2]*[.C519]^[.F$3]+[.F$4]*[.C519]^[.F$5]+[.F$6]*[.C51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3" calcext:value-type="date">
            <text:p>13-06-2020</text:p>
          </table:table-cell>
          <table:table-cell table:formula="of:=IF([.E521]&lt;10000000000;[.E521];10000000000)" office:value-type="float" office:value="55782.4849149064" calcext:value-type="float">
            <text:p>55 782</text:p>
          </table:table-cell>
          <table:table-cell/>
          <table:table-cell table:formula="of:=[.F$2]*[.C520]^[.F$3]+[.F$4]*[.C520]^[.F$5]+[.F$6]*[.C52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4" calcext:value-type="date">
            <text:p>14-06-2020</text:p>
          </table:table-cell>
          <table:table-cell table:formula="of:=IF([.E522]&lt;10000000000;[.E522];10000000000)" office:value-type="float" office:value="55782.4849149064" calcext:value-type="float">
            <text:p>55 782</text:p>
          </table:table-cell>
          <table:table-cell/>
          <table:table-cell table:formula="of:=[.F$2]*[.C521]^[.F$3]+[.F$4]*[.C521]^[.F$5]+[.F$6]*[.C52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5" calcext:value-type="date">
            <text:p>15-06-2020</text:p>
          </table:table-cell>
          <table:table-cell table:formula="of:=IF([.E523]&lt;10000000000;[.E523];10000000000)" office:value-type="float" office:value="55782.4849149064" calcext:value-type="float">
            <text:p>55 782</text:p>
          </table:table-cell>
          <table:table-cell/>
          <table:table-cell table:formula="of:=[.F$2]*[.C522]^[.F$3]+[.F$4]*[.C522]^[.F$5]+[.F$6]*[.C52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6" calcext:value-type="date">
            <text:p>16-06-2020</text:p>
          </table:table-cell>
          <table:table-cell table:formula="of:=IF([.E524]&lt;10000000000;[.E524];10000000000)" office:value-type="float" office:value="55782.4849149064" calcext:value-type="float">
            <text:p>55 782</text:p>
          </table:table-cell>
          <table:table-cell/>
          <table:table-cell table:formula="of:=[.F$2]*[.C523]^[.F$3]+[.F$4]*[.C523]^[.F$5]+[.F$6]*[.C52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7" calcext:value-type="date">
            <text:p>17-06-2020</text:p>
          </table:table-cell>
          <table:table-cell table:formula="of:=IF([.E525]&lt;10000000000;[.E525];10000000000)" office:value-type="float" office:value="55782.4849149064" calcext:value-type="float">
            <text:p>55 782</text:p>
          </table:table-cell>
          <table:table-cell/>
          <table:table-cell table:formula="of:=[.F$2]*[.C524]^[.F$3]+[.F$4]*[.C524]^[.F$5]+[.F$6]*[.C52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8" calcext:value-type="date">
            <text:p>18-06-2020</text:p>
          </table:table-cell>
          <table:table-cell table:formula="of:=IF([.E526]&lt;10000000000;[.E526];10000000000)" office:value-type="float" office:value="55782.4849149064" calcext:value-type="float">
            <text:p>55 782</text:p>
          </table:table-cell>
          <table:table-cell/>
          <table:table-cell table:formula="of:=[.F$2]*[.C525]^[.F$3]+[.F$4]*[.C525]^[.F$5]+[.F$6]*[.C52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9" calcext:value-type="date">
            <text:p>19-06-2020</text:p>
          </table:table-cell>
          <table:table-cell table:formula="of:=IF([.E527]&lt;10000000000;[.E527];10000000000)" office:value-type="float" office:value="55782.4849149064" calcext:value-type="float">
            <text:p>55 782</text:p>
          </table:table-cell>
          <table:table-cell/>
          <table:table-cell table:formula="of:=[.F$2]*[.C526]^[.F$3]+[.F$4]*[.C526]^[.F$5]+[.F$6]*[.C52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20" calcext:value-type="date">
            <text:p>20-06-2020</text:p>
          </table:table-cell>
          <table:table-cell table:formula="of:=IF([.E528]&lt;10000000000;[.E528];10000000000)" office:value-type="float" office:value="55782.4849149064" calcext:value-type="float">
            <text:p>55 782</text:p>
          </table:table-cell>
          <table:table-cell/>
          <table:table-cell table:formula="of:=[.F$2]*[.C527]^[.F$3]+[.F$4]*[.C527]^[.F$5]+[.F$6]*[.C52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1" calcext:value-type="date">
            <text:p>21-06-2020</text:p>
          </table:table-cell>
          <table:table-cell table:formula="of:=IF([.E529]&lt;10000000000;[.E529];10000000000)" office:value-type="float" office:value="55782.4849149064" calcext:value-type="float">
            <text:p>55 782</text:p>
          </table:table-cell>
          <table:table-cell/>
          <table:table-cell table:formula="of:=[.F$2]*[.C528]^[.F$3]+[.F$4]*[.C528]^[.F$5]+[.F$6]*[.C52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2" calcext:value-type="date">
            <text:p>22-06-2020</text:p>
          </table:table-cell>
          <table:table-cell table:formula="of:=IF([.E530]&lt;10000000000;[.E530];10000000000)" office:value-type="float" office:value="55782.4849149064" calcext:value-type="float">
            <text:p>55 782</text:p>
          </table:table-cell>
          <table:table-cell/>
          <table:table-cell table:formula="of:=[.F$2]*[.C529]^[.F$3]+[.F$4]*[.C529]^[.F$5]+[.F$6]*[.C52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3" calcext:value-type="date">
            <text:p>23-06-2020</text:p>
          </table:table-cell>
          <table:table-cell table:formula="of:=IF([.E531]&lt;10000000000;[.E531];10000000000)" office:value-type="float" office:value="55782.4849149064" calcext:value-type="float">
            <text:p>55 782</text:p>
          </table:table-cell>
          <table:table-cell/>
          <table:table-cell table:formula="of:=[.F$2]*[.C530]^[.F$3]+[.F$4]*[.C530]^[.F$5]+[.F$6]*[.C53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4" calcext:value-type="date">
            <text:p>24-06-2020</text:p>
          </table:table-cell>
          <table:table-cell table:formula="of:=IF([.E532]&lt;10000000000;[.E532];10000000000)" office:value-type="float" office:value="55782.4849149064" calcext:value-type="float">
            <text:p>55 782</text:p>
          </table:table-cell>
          <table:table-cell/>
          <table:table-cell table:formula="of:=[.F$2]*[.C531]^[.F$3]+[.F$4]*[.C531]^[.F$5]+[.F$6]*[.C53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5" calcext:value-type="date">
            <text:p>25-06-2020</text:p>
          </table:table-cell>
          <table:table-cell table:formula="of:=IF([.E533]&lt;10000000000;[.E533];10000000000)" office:value-type="float" office:value="55782.4849149064" calcext:value-type="float">
            <text:p>55 782</text:p>
          </table:table-cell>
          <table:table-cell/>
          <table:table-cell table:formula="of:=[.F$2]*[.C532]^[.F$3]+[.F$4]*[.C532]^[.F$5]+[.F$6]*[.C53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6" calcext:value-type="date">
            <text:p>26-06-2020</text:p>
          </table:table-cell>
          <table:table-cell table:formula="of:=IF([.E534]&lt;10000000000;[.E534];10000000000)" office:value-type="float" office:value="55782.4849149064" calcext:value-type="float">
            <text:p>55 782</text:p>
          </table:table-cell>
          <table:table-cell/>
          <table:table-cell table:formula="of:=[.F$2]*[.C533]^[.F$3]+[.F$4]*[.C533]^[.F$5]+[.F$6]*[.C53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7" calcext:value-type="date">
            <text:p>27-06-2020</text:p>
          </table:table-cell>
          <table:table-cell table:formula="of:=IF([.E535]&lt;10000000000;[.E535];10000000000)" office:value-type="float" office:value="55782.4849149064" calcext:value-type="float">
            <text:p>55 782</text:p>
          </table:table-cell>
          <table:table-cell/>
          <table:table-cell table:formula="of:=[.F$2]*[.C534]^[.F$3]+[.F$4]*[.C534]^[.F$5]+[.F$6]*[.C53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8" calcext:value-type="date">
            <text:p>28-06-2020</text:p>
          </table:table-cell>
          <table:table-cell table:formula="of:=IF([.E536]&lt;10000000000;[.E536];10000000000)" office:value-type="float" office:value="55782.4849149064" calcext:value-type="float">
            <text:p>55 782</text:p>
          </table:table-cell>
          <table:table-cell/>
          <table:table-cell table:formula="of:=[.F$2]*[.C535]^[.F$3]+[.F$4]*[.C535]^[.F$5]+[.F$6]*[.C53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9" calcext:value-type="date">
            <text:p>29-06-2020</text:p>
          </table:table-cell>
          <table:table-cell table:formula="of:=IF([.E537]&lt;10000000000;[.E537];10000000000)" office:value-type="float" office:value="55782.4849149064" calcext:value-type="float">
            <text:p>55 782</text:p>
          </table:table-cell>
          <table:table-cell/>
          <table:table-cell table:formula="of:=[.F$2]*[.C536]^[.F$3]+[.F$4]*[.C536]^[.F$5]+[.F$6]*[.C53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30" calcext:value-type="date">
            <text:p>30-06-2020</text:p>
          </table:table-cell>
          <table:table-cell table:formula="of:=IF([.E538]&lt;10000000000;[.E538];10000000000)" office:value-type="float" office:value="55782.4849149064" calcext:value-type="float">
            <text:p>55 782</text:p>
          </table:table-cell>
          <table:table-cell/>
          <table:table-cell table:formula="of:=[.F$2]*[.C537]^[.F$3]+[.F$4]*[.C537]^[.F$5]+[.F$6]*[.C53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7-01" calcext:value-type="date">
            <text:p>01-07-2020</text:p>
          </table:table-cell>
          <table:table-cell table:formula="of:=IF([.E539]&lt;10000000000;[.E539];10000000000)" office:value-type="float" office:value="55782.4849149064" calcext:value-type="float">
            <text:p>55 782</text:p>
          </table:table-cell>
          <table:table-cell/>
          <table:table-cell table:formula="of:=[.F$2]*[.C538]^[.F$3]+[.F$4]*[.C538]^[.F$5]+[.F$6]*[.C53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2" calcext:value-type="date">
            <text:p>02-07-2020</text:p>
          </table:table-cell>
          <table:table-cell table:formula="of:=IF([.E540]&lt;10000000000;[.E540];10000000000)" office:value-type="float" office:value="55782.4849149064" calcext:value-type="float">
            <text:p>55 782</text:p>
          </table:table-cell>
          <table:table-cell/>
          <table:table-cell table:formula="of:=[.F$2]*[.C539]^[.F$3]+[.F$4]*[.C539]^[.F$5]+[.F$6]*[.C53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3" calcext:value-type="date">
            <text:p>03-07-2020</text:p>
          </table:table-cell>
          <table:table-cell table:formula="of:=IF([.E541]&lt;10000000000;[.E541];10000000000)" office:value-type="float" office:value="55782.4849149064" calcext:value-type="float">
            <text:p>55 782</text:p>
          </table:table-cell>
          <table:table-cell/>
          <table:table-cell table:formula="of:=[.F$2]*[.C540]^[.F$3]+[.F$4]*[.C540]^[.F$5]+[.F$6]*[.C54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4" calcext:value-type="date">
            <text:p>04-07-2020</text:p>
          </table:table-cell>
          <table:table-cell table:formula="of:=IF([.E542]&lt;10000000000;[.E542];10000000000)" office:value-type="float" office:value="55782.4849149064" calcext:value-type="float">
            <text:p>55 782</text:p>
          </table:table-cell>
          <table:table-cell/>
          <table:table-cell table:formula="of:=[.F$2]*[.C541]^[.F$3]+[.F$4]*[.C541]^[.F$5]+[.F$6]*[.C54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5" calcext:value-type="date">
            <text:p>05-07-2020</text:p>
          </table:table-cell>
          <table:table-cell table:formula="of:=IF([.E543]&lt;10000000000;[.E543];10000000000)" office:value-type="float" office:value="55782.4849149064" calcext:value-type="float">
            <text:p>55 782</text:p>
          </table:table-cell>
          <table:table-cell/>
          <table:table-cell table:formula="of:=[.F$2]*[.C542]^[.F$3]+[.F$4]*[.C542]^[.F$5]+[.F$6]*[.C54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6" calcext:value-type="date">
            <text:p>06-07-2020</text:p>
          </table:table-cell>
          <table:table-cell table:formula="of:=IF([.E544]&lt;10000000000;[.E544];10000000000)" office:value-type="float" office:value="55782.4849149064" calcext:value-type="float">
            <text:p>55 782</text:p>
          </table:table-cell>
          <table:table-cell/>
          <table:table-cell table:formula="of:=[.F$2]*[.C543]^[.F$3]+[.F$4]*[.C543]^[.F$5]+[.F$6]*[.C54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7" calcext:value-type="date">
            <text:p>07-07-2020</text:p>
          </table:table-cell>
          <table:table-cell table:formula="of:=IF([.E545]&lt;10000000000;[.E545];10000000000)" office:value-type="float" office:value="55782.4849149064" calcext:value-type="float">
            <text:p>55 782</text:p>
          </table:table-cell>
          <table:table-cell/>
          <table:table-cell table:formula="of:=[.F$2]*[.C544]^[.F$3]+[.F$4]*[.C544]^[.F$5]+[.F$6]*[.C54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8" calcext:value-type="date">
            <text:p>08-07-2020</text:p>
          </table:table-cell>
          <table:table-cell table:formula="of:=IF([.E546]&lt;10000000000;[.E546];10000000000)" office:value-type="float" office:value="55782.4849149064" calcext:value-type="float">
            <text:p>55 782</text:p>
          </table:table-cell>
          <table:table-cell/>
          <table:table-cell table:formula="of:=[.F$2]*[.C545]^[.F$3]+[.F$4]*[.C545]^[.F$5]+[.F$6]*[.C54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9" calcext:value-type="date">
            <text:p>09-07-2020</text:p>
          </table:table-cell>
          <table:table-cell table:formula="of:=IF([.E547]&lt;10000000000;[.E547];10000000000)" office:value-type="float" office:value="55782.4849149064" calcext:value-type="float">
            <text:p>55 782</text:p>
          </table:table-cell>
          <table:table-cell/>
          <table:table-cell table:formula="of:=[.F$2]*[.C546]^[.F$3]+[.F$4]*[.C546]^[.F$5]+[.F$6]*[.C54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10" calcext:value-type="date">
            <text:p>10-07-2020</text:p>
          </table:table-cell>
          <table:table-cell table:formula="of:=IF([.E548]&lt;10000000000;[.E548];10000000000)" office:value-type="float" office:value="55782.4849149064" calcext:value-type="float">
            <text:p>55 782</text:p>
          </table:table-cell>
          <table:table-cell/>
          <table:table-cell table:formula="of:=[.F$2]*[.C547]^[.F$3]+[.F$4]*[.C547]^[.F$5]+[.F$6]*[.C54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1" calcext:value-type="date">
            <text:p>11-07-2020</text:p>
          </table:table-cell>
          <table:table-cell table:formula="of:=IF([.E549]&lt;10000000000;[.E549];10000000000)" office:value-type="float" office:value="55782.4849149064" calcext:value-type="float">
            <text:p>55 782</text:p>
          </table:table-cell>
          <table:table-cell/>
          <table:table-cell table:formula="of:=[.F$2]*[.C548]^[.F$3]+[.F$4]*[.C548]^[.F$5]+[.F$6]*[.C54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2" calcext:value-type="date">
            <text:p>12-07-2020</text:p>
          </table:table-cell>
          <table:table-cell table:formula="of:=IF([.E550]&lt;10000000000;[.E550];10000000000)" office:value-type="float" office:value="55782.4849149064" calcext:value-type="float">
            <text:p>55 782</text:p>
          </table:table-cell>
          <table:table-cell/>
          <table:table-cell table:formula="of:=[.F$2]*[.C549]^[.F$3]+[.F$4]*[.C549]^[.F$5]+[.F$6]*[.C54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3" calcext:value-type="date">
            <text:p>13-07-2020</text:p>
          </table:table-cell>
          <table:table-cell table:formula="of:=IF([.E551]&lt;10000000000;[.E551];10000000000)" office:value-type="float" office:value="55782.4849149064" calcext:value-type="float">
            <text:p>55 782</text:p>
          </table:table-cell>
          <table:table-cell/>
          <table:table-cell table:formula="of:=[.F$2]*[.C550]^[.F$3]+[.F$4]*[.C550]^[.F$5]+[.F$6]*[.C55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4" calcext:value-type="date">
            <text:p>14-07-2020</text:p>
          </table:table-cell>
          <table:table-cell table:formula="of:=IF([.E552]&lt;10000000000;[.E552];10000000000)" office:value-type="float" office:value="55782.4849149064" calcext:value-type="float">
            <text:p>55 782</text:p>
          </table:table-cell>
          <table:table-cell/>
          <table:table-cell table:formula="of:=[.F$2]*[.C551]^[.F$3]+[.F$4]*[.C551]^[.F$5]+[.F$6]*[.C55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5" calcext:value-type="date">
            <text:p>15-07-2020</text:p>
          </table:table-cell>
          <table:table-cell table:formula="of:=IF([.E553]&lt;10000000000;[.E553];10000000000)" office:value-type="float" office:value="55782.4849149064" calcext:value-type="float">
            <text:p>55 782</text:p>
          </table:table-cell>
          <table:table-cell/>
          <table:table-cell table:formula="of:=[.F$2]*[.C552]^[.F$3]+[.F$4]*[.C552]^[.F$5]+[.F$6]*[.C55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6" calcext:value-type="date">
            <text:p>16-07-2020</text:p>
          </table:table-cell>
          <table:table-cell table:formula="of:=IF([.E554]&lt;10000000000;[.E554];10000000000)" office:value-type="float" office:value="55782.4849149064" calcext:value-type="float">
            <text:p>55 782</text:p>
          </table:table-cell>
          <table:table-cell/>
          <table:table-cell table:formula="of:=[.F$2]*[.C553]^[.F$3]+[.F$4]*[.C553]^[.F$5]+[.F$6]*[.C55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7" calcext:value-type="date">
            <text:p>17-07-2020</text:p>
          </table:table-cell>
          <table:table-cell table:formula="of:=IF([.E555]&lt;10000000000;[.E555];10000000000)" office:value-type="float" office:value="55782.4849149064" calcext:value-type="float">
            <text:p>55 782</text:p>
          </table:table-cell>
          <table:table-cell/>
          <table:table-cell table:formula="of:=[.F$2]*[.C554]^[.F$3]+[.F$4]*[.C554]^[.F$5]+[.F$6]*[.C55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8" calcext:value-type="date">
            <text:p>18-07-2020</text:p>
          </table:table-cell>
          <table:table-cell table:formula="of:=IF([.E556]&lt;10000000000;[.E556];10000000000)" office:value-type="float" office:value="55782.4849149064" calcext:value-type="float">
            <text:p>55 782</text:p>
          </table:table-cell>
          <table:table-cell/>
          <table:table-cell table:formula="of:=[.F$2]*[.C555]^[.F$3]+[.F$4]*[.C555]^[.F$5]+[.F$6]*[.C55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9" calcext:value-type="date">
            <text:p>19-07-2020</text:p>
          </table:table-cell>
          <table:table-cell table:formula="of:=IF([.E557]&lt;10000000000;[.E557];10000000000)" office:value-type="float" office:value="55782.4849149064" calcext:value-type="float">
            <text:p>55 782</text:p>
          </table:table-cell>
          <table:table-cell/>
          <table:table-cell table:formula="of:=[.F$2]*[.C556]^[.F$3]+[.F$4]*[.C556]^[.F$5]+[.F$6]*[.C55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20" calcext:value-type="date">
            <text:p>20-07-2020</text:p>
          </table:table-cell>
          <table:table-cell table:formula="of:=IF([.E558]&lt;10000000000;[.E558];10000000000)" office:value-type="float" office:value="55782.4849149064" calcext:value-type="float">
            <text:p>55 782</text:p>
          </table:table-cell>
          <table:table-cell/>
          <table:table-cell table:formula="of:=[.F$2]*[.C557]^[.F$3]+[.F$4]*[.C557]^[.F$5]+[.F$6]*[.C55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1" calcext:value-type="date">
            <text:p>21-07-2020</text:p>
          </table:table-cell>
          <table:table-cell table:formula="of:=IF([.E559]&lt;10000000000;[.E559];10000000000)" office:value-type="float" office:value="55782.4849149064" calcext:value-type="float">
            <text:p>55 782</text:p>
          </table:table-cell>
          <table:table-cell/>
          <table:table-cell table:formula="of:=[.F$2]*[.C558]^[.F$3]+[.F$4]*[.C558]^[.F$5]+[.F$6]*[.C55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2" calcext:value-type="date">
            <text:p>22-07-2020</text:p>
          </table:table-cell>
          <table:table-cell table:formula="of:=IF([.E560]&lt;10000000000;[.E560];10000000000)" office:value-type="float" office:value="55782.4849149064" calcext:value-type="float">
            <text:p>55 782</text:p>
          </table:table-cell>
          <table:table-cell/>
          <table:table-cell table:formula="of:=[.F$2]*[.C559]^[.F$3]+[.F$4]*[.C559]^[.F$5]+[.F$6]*[.C55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3" calcext:value-type="date">
            <text:p>23-07-2020</text:p>
          </table:table-cell>
          <table:table-cell table:formula="of:=IF([.E561]&lt;10000000000;[.E561];10000000000)" office:value-type="float" office:value="55782.4849149064" calcext:value-type="float">
            <text:p>55 782</text:p>
          </table:table-cell>
          <table:table-cell/>
          <table:table-cell table:formula="of:=[.F$2]*[.C560]^[.F$3]+[.F$4]*[.C560]^[.F$5]+[.F$6]*[.C56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4" calcext:value-type="date">
            <text:p>24-07-2020</text:p>
          </table:table-cell>
          <table:table-cell table:formula="of:=IF([.E562]&lt;10000000000;[.E562];10000000000)" office:value-type="float" office:value="55782.4849149064" calcext:value-type="float">
            <text:p>55 782</text:p>
          </table:table-cell>
          <table:table-cell/>
          <table:table-cell table:formula="of:=[.F$2]*[.C561]^[.F$3]+[.F$4]*[.C561]^[.F$5]+[.F$6]*[.C56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5" calcext:value-type="date">
            <text:p>25-07-2020</text:p>
          </table:table-cell>
          <table:table-cell table:formula="of:=IF([.E563]&lt;10000000000;[.E563];10000000000)" office:value-type="float" office:value="55782.4849149064" calcext:value-type="float">
            <text:p>55 782</text:p>
          </table:table-cell>
          <table:table-cell/>
          <table:table-cell table:formula="of:=[.F$2]*[.C562]^[.F$3]+[.F$4]*[.C562]^[.F$5]+[.F$6]*[.C56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6" calcext:value-type="date">
            <text:p>26-07-2020</text:p>
          </table:table-cell>
          <table:table-cell table:formula="of:=IF([.E564]&lt;10000000000;[.E564];10000000000)" office:value-type="float" office:value="55782.4849149064" calcext:value-type="float">
            <text:p>55 782</text:p>
          </table:table-cell>
          <table:table-cell/>
          <table:table-cell table:formula="of:=[.F$2]*[.C563]^[.F$3]+[.F$4]*[.C563]^[.F$5]+[.F$6]*[.C56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7" calcext:value-type="date">
            <text:p>27-07-2020</text:p>
          </table:table-cell>
          <table:table-cell table:formula="of:=IF([.E565]&lt;10000000000;[.E565];10000000000)" office:value-type="float" office:value="55782.4849149064" calcext:value-type="float">
            <text:p>55 782</text:p>
          </table:table-cell>
          <table:table-cell/>
          <table:table-cell table:formula="of:=[.F$2]*[.C564]^[.F$3]+[.F$4]*[.C564]^[.F$5]+[.F$6]*[.C56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8" calcext:value-type="date">
            <text:p>28-07-2020</text:p>
          </table:table-cell>
          <table:table-cell table:formula="of:=IF([.E566]&lt;10000000000;[.E566];10000000000)" office:value-type="float" office:value="55782.4849149064" calcext:value-type="float">
            <text:p>55 782</text:p>
          </table:table-cell>
          <table:table-cell/>
          <table:table-cell table:formula="of:=[.F$2]*[.C565]^[.F$3]+[.F$4]*[.C565]^[.F$5]+[.F$6]*[.C56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9" calcext:value-type="date">
            <text:p>29-07-2020</text:p>
          </table:table-cell>
          <table:table-cell table:formula="of:=IF([.E567]&lt;10000000000;[.E567];10000000000)" office:value-type="float" office:value="55782.4849149064" calcext:value-type="float">
            <text:p>55 782</text:p>
          </table:table-cell>
          <table:table-cell/>
          <table:table-cell table:formula="of:=[.F$2]*[.C566]^[.F$3]+[.F$4]*[.C566]^[.F$5]+[.F$6]*[.C56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30" calcext:value-type="date">
            <text:p>30-07-2020</text:p>
          </table:table-cell>
          <table:table-cell table:formula="of:=IF([.E568]&lt;10000000000;[.E568];10000000000)" office:value-type="float" office:value="55782.4849149064" calcext:value-type="float">
            <text:p>55 782</text:p>
          </table:table-cell>
          <table:table-cell/>
          <table:table-cell table:formula="of:=[.F$2]*[.C567]^[.F$3]+[.F$4]*[.C567]^[.F$5]+[.F$6]*[.C56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1" calcext:value-type="date">
            <text:p>31-07-2020</text:p>
          </table:table-cell>
          <table:table-cell table:formula="of:=IF([.E569]&lt;10000000000;[.E569];10000000000)" office:value-type="float" office:value="55782.4849149064" calcext:value-type="float">
            <text:p>55 782</text:p>
          </table:table-cell>
          <table:table-cell/>
          <table:table-cell table:formula="of:=[.F$2]*[.C568]^[.F$3]+[.F$4]*[.C568]^[.F$5]+[.F$6]*[.C56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8-01" calcext:value-type="date">
            <text:p>01-08-2020</text:p>
          </table:table-cell>
          <table:table-cell table:formula="of:=IF([.E570]&lt;10000000000;[.E570];10000000000)" office:value-type="float" office:value="55782.4849149064" calcext:value-type="float">
            <text:p>55 782</text:p>
          </table:table-cell>
          <table:table-cell/>
          <table:table-cell table:formula="of:=[.F$2]*[.C569]^[.F$3]+[.F$4]*[.C569]^[.F$5]+[.F$6]*[.C56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2" calcext:value-type="date">
            <text:p>02-08-2020</text:p>
          </table:table-cell>
          <table:table-cell table:formula="of:=IF([.E571]&lt;10000000000;[.E571];10000000000)" office:value-type="float" office:value="55782.4849149064" calcext:value-type="float">
            <text:p>55 782</text:p>
          </table:table-cell>
          <table:table-cell/>
          <table:table-cell table:formula="of:=[.F$2]*[.C570]^[.F$3]+[.F$4]*[.C570]^[.F$5]+[.F$6]*[.C57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3" calcext:value-type="date">
            <text:p>03-08-2020</text:p>
          </table:table-cell>
          <table:table-cell table:formula="of:=IF([.E572]&lt;10000000000;[.E572];10000000000)" office:value-type="float" office:value="55782.4849149064" calcext:value-type="float">
            <text:p>55 782</text:p>
          </table:table-cell>
          <table:table-cell/>
          <table:table-cell table:formula="of:=[.F$2]*[.C571]^[.F$3]+[.F$4]*[.C571]^[.F$5]+[.F$6]*[.C57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4" calcext:value-type="date">
            <text:p>04-08-2020</text:p>
          </table:table-cell>
          <table:table-cell table:formula="of:=IF([.E573]&lt;10000000000;[.E573];10000000000)" office:value-type="float" office:value="55782.4849149064" calcext:value-type="float">
            <text:p>55 782</text:p>
          </table:table-cell>
          <table:table-cell/>
          <table:table-cell table:formula="of:=[.F$2]*[.C572]^[.F$3]+[.F$4]*[.C572]^[.F$5]+[.F$6]*[.C57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5" calcext:value-type="date">
            <text:p>05-08-2020</text:p>
          </table:table-cell>
          <table:table-cell table:formula="of:=IF([.E574]&lt;10000000000;[.E574];10000000000)" office:value-type="float" office:value="55782.4849149064" calcext:value-type="float">
            <text:p>55 782</text:p>
          </table:table-cell>
          <table:table-cell/>
          <table:table-cell table:formula="of:=[.F$2]*[.C573]^[.F$3]+[.F$4]*[.C573]^[.F$5]+[.F$6]*[.C57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6" calcext:value-type="date">
            <text:p>06-08-2020</text:p>
          </table:table-cell>
          <table:table-cell table:formula="of:=IF([.E575]&lt;10000000000;[.E575];10000000000)" office:value-type="float" office:value="55782.4849149064" calcext:value-type="float">
            <text:p>55 782</text:p>
          </table:table-cell>
          <table:table-cell/>
          <table:table-cell table:formula="of:=[.F$2]*[.C574]^[.F$3]+[.F$4]*[.C574]^[.F$5]+[.F$6]*[.C57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7" calcext:value-type="date">
            <text:p>07-08-2020</text:p>
          </table:table-cell>
          <table:table-cell table:formula="of:=IF([.E576]&lt;10000000000;[.E576];10000000000)" office:value-type="float" office:value="55782.4849149064" calcext:value-type="float">
            <text:p>55 782</text:p>
          </table:table-cell>
          <table:table-cell/>
          <table:table-cell table:formula="of:=[.F$2]*[.C575]^[.F$3]+[.F$4]*[.C575]^[.F$5]+[.F$6]*[.C57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8" calcext:value-type="date">
            <text:p>08-08-2020</text:p>
          </table:table-cell>
          <table:table-cell table:formula="of:=IF([.E577]&lt;10000000000;[.E577];10000000000)" office:value-type="float" office:value="55782.4849149064" calcext:value-type="float">
            <text:p>55 782</text:p>
          </table:table-cell>
          <table:table-cell/>
          <table:table-cell table:formula="of:=[.F$2]*[.C576]^[.F$3]+[.F$4]*[.C576]^[.F$5]+[.F$6]*[.C57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9" calcext:value-type="date">
            <text:p>09-08-2020</text:p>
          </table:table-cell>
          <table:table-cell table:formula="of:=IF([.E578]&lt;10000000000;[.E578];10000000000)" office:value-type="float" office:value="55782.4849149064" calcext:value-type="float">
            <text:p>55 782</text:p>
          </table:table-cell>
          <table:table-cell/>
          <table:table-cell table:formula="of:=[.F$2]*[.C577]^[.F$3]+[.F$4]*[.C577]^[.F$5]+[.F$6]*[.C57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10" calcext:value-type="date">
            <text:p>10-08-2020</text:p>
          </table:table-cell>
          <table:table-cell table:formula="of:=IF([.E579]&lt;10000000000;[.E579];10000000000)" office:value-type="float" office:value="55782.4849149064" calcext:value-type="float">
            <text:p>55 782</text:p>
          </table:table-cell>
          <table:table-cell/>
          <table:table-cell table:formula="of:=[.F$2]*[.C578]^[.F$3]+[.F$4]*[.C578]^[.F$5]+[.F$6]*[.C57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1" calcext:value-type="date">
            <text:p>11-08-2020</text:p>
          </table:table-cell>
          <table:table-cell table:formula="of:=IF([.E580]&lt;10000000000;[.E580];10000000000)" office:value-type="float" office:value="55782.4849149064" calcext:value-type="float">
            <text:p>55 782</text:p>
          </table:table-cell>
          <table:table-cell/>
          <table:table-cell table:formula="of:=[.F$2]*[.C579]^[.F$3]+[.F$4]*[.C579]^[.F$5]+[.F$6]*[.C57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2" calcext:value-type="date">
            <text:p>12-08-2020</text:p>
          </table:table-cell>
          <table:table-cell table:formula="of:=IF([.E581]&lt;10000000000;[.E581];10000000000)" office:value-type="float" office:value="55782.4849149064" calcext:value-type="float">
            <text:p>55 782</text:p>
          </table:table-cell>
          <table:table-cell/>
          <table:table-cell table:formula="of:=[.F$2]*[.C580]^[.F$3]+[.F$4]*[.C580]^[.F$5]+[.F$6]*[.C58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3" calcext:value-type="date">
            <text:p>13-08-2020</text:p>
          </table:table-cell>
          <table:table-cell table:formula="of:=IF([.E582]&lt;10000000000;[.E582];10000000000)" office:value-type="float" office:value="55782.4849149064" calcext:value-type="float">
            <text:p>55 782</text:p>
          </table:table-cell>
          <table:table-cell/>
          <table:table-cell table:formula="of:=[.F$2]*[.C581]^[.F$3]+[.F$4]*[.C581]^[.F$5]+[.F$6]*[.C58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4" calcext:value-type="date">
            <text:p>14-08-2020</text:p>
          </table:table-cell>
          <table:table-cell table:formula="of:=IF([.E583]&lt;10000000000;[.E583];10000000000)" office:value-type="float" office:value="55782.4849149064" calcext:value-type="float">
            <text:p>55 782</text:p>
          </table:table-cell>
          <table:table-cell/>
          <table:table-cell table:formula="of:=[.F$2]*[.C582]^[.F$3]+[.F$4]*[.C582]^[.F$5]+[.F$6]*[.C58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5" calcext:value-type="date">
            <text:p>15-08-2020</text:p>
          </table:table-cell>
          <table:table-cell table:formula="of:=IF([.E584]&lt;10000000000;[.E584];10000000000)" office:value-type="float" office:value="55782.4849149064" calcext:value-type="float">
            <text:p>55 782</text:p>
          </table:table-cell>
          <table:table-cell/>
          <table:table-cell table:formula="of:=[.F$2]*[.C583]^[.F$3]+[.F$4]*[.C583]^[.F$5]+[.F$6]*[.C58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6" calcext:value-type="date">
            <text:p>16-08-2020</text:p>
          </table:table-cell>
          <table:table-cell table:formula="of:=IF([.E585]&lt;10000000000;[.E585];10000000000)" office:value-type="float" office:value="55782.4849149064" calcext:value-type="float">
            <text:p>55 782</text:p>
          </table:table-cell>
          <table:table-cell/>
          <table:table-cell table:formula="of:=[.F$2]*[.C584]^[.F$3]+[.F$4]*[.C584]^[.F$5]+[.F$6]*[.C58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7" calcext:value-type="date">
            <text:p>17-08-2020</text:p>
          </table:table-cell>
          <table:table-cell table:formula="of:=IF([.E586]&lt;10000000000;[.E586];10000000000)" office:value-type="float" office:value="55782.4849149064" calcext:value-type="float">
            <text:p>55 782</text:p>
          </table:table-cell>
          <table:table-cell/>
          <table:table-cell table:formula="of:=[.F$2]*[.C585]^[.F$3]+[.F$4]*[.C585]^[.F$5]+[.F$6]*[.C58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8" calcext:value-type="date">
            <text:p>18-08-2020</text:p>
          </table:table-cell>
          <table:table-cell table:formula="of:=IF([.E587]&lt;10000000000;[.E587];10000000000)" office:value-type="float" office:value="55782.4849149064" calcext:value-type="float">
            <text:p>55 782</text:p>
          </table:table-cell>
          <table:table-cell/>
          <table:table-cell table:formula="of:=[.F$2]*[.C586]^[.F$3]+[.F$4]*[.C586]^[.F$5]+[.F$6]*[.C58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9" calcext:value-type="date">
            <text:p>19-08-2020</text:p>
          </table:table-cell>
          <table:table-cell table:formula="of:=IF([.E588]&lt;10000000000;[.E588];10000000000)" office:value-type="float" office:value="55782.4849149064" calcext:value-type="float">
            <text:p>55 782</text:p>
          </table:table-cell>
          <table:table-cell/>
          <table:table-cell table:formula="of:=[.F$2]*[.C587]^[.F$3]+[.F$4]*[.C587]^[.F$5]+[.F$6]*[.C58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20" calcext:value-type="date">
            <text:p>20-08-2020</text:p>
          </table:table-cell>
          <table:table-cell table:formula="of:=IF([.E589]&lt;10000000000;[.E589];10000000000)" office:value-type="float" office:value="55782.4849149064" calcext:value-type="float">
            <text:p>55 782</text:p>
          </table:table-cell>
          <table:table-cell/>
          <table:table-cell table:formula="of:=[.F$2]*[.C588]^[.F$3]+[.F$4]*[.C588]^[.F$5]+[.F$6]*[.C58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1" calcext:value-type="date">
            <text:p>21-08-2020</text:p>
          </table:table-cell>
          <table:table-cell table:formula="of:=IF([.E590]&lt;10000000000;[.E590];10000000000)" office:value-type="float" office:value="55782.4849149064" calcext:value-type="float">
            <text:p>55 782</text:p>
          </table:table-cell>
          <table:table-cell/>
          <table:table-cell table:formula="of:=[.F$2]*[.C589]^[.F$3]+[.F$4]*[.C589]^[.F$5]+[.F$6]*[.C58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2" calcext:value-type="date">
            <text:p>22-08-2020</text:p>
          </table:table-cell>
          <table:table-cell table:formula="of:=IF([.E591]&lt;10000000000;[.E591];10000000000)" office:value-type="float" office:value="55782.4849149064" calcext:value-type="float">
            <text:p>55 782</text:p>
          </table:table-cell>
          <table:table-cell/>
          <table:table-cell table:formula="of:=[.F$2]*[.C590]^[.F$3]+[.F$4]*[.C590]^[.F$5]+[.F$6]*[.C59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3" calcext:value-type="date">
            <text:p>23-08-2020</text:p>
          </table:table-cell>
          <table:table-cell table:formula="of:=IF([.E592]&lt;10000000000;[.E592];10000000000)" office:value-type="float" office:value="55782.4849149064" calcext:value-type="float">
            <text:p>55 782</text:p>
          </table:table-cell>
          <table:table-cell/>
          <table:table-cell table:formula="of:=[.F$2]*[.C591]^[.F$3]+[.F$4]*[.C591]^[.F$5]+[.F$6]*[.C59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4" calcext:value-type="date">
            <text:p>24-08-2020</text:p>
          </table:table-cell>
          <table:table-cell table:formula="of:=IF([.E593]&lt;10000000000;[.E593];10000000000)" office:value-type="float" office:value="55782.4849149064" calcext:value-type="float">
            <text:p>55 782</text:p>
          </table:table-cell>
          <table:table-cell/>
          <table:table-cell table:formula="of:=[.F$2]*[.C592]^[.F$3]+[.F$4]*[.C592]^[.F$5]+[.F$6]*[.C59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5" calcext:value-type="date">
            <text:p>25-08-2020</text:p>
          </table:table-cell>
          <table:table-cell table:formula="of:=IF([.E594]&lt;10000000000;[.E594];10000000000)" office:value-type="float" office:value="55782.4849149064" calcext:value-type="float">
            <text:p>55 782</text:p>
          </table:table-cell>
          <table:table-cell/>
          <table:table-cell table:formula="of:=[.F$2]*[.C593]^[.F$3]+[.F$4]*[.C593]^[.F$5]+[.F$6]*[.C59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6" calcext:value-type="date">
            <text:p>26-08-2020</text:p>
          </table:table-cell>
          <table:table-cell table:formula="of:=IF([.E595]&lt;10000000000;[.E595];10000000000)" office:value-type="float" office:value="55782.4849149064" calcext:value-type="float">
            <text:p>55 782</text:p>
          </table:table-cell>
          <table:table-cell/>
          <table:table-cell table:formula="of:=[.F$2]*[.C594]^[.F$3]+[.F$4]*[.C594]^[.F$5]+[.F$6]*[.C59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7" calcext:value-type="date">
            <text:p>27-08-2020</text:p>
          </table:table-cell>
          <table:table-cell table:formula="of:=IF([.E596]&lt;10000000000;[.E596];10000000000)" office:value-type="float" office:value="55782.4849149064" calcext:value-type="float">
            <text:p>55 782</text:p>
          </table:table-cell>
          <table:table-cell/>
          <table:table-cell table:formula="of:=[.F$2]*[.C595]^[.F$3]+[.F$4]*[.C595]^[.F$5]+[.F$6]*[.C59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8" calcext:value-type="date">
            <text:p>28-08-2020</text:p>
          </table:table-cell>
          <table:table-cell table:formula="of:=IF([.E597]&lt;10000000000;[.E597];10000000000)" office:value-type="float" office:value="55782.4849149064" calcext:value-type="float">
            <text:p>55 782</text:p>
          </table:table-cell>
          <table:table-cell/>
          <table:table-cell table:formula="of:=[.F$2]*[.C596]^[.F$3]+[.F$4]*[.C596]^[.F$5]+[.F$6]*[.C59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9" calcext:value-type="date">
            <text:p>29-08-2020</text:p>
          </table:table-cell>
          <table:table-cell table:formula="of:=IF([.E598]&lt;10000000000;[.E598];10000000000)" office:value-type="float" office:value="55782.4849149064" calcext:value-type="float">
            <text:p>55 782</text:p>
          </table:table-cell>
          <table:table-cell/>
          <table:table-cell table:formula="of:=[.F$2]*[.C597]^[.F$3]+[.F$4]*[.C597]^[.F$5]+[.F$6]*[.C59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30" calcext:value-type="date">
            <text:p>30-08-2020</text:p>
          </table:table-cell>
          <table:table-cell table:formula="of:=IF([.E599]&lt;10000000000;[.E599];10000000000)" office:value-type="float" office:value="55782.4849149064" calcext:value-type="float">
            <text:p>55 782</text:p>
          </table:table-cell>
          <table:table-cell/>
          <table:table-cell table:formula="of:=[.F$2]*[.C598]^[.F$3]+[.F$4]*[.C598]^[.F$5]+[.F$6]*[.C59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1" calcext:value-type="date">
            <text:p>31-08-2020</text:p>
          </table:table-cell>
          <table:table-cell table:formula="of:=IF([.E600]&lt;10000000000;[.E600];10000000000)" office:value-type="float" office:value="55782.4849149064" calcext:value-type="float">
            <text:p>55 782</text:p>
          </table:table-cell>
          <table:table-cell/>
          <table:table-cell table:formula="of:=[.F$2]*[.C599]^[.F$3]+[.F$4]*[.C599]^[.F$5]+[.F$6]*[.C59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9-01" calcext:value-type="date">
            <text:p>01-09-2020</text:p>
          </table:table-cell>
          <table:table-cell table:formula="of:=IF([.E601]&lt;10000000000;[.E601];10000000000)" office:value-type="float" office:value="55782.4849149064" calcext:value-type="float">
            <text:p>55 782</text:p>
          </table:table-cell>
          <table:table-cell/>
          <table:table-cell table:formula="of:=[.F$2]*[.C600]^[.F$3]+[.F$4]*[.C600]^[.F$5]+[.F$6]*[.C60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2" calcext:value-type="date">
            <text:p>02-09-2020</text:p>
          </table:table-cell>
          <table:table-cell table:formula="of:=IF([.E602]&lt;10000000000;[.E602];10000000000)" office:value-type="float" office:value="55782.4849149064" calcext:value-type="float">
            <text:p>55 782</text:p>
          </table:table-cell>
          <table:table-cell/>
          <table:table-cell table:formula="of:=[.F$2]*[.C601]^[.F$3]+[.F$4]*[.C601]^[.F$5]+[.F$6]*[.C60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3" calcext:value-type="date">
            <text:p>03-09-2020</text:p>
          </table:table-cell>
          <table:table-cell table:formula="of:=IF([.E603]&lt;10000000000;[.E603];10000000000)" office:value-type="float" office:value="55782.4849149064" calcext:value-type="float">
            <text:p>55 782</text:p>
          </table:table-cell>
          <table:table-cell/>
          <table:table-cell table:formula="of:=[.F$2]*[.C602]^[.F$3]+[.F$4]*[.C602]^[.F$5]+[.F$6]*[.C60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4" calcext:value-type="date">
            <text:p>04-09-2020</text:p>
          </table:table-cell>
          <table:table-cell table:formula="of:=IF([.E604]&lt;10000000000;[.E604];10000000000)" office:value-type="float" office:value="55782.4849149064" calcext:value-type="float">
            <text:p>55 782</text:p>
          </table:table-cell>
          <table:table-cell/>
          <table:table-cell table:formula="of:=[.F$2]*[.C603]^[.F$3]+[.F$4]*[.C603]^[.F$5]+[.F$6]*[.C60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5" calcext:value-type="date">
            <text:p>05-09-2020</text:p>
          </table:table-cell>
          <table:table-cell table:formula="of:=IF([.E605]&lt;10000000000;[.E605];10000000000)" office:value-type="float" office:value="55782.4849149064" calcext:value-type="float">
            <text:p>55 782</text:p>
          </table:table-cell>
          <table:table-cell/>
          <table:table-cell table:formula="of:=[.F$2]*[.C604]^[.F$3]+[.F$4]*[.C604]^[.F$5]+[.F$6]*[.C60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6" calcext:value-type="date">
            <text:p>06-09-2020</text:p>
          </table:table-cell>
          <table:table-cell table:formula="of:=IF([.E606]&lt;10000000000;[.E606];10000000000)" office:value-type="float" office:value="55782.4849149064" calcext:value-type="float">
            <text:p>55 782</text:p>
          </table:table-cell>
          <table:table-cell/>
          <table:table-cell table:formula="of:=[.F$2]*[.C605]^[.F$3]+[.F$4]*[.C605]^[.F$5]+[.F$6]*[.C60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7" calcext:value-type="date">
            <text:p>07-09-2020</text:p>
          </table:table-cell>
          <table:table-cell table:formula="of:=IF([.E607]&lt;10000000000;[.E607];10000000000)" office:value-type="float" office:value="55782.4849149064" calcext:value-type="float">
            <text:p>55 782</text:p>
          </table:table-cell>
          <table:table-cell/>
          <table:table-cell table:formula="of:=[.F$2]*[.C606]^[.F$3]+[.F$4]*[.C606]^[.F$5]+[.F$6]*[.C60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8" calcext:value-type="date">
            <text:p>08-09-2020</text:p>
          </table:table-cell>
          <table:table-cell table:formula="of:=IF([.E608]&lt;10000000000;[.E608];10000000000)" office:value-type="float" office:value="55782.4849149064" calcext:value-type="float">
            <text:p>55 782</text:p>
          </table:table-cell>
          <table:table-cell/>
          <table:table-cell table:formula="of:=[.F$2]*[.C607]^[.F$3]+[.F$4]*[.C607]^[.F$5]+[.F$6]*[.C60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9" calcext:value-type="date">
            <text:p>09-09-2020</text:p>
          </table:table-cell>
          <table:table-cell table:formula="of:=IF([.E609]&lt;10000000000;[.E609];10000000000)" office:value-type="float" office:value="55782.4849149064" calcext:value-type="float">
            <text:p>55 782</text:p>
          </table:table-cell>
          <table:table-cell/>
          <table:table-cell table:formula="of:=[.F$2]*[.C608]^[.F$3]+[.F$4]*[.C608]^[.F$5]+[.F$6]*[.C60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10" calcext:value-type="date">
            <text:p>10-09-2020</text:p>
          </table:table-cell>
          <table:table-cell table:formula="of:=IF([.E610]&lt;10000000000;[.E610];10000000000)" office:value-type="float" office:value="55782.4849149064" calcext:value-type="float">
            <text:p>55 782</text:p>
          </table:table-cell>
          <table:table-cell/>
          <table:table-cell table:formula="of:=[.F$2]*[.C609]^[.F$3]+[.F$4]*[.C609]^[.F$5]+[.F$6]*[.C60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1" calcext:value-type="date">
            <text:p>11-09-2020</text:p>
          </table:table-cell>
          <table:table-cell table:formula="of:=IF([.E611]&lt;10000000000;[.E611];10000000000)" office:value-type="float" office:value="55782.4849149064" calcext:value-type="float">
            <text:p>55 782</text:p>
          </table:table-cell>
          <table:table-cell/>
          <table:table-cell table:formula="of:=[.F$2]*[.C610]^[.F$3]+[.F$4]*[.C610]^[.F$5]+[.F$6]*[.C61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2" calcext:value-type="date">
            <text:p>12-09-2020</text:p>
          </table:table-cell>
          <table:table-cell table:formula="of:=IF([.E612]&lt;10000000000;[.E612];10000000000)" office:value-type="float" office:value="55782.4849149064" calcext:value-type="float">
            <text:p>55 782</text:p>
          </table:table-cell>
          <table:table-cell/>
          <table:table-cell table:formula="of:=[.F$2]*[.C611]^[.F$3]+[.F$4]*[.C611]^[.F$5]+[.F$6]*[.C61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3" calcext:value-type="date">
            <text:p>13-09-2020</text:p>
          </table:table-cell>
          <table:table-cell table:formula="of:=IF([.E613]&lt;10000000000;[.E613];10000000000)" office:value-type="float" office:value="55782.4849149064" calcext:value-type="float">
            <text:p>55 782</text:p>
          </table:table-cell>
          <table:table-cell/>
          <table:table-cell table:formula="of:=[.F$2]*[.C612]^[.F$3]+[.F$4]*[.C612]^[.F$5]+[.F$6]*[.C61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4" calcext:value-type="date">
            <text:p>14-09-2020</text:p>
          </table:table-cell>
          <table:table-cell table:formula="of:=IF([.E614]&lt;10000000000;[.E614];10000000000)" office:value-type="float" office:value="55782.4849149064" calcext:value-type="float">
            <text:p>55 782</text:p>
          </table:table-cell>
          <table:table-cell/>
          <table:table-cell table:formula="of:=[.F$2]*[.C613]^[.F$3]+[.F$4]*[.C613]^[.F$5]+[.F$6]*[.C61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5" calcext:value-type="date">
            <text:p>15-09-2020</text:p>
          </table:table-cell>
          <table:table-cell table:formula="of:=IF([.E615]&lt;10000000000;[.E615];10000000000)" office:value-type="float" office:value="55782.4849149064" calcext:value-type="float">
            <text:p>55 782</text:p>
          </table:table-cell>
          <table:table-cell/>
          <table:table-cell table:formula="of:=[.F$2]*[.C614]^[.F$3]+[.F$4]*[.C614]^[.F$5]+[.F$6]*[.C61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6" calcext:value-type="date">
            <text:p>16-09-2020</text:p>
          </table:table-cell>
          <table:table-cell table:formula="of:=IF([.E616]&lt;10000000000;[.E616];10000000000)" office:value-type="float" office:value="55782.4849149064" calcext:value-type="float">
            <text:p>55 782</text:p>
          </table:table-cell>
          <table:table-cell/>
          <table:table-cell table:formula="of:=[.F$2]*[.C615]^[.F$3]+[.F$4]*[.C615]^[.F$5]+[.F$6]*[.C61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7" calcext:value-type="date">
            <text:p>17-09-2020</text:p>
          </table:table-cell>
          <table:table-cell table:formula="of:=IF([.E617]&lt;10000000000;[.E617];10000000000)" office:value-type="float" office:value="55782.4849149064" calcext:value-type="float">
            <text:p>55 782</text:p>
          </table:table-cell>
          <table:table-cell/>
          <table:table-cell table:formula="of:=[.F$2]*[.C616]^[.F$3]+[.F$4]*[.C616]^[.F$5]+[.F$6]*[.C61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8" calcext:value-type="date">
            <text:p>18-09-2020</text:p>
          </table:table-cell>
          <table:table-cell table:formula="of:=IF([.E618]&lt;10000000000;[.E618];10000000000)" office:value-type="float" office:value="55782.4849149064" calcext:value-type="float">
            <text:p>55 782</text:p>
          </table:table-cell>
          <table:table-cell/>
          <table:table-cell table:formula="of:=[.F$2]*[.C617]^[.F$3]+[.F$4]*[.C617]^[.F$5]+[.F$6]*[.C61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9" calcext:value-type="date">
            <text:p>19-09-2020</text:p>
          </table:table-cell>
          <table:table-cell table:formula="of:=IF([.E619]&lt;10000000000;[.E619];10000000000)" office:value-type="float" office:value="55782.4849149064" calcext:value-type="float">
            <text:p>55 782</text:p>
          </table:table-cell>
          <table:table-cell/>
          <table:table-cell table:formula="of:=[.F$2]*[.C618]^[.F$3]+[.F$4]*[.C618]^[.F$5]+[.F$6]*[.C61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20" calcext:value-type="date">
            <text:p>20-09-2020</text:p>
          </table:table-cell>
          <table:table-cell table:formula="of:=IF([.E620]&lt;10000000000;[.E620];10000000000)" office:value-type="float" office:value="55782.4849149064" calcext:value-type="float">
            <text:p>55 782</text:p>
          </table:table-cell>
          <table:table-cell/>
          <table:table-cell table:formula="of:=[.F$2]*[.C619]^[.F$3]+[.F$4]*[.C619]^[.F$5]+[.F$6]*[.C61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1" calcext:value-type="date">
            <text:p>21-09-2020</text:p>
          </table:table-cell>
          <table:table-cell table:formula="of:=IF([.E621]&lt;10000000000;[.E621];10000000000)" office:value-type="float" office:value="55782.4849149064" calcext:value-type="float">
            <text:p>55 782</text:p>
          </table:table-cell>
          <table:table-cell/>
          <table:table-cell table:formula="of:=[.F$2]*[.C620]^[.F$3]+[.F$4]*[.C620]^[.F$5]+[.F$6]*[.C62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2" calcext:value-type="date">
            <text:p>22-09-2020</text:p>
          </table:table-cell>
          <table:table-cell table:formula="of:=IF([.E622]&lt;10000000000;[.E622];10000000000)" office:value-type="float" office:value="55782.4849149064" calcext:value-type="float">
            <text:p>55 782</text:p>
          </table:table-cell>
          <table:table-cell/>
          <table:table-cell table:formula="of:=[.F$2]*[.C621]^[.F$3]+[.F$4]*[.C621]^[.F$5]+[.F$6]*[.C62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3" calcext:value-type="date">
            <text:p>23-09-2020</text:p>
          </table:table-cell>
          <table:table-cell table:formula="of:=IF([.E623]&lt;10000000000;[.E623];10000000000)" office:value-type="float" office:value="55782.4849149064" calcext:value-type="float">
            <text:p>55 782</text:p>
          </table:table-cell>
          <table:table-cell/>
          <table:table-cell table:formula="of:=[.F$2]*[.C622]^[.F$3]+[.F$4]*[.C622]^[.F$5]+[.F$6]*[.C62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4" calcext:value-type="date">
            <text:p>24-09-2020</text:p>
          </table:table-cell>
          <table:table-cell table:formula="of:=IF([.E624]&lt;10000000000;[.E624];10000000000)" office:value-type="float" office:value="55782.4849149064" calcext:value-type="float">
            <text:p>55 782</text:p>
          </table:table-cell>
          <table:table-cell/>
          <table:table-cell table:formula="of:=[.F$2]*[.C623]^[.F$3]+[.F$4]*[.C623]^[.F$5]+[.F$6]*[.C62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5" calcext:value-type="date">
            <text:p>25-09-2020</text:p>
          </table:table-cell>
          <table:table-cell table:formula="of:=IF([.E625]&lt;10000000000;[.E625];10000000000)" office:value-type="float" office:value="55782.4849149064" calcext:value-type="float">
            <text:p>55 782</text:p>
          </table:table-cell>
          <table:table-cell/>
          <table:table-cell table:formula="of:=[.F$2]*[.C624]^[.F$3]+[.F$4]*[.C624]^[.F$5]+[.F$6]*[.C62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6" calcext:value-type="date">
            <text:p>26-09-2020</text:p>
          </table:table-cell>
          <table:table-cell table:formula="of:=IF([.E626]&lt;10000000000;[.E626];10000000000)" office:value-type="float" office:value="55782.4849149064" calcext:value-type="float">
            <text:p>55 782</text:p>
          </table:table-cell>
          <table:table-cell/>
          <table:table-cell table:formula="of:=[.F$2]*[.C625]^[.F$3]+[.F$4]*[.C625]^[.F$5]+[.F$6]*[.C62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7" calcext:value-type="date">
            <text:p>27-09-2020</text:p>
          </table:table-cell>
          <table:table-cell table:formula="of:=IF([.E627]&lt;10000000000;[.E627];10000000000)" office:value-type="float" office:value="55782.4849149064" calcext:value-type="float">
            <text:p>55 782</text:p>
          </table:table-cell>
          <table:table-cell/>
          <table:table-cell table:formula="of:=[.F$2]*[.C626]^[.F$3]+[.F$4]*[.C626]^[.F$5]+[.F$6]*[.C62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8" calcext:value-type="date">
            <text:p>28-09-2020</text:p>
          </table:table-cell>
          <table:table-cell table:formula="of:=IF([.E628]&lt;10000000000;[.E628];10000000000)" office:value-type="float" office:value="55782.4849149064" calcext:value-type="float">
            <text:p>55 782</text:p>
          </table:table-cell>
          <table:table-cell/>
          <table:table-cell table:formula="of:=[.F$2]*[.C627]^[.F$3]+[.F$4]*[.C627]^[.F$5]+[.F$6]*[.C62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9" calcext:value-type="date">
            <text:p>29-09-2020</text:p>
          </table:table-cell>
          <table:table-cell table:formula="of:=IF([.E629]&lt;10000000000;[.E629];10000000000)" office:value-type="float" office:value="55782.4849149064" calcext:value-type="float">
            <text:p>55 782</text:p>
          </table:table-cell>
          <table:table-cell/>
          <table:table-cell table:formula="of:=[.F$2]*[.C628]^[.F$3]+[.F$4]*[.C628]^[.F$5]+[.F$6]*[.C62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30" calcext:value-type="date">
            <text:p>30-09-2020</text:p>
          </table:table-cell>
          <table:table-cell table:formula="of:=IF([.E630]&lt;10000000000;[.E630];10000000000)" office:value-type="float" office:value="55782.4849149064" calcext:value-type="float">
            <text:p>55 782</text:p>
          </table:table-cell>
          <table:table-cell/>
          <table:table-cell table:formula="of:=[.F$2]*[.C629]^[.F$3]+[.F$4]*[.C629]^[.F$5]+[.F$6]*[.C62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10-01" calcext:value-type="date">
            <text:p>01-10-2020</text:p>
          </table:table-cell>
          <table:table-cell table:formula="of:=IF([.E631]&lt;10000000000;[.E631];10000000000)" office:value-type="float" office:value="55782.4849149064" calcext:value-type="float">
            <text:p>55 782</text:p>
          </table:table-cell>
          <table:table-cell/>
          <table:table-cell table:formula="of:=[.F$2]*[.C630]^[.F$3]+[.F$4]*[.C630]^[.F$5]+[.F$6]*[.C63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2" calcext:value-type="date">
            <text:p>02-10-2020</text:p>
          </table:table-cell>
          <table:table-cell table:formula="of:=IF([.E632]&lt;10000000000;[.E632];10000000000)" office:value-type="float" office:value="55782.4849149064" calcext:value-type="float">
            <text:p>55 782</text:p>
          </table:table-cell>
          <table:table-cell/>
          <table:table-cell table:formula="of:=[.F$2]*[.C631]^[.F$3]+[.F$4]*[.C631]^[.F$5]+[.F$6]*[.C63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3" calcext:value-type="date">
            <text:p>03-10-2020</text:p>
          </table:table-cell>
          <table:table-cell table:formula="of:=IF([.E633]&lt;10000000000;[.E633];10000000000)" office:value-type="float" office:value="55782.4849149064" calcext:value-type="float">
            <text:p>55 782</text:p>
          </table:table-cell>
          <table:table-cell/>
          <table:table-cell table:formula="of:=[.F$2]*[.C632]^[.F$3]+[.F$4]*[.C632]^[.F$5]+[.F$6]*[.C63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4" calcext:value-type="date">
            <text:p>04-10-2020</text:p>
          </table:table-cell>
          <table:table-cell table:formula="of:=IF([.E634]&lt;10000000000;[.E634];10000000000)" office:value-type="float" office:value="55782.4849149064" calcext:value-type="float">
            <text:p>55 782</text:p>
          </table:table-cell>
          <table:table-cell/>
          <table:table-cell table:formula="of:=[.F$2]*[.C633]^[.F$3]+[.F$4]*[.C633]^[.F$5]+[.F$6]*[.C63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5" calcext:value-type="date">
            <text:p>05-10-2020</text:p>
          </table:table-cell>
          <table:table-cell table:formula="of:=IF([.E635]&lt;10000000000;[.E635];10000000000)" office:value-type="float" office:value="55782.4849149064" calcext:value-type="float">
            <text:p>55 782</text:p>
          </table:table-cell>
          <table:table-cell/>
          <table:table-cell table:formula="of:=[.F$2]*[.C634]^[.F$3]+[.F$4]*[.C634]^[.F$5]+[.F$6]*[.C63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6" calcext:value-type="date">
            <text:p>06-10-2020</text:p>
          </table:table-cell>
          <table:table-cell table:formula="of:=IF([.E636]&lt;10000000000;[.E636];10000000000)" office:value-type="float" office:value="55782.4849149064" calcext:value-type="float">
            <text:p>55 782</text:p>
          </table:table-cell>
          <table:table-cell/>
          <table:table-cell table:formula="of:=[.F$2]*[.C635]^[.F$3]+[.F$4]*[.C635]^[.F$5]+[.F$6]*[.C63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7" calcext:value-type="date">
            <text:p>07-10-2020</text:p>
          </table:table-cell>
          <table:table-cell table:formula="of:=IF([.E637]&lt;10000000000;[.E637];10000000000)" office:value-type="float" office:value="55782.4849149064" calcext:value-type="float">
            <text:p>55 782</text:p>
          </table:table-cell>
          <table:table-cell/>
          <table:table-cell table:formula="of:=[.F$2]*[.C636]^[.F$3]+[.F$4]*[.C636]^[.F$5]+[.F$6]*[.C63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8" calcext:value-type="date">
            <text:p>08-10-2020</text:p>
          </table:table-cell>
          <table:table-cell table:formula="of:=IF([.E638]&lt;10000000000;[.E638];10000000000)" office:value-type="float" office:value="55782.4849149064" calcext:value-type="float">
            <text:p>55 782</text:p>
          </table:table-cell>
          <table:table-cell/>
          <table:table-cell table:formula="of:=[.F$2]*[.C637]^[.F$3]+[.F$4]*[.C637]^[.F$5]+[.F$6]*[.C63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9" calcext:value-type="date">
            <text:p>09-10-2020</text:p>
          </table:table-cell>
          <table:table-cell table:formula="of:=IF([.E639]&lt;10000000000;[.E639];10000000000)" office:value-type="float" office:value="55782.4849149064" calcext:value-type="float">
            <text:p>55 782</text:p>
          </table:table-cell>
          <table:table-cell/>
          <table:table-cell table:formula="of:=[.F$2]*[.C638]^[.F$3]+[.F$4]*[.C638]^[.F$5]+[.F$6]*[.C63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10" calcext:value-type="date">
            <text:p>10-10-2020</text:p>
          </table:table-cell>
          <table:table-cell table:formula="of:=IF([.E640]&lt;10000000000;[.E640];10000000000)" office:value-type="float" office:value="55782.4849149064" calcext:value-type="float">
            <text:p>55 782</text:p>
          </table:table-cell>
          <table:table-cell/>
          <table:table-cell table:formula="of:=[.F$2]*[.C639]^[.F$3]+[.F$4]*[.C639]^[.F$5]+[.F$6]*[.C63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1" calcext:value-type="date">
            <text:p>11-10-2020</text:p>
          </table:table-cell>
          <table:table-cell table:formula="of:=IF([.E641]&lt;10000000000;[.E641];10000000000)" office:value-type="float" office:value="55782.4849149064" calcext:value-type="float">
            <text:p>55 782</text:p>
          </table:table-cell>
          <table:table-cell/>
          <table:table-cell table:formula="of:=[.F$2]*[.C640]^[.F$3]+[.F$4]*[.C640]^[.F$5]+[.F$6]*[.C64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2" calcext:value-type="date">
            <text:p>12-10-2020</text:p>
          </table:table-cell>
          <table:table-cell table:formula="of:=IF([.E642]&lt;10000000000;[.E642];10000000000)" office:value-type="float" office:value="55782.4849149064" calcext:value-type="float">
            <text:p>55 782</text:p>
          </table:table-cell>
          <table:table-cell/>
          <table:table-cell table:formula="of:=[.F$2]*[.C641]^[.F$3]+[.F$4]*[.C641]^[.F$5]+[.F$6]*[.C64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3" calcext:value-type="date">
            <text:p>13-10-2020</text:p>
          </table:table-cell>
          <table:table-cell table:formula="of:=IF([.E643]&lt;10000000000;[.E643];10000000000)" office:value-type="float" office:value="55782.4849149064" calcext:value-type="float">
            <text:p>55 782</text:p>
          </table:table-cell>
          <table:table-cell/>
          <table:table-cell table:formula="of:=[.F$2]*[.C642]^[.F$3]+[.F$4]*[.C642]^[.F$5]+[.F$6]*[.C64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4" calcext:value-type="date">
            <text:p>14-10-2020</text:p>
          </table:table-cell>
          <table:table-cell table:formula="of:=IF([.E644]&lt;10000000000;[.E644];10000000000)" office:value-type="float" office:value="55782.4849149064" calcext:value-type="float">
            <text:p>55 782</text:p>
          </table:table-cell>
          <table:table-cell/>
          <table:table-cell table:formula="of:=[.F$2]*[.C643]^[.F$3]+[.F$4]*[.C643]^[.F$5]+[.F$6]*[.C64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5" calcext:value-type="date">
            <text:p>15-10-2020</text:p>
          </table:table-cell>
          <table:table-cell table:formula="of:=IF([.E645]&lt;10000000000;[.E645];10000000000)" office:value-type="float" office:value="55782.4849149064" calcext:value-type="float">
            <text:p>55 782</text:p>
          </table:table-cell>
          <table:table-cell/>
          <table:table-cell table:formula="of:=[.F$2]*[.C644]^[.F$3]+[.F$4]*[.C644]^[.F$5]+[.F$6]*[.C64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6" calcext:value-type="date">
            <text:p>16-10-2020</text:p>
          </table:table-cell>
          <table:table-cell table:formula="of:=IF([.E646]&lt;10000000000;[.E646];10000000000)" office:value-type="float" office:value="55782.4849149064" calcext:value-type="float">
            <text:p>55 782</text:p>
          </table:table-cell>
          <table:table-cell/>
          <table:table-cell table:formula="of:=[.F$2]*[.C645]^[.F$3]+[.F$4]*[.C645]^[.F$5]+[.F$6]*[.C64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7" calcext:value-type="date">
            <text:p>17-10-2020</text:p>
          </table:table-cell>
          <table:table-cell table:formula="of:=IF([.E647]&lt;10000000000;[.E647];10000000000)" office:value-type="float" office:value="55782.4849149064" calcext:value-type="float">
            <text:p>55 782</text:p>
          </table:table-cell>
          <table:table-cell/>
          <table:table-cell table:formula="of:=[.F$2]*[.C646]^[.F$3]+[.F$4]*[.C646]^[.F$5]+[.F$6]*[.C64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8" calcext:value-type="date">
            <text:p>18-10-2020</text:p>
          </table:table-cell>
          <table:table-cell table:formula="of:=IF([.E648]&lt;10000000000;[.E648];10000000000)" office:value-type="float" office:value="55782.4849149064" calcext:value-type="float">
            <text:p>55 782</text:p>
          </table:table-cell>
          <table:table-cell/>
          <table:table-cell table:formula="of:=[.F$2]*[.C647]^[.F$3]+[.F$4]*[.C647]^[.F$5]+[.F$6]*[.C64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9" calcext:value-type="date">
            <text:p>19-10-2020</text:p>
          </table:table-cell>
          <table:table-cell table:formula="of:=IF([.E649]&lt;10000000000;[.E649];10000000000)" office:value-type="float" office:value="55782.4849149064" calcext:value-type="float">
            <text:p>55 782</text:p>
          </table:table-cell>
          <table:table-cell/>
          <table:table-cell table:formula="of:=[.F$2]*[.C648]^[.F$3]+[.F$4]*[.C648]^[.F$5]+[.F$6]*[.C64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20" calcext:value-type="date">
            <text:p>20-10-2020</text:p>
          </table:table-cell>
          <table:table-cell table:formula="of:=IF([.E650]&lt;10000000000;[.E650];10000000000)" office:value-type="float" office:value="55782.4849149064" calcext:value-type="float">
            <text:p>55 782</text:p>
          </table:table-cell>
          <table:table-cell/>
          <table:table-cell table:formula="of:=[.F$2]*[.C649]^[.F$3]+[.F$4]*[.C649]^[.F$5]+[.F$6]*[.C64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1" calcext:value-type="date">
            <text:p>21-10-2020</text:p>
          </table:table-cell>
          <table:table-cell table:formula="of:=IF([.E651]&lt;10000000000;[.E651];10000000000)" office:value-type="float" office:value="55782.4849149064" calcext:value-type="float">
            <text:p>55 782</text:p>
          </table:table-cell>
          <table:table-cell/>
          <table:table-cell table:formula="of:=[.F$2]*[.C650]^[.F$3]+[.F$4]*[.C650]^[.F$5]+[.F$6]*[.C65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2" calcext:value-type="date">
            <text:p>22-10-2020</text:p>
          </table:table-cell>
          <table:table-cell table:formula="of:=IF([.E652]&lt;10000000000;[.E652];10000000000)" office:value-type="float" office:value="55782.4849149064" calcext:value-type="float">
            <text:p>55 782</text:p>
          </table:table-cell>
          <table:table-cell/>
          <table:table-cell table:formula="of:=[.F$2]*[.C651]^[.F$3]+[.F$4]*[.C651]^[.F$5]+[.F$6]*[.C65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3" calcext:value-type="date">
            <text:p>23-10-2020</text:p>
          </table:table-cell>
          <table:table-cell table:formula="of:=IF([.E653]&lt;10000000000;[.E653];10000000000)" office:value-type="float" office:value="55782.4849149064" calcext:value-type="float">
            <text:p>55 782</text:p>
          </table:table-cell>
          <table:table-cell/>
          <table:table-cell table:formula="of:=[.F$2]*[.C652]^[.F$3]+[.F$4]*[.C652]^[.F$5]+[.F$6]*[.C65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4" calcext:value-type="date">
            <text:p>24-10-2020</text:p>
          </table:table-cell>
          <table:table-cell table:formula="of:=IF([.E654]&lt;10000000000;[.E654];10000000000)" office:value-type="float" office:value="55782.4849149064" calcext:value-type="float">
            <text:p>55 782</text:p>
          </table:table-cell>
          <table:table-cell/>
          <table:table-cell table:formula="of:=[.F$2]*[.C653]^[.F$3]+[.F$4]*[.C653]^[.F$5]+[.F$6]*[.C65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5" calcext:value-type="date">
            <text:p>25-10-2020</text:p>
          </table:table-cell>
          <table:table-cell table:formula="of:=IF([.E655]&lt;10000000000;[.E655];10000000000)" office:value-type="float" office:value="55782.4849149064" calcext:value-type="float">
            <text:p>55 782</text:p>
          </table:table-cell>
          <table:table-cell/>
          <table:table-cell table:formula="of:=[.F$2]*[.C654]^[.F$3]+[.F$4]*[.C654]^[.F$5]+[.F$6]*[.C65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6" calcext:value-type="date">
            <text:p>26-10-2020</text:p>
          </table:table-cell>
          <table:table-cell table:formula="of:=IF([.E656]&lt;10000000000;[.E656];10000000000)" office:value-type="float" office:value="55782.4849149064" calcext:value-type="float">
            <text:p>55 782</text:p>
          </table:table-cell>
          <table:table-cell/>
          <table:table-cell table:formula="of:=[.F$2]*[.C655]^[.F$3]+[.F$4]*[.C655]^[.F$5]+[.F$6]*[.C65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7" calcext:value-type="date">
            <text:p>27-10-2020</text:p>
          </table:table-cell>
          <table:table-cell table:formula="of:=IF([.E657]&lt;10000000000;[.E657];10000000000)" office:value-type="float" office:value="55782.4849149064" calcext:value-type="float">
            <text:p>55 782</text:p>
          </table:table-cell>
          <table:table-cell/>
          <table:table-cell table:formula="of:=[.F$2]*[.C656]^[.F$3]+[.F$4]*[.C656]^[.F$5]+[.F$6]*[.C65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8" calcext:value-type="date">
            <text:p>28-10-2020</text:p>
          </table:table-cell>
          <table:table-cell table:formula="of:=IF([.E658]&lt;10000000000;[.E658];10000000000)" office:value-type="float" office:value="55782.4849149064" calcext:value-type="float">
            <text:p>55 782</text:p>
          </table:table-cell>
          <table:table-cell/>
          <table:table-cell table:formula="of:=[.F$2]*[.C657]^[.F$3]+[.F$4]*[.C657]^[.F$5]+[.F$6]*[.C65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9" calcext:value-type="date">
            <text:p>29-10-2020</text:p>
          </table:table-cell>
          <table:table-cell table:formula="of:=IF([.E659]&lt;10000000000;[.E659];10000000000)" office:value-type="float" office:value="55782.4849149064" calcext:value-type="float">
            <text:p>55 782</text:p>
          </table:table-cell>
          <table:table-cell/>
          <table:table-cell table:formula="of:=[.F$2]*[.C658]^[.F$3]+[.F$4]*[.C658]^[.F$5]+[.F$6]*[.C65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30" calcext:value-type="date">
            <text:p>30-10-2020</text:p>
          </table:table-cell>
          <table:table-cell table:formula="of:=IF([.E660]&lt;10000000000;[.E660];10000000000)" office:value-type="float" office:value="55782.4849149064" calcext:value-type="float">
            <text:p>55 782</text:p>
          </table:table-cell>
          <table:table-cell/>
          <table:table-cell table:formula="of:=[.F$2]*[.C659]^[.F$3]+[.F$4]*[.C659]^[.F$5]+[.F$6]*[.C65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1" calcext:value-type="date">
            <text:p>31-10-2020</text:p>
          </table:table-cell>
          <table:table-cell table:formula="of:=IF([.E661]&lt;10000000000;[.E661];10000000000)" office:value-type="float" office:value="55782.4849149064" calcext:value-type="float">
            <text:p>55 782</text:p>
          </table:table-cell>
          <table:table-cell/>
          <table:table-cell table:formula="of:=[.F$2]*[.C660]^[.F$3]+[.F$4]*[.C660]^[.F$5]+[.F$6]*[.C66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1-01" calcext:value-type="date">
            <text:p>01-11-2020</text:p>
          </table:table-cell>
          <table:table-cell table:formula="of:=IF([.E662]&lt;10000000000;[.E662];10000000000)" office:value-type="float" office:value="55782.4849149064" calcext:value-type="float">
            <text:p>55 782</text:p>
          </table:table-cell>
          <table:table-cell/>
          <table:table-cell table:formula="of:=[.F$2]*[.C661]^[.F$3]+[.F$4]*[.C661]^[.F$5]+[.F$6]*[.C66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2" calcext:value-type="date">
            <text:p>02-11-2020</text:p>
          </table:table-cell>
          <table:table-cell table:formula="of:=IF([.E663]&lt;10000000000;[.E663];10000000000)" office:value-type="float" office:value="55782.4849149064" calcext:value-type="float">
            <text:p>55 782</text:p>
          </table:table-cell>
          <table:table-cell/>
          <table:table-cell table:formula="of:=[.F$2]*[.C662]^[.F$3]+[.F$4]*[.C662]^[.F$5]+[.F$6]*[.C66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3" calcext:value-type="date">
            <text:p>03-11-2020</text:p>
          </table:table-cell>
          <table:table-cell table:formula="of:=IF([.E664]&lt;10000000000;[.E664];10000000000)" office:value-type="float" office:value="55782.4849149064" calcext:value-type="float">
            <text:p>55 782</text:p>
          </table:table-cell>
          <table:table-cell/>
          <table:table-cell table:formula="of:=[.F$2]*[.C663]^[.F$3]+[.F$4]*[.C663]^[.F$5]+[.F$6]*[.C66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4" calcext:value-type="date">
            <text:p>04-11-2020</text:p>
          </table:table-cell>
          <table:table-cell table:formula="of:=IF([.E665]&lt;10000000000;[.E665];10000000000)" office:value-type="float" office:value="55782.4849149064" calcext:value-type="float">
            <text:p>55 782</text:p>
          </table:table-cell>
          <table:table-cell/>
          <table:table-cell table:formula="of:=[.F$2]*[.C664]^[.F$3]+[.F$4]*[.C664]^[.F$5]+[.F$6]*[.C66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5" calcext:value-type="date">
            <text:p>05-11-2020</text:p>
          </table:table-cell>
          <table:table-cell table:formula="of:=IF([.E666]&lt;10000000000;[.E666];10000000000)" office:value-type="float" office:value="55782.4849149064" calcext:value-type="float">
            <text:p>55 782</text:p>
          </table:table-cell>
          <table:table-cell/>
          <table:table-cell table:formula="of:=[.F$2]*[.C665]^[.F$3]+[.F$4]*[.C665]^[.F$5]+[.F$6]*[.C66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6" calcext:value-type="date">
            <text:p>06-11-2020</text:p>
          </table:table-cell>
          <table:table-cell table:formula="of:=IF([.E667]&lt;10000000000;[.E667];10000000000)" office:value-type="float" office:value="55782.4849149064" calcext:value-type="float">
            <text:p>55 782</text:p>
          </table:table-cell>
          <table:table-cell/>
          <table:table-cell table:formula="of:=[.F$2]*[.C666]^[.F$3]+[.F$4]*[.C666]^[.F$5]+[.F$6]*[.C66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7" calcext:value-type="date">
            <text:p>07-11-2020</text:p>
          </table:table-cell>
          <table:table-cell table:formula="of:=IF([.E668]&lt;10000000000;[.E668];10000000000)" office:value-type="float" office:value="55782.4849149064" calcext:value-type="float">
            <text:p>55 782</text:p>
          </table:table-cell>
          <table:table-cell/>
          <table:table-cell table:formula="of:=[.F$2]*[.C667]^[.F$3]+[.F$4]*[.C667]^[.F$5]+[.F$6]*[.C66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8" calcext:value-type="date">
            <text:p>08-11-2020</text:p>
          </table:table-cell>
          <table:table-cell table:formula="of:=IF([.E669]&lt;10000000000;[.E669];10000000000)" office:value-type="float" office:value="55782.4849149064" calcext:value-type="float">
            <text:p>55 782</text:p>
          </table:table-cell>
          <table:table-cell/>
          <table:table-cell table:formula="of:=[.F$2]*[.C668]^[.F$3]+[.F$4]*[.C668]^[.F$5]+[.F$6]*[.C66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9" calcext:value-type="date">
            <text:p>09-11-2020</text:p>
          </table:table-cell>
          <table:table-cell table:formula="of:=IF([.E670]&lt;10000000000;[.E670];10000000000)" office:value-type="float" office:value="55782.4849149064" calcext:value-type="float">
            <text:p>55 782</text:p>
          </table:table-cell>
          <table:table-cell/>
          <table:table-cell table:formula="of:=[.F$2]*[.C669]^[.F$3]+[.F$4]*[.C669]^[.F$5]+[.F$6]*[.C66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10" calcext:value-type="date">
            <text:p>10-11-2020</text:p>
          </table:table-cell>
          <table:table-cell table:formula="of:=IF([.E671]&lt;10000000000;[.E671];10000000000)" office:value-type="float" office:value="55782.4849149064" calcext:value-type="float">
            <text:p>55 782</text:p>
          </table:table-cell>
          <table:table-cell/>
          <table:table-cell table:formula="of:=[.F$2]*[.C670]^[.F$3]+[.F$4]*[.C670]^[.F$5]+[.F$6]*[.C67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1" calcext:value-type="date">
            <text:p>11-11-2020</text:p>
          </table:table-cell>
          <table:table-cell table:formula="of:=IF([.E672]&lt;10000000000;[.E672];10000000000)" office:value-type="float" office:value="55782.4849149064" calcext:value-type="float">
            <text:p>55 782</text:p>
          </table:table-cell>
          <table:table-cell/>
          <table:table-cell table:formula="of:=[.F$2]*[.C671]^[.F$3]+[.F$4]*[.C671]^[.F$5]+[.F$6]*[.C67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2" calcext:value-type="date">
            <text:p>12-11-2020</text:p>
          </table:table-cell>
          <table:table-cell table:formula="of:=IF([.E673]&lt;10000000000;[.E673];10000000000)" office:value-type="float" office:value="55782.4849149064" calcext:value-type="float">
            <text:p>55 782</text:p>
          </table:table-cell>
          <table:table-cell/>
          <table:table-cell table:formula="of:=[.F$2]*[.C672]^[.F$3]+[.F$4]*[.C672]^[.F$5]+[.F$6]*[.C67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3" calcext:value-type="date">
            <text:p>13-11-2020</text:p>
          </table:table-cell>
          <table:table-cell table:formula="of:=IF([.E674]&lt;10000000000;[.E674];10000000000)" office:value-type="float" office:value="55782.4849149064" calcext:value-type="float">
            <text:p>55 782</text:p>
          </table:table-cell>
          <table:table-cell/>
          <table:table-cell table:formula="of:=[.F$2]*[.C673]^[.F$3]+[.F$4]*[.C673]^[.F$5]+[.F$6]*[.C67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4" calcext:value-type="date">
            <text:p>14-11-2020</text:p>
          </table:table-cell>
          <table:table-cell table:formula="of:=IF([.E675]&lt;10000000000;[.E675];10000000000)" office:value-type="float" office:value="55782.4849149064" calcext:value-type="float">
            <text:p>55 782</text:p>
          </table:table-cell>
          <table:table-cell/>
          <table:table-cell table:formula="of:=[.F$2]*[.C674]^[.F$3]+[.F$4]*[.C674]^[.F$5]+[.F$6]*[.C67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5" calcext:value-type="date">
            <text:p>15-11-2020</text:p>
          </table:table-cell>
          <table:table-cell table:formula="of:=IF([.E676]&lt;10000000000;[.E676];10000000000)" office:value-type="float" office:value="55782.4849149064" calcext:value-type="float">
            <text:p>55 782</text:p>
          </table:table-cell>
          <table:table-cell/>
          <table:table-cell table:formula="of:=[.F$2]*[.C675]^[.F$3]+[.F$4]*[.C675]^[.F$5]+[.F$6]*[.C67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6" calcext:value-type="date">
            <text:p>16-11-2020</text:p>
          </table:table-cell>
          <table:table-cell table:formula="of:=IF([.E677]&lt;10000000000;[.E677];10000000000)" office:value-type="float" office:value="55782.4849149064" calcext:value-type="float">
            <text:p>55 782</text:p>
          </table:table-cell>
          <table:table-cell/>
          <table:table-cell table:formula="of:=[.F$2]*[.C676]^[.F$3]+[.F$4]*[.C676]^[.F$5]+[.F$6]*[.C67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7" calcext:value-type="date">
            <text:p>17-11-2020</text:p>
          </table:table-cell>
          <table:table-cell table:formula="of:=IF([.E678]&lt;10000000000;[.E678];10000000000)" office:value-type="float" office:value="55782.4849149064" calcext:value-type="float">
            <text:p>55 782</text:p>
          </table:table-cell>
          <table:table-cell/>
          <table:table-cell table:formula="of:=[.F$2]*[.C677]^[.F$3]+[.F$4]*[.C677]^[.F$5]+[.F$6]*[.C67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8" calcext:value-type="date">
            <text:p>18-11-2020</text:p>
          </table:table-cell>
          <table:table-cell table:formula="of:=IF([.E679]&lt;10000000000;[.E679];10000000000)" office:value-type="float" office:value="55782.4849149064" calcext:value-type="float">
            <text:p>55 782</text:p>
          </table:table-cell>
          <table:table-cell/>
          <table:table-cell table:formula="of:=[.F$2]*[.C678]^[.F$3]+[.F$4]*[.C678]^[.F$5]+[.F$6]*[.C67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9" calcext:value-type="date">
            <text:p>19-11-2020</text:p>
          </table:table-cell>
          <table:table-cell table:formula="of:=IF([.E680]&lt;10000000000;[.E680];10000000000)" office:value-type="float" office:value="55782.4849149064" calcext:value-type="float">
            <text:p>55 782</text:p>
          </table:table-cell>
          <table:table-cell/>
          <table:table-cell table:formula="of:=[.F$2]*[.C679]^[.F$3]+[.F$4]*[.C679]^[.F$5]+[.F$6]*[.C67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20" calcext:value-type="date">
            <text:p>20-11-2020</text:p>
          </table:table-cell>
          <table:table-cell table:formula="of:=IF([.E681]&lt;10000000000;[.E681];10000000000)" office:value-type="float" office:value="55782.4849149064" calcext:value-type="float">
            <text:p>55 782</text:p>
          </table:table-cell>
          <table:table-cell/>
          <table:table-cell table:formula="of:=[.F$2]*[.C680]^[.F$3]+[.F$4]*[.C680]^[.F$5]+[.F$6]*[.C68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1" calcext:value-type="date">
            <text:p>21-11-2020</text:p>
          </table:table-cell>
          <table:table-cell table:formula="of:=IF([.E682]&lt;10000000000;[.E682];10000000000)" office:value-type="float" office:value="55782.4849149064" calcext:value-type="float">
            <text:p>55 782</text:p>
          </table:table-cell>
          <table:table-cell/>
          <table:table-cell table:formula="of:=[.F$2]*[.C681]^[.F$3]+[.F$4]*[.C681]^[.F$5]+[.F$6]*[.C68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2" calcext:value-type="date">
            <text:p>22-11-2020</text:p>
          </table:table-cell>
          <table:table-cell table:formula="of:=IF([.E683]&lt;10000000000;[.E683];10000000000)" office:value-type="float" office:value="55782.4849149064" calcext:value-type="float">
            <text:p>55 782</text:p>
          </table:table-cell>
          <table:table-cell/>
          <table:table-cell table:formula="of:=[.F$2]*[.C682]^[.F$3]+[.F$4]*[.C682]^[.F$5]+[.F$6]*[.C68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3" calcext:value-type="date">
            <text:p>23-11-2020</text:p>
          </table:table-cell>
          <table:table-cell table:formula="of:=IF([.E684]&lt;10000000000;[.E684];10000000000)" office:value-type="float" office:value="55782.4849149064" calcext:value-type="float">
            <text:p>55 782</text:p>
          </table:table-cell>
          <table:table-cell/>
          <table:table-cell table:formula="of:=[.F$2]*[.C683]^[.F$3]+[.F$4]*[.C683]^[.F$5]+[.F$6]*[.C68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4" calcext:value-type="date">
            <text:p>24-11-2020</text:p>
          </table:table-cell>
          <table:table-cell table:formula="of:=IF([.E685]&lt;10000000000;[.E685];10000000000)" office:value-type="float" office:value="55782.4849149064" calcext:value-type="float">
            <text:p>55 782</text:p>
          </table:table-cell>
          <table:table-cell/>
          <table:table-cell table:formula="of:=[.F$2]*[.C684]^[.F$3]+[.F$4]*[.C684]^[.F$5]+[.F$6]*[.C68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5" calcext:value-type="date">
            <text:p>25-11-2020</text:p>
          </table:table-cell>
          <table:table-cell table:formula="of:=IF([.E686]&lt;10000000000;[.E686];10000000000)" office:value-type="float" office:value="55782.4849149064" calcext:value-type="float">
            <text:p>55 782</text:p>
          </table:table-cell>
          <table:table-cell/>
          <table:table-cell table:formula="of:=[.F$2]*[.C685]^[.F$3]+[.F$4]*[.C685]^[.F$5]+[.F$6]*[.C68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6" calcext:value-type="date">
            <text:p>26-11-2020</text:p>
          </table:table-cell>
          <table:table-cell table:formula="of:=IF([.E687]&lt;10000000000;[.E687];10000000000)" office:value-type="float" office:value="55782.4849149064" calcext:value-type="float">
            <text:p>55 782</text:p>
          </table:table-cell>
          <table:table-cell/>
          <table:table-cell table:formula="of:=[.F$2]*[.C686]^[.F$3]+[.F$4]*[.C686]^[.F$5]+[.F$6]*[.C68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7" calcext:value-type="date">
            <text:p>27-11-2020</text:p>
          </table:table-cell>
          <table:table-cell table:formula="of:=IF([.E688]&lt;10000000000;[.E688];10000000000)" office:value-type="float" office:value="55782.4849149064" calcext:value-type="float">
            <text:p>55 782</text:p>
          </table:table-cell>
          <table:table-cell/>
          <table:table-cell table:formula="of:=[.F$2]*[.C687]^[.F$3]+[.F$4]*[.C687]^[.F$5]+[.F$6]*[.C68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8" calcext:value-type="date">
            <text:p>28-11-2020</text:p>
          </table:table-cell>
          <table:table-cell table:formula="of:=IF([.E689]&lt;10000000000;[.E689];10000000000)" office:value-type="float" office:value="55782.4849149064" calcext:value-type="float">
            <text:p>55 782</text:p>
          </table:table-cell>
          <table:table-cell/>
          <table:table-cell table:formula="of:=[.F$2]*[.C688]^[.F$3]+[.F$4]*[.C688]^[.F$5]+[.F$6]*[.C68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9" calcext:value-type="date">
            <text:p>29-11-2020</text:p>
          </table:table-cell>
          <table:table-cell table:formula="of:=IF([.E690]&lt;10000000000;[.E690];10000000000)" office:value-type="float" office:value="55782.4849149064" calcext:value-type="float">
            <text:p>55 782</text:p>
          </table:table-cell>
          <table:table-cell/>
          <table:table-cell table:formula="of:=[.F$2]*[.C689]^[.F$3]+[.F$4]*[.C689]^[.F$5]+[.F$6]*[.C68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30" calcext:value-type="date">
            <text:p>30-11-2020</text:p>
          </table:table-cell>
          <table:table-cell table:formula="of:=IF([.E691]&lt;10000000000;[.E691];10000000000)" office:value-type="float" office:value="55782.4849149064" calcext:value-type="float">
            <text:p>55 782</text:p>
          </table:table-cell>
          <table:table-cell/>
          <table:table-cell table:formula="of:=[.F$2]*[.C690]^[.F$3]+[.F$4]*[.C690]^[.F$5]+[.F$6]*[.C69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2-01" calcext:value-type="date">
            <text:p>01-12-2020</text:p>
          </table:table-cell>
          <table:table-cell table:formula="of:=IF([.E692]&lt;10000000000;[.E692];10000000000)" office:value-type="float" office:value="55782.4849149064" calcext:value-type="float">
            <text:p>55 782</text:p>
          </table:table-cell>
          <table:table-cell/>
          <table:table-cell table:formula="of:=[.F$2]*[.C691]^[.F$3]+[.F$4]*[.C691]^[.F$5]+[.F$6]*[.C69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2" calcext:value-type="date">
            <text:p>02-12-2020</text:p>
          </table:table-cell>
          <table:table-cell table:formula="of:=IF([.E693]&lt;10000000000;[.E693];10000000000)" office:value-type="float" office:value="55782.4849149064" calcext:value-type="float">
            <text:p>55 782</text:p>
          </table:table-cell>
          <table:table-cell/>
          <table:table-cell table:formula="of:=[.F$2]*[.C692]^[.F$3]+[.F$4]*[.C692]^[.F$5]+[.F$6]*[.C69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3" calcext:value-type="date">
            <text:p>03-12-2020</text:p>
          </table:table-cell>
          <table:table-cell table:formula="of:=IF([.E694]&lt;10000000000;[.E694];10000000000)" office:value-type="float" office:value="55782.4849149064" calcext:value-type="float">
            <text:p>55 782</text:p>
          </table:table-cell>
          <table:table-cell/>
          <table:table-cell table:formula="of:=[.F$2]*[.C693]^[.F$3]+[.F$4]*[.C693]^[.F$5]+[.F$6]*[.C69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4" calcext:value-type="date">
            <text:p>04-12-2020</text:p>
          </table:table-cell>
          <table:table-cell table:formula="of:=IF([.E695]&lt;10000000000;[.E695];10000000000)" office:value-type="float" office:value="55782.4849149064" calcext:value-type="float">
            <text:p>55 782</text:p>
          </table:table-cell>
          <table:table-cell/>
          <table:table-cell table:formula="of:=[.F$2]*[.C694]^[.F$3]+[.F$4]*[.C694]^[.F$5]+[.F$6]*[.C69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5" calcext:value-type="date">
            <text:p>05-12-2020</text:p>
          </table:table-cell>
          <table:table-cell table:formula="of:=IF([.E696]&lt;10000000000;[.E696];10000000000)" office:value-type="float" office:value="55782.4849149064" calcext:value-type="float">
            <text:p>55 782</text:p>
          </table:table-cell>
          <table:table-cell/>
          <table:table-cell table:formula="of:=[.F$2]*[.C695]^[.F$3]+[.F$4]*[.C695]^[.F$5]+[.F$6]*[.C69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6" calcext:value-type="date">
            <text:p>06-12-2020</text:p>
          </table:table-cell>
          <table:table-cell table:formula="of:=IF([.E697]&lt;10000000000;[.E697];10000000000)" office:value-type="float" office:value="55782.4849149064" calcext:value-type="float">
            <text:p>55 782</text:p>
          </table:table-cell>
          <table:table-cell/>
          <table:table-cell table:formula="of:=[.F$2]*[.C696]^[.F$3]+[.F$4]*[.C696]^[.F$5]+[.F$6]*[.C69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7" calcext:value-type="date">
            <text:p>07-12-2020</text:p>
          </table:table-cell>
          <table:table-cell table:formula="of:=IF([.E698]&lt;10000000000;[.E698];10000000000)" office:value-type="float" office:value="55782.4849149064" calcext:value-type="float">
            <text:p>55 782</text:p>
          </table:table-cell>
          <table:table-cell/>
          <table:table-cell table:formula="of:=[.F$2]*[.C697]^[.F$3]+[.F$4]*[.C697]^[.F$5]+[.F$6]*[.C69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8" calcext:value-type="date">
            <text:p>08-12-2020</text:p>
          </table:table-cell>
          <table:table-cell table:formula="of:=IF([.E699]&lt;10000000000;[.E699];10000000000)" office:value-type="float" office:value="55782.4849149064" calcext:value-type="float">
            <text:p>55 782</text:p>
          </table:table-cell>
          <table:table-cell/>
          <table:table-cell table:formula="of:=[.F$2]*[.C698]^[.F$3]+[.F$4]*[.C698]^[.F$5]+[.F$6]*[.C69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9" calcext:value-type="date">
            <text:p>09-12-2020</text:p>
          </table:table-cell>
          <table:table-cell table:formula="of:=IF([.E700]&lt;10000000000;[.E700];10000000000)" office:value-type="float" office:value="55782.4849149064" calcext:value-type="float">
            <text:p>55 782</text:p>
          </table:table-cell>
          <table:table-cell/>
          <table:table-cell table:formula="of:=[.F$2]*[.C699]^[.F$3]+[.F$4]*[.C699]^[.F$5]+[.F$6]*[.C69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10" calcext:value-type="date">
            <text:p>10-12-2020</text:p>
          </table:table-cell>
          <table:table-cell table:formula="of:=IF([.E701]&lt;10000000000;[.E701];10000000000)" office:value-type="float" office:value="55782.4849149064" calcext:value-type="float">
            <text:p>55 782</text:p>
          </table:table-cell>
          <table:table-cell/>
          <table:table-cell table:formula="of:=[.F$2]*[.C700]^[.F$3]+[.F$4]*[.C700]^[.F$5]+[.F$6]*[.C70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1" calcext:value-type="date">
            <text:p>11-12-2020</text:p>
          </table:table-cell>
          <table:table-cell table:formula="of:=IF([.E702]&lt;10000000000;[.E702];10000000000)" office:value-type="float" office:value="55782.4849149064" calcext:value-type="float">
            <text:p>55 782</text:p>
          </table:table-cell>
          <table:table-cell/>
          <table:table-cell table:formula="of:=[.F$2]*[.C701]^[.F$3]+[.F$4]*[.C701]^[.F$5]+[.F$6]*[.C70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2" calcext:value-type="date">
            <text:p>12-12-2020</text:p>
          </table:table-cell>
          <table:table-cell table:formula="of:=IF([.E703]&lt;10000000000;[.E703];10000000000)" office:value-type="float" office:value="55782.4849149064" calcext:value-type="float">
            <text:p>55 782</text:p>
          </table:table-cell>
          <table:table-cell/>
          <table:table-cell table:formula="of:=[.F$2]*[.C702]^[.F$3]+[.F$4]*[.C702]^[.F$5]+[.F$6]*[.C70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3" calcext:value-type="date">
            <text:p>13-12-2020</text:p>
          </table:table-cell>
          <table:table-cell table:formula="of:=IF([.E704]&lt;10000000000;[.E704];10000000000)" office:value-type="float" office:value="55782.4849149064" calcext:value-type="float">
            <text:p>55 782</text:p>
          </table:table-cell>
          <table:table-cell/>
          <table:table-cell table:formula="of:=[.F$2]*[.C703]^[.F$3]+[.F$4]*[.C703]^[.F$5]+[.F$6]*[.C70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4" calcext:value-type="date">
            <text:p>14-12-2020</text:p>
          </table:table-cell>
          <table:table-cell table:formula="of:=IF([.E705]&lt;10000000000;[.E705];10000000000)" office:value-type="float" office:value="55782.4849149064" calcext:value-type="float">
            <text:p>55 782</text:p>
          </table:table-cell>
          <table:table-cell/>
          <table:table-cell table:formula="of:=[.F$2]*[.C704]^[.F$3]+[.F$4]*[.C704]^[.F$5]+[.F$6]*[.C70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5" calcext:value-type="date">
            <text:p>15-12-2020</text:p>
          </table:table-cell>
          <table:table-cell table:formula="of:=IF([.E706]&lt;10000000000;[.E706];10000000000)" office:value-type="float" office:value="55782.4849149064" calcext:value-type="float">
            <text:p>55 782</text:p>
          </table:table-cell>
          <table:table-cell/>
          <table:table-cell table:formula="of:=[.F$2]*[.C705]^[.F$3]+[.F$4]*[.C705]^[.F$5]+[.F$6]*[.C70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6" calcext:value-type="date">
            <text:p>16-12-2020</text:p>
          </table:table-cell>
          <table:table-cell table:formula="of:=IF([.E707]&lt;10000000000;[.E707];10000000000)" office:value-type="float" office:value="55782.4849149064" calcext:value-type="float">
            <text:p>55 782</text:p>
          </table:table-cell>
          <table:table-cell/>
          <table:table-cell table:formula="of:=[.F$2]*[.C706]^[.F$3]+[.F$4]*[.C706]^[.F$5]+[.F$6]*[.C70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7" calcext:value-type="date">
            <text:p>17-12-2020</text:p>
          </table:table-cell>
          <table:table-cell table:formula="of:=IF([.E708]&lt;10000000000;[.E708];10000000000)" office:value-type="float" office:value="55782.4849149064" calcext:value-type="float">
            <text:p>55 782</text:p>
          </table:table-cell>
          <table:table-cell/>
          <table:table-cell table:formula="of:=[.F$2]*[.C707]^[.F$3]+[.F$4]*[.C707]^[.F$5]+[.F$6]*[.C70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8" calcext:value-type="date">
            <text:p>18-12-2020</text:p>
          </table:table-cell>
          <table:table-cell table:formula="of:=IF([.E709]&lt;10000000000;[.E709];10000000000)" office:value-type="float" office:value="55782.4849149064" calcext:value-type="float">
            <text:p>55 782</text:p>
          </table:table-cell>
          <table:table-cell/>
          <table:table-cell table:formula="of:=[.F$2]*[.C708]^[.F$3]+[.F$4]*[.C708]^[.F$5]+[.F$6]*[.C70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9" calcext:value-type="date">
            <text:p>19-12-2020</text:p>
          </table:table-cell>
          <table:table-cell table:formula="of:=IF([.E710]&lt;10000000000;[.E710];10000000000)" office:value-type="float" office:value="55782.4849149064" calcext:value-type="float">
            <text:p>55 782</text:p>
          </table:table-cell>
          <table:table-cell/>
          <table:table-cell table:formula="of:=[.F$2]*[.C709]^[.F$3]+[.F$4]*[.C709]^[.F$5]+[.F$6]*[.C70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20" calcext:value-type="date">
            <text:p>20-12-2020</text:p>
          </table:table-cell>
          <table:table-cell table:formula="of:=IF([.E711]&lt;10000000000;[.E711];10000000000)" office:value-type="float" office:value="55782.4849149064" calcext:value-type="float">
            <text:p>55 782</text:p>
          </table:table-cell>
          <table:table-cell/>
          <table:table-cell table:formula="of:=[.F$2]*[.C710]^[.F$3]+[.F$4]*[.C710]^[.F$5]+[.F$6]*[.C71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1" calcext:value-type="date">
            <text:p>21-12-2020</text:p>
          </table:table-cell>
          <table:table-cell table:formula="of:=IF([.E712]&lt;10000000000;[.E712];10000000000)" office:value-type="float" office:value="55782.4849149064" calcext:value-type="float">
            <text:p>55 782</text:p>
          </table:table-cell>
          <table:table-cell/>
          <table:table-cell table:formula="of:=[.F$2]*[.C711]^[.F$3]+[.F$4]*[.C711]^[.F$5]+[.F$6]*[.C71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2" calcext:value-type="date">
            <text:p>22-12-2020</text:p>
          </table:table-cell>
          <table:table-cell table:formula="of:=IF([.E713]&lt;10000000000;[.E713];10000000000)" office:value-type="float" office:value="55782.4849149064" calcext:value-type="float">
            <text:p>55 782</text:p>
          </table:table-cell>
          <table:table-cell/>
          <table:table-cell table:formula="of:=[.F$2]*[.C712]^[.F$3]+[.F$4]*[.C712]^[.F$5]+[.F$6]*[.C71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3" calcext:value-type="date">
            <text:p>23-12-2020</text:p>
          </table:table-cell>
          <table:table-cell table:formula="of:=IF([.E714]&lt;10000000000;[.E714];10000000000)" office:value-type="float" office:value="55782.4849149064" calcext:value-type="float">
            <text:p>55 782</text:p>
          </table:table-cell>
          <table:table-cell/>
          <table:table-cell table:formula="of:=[.F$2]*[.C713]^[.F$3]+[.F$4]*[.C713]^[.F$5]+[.F$6]*[.C71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4" calcext:value-type="date">
            <text:p>24-12-2020</text:p>
          </table:table-cell>
          <table:table-cell table:formula="of:=IF([.E715]&lt;10000000000;[.E715];10000000000)" office:value-type="float" office:value="55782.4849149064" calcext:value-type="float">
            <text:p>55 782</text:p>
          </table:table-cell>
          <table:table-cell/>
          <table:table-cell table:formula="of:=[.F$2]*[.C714]^[.F$3]+[.F$4]*[.C714]^[.F$5]+[.F$6]*[.C71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5" calcext:value-type="date">
            <text:p>25-12-2020</text:p>
          </table:table-cell>
          <table:table-cell table:formula="of:=IF([.E716]&lt;10000000000;[.E716];10000000000)" office:value-type="float" office:value="55782.4849149064" calcext:value-type="float">
            <text:p>55 782</text:p>
          </table:table-cell>
          <table:table-cell/>
          <table:table-cell table:formula="of:=[.F$2]*[.C715]^[.F$3]+[.F$4]*[.C715]^[.F$5]+[.F$6]*[.C71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6" calcext:value-type="date">
            <text:p>26-12-2020</text:p>
          </table:table-cell>
          <table:table-cell table:formula="of:=IF([.E717]&lt;10000000000;[.E717];10000000000)" office:value-type="float" office:value="55782.4849149064" calcext:value-type="float">
            <text:p>55 782</text:p>
          </table:table-cell>
          <table:table-cell/>
          <table:table-cell table:formula="of:=[.F$2]*[.C716]^[.F$3]+[.F$4]*[.C716]^[.F$5]+[.F$6]*[.C71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7" calcext:value-type="date">
            <text:p>27-12-2020</text:p>
          </table:table-cell>
          <table:table-cell table:formula="of:=IF([.E718]&lt;10000000000;[.E718];10000000000)" office:value-type="float" office:value="55782.4849149064" calcext:value-type="float">
            <text:p>55 782</text:p>
          </table:table-cell>
          <table:table-cell/>
          <table:table-cell table:formula="of:=[.F$2]*[.C717]^[.F$3]+[.F$4]*[.C717]^[.F$5]+[.F$6]*[.C71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8" calcext:value-type="date">
            <text:p>28-12-2020</text:p>
          </table:table-cell>
          <table:table-cell table:formula="of:=IF([.E719]&lt;10000000000;[.E719];10000000000)" office:value-type="float" office:value="55782.4849149064" calcext:value-type="float">
            <text:p>55 782</text:p>
          </table:table-cell>
          <table:table-cell/>
          <table:table-cell table:formula="of:=[.F$2]*[.C718]^[.F$3]+[.F$4]*[.C718]^[.F$5]+[.F$6]*[.C71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9" calcext:value-type="date">
            <text:p>29-12-2020</text:p>
          </table:table-cell>
          <table:table-cell table:formula="of:=IF([.E720]&lt;10000000000;[.E720];10000000000)" office:value-type="float" office:value="55782.4849149064" calcext:value-type="float">
            <text:p>55 782</text:p>
          </table:table-cell>
          <table:table-cell/>
          <table:table-cell table:formula="of:=[.F$2]*[.C719]^[.F$3]+[.F$4]*[.C719]^[.F$5]+[.F$6]*[.C71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30" calcext:value-type="date">
            <text:p>30-12-2020</text:p>
          </table:table-cell>
          <table:table-cell table:formula="of:=IF([.E721]&lt;10000000000;[.E721];10000000000)" office:value-type="float" office:value="55782.4849149064" calcext:value-type="float">
            <text:p>55 782</text:p>
          </table:table-cell>
          <table:table-cell/>
          <table:table-cell table:formula="of:=[.F$2]*[.C720]^[.F$3]+[.F$4]*[.C720]^[.F$5]+[.F$6]*[.C72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1" calcext:value-type="date">
            <text:p>31-12-2020</text:p>
          </table:table-cell>
          <table:table-cell table:formula="of:=IF([.E722]&lt;10000000000;[.E722];10000000000)" office:value-type="float" office:value="55782.4849149064" calcext:value-type="float">
            <text:p>55 782</text:p>
          </table:table-cell>
          <table:table-cell/>
          <table:table-cell table:formula="of:=[.F$2]*[.C721]^[.F$3]+[.F$4]*[.C721]^[.F$5]+[.F$6]*[.C72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1-01-01" calcext:value-type="date">
            <text:p>01-01-2021</text:p>
          </table:table-cell>
          <table:table-cell table:formula="of:=IF([.E723]&lt;10000000000;[.E723];10000000000)" office:value-type="float" office:value="55782.4849149064" calcext:value-type="float">
            <text:p>55 782</text:p>
          </table:table-cell>
          <table:table-cell/>
          <table:table-cell table:formula="of:=[.F$2]*[.C722]^[.F$3]+[.F$4]*[.C722]^[.F$5]+[.F$6]*[.C72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2" calcext:value-type="date">
            <text:p>02-01-2021</text:p>
          </table:table-cell>
          <table:table-cell table:formula="of:=IF([.E724]&lt;10000000000;[.E724];10000000000)" office:value-type="float" office:value="55782.4849149064" calcext:value-type="float">
            <text:p>55 782</text:p>
          </table:table-cell>
          <table:table-cell/>
          <table:table-cell table:formula="of:=[.F$2]*[.C723]^[.F$3]+[.F$4]*[.C723]^[.F$5]+[.F$6]*[.C72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3" calcext:value-type="date">
            <text:p>03-01-2021</text:p>
          </table:table-cell>
          <table:table-cell table:formula="of:=IF([.E725]&lt;10000000000;[.E725];10000000000)" office:value-type="float" office:value="55782.4849149064" calcext:value-type="float">
            <text:p>55 782</text:p>
          </table:table-cell>
          <table:table-cell/>
          <table:table-cell table:formula="of:=[.F$2]*[.C724]^[.F$3]+[.F$4]*[.C724]^[.F$5]+[.F$6]*[.C72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4" calcext:value-type="date">
            <text:p>04-01-2021</text:p>
          </table:table-cell>
          <table:table-cell table:formula="of:=IF([.E726]&lt;10000000000;[.E726];10000000000)" office:value-type="float" office:value="55782.4849149064" calcext:value-type="float">
            <text:p>55 782</text:p>
          </table:table-cell>
          <table:table-cell/>
          <table:table-cell table:formula="of:=[.F$2]*[.C725]^[.F$3]+[.F$4]*[.C725]^[.F$5]+[.F$6]*[.C72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5" calcext:value-type="date">
            <text:p>05-01-2021</text:p>
          </table:table-cell>
          <table:table-cell table:formula="of:=IF([.E727]&lt;10000000000;[.E727];10000000000)" office:value-type="float" office:value="55782.4849149064" calcext:value-type="float">
            <text:p>55 782</text:p>
          </table:table-cell>
          <table:table-cell/>
          <table:table-cell table:formula="of:=[.F$2]*[.C726]^[.F$3]+[.F$4]*[.C726]^[.F$5]+[.F$6]*[.C72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6" calcext:value-type="date">
            <text:p>06-01-2021</text:p>
          </table:table-cell>
          <table:table-cell table:formula="of:=IF([.E728]&lt;10000000000;[.E728];10000000000)" office:value-type="float" office:value="55782.4849149064" calcext:value-type="float">
            <text:p>55 782</text:p>
          </table:table-cell>
          <table:table-cell/>
          <table:table-cell table:formula="of:=[.F$2]*[.C727]^[.F$3]+[.F$4]*[.C727]^[.F$5]+[.F$6]*[.C72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7" calcext:value-type="date">
            <text:p>07-01-2021</text:p>
          </table:table-cell>
          <table:table-cell table:formula="of:=IF([.E729]&lt;10000000000;[.E729];10000000000)" office:value-type="float" office:value="55782.4849149064" calcext:value-type="float">
            <text:p>55 782</text:p>
          </table:table-cell>
          <table:table-cell/>
          <table:table-cell table:formula="of:=[.F$2]*[.C728]^[.F$3]+[.F$4]*[.C728]^[.F$5]+[.F$6]*[.C72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8" calcext:value-type="date">
            <text:p>08-01-2021</text:p>
          </table:table-cell>
          <table:table-cell table:formula="of:=IF([.E730]&lt;10000000000;[.E730];10000000000)" office:value-type="float" office:value="55782.4849149064" calcext:value-type="float">
            <text:p>55 782</text:p>
          </table:table-cell>
          <table:table-cell/>
          <table:table-cell table:formula="of:=[.F$2]*[.C729]^[.F$3]+[.F$4]*[.C729]^[.F$5]+[.F$6]*[.C72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9" calcext:value-type="date">
            <text:p>09-01-2021</text:p>
          </table:table-cell>
          <table:table-cell table:formula="of:=IF([.E731]&lt;10000000000;[.E731];10000000000)" office:value-type="float" office:value="55782.4849149064" calcext:value-type="float">
            <text:p>55 782</text:p>
          </table:table-cell>
          <table:table-cell/>
          <table:table-cell table:formula="of:=[.F$2]*[.C730]^[.F$3]+[.F$4]*[.C730]^[.F$5]+[.F$6]*[.C73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10" calcext:value-type="date">
            <text:p>10-01-2021</text:p>
          </table:table-cell>
          <table:table-cell table:formula="of:=IF([.E732]&lt;10000000000;[.E732];10000000000)" office:value-type="float" office:value="55782.4849149064" calcext:value-type="float">
            <text:p>55 782</text:p>
          </table:table-cell>
          <table:table-cell/>
          <table:table-cell table:formula="of:=[.F$2]*[.C731]^[.F$3]+[.F$4]*[.C731]^[.F$5]+[.F$6]*[.C73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1" calcext:value-type="date">
            <text:p>11-01-2021</text:p>
          </table:table-cell>
          <table:table-cell table:formula="of:=IF([.E733]&lt;10000000000;[.E733];10000000000)" office:value-type="float" office:value="55782.4849149064" calcext:value-type="float">
            <text:p>55 782</text:p>
          </table:table-cell>
          <table:table-cell/>
          <table:table-cell table:formula="of:=[.F$2]*[.C732]^[.F$3]+[.F$4]*[.C732]^[.F$5]+[.F$6]*[.C73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2" calcext:value-type="date">
            <text:p>12-01-2021</text:p>
          </table:table-cell>
          <table:table-cell table:formula="of:=IF([.E734]&lt;10000000000;[.E734];10000000000)" office:value-type="float" office:value="55782.4849149064" calcext:value-type="float">
            <text:p>55 782</text:p>
          </table:table-cell>
          <table:table-cell/>
          <table:table-cell table:formula="of:=[.F$2]*[.C733]^[.F$3]+[.F$4]*[.C733]^[.F$5]+[.F$6]*[.C73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3" calcext:value-type="date">
            <text:p>13-01-2021</text:p>
          </table:table-cell>
          <table:table-cell table:formula="of:=IF([.E735]&lt;10000000000;[.E735];10000000000)" office:value-type="float" office:value="55782.4849149064" calcext:value-type="float">
            <text:p>55 782</text:p>
          </table:table-cell>
          <table:table-cell/>
          <table:table-cell table:formula="of:=[.F$2]*[.C734]^[.F$3]+[.F$4]*[.C734]^[.F$5]+[.F$6]*[.C73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4" calcext:value-type="date">
            <text:p>14-01-2021</text:p>
          </table:table-cell>
          <table:table-cell table:formula="of:=IF([.E736]&lt;10000000000;[.E736];10000000000)" office:value-type="float" office:value="55782.4849149064" calcext:value-type="float">
            <text:p>55 782</text:p>
          </table:table-cell>
          <table:table-cell/>
          <table:table-cell table:formula="of:=[.F$2]*[.C735]^[.F$3]+[.F$4]*[.C735]^[.F$5]+[.F$6]*[.C73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5" calcext:value-type="date">
            <text:p>15-01-2021</text:p>
          </table:table-cell>
          <table:table-cell table:formula="of:=IF([.E737]&lt;10000000000;[.E737];10000000000)" office:value-type="float" office:value="55782.4849149064" calcext:value-type="float">
            <text:p>55 782</text:p>
          </table:table-cell>
          <table:table-cell/>
          <table:table-cell table:formula="of:=[.F$2]*[.C736]^[.F$3]+[.F$4]*[.C736]^[.F$5]+[.F$6]*[.C73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6" calcext:value-type="date">
            <text:p>16-01-2021</text:p>
          </table:table-cell>
          <table:table-cell table:formula="of:=IF([.E738]&lt;10000000000;[.E738];10000000000)" office:value-type="float" office:value="55782.4849149064" calcext:value-type="float">
            <text:p>55 782</text:p>
          </table:table-cell>
          <table:table-cell/>
          <table:table-cell table:formula="of:=[.F$2]*[.C737]^[.F$3]+[.F$4]*[.C737]^[.F$5]+[.F$6]*[.C73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7" calcext:value-type="date">
            <text:p>17-01-2021</text:p>
          </table:table-cell>
          <table:table-cell table:formula="of:=IF([.E739]&lt;10000000000;[.E739];10000000000)" office:value-type="float" office:value="55782.4849149064" calcext:value-type="float">
            <text:p>55 782</text:p>
          </table:table-cell>
          <table:table-cell/>
          <table:table-cell table:formula="of:=[.F$2]*[.C738]^[.F$3]+[.F$4]*[.C738]^[.F$5]+[.F$6]*[.C73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8" calcext:value-type="date">
            <text:p>18-01-2021</text:p>
          </table:table-cell>
          <table:table-cell table:formula="of:=IF([.E740]&lt;10000000000;[.E740];10000000000)" office:value-type="float" office:value="55782.4849149064" calcext:value-type="float">
            <text:p>55 782</text:p>
          </table:table-cell>
          <table:table-cell/>
          <table:table-cell table:formula="of:=[.F$2]*[.C739]^[.F$3]+[.F$4]*[.C739]^[.F$5]+[.F$6]*[.C73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9" calcext:value-type="date">
            <text:p>19-01-2021</text:p>
          </table:table-cell>
          <table:table-cell table:formula="of:=IF([.E741]&lt;10000000000;[.E741];10000000000)" office:value-type="float" office:value="55782.4849149064" calcext:value-type="float">
            <text:p>55 782</text:p>
          </table:table-cell>
          <table:table-cell/>
          <table:table-cell table:formula="of:=[.F$2]*[.C740]^[.F$3]+[.F$4]*[.C740]^[.F$5]+[.F$6]*[.C74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20" calcext:value-type="date">
            <text:p>20-01-2021</text:p>
          </table:table-cell>
          <table:table-cell table:formula="of:=IF([.E742]&lt;10000000000;[.E742];10000000000)" office:value-type="float" office:value="55782.4849149064" calcext:value-type="float">
            <text:p>55 782</text:p>
          </table:table-cell>
          <table:table-cell/>
          <table:table-cell table:formula="of:=[.F$2]*[.C741]^[.F$3]+[.F$4]*[.C741]^[.F$5]+[.F$6]*[.C74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1" calcext:value-type="date">
            <text:p>21-01-2021</text:p>
          </table:table-cell>
          <table:table-cell table:formula="of:=IF([.E743]&lt;10000000000;[.E743];10000000000)" office:value-type="float" office:value="55782.4849149064" calcext:value-type="float">
            <text:p>55 782</text:p>
          </table:table-cell>
          <table:table-cell/>
          <table:table-cell table:formula="of:=[.F$2]*[.C742]^[.F$3]+[.F$4]*[.C742]^[.F$5]+[.F$6]*[.C74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2" calcext:value-type="date">
            <text:p>22-01-2021</text:p>
          </table:table-cell>
          <table:table-cell table:formula="of:=IF([.E744]&lt;10000000000;[.E744];10000000000)" office:value-type="float" office:value="55782.4849149064" calcext:value-type="float">
            <text:p>55 782</text:p>
          </table:table-cell>
          <table:table-cell/>
          <table:table-cell table:formula="of:=[.F$2]*[.C743]^[.F$3]+[.F$4]*[.C743]^[.F$5]+[.F$6]*[.C74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3" calcext:value-type="date">
            <text:p>23-01-2021</text:p>
          </table:table-cell>
          <table:table-cell table:formula="of:=IF([.E745]&lt;10000000000;[.E745];10000000000)" office:value-type="float" office:value="55782.4849149064" calcext:value-type="float">
            <text:p>55 782</text:p>
          </table:table-cell>
          <table:table-cell/>
          <table:table-cell table:formula="of:=[.F$2]*[.C744]^[.F$3]+[.F$4]*[.C744]^[.F$5]+[.F$6]*[.C74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4" calcext:value-type="date">
            <text:p>24-01-2021</text:p>
          </table:table-cell>
          <table:table-cell table:formula="of:=IF([.E746]&lt;10000000000;[.E746];10000000000)" office:value-type="float" office:value="55782.4849149064" calcext:value-type="float">
            <text:p>55 782</text:p>
          </table:table-cell>
          <table:table-cell/>
          <table:table-cell table:formula="of:=[.F$2]*[.C745]^[.F$3]+[.F$4]*[.C745]^[.F$5]+[.F$6]*[.C74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5" calcext:value-type="date">
            <text:p>25-01-2021</text:p>
          </table:table-cell>
          <table:table-cell table:formula="of:=IF([.E747]&lt;10000000000;[.E747];10000000000)" office:value-type="float" office:value="55782.4849149064" calcext:value-type="float">
            <text:p>55 782</text:p>
          </table:table-cell>
          <table:table-cell/>
          <table:table-cell table:formula="of:=[.F$2]*[.C746]^[.F$3]+[.F$4]*[.C746]^[.F$5]+[.F$6]*[.C74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6" calcext:value-type="date">
            <text:p>26-01-2021</text:p>
          </table:table-cell>
          <table:table-cell table:formula="of:=IF([.E748]&lt;10000000000;[.E748];10000000000)" office:value-type="float" office:value="55782.4849149064" calcext:value-type="float">
            <text:p>55 782</text:p>
          </table:table-cell>
          <table:table-cell/>
          <table:table-cell table:formula="of:=[.F$2]*[.C747]^[.F$3]+[.F$4]*[.C747]^[.F$5]+[.F$6]*[.C74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7" calcext:value-type="date">
            <text:p>27-01-2021</text:p>
          </table:table-cell>
          <table:table-cell table:formula="of:=IF([.E749]&lt;10000000000;[.E749];10000000000)" office:value-type="float" office:value="55782.4849149064" calcext:value-type="float">
            <text:p>55 782</text:p>
          </table:table-cell>
          <table:table-cell/>
          <table:table-cell table:formula="of:=[.F$2]*[.C748]^[.F$3]+[.F$4]*[.C748]^[.F$5]+[.F$6]*[.C74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8" calcext:value-type="date">
            <text:p>28-01-2021</text:p>
          </table:table-cell>
          <table:table-cell table:formula="of:=IF([.E750]&lt;10000000000;[.E750];10000000000)" office:value-type="float" office:value="55782.4849149064" calcext:value-type="float">
            <text:p>55 782</text:p>
          </table:table-cell>
          <table:table-cell/>
          <table:table-cell table:formula="of:=[.F$2]*[.C749]^[.F$3]+[.F$4]*[.C749]^[.F$5]+[.F$6]*[.C74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9" calcext:value-type="date">
            <text:p>29-01-2021</text:p>
          </table:table-cell>
          <table:table-cell table:formula="of:=IF([.E751]&lt;10000000000;[.E751];10000000000)" office:value-type="float" office:value="55782.4849149064" calcext:value-type="float">
            <text:p>55 782</text:p>
          </table:table-cell>
          <table:table-cell/>
          <table:table-cell table:formula="of:=[.F$2]*[.C750]^[.F$3]+[.F$4]*[.C750]^[.F$5]+[.F$6]*[.C75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30" calcext:value-type="date">
            <text:p>30-01-2021</text:p>
          </table:table-cell>
          <table:table-cell table:formula="of:=IF([.E752]&lt;10000000000;[.E752];10000000000)" office:value-type="float" office:value="55782.4849149064" calcext:value-type="float">
            <text:p>55 782</text:p>
          </table:table-cell>
          <table:table-cell/>
          <table:table-cell table:formula="of:=[.F$2]*[.C751]^[.F$3]+[.F$4]*[.C751]^[.F$5]+[.F$6]*[.C75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1" calcext:value-type="date">
            <text:p>31-01-2021</text:p>
          </table:table-cell>
          <table:table-cell table:formula="of:=IF([.E753]&lt;10000000000;[.E753];10000000000)" office:value-type="float" office:value="55782.4849149064" calcext:value-type="float">
            <text:p>55 782</text:p>
          </table:table-cell>
          <table:table-cell/>
          <table:table-cell table:formula="of:=[.F$2]*[.C752]^[.F$3]+[.F$4]*[.C752]^[.F$5]+[.F$6]*[.C75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2-01" calcext:value-type="date">
            <text:p>01-02-2021</text:p>
          </table:table-cell>
          <table:table-cell table:formula="of:=IF([.E754]&lt;10000000000;[.E754];10000000000)" office:value-type="float" office:value="55782.4849149064" calcext:value-type="float">
            <text:p>55 782</text:p>
          </table:table-cell>
          <table:table-cell/>
          <table:table-cell table:formula="of:=[.F$2]*[.C753]^[.F$3]+[.F$4]*[.C753]^[.F$5]+[.F$6]*[.C75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2" calcext:value-type="date">
            <text:p>02-02-2021</text:p>
          </table:table-cell>
          <table:table-cell table:formula="of:=IF([.E755]&lt;10000000000;[.E755];10000000000)" office:value-type="float" office:value="55782.4849149064" calcext:value-type="float">
            <text:p>55 782</text:p>
          </table:table-cell>
          <table:table-cell/>
          <table:table-cell table:formula="of:=[.F$2]*[.C754]^[.F$3]+[.F$4]*[.C754]^[.F$5]+[.F$6]*[.C75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3" calcext:value-type="date">
            <text:p>03-02-2021</text:p>
          </table:table-cell>
          <table:table-cell table:formula="of:=IF([.E756]&lt;10000000000;[.E756];10000000000)" office:value-type="float" office:value="55782.4849149064" calcext:value-type="float">
            <text:p>55 782</text:p>
          </table:table-cell>
          <table:table-cell/>
          <table:table-cell table:formula="of:=[.F$2]*[.C755]^[.F$3]+[.F$4]*[.C755]^[.F$5]+[.F$6]*[.C75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4" calcext:value-type="date">
            <text:p>04-02-2021</text:p>
          </table:table-cell>
          <table:table-cell table:formula="of:=IF([.E757]&lt;10000000000;[.E757];10000000000)" office:value-type="float" office:value="55782.4849149064" calcext:value-type="float">
            <text:p>55 782</text:p>
          </table:table-cell>
          <table:table-cell/>
          <table:table-cell table:formula="of:=[.F$2]*[.C756]^[.F$3]+[.F$4]*[.C756]^[.F$5]+[.F$6]*[.C75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5" calcext:value-type="date">
            <text:p>05-02-2021</text:p>
          </table:table-cell>
          <table:table-cell table:formula="of:=IF([.E758]&lt;10000000000;[.E758];10000000000)" office:value-type="float" office:value="55782.4849149064" calcext:value-type="float">
            <text:p>55 782</text:p>
          </table:table-cell>
          <table:table-cell/>
          <table:table-cell table:formula="of:=[.F$2]*[.C757]^[.F$3]+[.F$4]*[.C757]^[.F$5]+[.F$6]*[.C75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6" calcext:value-type="date">
            <text:p>06-02-2021</text:p>
          </table:table-cell>
          <table:table-cell table:formula="of:=IF([.E759]&lt;10000000000;[.E759];10000000000)" office:value-type="float" office:value="55782.4849149064" calcext:value-type="float">
            <text:p>55 782</text:p>
          </table:table-cell>
          <table:table-cell/>
          <table:table-cell table:formula="of:=[.F$2]*[.C758]^[.F$3]+[.F$4]*[.C758]^[.F$5]+[.F$6]*[.C75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7" calcext:value-type="date">
            <text:p>07-02-2021</text:p>
          </table:table-cell>
          <table:table-cell table:formula="of:=IF([.E760]&lt;10000000000;[.E760];10000000000)" office:value-type="float" office:value="55782.4849149064" calcext:value-type="float">
            <text:p>55 782</text:p>
          </table:table-cell>
          <table:table-cell/>
          <table:table-cell table:formula="of:=[.F$2]*[.C759]^[.F$3]+[.F$4]*[.C759]^[.F$5]+[.F$6]*[.C75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8" calcext:value-type="date">
            <text:p>08-02-2021</text:p>
          </table:table-cell>
          <table:table-cell table:formula="of:=IF([.E761]&lt;10000000000;[.E761];10000000000)" office:value-type="float" office:value="55782.4849149064" calcext:value-type="float">
            <text:p>55 782</text:p>
          </table:table-cell>
          <table:table-cell/>
          <table:table-cell table:formula="of:=[.F$2]*[.C760]^[.F$3]+[.F$4]*[.C760]^[.F$5]+[.F$6]*[.C76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9" calcext:value-type="date">
            <text:p>09-02-2021</text:p>
          </table:table-cell>
          <table:table-cell table:formula="of:=IF([.E762]&lt;10000000000;[.E762];10000000000)" office:value-type="float" office:value="55782.4849149064" calcext:value-type="float">
            <text:p>55 782</text:p>
          </table:table-cell>
          <table:table-cell/>
          <table:table-cell table:formula="of:=[.F$2]*[.C761]^[.F$3]+[.F$4]*[.C761]^[.F$5]+[.F$6]*[.C76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10" calcext:value-type="date">
            <text:p>10-02-2021</text:p>
          </table:table-cell>
          <table:table-cell table:formula="of:=IF([.E763]&lt;10000000000;[.E763];10000000000)" office:value-type="float" office:value="55782.4849149064" calcext:value-type="float">
            <text:p>55 782</text:p>
          </table:table-cell>
          <table:table-cell/>
          <table:table-cell table:formula="of:=[.F$2]*[.C762]^[.F$3]+[.F$4]*[.C762]^[.F$5]+[.F$6]*[.C76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1" calcext:value-type="date">
            <text:p>11-02-2021</text:p>
          </table:table-cell>
          <table:table-cell table:formula="of:=IF([.E764]&lt;10000000000;[.E764];10000000000)" office:value-type="float" office:value="55782.4849149064" calcext:value-type="float">
            <text:p>55 782</text:p>
          </table:table-cell>
          <table:table-cell/>
          <table:table-cell table:formula="of:=[.F$2]*[.C763]^[.F$3]+[.F$4]*[.C763]^[.F$5]+[.F$6]*[.C76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2" calcext:value-type="date">
            <text:p>12-02-2021</text:p>
          </table:table-cell>
          <table:table-cell table:formula="of:=IF([.E765]&lt;10000000000;[.E765];10000000000)" office:value-type="float" office:value="55782.4849149064" calcext:value-type="float">
            <text:p>55 782</text:p>
          </table:table-cell>
          <table:table-cell/>
          <table:table-cell table:formula="of:=[.F$2]*[.C764]^[.F$3]+[.F$4]*[.C764]^[.F$5]+[.F$6]*[.C76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3" calcext:value-type="date">
            <text:p>13-02-2021</text:p>
          </table:table-cell>
          <table:table-cell table:formula="of:=IF([.E766]&lt;10000000000;[.E766];10000000000)" office:value-type="float" office:value="55782.4849149064" calcext:value-type="float">
            <text:p>55 782</text:p>
          </table:table-cell>
          <table:table-cell/>
          <table:table-cell table:formula="of:=[.F$2]*[.C765]^[.F$3]+[.F$4]*[.C765]^[.F$5]+[.F$6]*[.C76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4" calcext:value-type="date">
            <text:p>14-02-2021</text:p>
          </table:table-cell>
          <table:table-cell table:formula="of:=IF([.E767]&lt;10000000000;[.E767];10000000000)" office:value-type="float" office:value="55782.4849149064" calcext:value-type="float">
            <text:p>55 782</text:p>
          </table:table-cell>
          <table:table-cell/>
          <table:table-cell table:formula="of:=[.F$2]*[.C766]^[.F$3]+[.F$4]*[.C766]^[.F$5]+[.F$6]*[.C76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5" calcext:value-type="date">
            <text:p>15-02-2021</text:p>
          </table:table-cell>
          <table:table-cell table:formula="of:=IF([.E768]&lt;10000000000;[.E768];10000000000)" office:value-type="float" office:value="55782.4849149064" calcext:value-type="float">
            <text:p>55 782</text:p>
          </table:table-cell>
          <table:table-cell/>
          <table:table-cell table:formula="of:=[.F$2]*[.C767]^[.F$3]+[.F$4]*[.C767]^[.F$5]+[.F$6]*[.C76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6" calcext:value-type="date">
            <text:p>16-02-2021</text:p>
          </table:table-cell>
          <table:table-cell table:formula="of:=IF([.E769]&lt;10000000000;[.E769];10000000000)" office:value-type="float" office:value="55782.4849149064" calcext:value-type="float">
            <text:p>55 782</text:p>
          </table:table-cell>
          <table:table-cell/>
          <table:table-cell table:formula="of:=[.F$2]*[.C768]^[.F$3]+[.F$4]*[.C768]^[.F$5]+[.F$6]*[.C76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7" calcext:value-type="date">
            <text:p>17-02-2021</text:p>
          </table:table-cell>
          <table:table-cell table:formula="of:=IF([.E770]&lt;10000000000;[.E770];10000000000)" office:value-type="float" office:value="55782.4849149064" calcext:value-type="float">
            <text:p>55 782</text:p>
          </table:table-cell>
          <table:table-cell/>
          <table:table-cell table:formula="of:=[.F$2]*[.C769]^[.F$3]+[.F$4]*[.C769]^[.F$5]+[.F$6]*[.C76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8" calcext:value-type="date">
            <text:p>18-02-2021</text:p>
          </table:table-cell>
          <table:table-cell table:formula="of:=IF([.E771]&lt;10000000000;[.E771];10000000000)" office:value-type="float" office:value="55782.4849149064" calcext:value-type="float">
            <text:p>55 782</text:p>
          </table:table-cell>
          <table:table-cell/>
          <table:table-cell table:formula="of:=[.F$2]*[.C770]^[.F$3]+[.F$4]*[.C770]^[.F$5]+[.F$6]*[.C77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9" calcext:value-type="date">
            <text:p>19-02-2021</text:p>
          </table:table-cell>
          <table:table-cell table:formula="of:=IF([.E772]&lt;10000000000;[.E772];10000000000)" office:value-type="float" office:value="55782.4849149064" calcext:value-type="float">
            <text:p>55 782</text:p>
          </table:table-cell>
          <table:table-cell/>
          <table:table-cell table:formula="of:=[.F$2]*[.C771]^[.F$3]+[.F$4]*[.C771]^[.F$5]+[.F$6]*[.C77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20" calcext:value-type="date">
            <text:p>20-02-2021</text:p>
          </table:table-cell>
          <table:table-cell table:formula="of:=IF([.E773]&lt;10000000000;[.E773];10000000000)" office:value-type="float" office:value="55782.4849149064" calcext:value-type="float">
            <text:p>55 782</text:p>
          </table:table-cell>
          <table:table-cell/>
          <table:table-cell table:formula="of:=[.F$2]*[.C772]^[.F$3]+[.F$4]*[.C772]^[.F$5]+[.F$6]*[.C77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1" calcext:value-type="date">
            <text:p>21-02-2021</text:p>
          </table:table-cell>
          <table:table-cell table:formula="of:=IF([.E774]&lt;10000000000;[.E774];10000000000)" office:value-type="float" office:value="55782.4849149064" calcext:value-type="float">
            <text:p>55 782</text:p>
          </table:table-cell>
          <table:table-cell/>
          <table:table-cell table:formula="of:=[.F$2]*[.C773]^[.F$3]+[.F$4]*[.C773]^[.F$5]+[.F$6]*[.C77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2" calcext:value-type="date">
            <text:p>22-02-2021</text:p>
          </table:table-cell>
          <table:table-cell table:formula="of:=IF([.E775]&lt;10000000000;[.E775];10000000000)" office:value-type="float" office:value="55782.4849149064" calcext:value-type="float">
            <text:p>55 782</text:p>
          </table:table-cell>
          <table:table-cell/>
          <table:table-cell table:formula="of:=[.F$2]*[.C774]^[.F$3]+[.F$4]*[.C774]^[.F$5]+[.F$6]*[.C77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3" calcext:value-type="date">
            <text:p>23-02-2021</text:p>
          </table:table-cell>
          <table:table-cell table:formula="of:=IF([.E776]&lt;10000000000;[.E776];10000000000)" office:value-type="float" office:value="55782.4849149064" calcext:value-type="float">
            <text:p>55 782</text:p>
          </table:table-cell>
          <table:table-cell/>
          <table:table-cell table:formula="of:=[.F$2]*[.C775]^[.F$3]+[.F$4]*[.C775]^[.F$5]+[.F$6]*[.C77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4" calcext:value-type="date">
            <text:p>24-02-2021</text:p>
          </table:table-cell>
          <table:table-cell table:formula="of:=IF([.E777]&lt;10000000000;[.E777];10000000000)" office:value-type="float" office:value="55782.4849149064" calcext:value-type="float">
            <text:p>55 782</text:p>
          </table:table-cell>
          <table:table-cell/>
          <table:table-cell table:formula="of:=[.F$2]*[.C776]^[.F$3]+[.F$4]*[.C776]^[.F$5]+[.F$6]*[.C77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5" calcext:value-type="date">
            <text:p>25-02-2021</text:p>
          </table:table-cell>
          <table:table-cell table:formula="of:=IF([.E778]&lt;10000000000;[.E778];10000000000)" office:value-type="float" office:value="55782.4849149064" calcext:value-type="float">
            <text:p>55 782</text:p>
          </table:table-cell>
          <table:table-cell/>
          <table:table-cell table:formula="of:=[.F$2]*[.C777]^[.F$3]+[.F$4]*[.C777]^[.F$5]+[.F$6]*[.C77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6" calcext:value-type="date">
            <text:p>26-02-2021</text:p>
          </table:table-cell>
          <table:table-cell table:formula="of:=IF([.E779]&lt;10000000000;[.E779];10000000000)" office:value-type="float" office:value="55782.4849149064" calcext:value-type="float">
            <text:p>55 782</text:p>
          </table:table-cell>
          <table:table-cell/>
          <table:table-cell table:formula="of:=[.F$2]*[.C778]^[.F$3]+[.F$4]*[.C778]^[.F$5]+[.F$6]*[.C77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7" calcext:value-type="date">
            <text:p>27-02-2021</text:p>
          </table:table-cell>
          <table:table-cell table:formula="of:=IF([.E780]&lt;10000000000;[.E780];10000000000)" office:value-type="float" office:value="55782.4849149064" calcext:value-type="float">
            <text:p>55 782</text:p>
          </table:table-cell>
          <table:table-cell/>
          <table:table-cell table:formula="of:=[.F$2]*[.C779]^[.F$3]+[.F$4]*[.C779]^[.F$5]+[.F$6]*[.C77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8" calcext:value-type="date">
            <text:p>28-02-2021</text:p>
          </table:table-cell>
          <table:table-cell table:formula="of:=IF([.E781]&lt;10000000000;[.E781];10000000000)" office:value-type="float" office:value="55782.4849149064" calcext:value-type="float">
            <text:p>55 782</text:p>
          </table:table-cell>
          <table:table-cell/>
          <table:table-cell table:formula="of:=[.F$2]*[.C780]^[.F$3]+[.F$4]*[.C780]^[.F$5]+[.F$6]*[.C78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3-01" calcext:value-type="date">
            <text:p>01-03-2021</text:p>
          </table:table-cell>
          <table:table-cell table:formula="of:=IF([.E782]&lt;10000000000;[.E782];10000000000)" office:value-type="float" office:value="55782.4849149064" calcext:value-type="float">
            <text:p>55 782</text:p>
          </table:table-cell>
          <table:table-cell/>
          <table:table-cell table:formula="of:=[.F$2]*[.C781]^[.F$3]+[.F$4]*[.C781]^[.F$5]+[.F$6]*[.C78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2" calcext:value-type="date">
            <text:p>02-03-2021</text:p>
          </table:table-cell>
          <table:table-cell table:formula="of:=IF([.E783]&lt;10000000000;[.E783];10000000000)" office:value-type="float" office:value="55782.4849149064" calcext:value-type="float">
            <text:p>55 782</text:p>
          </table:table-cell>
          <table:table-cell/>
          <table:table-cell table:formula="of:=[.F$2]*[.C782]^[.F$3]+[.F$4]*[.C782]^[.F$5]+[.F$6]*[.C78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3" calcext:value-type="date">
            <text:p>03-03-2021</text:p>
          </table:table-cell>
          <table:table-cell table:formula="of:=IF([.E784]&lt;10000000000;[.E784];10000000000)" office:value-type="float" office:value="55782.4849149064" calcext:value-type="float">
            <text:p>55 782</text:p>
          </table:table-cell>
          <table:table-cell/>
          <table:table-cell table:formula="of:=[.F$2]*[.C783]^[.F$3]+[.F$4]*[.C783]^[.F$5]+[.F$6]*[.C78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4" calcext:value-type="date">
            <text:p>04-03-2021</text:p>
          </table:table-cell>
          <table:table-cell table:formula="of:=IF([.E785]&lt;10000000000;[.E785];10000000000)" office:value-type="float" office:value="55782.4849149064" calcext:value-type="float">
            <text:p>55 782</text:p>
          </table:table-cell>
          <table:table-cell/>
          <table:table-cell table:formula="of:=[.F$2]*[.C784]^[.F$3]+[.F$4]*[.C784]^[.F$5]+[.F$6]*[.C78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5" calcext:value-type="date">
            <text:p>05-03-2021</text:p>
          </table:table-cell>
          <table:table-cell table:formula="of:=IF([.E786]&lt;10000000000;[.E786];10000000000)" office:value-type="float" office:value="55782.4849149064" calcext:value-type="float">
            <text:p>55 782</text:p>
          </table:table-cell>
          <table:table-cell/>
          <table:table-cell table:formula="of:=[.F$2]*[.C785]^[.F$3]+[.F$4]*[.C785]^[.F$5]+[.F$6]*[.C78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6" calcext:value-type="date">
            <text:p>06-03-2021</text:p>
          </table:table-cell>
          <table:table-cell table:formula="of:=IF([.E787]&lt;10000000000;[.E787];10000000000)" office:value-type="float" office:value="55782.4849149064" calcext:value-type="float">
            <text:p>55 782</text:p>
          </table:table-cell>
          <table:table-cell/>
          <table:table-cell table:formula="of:=[.F$2]*[.C786]^[.F$3]+[.F$4]*[.C786]^[.F$5]+[.F$6]*[.C78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7" calcext:value-type="date">
            <text:p>07-03-2021</text:p>
          </table:table-cell>
          <table:table-cell table:formula="of:=IF([.E788]&lt;10000000000;[.E788];10000000000)" office:value-type="float" office:value="55782.4849149064" calcext:value-type="float">
            <text:p>55 782</text:p>
          </table:table-cell>
          <table:table-cell/>
          <table:table-cell table:formula="of:=[.F$2]*[.C787]^[.F$3]+[.F$4]*[.C787]^[.F$5]+[.F$6]*[.C78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8" calcext:value-type="date">
            <text:p>08-03-2021</text:p>
          </table:table-cell>
          <table:table-cell table:formula="of:=IF([.E789]&lt;10000000000;[.E789];10000000000)" office:value-type="float" office:value="55782.4849149064" calcext:value-type="float">
            <text:p>55 782</text:p>
          </table:table-cell>
          <table:table-cell/>
          <table:table-cell table:formula="of:=[.F$2]*[.C788]^[.F$3]+[.F$4]*[.C788]^[.F$5]+[.F$6]*[.C78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9" calcext:value-type="date">
            <text:p>09-03-2021</text:p>
          </table:table-cell>
          <table:table-cell table:formula="of:=IF([.E790]&lt;10000000000;[.E790];10000000000)" office:value-type="float" office:value="55782.4849149064" calcext:value-type="float">
            <text:p>55 782</text:p>
          </table:table-cell>
          <table:table-cell/>
          <table:table-cell table:formula="of:=[.F$2]*[.C789]^[.F$3]+[.F$4]*[.C789]^[.F$5]+[.F$6]*[.C78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10" calcext:value-type="date">
            <text:p>10-03-2021</text:p>
          </table:table-cell>
          <table:table-cell table:formula="of:=IF([.E791]&lt;10000000000;[.E791];10000000000)" office:value-type="float" office:value="55782.4849149064" calcext:value-type="float">
            <text:p>55 782</text:p>
          </table:table-cell>
          <table:table-cell/>
          <table:table-cell table:formula="of:=[.F$2]*[.C790]^[.F$3]+[.F$4]*[.C790]^[.F$5]+[.F$6]*[.C79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1" calcext:value-type="date">
            <text:p>11-03-2021</text:p>
          </table:table-cell>
          <table:table-cell table:formula="of:=IF([.E792]&lt;10000000000;[.E792];10000000000)" office:value-type="float" office:value="55782.4849149064" calcext:value-type="float">
            <text:p>55 782</text:p>
          </table:table-cell>
          <table:table-cell/>
          <table:table-cell table:formula="of:=[.F$2]*[.C791]^[.F$3]+[.F$4]*[.C791]^[.F$5]+[.F$6]*[.C79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2" calcext:value-type="date">
            <text:p>12-03-2021</text:p>
          </table:table-cell>
          <table:table-cell table:formula="of:=IF([.E793]&lt;10000000000;[.E793];10000000000)" office:value-type="float" office:value="55782.4849149064" calcext:value-type="float">
            <text:p>55 782</text:p>
          </table:table-cell>
          <table:table-cell/>
          <table:table-cell table:formula="of:=[.F$2]*[.C792]^[.F$3]+[.F$4]*[.C792]^[.F$5]+[.F$6]*[.C79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3" calcext:value-type="date">
            <text:p>13-03-2021</text:p>
          </table:table-cell>
          <table:table-cell table:formula="of:=IF([.E794]&lt;10000000000;[.E794];10000000000)" office:value-type="float" office:value="55782.4849149064" calcext:value-type="float">
            <text:p>55 782</text:p>
          </table:table-cell>
          <table:table-cell/>
          <table:table-cell table:formula="of:=[.F$2]*[.C793]^[.F$3]+[.F$4]*[.C793]^[.F$5]+[.F$6]*[.C79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4" calcext:value-type="date">
            <text:p>14-03-2021</text:p>
          </table:table-cell>
          <table:table-cell table:formula="of:=IF([.E795]&lt;10000000000;[.E795];10000000000)" office:value-type="float" office:value="55782.4849149064" calcext:value-type="float">
            <text:p>55 782</text:p>
          </table:table-cell>
          <table:table-cell/>
          <table:table-cell table:formula="of:=[.F$2]*[.C794]^[.F$3]+[.F$4]*[.C794]^[.F$5]+[.F$6]*[.C79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5" calcext:value-type="date">
            <text:p>15-03-2021</text:p>
          </table:table-cell>
          <table:table-cell table:formula="of:=IF([.E796]&lt;10000000000;[.E796];10000000000)" office:value-type="float" office:value="55782.4849149064" calcext:value-type="float">
            <text:p>55 782</text:p>
          </table:table-cell>
          <table:table-cell/>
          <table:table-cell table:formula="of:=[.F$2]*[.C795]^[.F$3]+[.F$4]*[.C795]^[.F$5]+[.F$6]*[.C79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6" calcext:value-type="date">
            <text:p>16-03-2021</text:p>
          </table:table-cell>
          <table:table-cell table:formula="of:=IF([.E797]&lt;10000000000;[.E797];10000000000)" office:value-type="float" office:value="55782.4849149064" calcext:value-type="float">
            <text:p>55 782</text:p>
          </table:table-cell>
          <table:table-cell/>
          <table:table-cell table:formula="of:=[.F$2]*[.C796]^[.F$3]+[.F$4]*[.C796]^[.F$5]+[.F$6]*[.C79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7" calcext:value-type="date">
            <text:p>17-03-2021</text:p>
          </table:table-cell>
          <table:table-cell table:formula="of:=IF([.E798]&lt;10000000000;[.E798];10000000000)" office:value-type="float" office:value="55782.4849149064" calcext:value-type="float">
            <text:p>55 782</text:p>
          </table:table-cell>
          <table:table-cell/>
          <table:table-cell table:formula="of:=[.F$2]*[.C797]^[.F$3]+[.F$4]*[.C797]^[.F$5]+[.F$6]*[.C79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8" calcext:value-type="date">
            <text:p>18-03-2021</text:p>
          </table:table-cell>
          <table:table-cell table:formula="of:=IF([.E799]&lt;10000000000;[.E799];10000000000)" office:value-type="float" office:value="55782.4849149064" calcext:value-type="float">
            <text:p>55 782</text:p>
          </table:table-cell>
          <table:table-cell/>
          <table:table-cell table:formula="of:=[.F$2]*[.C798]^[.F$3]+[.F$4]*[.C798]^[.F$5]+[.F$6]*[.C79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9" calcext:value-type="date">
            <text:p>19-03-2021</text:p>
          </table:table-cell>
          <table:table-cell table:formula="of:=IF([.E800]&lt;10000000000;[.E800];10000000000)" office:value-type="float" office:value="55782.4849149064" calcext:value-type="float">
            <text:p>55 782</text:p>
          </table:table-cell>
          <table:table-cell/>
          <table:table-cell table:formula="of:=[.F$2]*[.C799]^[.F$3]+[.F$4]*[.C799]^[.F$5]+[.F$6]*[.C79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20" calcext:value-type="date">
            <text:p>20-03-2021</text:p>
          </table:table-cell>
          <table:table-cell table:formula="of:=IF([.E801]&lt;10000000000;[.E801];10000000000)" office:value-type="float" office:value="55782.4849149064" calcext:value-type="float">
            <text:p>55 782</text:p>
          </table:table-cell>
          <table:table-cell/>
          <table:table-cell table:formula="of:=[.F$2]*[.C800]^[.F$3]+[.F$4]*[.C800]^[.F$5]+[.F$6]*[.C80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1" calcext:value-type="date">
            <text:p>21-03-2021</text:p>
          </table:table-cell>
          <table:table-cell table:formula="of:=IF([.E802]&lt;10000000000;[.E802];10000000000)" office:value-type="float" office:value="55782.4849149064" calcext:value-type="float">
            <text:p>55 782</text:p>
          </table:table-cell>
          <table:table-cell/>
          <table:table-cell table:formula="of:=[.F$2]*[.C801]^[.F$3]+[.F$4]*[.C801]^[.F$5]+[.F$6]*[.C80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2" calcext:value-type="date">
            <text:p>22-03-2021</text:p>
          </table:table-cell>
          <table:table-cell table:formula="of:=IF([.E803]&lt;10000000000;[.E803];10000000000)" office:value-type="float" office:value="55782.4849149064" calcext:value-type="float">
            <text:p>55 782</text:p>
          </table:table-cell>
          <table:table-cell/>
          <table:table-cell table:formula="of:=[.F$2]*[.C802]^[.F$3]+[.F$4]*[.C802]^[.F$5]+[.F$6]*[.C80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3" calcext:value-type="date">
            <text:p>23-03-2021</text:p>
          </table:table-cell>
          <table:table-cell table:formula="of:=IF([.E804]&lt;10000000000;[.E804];10000000000)" office:value-type="float" office:value="55782.4849149064" calcext:value-type="float">
            <text:p>55 782</text:p>
          </table:table-cell>
          <table:table-cell/>
          <table:table-cell table:formula="of:=[.F$2]*[.C803]^[.F$3]+[.F$4]*[.C803]^[.F$5]+[.F$6]*[.C80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4" calcext:value-type="date">
            <text:p>24-03-2021</text:p>
          </table:table-cell>
          <table:table-cell table:formula="of:=IF([.E805]&lt;10000000000;[.E805];10000000000)" office:value-type="float" office:value="55782.4849149064" calcext:value-type="float">
            <text:p>55 782</text:p>
          </table:table-cell>
          <table:table-cell/>
          <table:table-cell table:formula="of:=[.F$2]*[.C804]^[.F$3]+[.F$4]*[.C804]^[.F$5]+[.F$6]*[.C80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5" calcext:value-type="date">
            <text:p>25-03-2021</text:p>
          </table:table-cell>
          <table:table-cell table:formula="of:=IF([.E806]&lt;10000000000;[.E806];10000000000)" office:value-type="float" office:value="55782.4849149064" calcext:value-type="float">
            <text:p>55 782</text:p>
          </table:table-cell>
          <table:table-cell/>
          <table:table-cell table:formula="of:=[.F$2]*[.C805]^[.F$3]+[.F$4]*[.C805]^[.F$5]+[.F$6]*[.C80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6" calcext:value-type="date">
            <text:p>26-03-2021</text:p>
          </table:table-cell>
          <table:table-cell table:formula="of:=IF([.E807]&lt;10000000000;[.E807];10000000000)" office:value-type="float" office:value="55782.4849149064" calcext:value-type="float">
            <text:p>55 782</text:p>
          </table:table-cell>
          <table:table-cell/>
          <table:table-cell table:formula="of:=[.F$2]*[.C806]^[.F$3]+[.F$4]*[.C806]^[.F$5]+[.F$6]*[.C80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7" calcext:value-type="date">
            <text:p>27-03-2021</text:p>
          </table:table-cell>
          <table:table-cell table:formula="of:=IF([.E808]&lt;10000000000;[.E808];10000000000)" office:value-type="float" office:value="55782.4849149064" calcext:value-type="float">
            <text:p>55 782</text:p>
          </table:table-cell>
          <table:table-cell/>
          <table:table-cell table:formula="of:=[.F$2]*[.C807]^[.F$3]+[.F$4]*[.C807]^[.F$5]+[.F$6]*[.C80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8" calcext:value-type="date">
            <text:p>28-03-2021</text:p>
          </table:table-cell>
          <table:table-cell table:formula="of:=IF([.E809]&lt;10000000000;[.E809];10000000000)" office:value-type="float" office:value="55782.4849149064" calcext:value-type="float">
            <text:p>55 782</text:p>
          </table:table-cell>
          <table:table-cell/>
          <table:table-cell table:formula="of:=[.F$2]*[.C808]^[.F$3]+[.F$4]*[.C808]^[.F$5]+[.F$6]*[.C80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9" calcext:value-type="date">
            <text:p>29-03-2021</text:p>
          </table:table-cell>
          <table:table-cell table:formula="of:=IF([.E810]&lt;10000000000;[.E810];10000000000)" office:value-type="float" office:value="55782.4849149064" calcext:value-type="float">
            <text:p>55 782</text:p>
          </table:table-cell>
          <table:table-cell/>
          <table:table-cell table:formula="of:=[.F$2]*[.C809]^[.F$3]+[.F$4]*[.C809]^[.F$5]+[.F$6]*[.C80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30" calcext:value-type="date">
            <text:p>30-03-2021</text:p>
          </table:table-cell>
          <table:table-cell table:formula="of:=IF([.E811]&lt;10000000000;[.E811];10000000000)" office:value-type="float" office:value="55782.4849149064" calcext:value-type="float">
            <text:p>55 782</text:p>
          </table:table-cell>
          <table:table-cell/>
          <table:table-cell table:formula="of:=[.F$2]*[.C810]^[.F$3]+[.F$4]*[.C810]^[.F$5]+[.F$6]*[.C81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1" calcext:value-type="date">
            <text:p>31-03-2021</text:p>
          </table:table-cell>
          <table:table-cell table:formula="of:=IF([.E812]&lt;10000000000;[.E812];10000000000)" office:value-type="float" office:value="55782.4849149064" calcext:value-type="float">
            <text:p>55 782</text:p>
          </table:table-cell>
          <table:table-cell/>
          <table:table-cell table:formula="of:=[.F$2]*[.C811]^[.F$3]+[.F$4]*[.C811]^[.F$5]+[.F$6]*[.C81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4-01" calcext:value-type="date">
            <text:p>01-04-2021</text:p>
          </table:table-cell>
          <table:table-cell table:formula="of:=IF([.E813]&lt;10000000000;[.E813];10000000000)" office:value-type="float" office:value="55782.4849149064" calcext:value-type="float">
            <text:p>55 782</text:p>
          </table:table-cell>
          <table:table-cell/>
          <table:table-cell table:formula="of:=[.F$2]*[.C812]^[.F$3]+[.F$4]*[.C812]^[.F$5]+[.F$6]*[.C81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2" calcext:value-type="date">
            <text:p>02-04-2021</text:p>
          </table:table-cell>
          <table:table-cell table:formula="of:=IF([.E814]&lt;10000000000;[.E814];10000000000)" office:value-type="float" office:value="55782.4849149064" calcext:value-type="float">
            <text:p>55 782</text:p>
          </table:table-cell>
          <table:table-cell/>
          <table:table-cell table:formula="of:=[.F$2]*[.C813]^[.F$3]+[.F$4]*[.C813]^[.F$5]+[.F$6]*[.C81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3" calcext:value-type="date">
            <text:p>03-04-2021</text:p>
          </table:table-cell>
          <table:table-cell table:formula="of:=IF([.E815]&lt;10000000000;[.E815];10000000000)" office:value-type="float" office:value="55782.4849149064" calcext:value-type="float">
            <text:p>55 782</text:p>
          </table:table-cell>
          <table:table-cell/>
          <table:table-cell table:formula="of:=[.F$2]*[.C814]^[.F$3]+[.F$4]*[.C814]^[.F$5]+[.F$6]*[.C81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4" calcext:value-type="date">
            <text:p>04-04-2021</text:p>
          </table:table-cell>
          <table:table-cell table:formula="of:=IF([.E816]&lt;10000000000;[.E816];10000000000)" office:value-type="float" office:value="55782.4849149064" calcext:value-type="float">
            <text:p>55 782</text:p>
          </table:table-cell>
          <table:table-cell/>
          <table:table-cell table:formula="of:=[.F$2]*[.C815]^[.F$3]+[.F$4]*[.C815]^[.F$5]+[.F$6]*[.C81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5" calcext:value-type="date">
            <text:p>05-04-2021</text:p>
          </table:table-cell>
          <table:table-cell table:formula="of:=IF([.E817]&lt;10000000000;[.E817];10000000000)" office:value-type="float" office:value="55782.4849149064" calcext:value-type="float">
            <text:p>55 782</text:p>
          </table:table-cell>
          <table:table-cell/>
          <table:table-cell table:formula="of:=[.F$2]*[.C816]^[.F$3]+[.F$4]*[.C816]^[.F$5]+[.F$6]*[.C81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6" calcext:value-type="date">
            <text:p>06-04-2021</text:p>
          </table:table-cell>
          <table:table-cell table:formula="of:=IF([.E818]&lt;10000000000;[.E818];10000000000)" office:value-type="float" office:value="55782.4849149064" calcext:value-type="float">
            <text:p>55 782</text:p>
          </table:table-cell>
          <table:table-cell/>
          <table:table-cell table:formula="of:=[.F$2]*[.C817]^[.F$3]+[.F$4]*[.C817]^[.F$5]+[.F$6]*[.C81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7" calcext:value-type="date">
            <text:p>07-04-2021</text:p>
          </table:table-cell>
          <table:table-cell table:formula="of:=IF([.E819]&lt;10000000000;[.E819];10000000000)" office:value-type="float" office:value="55782.4849149064" calcext:value-type="float">
            <text:p>55 782</text:p>
          </table:table-cell>
          <table:table-cell/>
          <table:table-cell table:formula="of:=[.F$2]*[.C818]^[.F$3]+[.F$4]*[.C818]^[.F$5]+[.F$6]*[.C81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8" calcext:value-type="date">
            <text:p>08-04-2021</text:p>
          </table:table-cell>
          <table:table-cell table:formula="of:=IF([.E820]&lt;10000000000;[.E820];10000000000)" office:value-type="float" office:value="55782.4849149064" calcext:value-type="float">
            <text:p>55 782</text:p>
          </table:table-cell>
          <table:table-cell/>
          <table:table-cell table:formula="of:=[.F$2]*[.C819]^[.F$3]+[.F$4]*[.C819]^[.F$5]+[.F$6]*[.C81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9" calcext:value-type="date">
            <text:p>09-04-2021</text:p>
          </table:table-cell>
          <table:table-cell table:formula="of:=IF([.E821]&lt;10000000000;[.E821];10000000000)" office:value-type="float" office:value="55782.4849149064" calcext:value-type="float">
            <text:p>55 782</text:p>
          </table:table-cell>
          <table:table-cell/>
          <table:table-cell table:formula="of:=[.F$2]*[.C820]^[.F$3]+[.F$4]*[.C820]^[.F$5]+[.F$6]*[.C82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10" calcext:value-type="date">
            <text:p>10-04-2021</text:p>
          </table:table-cell>
          <table:table-cell table:formula="of:=IF([.E822]&lt;10000000000;[.E822];10000000000)" office:value-type="float" office:value="55782.4849149064" calcext:value-type="float">
            <text:p>55 782</text:p>
          </table:table-cell>
          <table:table-cell/>
          <table:table-cell table:formula="of:=[.F$2]*[.C821]^[.F$3]+[.F$4]*[.C821]^[.F$5]+[.F$6]*[.C82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1" calcext:value-type="date">
            <text:p>11-04-2021</text:p>
          </table:table-cell>
          <table:table-cell table:formula="of:=IF([.E823]&lt;10000000000;[.E823];10000000000)" office:value-type="float" office:value="55782.4849149064" calcext:value-type="float">
            <text:p>55 782</text:p>
          </table:table-cell>
          <table:table-cell/>
          <table:table-cell table:formula="of:=[.F$2]*[.C822]^[.F$3]+[.F$4]*[.C822]^[.F$5]+[.F$6]*[.C82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2" calcext:value-type="date">
            <text:p>12-04-2021</text:p>
          </table:table-cell>
          <table:table-cell table:formula="of:=IF([.E824]&lt;10000000000;[.E824];10000000000)" office:value-type="float" office:value="55782.4849149064" calcext:value-type="float">
            <text:p>55 782</text:p>
          </table:table-cell>
          <table:table-cell/>
          <table:table-cell table:formula="of:=[.F$2]*[.C823]^[.F$3]+[.F$4]*[.C823]^[.F$5]+[.F$6]*[.C82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3" calcext:value-type="date">
            <text:p>13-04-2021</text:p>
          </table:table-cell>
          <table:table-cell table:formula="of:=IF([.E825]&lt;10000000000;[.E825];10000000000)" office:value-type="float" office:value="55782.4849149064" calcext:value-type="float">
            <text:p>55 782</text:p>
          </table:table-cell>
          <table:table-cell/>
          <table:table-cell table:formula="of:=[.F$2]*[.C824]^[.F$3]+[.F$4]*[.C824]^[.F$5]+[.F$6]*[.C82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4" calcext:value-type="date">
            <text:p>14-04-2021</text:p>
          </table:table-cell>
          <table:table-cell table:formula="of:=IF([.E826]&lt;10000000000;[.E826];10000000000)" office:value-type="float" office:value="55782.4849149064" calcext:value-type="float">
            <text:p>55 782</text:p>
          </table:table-cell>
          <table:table-cell/>
          <table:table-cell table:formula="of:=[.F$2]*[.C825]^[.F$3]+[.F$4]*[.C825]^[.F$5]+[.F$6]*[.C82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5" calcext:value-type="date">
            <text:p>15-04-2021</text:p>
          </table:table-cell>
          <table:table-cell table:formula="of:=IF([.E827]&lt;10000000000;[.E827];10000000000)" office:value-type="float" office:value="55782.4849149064" calcext:value-type="float">
            <text:p>55 782</text:p>
          </table:table-cell>
          <table:table-cell/>
          <table:table-cell table:formula="of:=[.F$2]*[.C826]^[.F$3]+[.F$4]*[.C826]^[.F$5]+[.F$6]*[.C82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6" calcext:value-type="date">
            <text:p>16-04-2021</text:p>
          </table:table-cell>
          <table:table-cell table:formula="of:=IF([.E828]&lt;10000000000;[.E828];10000000000)" office:value-type="float" office:value="55782.4849149064" calcext:value-type="float">
            <text:p>55 782</text:p>
          </table:table-cell>
          <table:table-cell/>
          <table:table-cell table:formula="of:=[.F$2]*[.C827]^[.F$3]+[.F$4]*[.C827]^[.F$5]+[.F$6]*[.C82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7" calcext:value-type="date">
            <text:p>17-04-2021</text:p>
          </table:table-cell>
          <table:table-cell table:formula="of:=IF([.E829]&lt;10000000000;[.E829];10000000000)" office:value-type="float" office:value="55782.4849149064" calcext:value-type="float">
            <text:p>55 782</text:p>
          </table:table-cell>
          <table:table-cell/>
          <table:table-cell table:formula="of:=[.F$2]*[.C828]^[.F$3]+[.F$4]*[.C828]^[.F$5]+[.F$6]*[.C82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8" calcext:value-type="date">
            <text:p>18-04-2021</text:p>
          </table:table-cell>
          <table:table-cell table:formula="of:=IF([.E830]&lt;10000000000;[.E830];10000000000)" office:value-type="float" office:value="55782.4849149064" calcext:value-type="float">
            <text:p>55 782</text:p>
          </table:table-cell>
          <table:table-cell/>
          <table:table-cell table:formula="of:=[.F$2]*[.C829]^[.F$3]+[.F$4]*[.C829]^[.F$5]+[.F$6]*[.C82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9" calcext:value-type="date">
            <text:p>19-04-2021</text:p>
          </table:table-cell>
          <table:table-cell table:formula="of:=IF([.E831]&lt;10000000000;[.E831];10000000000)" office:value-type="float" office:value="55782.4849149064" calcext:value-type="float">
            <text:p>55 782</text:p>
          </table:table-cell>
          <table:table-cell/>
          <table:table-cell table:formula="of:=[.F$2]*[.C830]^[.F$3]+[.F$4]*[.C830]^[.F$5]+[.F$6]*[.C83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20" calcext:value-type="date">
            <text:p>20-04-2021</text:p>
          </table:table-cell>
          <table:table-cell table:formula="of:=IF([.E832]&lt;10000000000;[.E832];10000000000)" office:value-type="float" office:value="55782.4849149064" calcext:value-type="float">
            <text:p>55 782</text:p>
          </table:table-cell>
          <table:table-cell/>
          <table:table-cell table:formula="of:=[.F$2]*[.C831]^[.F$3]+[.F$4]*[.C831]^[.F$5]+[.F$6]*[.C83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1" calcext:value-type="date">
            <text:p>21-04-2021</text:p>
          </table:table-cell>
          <table:table-cell table:formula="of:=IF([.E833]&lt;10000000000;[.E833];10000000000)" office:value-type="float" office:value="55782.4849149064" calcext:value-type="float">
            <text:p>55 782</text:p>
          </table:table-cell>
          <table:table-cell/>
          <table:table-cell table:formula="of:=[.F$2]*[.C832]^[.F$3]+[.F$4]*[.C832]^[.F$5]+[.F$6]*[.C83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2" calcext:value-type="date">
            <text:p>22-04-2021</text:p>
          </table:table-cell>
          <table:table-cell table:formula="of:=IF([.E834]&lt;10000000000;[.E834];10000000000)" office:value-type="float" office:value="55782.4849149064" calcext:value-type="float">
            <text:p>55 782</text:p>
          </table:table-cell>
          <table:table-cell/>
          <table:table-cell table:formula="of:=[.F$2]*[.C833]^[.F$3]+[.F$4]*[.C833]^[.F$5]+[.F$6]*[.C83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3" calcext:value-type="date">
            <text:p>23-04-2021</text:p>
          </table:table-cell>
          <table:table-cell table:formula="of:=IF([.E835]&lt;10000000000;[.E835];10000000000)" office:value-type="float" office:value="55782.4849149064" calcext:value-type="float">
            <text:p>55 782</text:p>
          </table:table-cell>
          <table:table-cell/>
          <table:table-cell table:formula="of:=[.F$2]*[.C834]^[.F$3]+[.F$4]*[.C834]^[.F$5]+[.F$6]*[.C83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4" calcext:value-type="date">
            <text:p>24-04-2021</text:p>
          </table:table-cell>
          <table:table-cell table:formula="of:=IF([.E836]&lt;10000000000;[.E836];10000000000)" office:value-type="float" office:value="55782.4849149064" calcext:value-type="float">
            <text:p>55 782</text:p>
          </table:table-cell>
          <table:table-cell/>
          <table:table-cell table:formula="of:=[.F$2]*[.C835]^[.F$3]+[.F$4]*[.C835]^[.F$5]+[.F$6]*[.C83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5" calcext:value-type="date">
            <text:p>25-04-2021</text:p>
          </table:table-cell>
          <table:table-cell table:formula="of:=IF([.E837]&lt;10000000000;[.E837];10000000000)" office:value-type="float" office:value="55782.4849149064" calcext:value-type="float">
            <text:p>55 782</text:p>
          </table:table-cell>
          <table:table-cell/>
          <table:table-cell table:formula="of:=[.F$2]*[.C836]^[.F$3]+[.F$4]*[.C836]^[.F$5]+[.F$6]*[.C83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6" calcext:value-type="date">
            <text:p>26-04-2021</text:p>
          </table:table-cell>
          <table:table-cell table:formula="of:=IF([.E838]&lt;10000000000;[.E838];10000000000)" office:value-type="float" office:value="55782.4849149064" calcext:value-type="float">
            <text:p>55 782</text:p>
          </table:table-cell>
          <table:table-cell/>
          <table:table-cell table:formula="of:=[.F$2]*[.C837]^[.F$3]+[.F$4]*[.C837]^[.F$5]+[.F$6]*[.C83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7" calcext:value-type="date">
            <text:p>27-04-2021</text:p>
          </table:table-cell>
          <table:table-cell table:formula="of:=IF([.E839]&lt;10000000000;[.E839];10000000000)" office:value-type="float" office:value="55782.4849149064" calcext:value-type="float">
            <text:p>55 782</text:p>
          </table:table-cell>
          <table:table-cell/>
          <table:table-cell table:formula="of:=[.F$2]*[.C838]^[.F$3]+[.F$4]*[.C838]^[.F$5]+[.F$6]*[.C83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8" calcext:value-type="date">
            <text:p>28-04-2021</text:p>
          </table:table-cell>
          <table:table-cell table:formula="of:=IF([.E840]&lt;10000000000;[.E840];10000000000)" office:value-type="float" office:value="55782.4849149064" calcext:value-type="float">
            <text:p>55 782</text:p>
          </table:table-cell>
          <table:table-cell/>
          <table:table-cell table:formula="of:=[.F$2]*[.C839]^[.F$3]+[.F$4]*[.C839]^[.F$5]+[.F$6]*[.C83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9" calcext:value-type="date">
            <text:p>29-04-2021</text:p>
          </table:table-cell>
          <table:table-cell table:formula="of:=IF([.E841]&lt;10000000000;[.E841];10000000000)" office:value-type="float" office:value="55782.4849149064" calcext:value-type="float">
            <text:p>55 782</text:p>
          </table:table-cell>
          <table:table-cell/>
          <table:table-cell table:formula="of:=[.F$2]*[.C840]^[.F$3]+[.F$4]*[.C840]^[.F$5]+[.F$6]*[.C84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30" calcext:value-type="date">
            <text:p>30-04-2021</text:p>
          </table:table-cell>
          <table:table-cell table:formula="of:=IF([.E842]&lt;10000000000;[.E842];10000000000)" office:value-type="float" office:value="55782.4849149064" calcext:value-type="float">
            <text:p>55 782</text:p>
          </table:table-cell>
          <table:table-cell/>
          <table:table-cell table:formula="of:=[.F$2]*[.C841]^[.F$3]+[.F$4]*[.C841]^[.F$5]+[.F$6]*[.C84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5-01" calcext:value-type="date">
            <text:p>01-05-2021</text:p>
          </table:table-cell>
          <table:table-cell table:formula="of:=IF([.E843]&lt;10000000000;[.E843];10000000000)" office:value-type="float" office:value="55782.4849149064" calcext:value-type="float">
            <text:p>55 782</text:p>
          </table:table-cell>
          <table:table-cell/>
          <table:table-cell table:formula="of:=[.F$2]*[.C842]^[.F$3]+[.F$4]*[.C842]^[.F$5]+[.F$6]*[.C84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2" calcext:value-type="date">
            <text:p>02-05-2021</text:p>
          </table:table-cell>
          <table:table-cell table:formula="of:=IF([.E844]&lt;10000000000;[.E844];10000000000)" office:value-type="float" office:value="55782.4849149064" calcext:value-type="float">
            <text:p>55 782</text:p>
          </table:table-cell>
          <table:table-cell/>
          <table:table-cell table:formula="of:=[.F$2]*[.C843]^[.F$3]+[.F$4]*[.C843]^[.F$5]+[.F$6]*[.C84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3" calcext:value-type="date">
            <text:p>03-05-2021</text:p>
          </table:table-cell>
          <table:table-cell table:formula="of:=IF([.E845]&lt;10000000000;[.E845];10000000000)" office:value-type="float" office:value="55782.4849149064" calcext:value-type="float">
            <text:p>55 782</text:p>
          </table:table-cell>
          <table:table-cell/>
          <table:table-cell table:formula="of:=[.F$2]*[.C844]^[.F$3]+[.F$4]*[.C844]^[.F$5]+[.F$6]*[.C84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4" calcext:value-type="date">
            <text:p>04-05-2021</text:p>
          </table:table-cell>
          <table:table-cell table:formula="of:=IF([.E846]&lt;10000000000;[.E846];10000000000)" office:value-type="float" office:value="55782.4849149064" calcext:value-type="float">
            <text:p>55 782</text:p>
          </table:table-cell>
          <table:table-cell/>
          <table:table-cell table:formula="of:=[.F$2]*[.C845]^[.F$3]+[.F$4]*[.C845]^[.F$5]+[.F$6]*[.C84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5" calcext:value-type="date">
            <text:p>05-05-2021</text:p>
          </table:table-cell>
          <table:table-cell table:formula="of:=IF([.E847]&lt;10000000000;[.E847];10000000000)" office:value-type="float" office:value="55782.4849149064" calcext:value-type="float">
            <text:p>55 782</text:p>
          </table:table-cell>
          <table:table-cell/>
          <table:table-cell table:formula="of:=[.F$2]*[.C846]^[.F$3]+[.F$4]*[.C846]^[.F$5]+[.F$6]*[.C84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6" calcext:value-type="date">
            <text:p>06-05-2021</text:p>
          </table:table-cell>
          <table:table-cell table:formula="of:=IF([.E848]&lt;10000000000;[.E848];10000000000)" office:value-type="float" office:value="55782.4849149064" calcext:value-type="float">
            <text:p>55 782</text:p>
          </table:table-cell>
          <table:table-cell/>
          <table:table-cell table:formula="of:=[.F$2]*[.C847]^[.F$3]+[.F$4]*[.C847]^[.F$5]+[.F$6]*[.C84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7" calcext:value-type="date">
            <text:p>07-05-2021</text:p>
          </table:table-cell>
          <table:table-cell table:formula="of:=IF([.E849]&lt;10000000000;[.E849];10000000000)" office:value-type="float" office:value="55782.4849149064" calcext:value-type="float">
            <text:p>55 782</text:p>
          </table:table-cell>
          <table:table-cell/>
          <table:table-cell table:formula="of:=[.F$2]*[.C848]^[.F$3]+[.F$4]*[.C848]^[.F$5]+[.F$6]*[.C84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8" calcext:value-type="date">
            <text:p>08-05-2021</text:p>
          </table:table-cell>
          <table:table-cell table:formula="of:=IF([.E850]&lt;10000000000;[.E850];10000000000)" office:value-type="float" office:value="55782.4849149064" calcext:value-type="float">
            <text:p>55 782</text:p>
          </table:table-cell>
          <table:table-cell/>
          <table:table-cell table:formula="of:=[.F$2]*[.C849]^[.F$3]+[.F$4]*[.C849]^[.F$5]+[.F$6]*[.C84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9" calcext:value-type="date">
            <text:p>09-05-2021</text:p>
          </table:table-cell>
          <table:table-cell table:formula="of:=IF([.E851]&lt;10000000000;[.E851];10000000000)" office:value-type="float" office:value="55782.4849149064" calcext:value-type="float">
            <text:p>55 782</text:p>
          </table:table-cell>
          <table:table-cell/>
          <table:table-cell table:formula="of:=[.F$2]*[.C850]^[.F$3]+[.F$4]*[.C850]^[.F$5]+[.F$6]*[.C85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10" calcext:value-type="date">
            <text:p>10-05-2021</text:p>
          </table:table-cell>
          <table:table-cell table:formula="of:=IF([.E852]&lt;10000000000;[.E852];10000000000)" office:value-type="float" office:value="55782.4849149064" calcext:value-type="float">
            <text:p>55 782</text:p>
          </table:table-cell>
          <table:table-cell/>
          <table:table-cell table:formula="of:=[.F$2]*[.C851]^[.F$3]+[.F$4]*[.C851]^[.F$5]+[.F$6]*[.C85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1" calcext:value-type="date">
            <text:p>11-05-2021</text:p>
          </table:table-cell>
          <table:table-cell table:formula="of:=IF([.E853]&lt;10000000000;[.E853];10000000000)" office:value-type="float" office:value="55782.4849149064" calcext:value-type="float">
            <text:p>55 782</text:p>
          </table:table-cell>
          <table:table-cell/>
          <table:table-cell table:formula="of:=[.F$2]*[.C852]^[.F$3]+[.F$4]*[.C852]^[.F$5]+[.F$6]*[.C85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2" calcext:value-type="date">
            <text:p>12-05-2021</text:p>
          </table:table-cell>
          <table:table-cell table:formula="of:=IF([.E854]&lt;10000000000;[.E854];10000000000)" office:value-type="float" office:value="55782.4849149064" calcext:value-type="float">
            <text:p>55 782</text:p>
          </table:table-cell>
          <table:table-cell/>
          <table:table-cell table:formula="of:=[.F$2]*[.C853]^[.F$3]+[.F$4]*[.C853]^[.F$5]+[.F$6]*[.C85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3" calcext:value-type="date">
            <text:p>13-05-2021</text:p>
          </table:table-cell>
          <table:table-cell table:formula="of:=IF([.E855]&lt;10000000000;[.E855];10000000000)" office:value-type="float" office:value="55782.4849149064" calcext:value-type="float">
            <text:p>55 782</text:p>
          </table:table-cell>
          <table:table-cell/>
          <table:table-cell table:formula="of:=[.F$2]*[.C854]^[.F$3]+[.F$4]*[.C854]^[.F$5]+[.F$6]*[.C85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4" calcext:value-type="date">
            <text:p>14-05-2021</text:p>
          </table:table-cell>
          <table:table-cell table:formula="of:=IF([.E856]&lt;10000000000;[.E856];10000000000)" office:value-type="float" office:value="55782.4849149064" calcext:value-type="float">
            <text:p>55 782</text:p>
          </table:table-cell>
          <table:table-cell/>
          <table:table-cell table:formula="of:=[.F$2]*[.C855]^[.F$3]+[.F$4]*[.C855]^[.F$5]+[.F$6]*[.C85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5" calcext:value-type="date">
            <text:p>15-05-2021</text:p>
          </table:table-cell>
          <table:table-cell table:formula="of:=IF([.E857]&lt;10000000000;[.E857];10000000000)" office:value-type="float" office:value="55782.4849149064" calcext:value-type="float">
            <text:p>55 782</text:p>
          </table:table-cell>
          <table:table-cell/>
          <table:table-cell table:formula="of:=[.F$2]*[.C856]^[.F$3]+[.F$4]*[.C856]^[.F$5]+[.F$6]*[.C85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6" calcext:value-type="date">
            <text:p>16-05-2021</text:p>
          </table:table-cell>
          <table:table-cell table:formula="of:=IF([.E858]&lt;10000000000;[.E858];10000000000)" office:value-type="float" office:value="55782.4849149064" calcext:value-type="float">
            <text:p>55 782</text:p>
          </table:table-cell>
          <table:table-cell/>
          <table:table-cell table:formula="of:=[.F$2]*[.C857]^[.F$3]+[.F$4]*[.C857]^[.F$5]+[.F$6]*[.C85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7" calcext:value-type="date">
            <text:p>17-05-2021</text:p>
          </table:table-cell>
          <table:table-cell table:formula="of:=IF([.E859]&lt;10000000000;[.E859];10000000000)" office:value-type="float" office:value="55782.4849149064" calcext:value-type="float">
            <text:p>55 782</text:p>
          </table:table-cell>
          <table:table-cell/>
          <table:table-cell table:formula="of:=[.F$2]*[.C858]^[.F$3]+[.F$4]*[.C858]^[.F$5]+[.F$6]*[.C85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8" calcext:value-type="date">
            <text:p>18-05-2021</text:p>
          </table:table-cell>
          <table:table-cell table:formula="of:=IF([.E860]&lt;10000000000;[.E860];10000000000)" office:value-type="float" office:value="55782.4849149064" calcext:value-type="float">
            <text:p>55 782</text:p>
          </table:table-cell>
          <table:table-cell/>
          <table:table-cell table:formula="of:=[.F$2]*[.C859]^[.F$3]+[.F$4]*[.C859]^[.F$5]+[.F$6]*[.C85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9" calcext:value-type="date">
            <text:p>19-05-2021</text:p>
          </table:table-cell>
          <table:table-cell table:formula="of:=IF([.E861]&lt;10000000000;[.E861];10000000000)" office:value-type="float" office:value="55782.4849149064" calcext:value-type="float">
            <text:p>55 782</text:p>
          </table:table-cell>
          <table:table-cell/>
          <table:table-cell table:formula="of:=[.F$2]*[.C860]^[.F$3]+[.F$4]*[.C860]^[.F$5]+[.F$6]*[.C86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20" calcext:value-type="date">
            <text:p>20-05-2021</text:p>
          </table:table-cell>
          <table:table-cell table:formula="of:=IF([.E862]&lt;10000000000;[.E862];10000000000)" office:value-type="float" office:value="55782.4849149064" calcext:value-type="float">
            <text:p>55 782</text:p>
          </table:table-cell>
          <table:table-cell/>
          <table:table-cell table:formula="of:=[.F$2]*[.C861]^[.F$3]+[.F$4]*[.C861]^[.F$5]+[.F$6]*[.C86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1" calcext:value-type="date">
            <text:p>21-05-2021</text:p>
          </table:table-cell>
          <table:table-cell table:formula="of:=IF([.E863]&lt;10000000000;[.E863];10000000000)" office:value-type="float" office:value="55782.4849149064" calcext:value-type="float">
            <text:p>55 782</text:p>
          </table:table-cell>
          <table:table-cell/>
          <table:table-cell table:formula="of:=[.F$2]*[.C862]^[.F$3]+[.F$4]*[.C862]^[.F$5]+[.F$6]*[.C86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2" calcext:value-type="date">
            <text:p>22-05-2021</text:p>
          </table:table-cell>
          <table:table-cell table:formula="of:=IF([.E864]&lt;10000000000;[.E864];10000000000)" office:value-type="float" office:value="55782.4849149064" calcext:value-type="float">
            <text:p>55 782</text:p>
          </table:table-cell>
          <table:table-cell/>
          <table:table-cell table:formula="of:=[.F$2]*[.C863]^[.F$3]+[.F$4]*[.C863]^[.F$5]+[.F$6]*[.C86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3" calcext:value-type="date">
            <text:p>23-05-2021</text:p>
          </table:table-cell>
          <table:table-cell table:formula="of:=IF([.E865]&lt;10000000000;[.E865];10000000000)" office:value-type="float" office:value="55782.4849149064" calcext:value-type="float">
            <text:p>55 782</text:p>
          </table:table-cell>
          <table:table-cell/>
          <table:table-cell table:formula="of:=[.F$2]*[.C864]^[.F$3]+[.F$4]*[.C864]^[.F$5]+[.F$6]*[.C86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4" calcext:value-type="date">
            <text:p>24-05-2021</text:p>
          </table:table-cell>
          <table:table-cell table:formula="of:=IF([.E866]&lt;10000000000;[.E866];10000000000)" office:value-type="float" office:value="55782.4849149064" calcext:value-type="float">
            <text:p>55 782</text:p>
          </table:table-cell>
          <table:table-cell/>
          <table:table-cell table:formula="of:=[.F$2]*[.C865]^[.F$3]+[.F$4]*[.C865]^[.F$5]+[.F$6]*[.C86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5" calcext:value-type="date">
            <text:p>25-05-2021</text:p>
          </table:table-cell>
          <table:table-cell table:formula="of:=IF([.E867]&lt;10000000000;[.E867];10000000000)" office:value-type="float" office:value="55782.4849149064" calcext:value-type="float">
            <text:p>55 782</text:p>
          </table:table-cell>
          <table:table-cell/>
          <table:table-cell table:formula="of:=[.F$2]*[.C866]^[.F$3]+[.F$4]*[.C866]^[.F$5]+[.F$6]*[.C86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6" calcext:value-type="date">
            <text:p>26-05-2021</text:p>
          </table:table-cell>
          <table:table-cell table:formula="of:=IF([.E868]&lt;10000000000;[.E868];10000000000)" office:value-type="float" office:value="55782.4849149064" calcext:value-type="float">
            <text:p>55 782</text:p>
          </table:table-cell>
          <table:table-cell/>
          <table:table-cell table:formula="of:=[.F$2]*[.C867]^[.F$3]+[.F$4]*[.C867]^[.F$5]+[.F$6]*[.C867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7" calcext:value-type="date">
            <text:p>27-05-2021</text:p>
          </table:table-cell>
          <table:table-cell table:formula="of:=IF([.E869]&lt;10000000000;[.E869];10000000000)" office:value-type="float" office:value="55782.4849149064" calcext:value-type="float">
            <text:p>55 782</text:p>
          </table:table-cell>
          <table:table-cell/>
          <table:table-cell table:formula="of:=[.F$2]*[.C868]^[.F$3]+[.F$4]*[.C868]^[.F$5]+[.F$6]*[.C868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8" calcext:value-type="date">
            <text:p>28-05-2021</text:p>
          </table:table-cell>
          <table:table-cell table:formula="of:=IF([.E870]&lt;10000000000;[.E870];10000000000)" office:value-type="float" office:value="55782.4849149064" calcext:value-type="float">
            <text:p>55 782</text:p>
          </table:table-cell>
          <table:table-cell/>
          <table:table-cell table:formula="of:=[.F$2]*[.C869]^[.F$3]+[.F$4]*[.C869]^[.F$5]+[.F$6]*[.C869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9" calcext:value-type="date">
            <text:p>29-05-2021</text:p>
          </table:table-cell>
          <table:table-cell table:formula="of:=IF([.E871]&lt;10000000000;[.E871];10000000000)" office:value-type="float" office:value="55782.4849149064" calcext:value-type="float">
            <text:p>55 782</text:p>
          </table:table-cell>
          <table:table-cell/>
          <table:table-cell table:formula="of:=[.F$2]*[.C870]^[.F$3]+[.F$4]*[.C870]^[.F$5]+[.F$6]*[.C870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30" calcext:value-type="date">
            <text:p>30-05-2021</text:p>
          </table:table-cell>
          <table:table-cell table:formula="of:=IF([.E872]&lt;10000000000;[.E872];10000000000)" office:value-type="float" office:value="55782.4849149064" calcext:value-type="float">
            <text:p>55 782</text:p>
          </table:table-cell>
          <table:table-cell/>
          <table:table-cell table:formula="of:=[.F$2]*[.C871]^[.F$3]+[.F$4]*[.C871]^[.F$5]+[.F$6]*[.C871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1" calcext:value-type="date">
            <text:p>31-05-2021</text:p>
          </table:table-cell>
          <table:table-cell table:formula="of:=IF([.E873]&lt;10000000000;[.E873];10000000000)" office:value-type="float" office:value="55782.4849149064" calcext:value-type="float">
            <text:p>55 782</text:p>
          </table:table-cell>
          <table:table-cell/>
          <table:table-cell table:formula="of:=[.F$2]*[.C872]^[.F$3]+[.F$4]*[.C872]^[.F$5]+[.F$6]*[.C872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6-01" calcext:value-type="date">
            <text:p>01-06-2021</text:p>
          </table:table-cell>
          <table:table-cell table:formula="of:=IF([.E874]&lt;10000000000;[.E874];10000000000)" office:value-type="float" office:value="55782.4849149064" calcext:value-type="float">
            <text:p>55 782</text:p>
          </table:table-cell>
          <table:table-cell/>
          <table:table-cell table:formula="of:=[.F$2]*[.C873]^[.F$3]+[.F$4]*[.C873]^[.F$5]+[.F$6]*[.C873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2" calcext:value-type="date">
            <text:p>02-06-2021</text:p>
          </table:table-cell>
          <table:table-cell table:formula="of:=IF([.E875]&lt;10000000000;[.E875];10000000000)" office:value-type="float" office:value="55782.4849149064" calcext:value-type="float">
            <text:p>55 782</text:p>
          </table:table-cell>
          <table:table-cell/>
          <table:table-cell table:formula="of:=[.F$2]*[.C874]^[.F$3]+[.F$4]*[.C874]^[.F$5]+[.F$6]*[.C874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3" calcext:value-type="date">
            <text:p>03-06-2021</text:p>
          </table:table-cell>
          <table:table-cell table:formula="of:=IF([.E876]&lt;10000000000;[.E876];10000000000)" office:value-type="float" office:value="55782.4849149064" calcext:value-type="float">
            <text:p>55 782</text:p>
          </table:table-cell>
          <table:table-cell/>
          <table:table-cell table:formula="of:=[.F$2]*[.C875]^[.F$3]+[.F$4]*[.C875]^[.F$5]+[.F$6]*[.C875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4" calcext:value-type="date">
            <text:p>04-06-2021</text:p>
          </table:table-cell>
          <table:table-cell table:formula="of:=IF([.E877]&lt;10000000000;[.E877];10000000000)" office:value-type="float" office:value="55782.4849149064" calcext:value-type="float">
            <text:p>55 782</text:p>
          </table:table-cell>
          <table:table-cell/>
          <table:table-cell table:formula="of:=[.F$2]*[.C876]^[.F$3]+[.F$4]*[.C876]^[.F$5]+[.F$6]*[.C876]^[.F$7]+[.F$8]" office:value-type="float" office:value="55782.4849149064" calcext:value-type="float">
            <text:p>55 782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5" calcext:value-type="date">
            <text:p>05-06-2021</text:p>
          </table:table-cell>
          <table:table-cell table:formula="of:=IF([.E878]&lt;10000000000;[.E878];10000000000)" office:value-type="float" office:value="55782.4849149064" calcext:value-type="float">
            <text:p>55 782</text:p>
          </table:table-cell>
          <table:table-cell/>
          <table:table-cell table:formula="of:=[.F$2]*[.C877]^[.F$3]+[.F$4]*[.C877]^[.F$5]+[.F$6]*[.C877]^[.F$7]+[.F$8]" office:value-type="float" office:value="55782.4849149064" calcext:value-type="float">
            <text:p>55 78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8">00.00.0000</text:date>, <text:time style:data-style-name="N2" text:time-value="00:11:19.918860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08T22:21:07.576241031</dc:date>
    <meta:editing-duration>P1DT3H32M7S</meta:editing-duration>
    <meta:editing-cycles>35</meta:editing-cycles>
    <meta:generator>LibreOffice/5.1.6.2$Linux_X86_64 LibreOffice_project/10m0$Build-2</meta:generator>
    <meta:document-statistic meta:table-count="1" meta:cell-count="26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0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79cm" svg:height="8.847cm" xlink:href=".." xlink:type="simple" chart:class="chart:line" chart:style-name="ch1">
        <chart:title svg:x="7.872cm" svg:y="0.097cm" chart:style-name="ch2">
          <text:p>expansion 2019-nCoV</text:p>
        </chart:title>
        <chart:plot-area chart:style-name="ch3" table:cell-range-address="Sheet9.B12:Sheet9.C849" chart:data-source-has-labels="column" svg:x="1.127cm" svg:y="0.752cm" svg:width="19.422cm" svg:height="7.27cm">
          <chartooo:coordinate-region svg:x="2.596cm" svg:y="0.951cm" svg:width="17.953cm" svg:height="5.127cm"/>
          <chart:axis chart:dimension="x" chart:name="primary-x" chart:style-name="ch4" chartooo:axis-type="auto">
            <chartooo:date-scale chart:base-time-unit="days"/>
            <chart:categories table:cell-range-address="Sheet9.B12:Sheet9.B849"/>
            <chart:grid chart:style-name="ch5" chart:class="major"/>
          </chart:axis>
          <chart:axis chart:dimension="y" chart:name="primary-y" chart:style-name="ch6">
            <chart:title svg:x="0.779cm" svg:y="6.442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2:Sheet9.C849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2:Sheet9.B849</svg:desc>
                </draw:g>
              </table:table-cell>
              <table:table-cell office:value-type="float" office:value="282">
                <text:p>282</text:p>
                <draw:g>
                  <svg:desc>Sheet9.C12:Sheet9.C849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347.6931730708">
                <text:p>37347.6931730708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39593.43845484">
                <text:p>39593.43845484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1622.2840004779">
                <text:p>41622.2840004779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3439.9263663738">
                <text:p>43439.9263663738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5056.7488812343">
                <text:p>45056.7488812343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46486.1696557438">
                <text:p>46486.1696557438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47743.3193188234">
                <text:p>47743.3193188234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48844.0299102853">
                <text:p>48844.0299102853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49804.0961406774">
                <text:p>49804.0961406774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50638.7625600084">
                <text:p>50638.7625600084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51362.3902629658">
                <text:p>51362.3902629658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51988.2610880818">
                <text:p>51988.2610880818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52528.483480534">
                <text:p>52528.483480534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52993.9708208274">
                <text:p>52993.9708208274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53394.4692552917">
                <text:p>53394.4692552917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53738.6175066451">
                <text:p>53738.6175066451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54034.0256648847">
                <text:p>54034.0256648847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54287.3635811176">
                <text:p>54287.3635811176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54504.4523052437">
                <text:p>54504.4523052437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54690.3541472192">
                <text:p>54690.3541472192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54849.4585283259">
                <text:p>54849.4585283259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54985.5619400096">
                <text:p>54985.5619400096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55101.9411435144">
                <text:p>55101.9411435144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55201.4193060345">
                <text:p>55201.4193060345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55286.4251440694">
                <text:p>55286.4251440694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55359.0453832052">
                <text:p>55359.0453832052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55421.0709846586">
                <text:p>55421.0709846586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55474.0376619008">
                <text:p>55474.0376619008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55519.2612371777">
                <text:p>55519.2612371777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55557.8683835173">
                <text:p>55557.8683835173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55590.8232742033">
                <text:p>55590.8232742033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55618.9506266588">
                <text:p>55618.9506266588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55642.9555867792">
                <text:p>55642.9555867792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55663.4408567111">
                <text:p>55663.4408567111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55680.9214263522">
                <text:p>55680.9214263522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55695.8372279896">
                <text:p>55695.8372279896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55708.5639953931">
                <text:p>55708.5639953931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55719.4225738053">
                <text:p>55719.4225738053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55728.6868957707">
                <text:p>55728.6868957707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55736.5908096111">
                <text:p>55736.5908096111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55743.3339224095">
                <text:p>55743.3339224095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55749.086597417">
                <text:p>55749.086597417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55753.9942265707">
                <text:p>55753.9942265707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55758.180882045">
                <text:p>55758.180882045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55761.7524362022">
                <text:p>55761.7524362022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55764.7992266856">
                <text:p>55764.7992266856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55767.3983325006">
                <text:p>55767.3983325006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55769.6155175241">
                <text:p>55769.6155175241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55771.5068897871">
                <text:p>55771.5068897871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55773.1203179183">
                <text:p>55773.1203179183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55774.4966401552">
                <text:p>55774.4966401552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55775.6706962056">
                <text:p>55775.6706962056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55776.6722078472">
                <text:p>55776.6722078472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55777.5265303875">
                <text:p>55777.5265303875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55778.2552938861">
                <text:p>55778.2552938861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55778.876950284">
                <text:p>55778.876950284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55779.4072402277">
                <text:p>55779.4072402277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55779.8595913607">
                <text:p>55779.8595913607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55780.2454581335">
                <text:p>55780.2454581335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55780.5746117108">
                <text:p>55780.5746117108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55780.8553872992">
                <text:p>55780.8553872992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55781.0948951458">
                <text:p>55781.0948951458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55781.29920054">
                <text:p>55781.29920054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55781.4734773708">
                <text:p>55781.4734773708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55781.6221391227">
                <text:p>55781.6221391227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55781.7489506244">
                <text:p>55781.7489506244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55781.8571233763">
                <text:p>55781.8571233763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55781.9493968713">
                <text:p>55781.9493968713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55782.0281079641">
                <text:p>55782.0281079641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55782.095250047">
                <text:p>55782.095250047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55782.1525235295">
                <text:p>55782.1525235295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55782.2013788985">
                <text:p>55782.2013788985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55782.2430534505">
                <text:p>55782.2430534505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55782.2786026256">
                <text:p>55782.2786026256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55782.308926736">
                <text:p>55782.308926736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55782.3347937662">
                <text:p>55782.3347937662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55782.3568588225">
                <text:p>55782.3568588225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55782.3756807232">
                <text:p>55782.3756807232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55782.3917361514">
                <text:p>55782.3917361514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55782.4054317269">
                <text:p>55782.4054317269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55782.4171143042">
                <text:p>55782.4171143042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55782.4270797567">
                <text:p>55782.4270797567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55782.43558047">
                <text:p>55782.43558047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55782.4428317339">
                <text:p>55782.4428317339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55782.4490171943">
                <text:p>55782.4490171943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55782.4542935049">
                <text:p>55782.4542935049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55782.4587942941">
                <text:p>55782.4587942941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55782.4626335492">
                <text:p>55782.4626335492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55782.4659085037">
                <text:p>55782.4659085037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55782.4687020995">
                <text:p>55782.4687020995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55782.4710850875">
                <text:p>55782.4710850875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55782.4731178197">
                <text:p>55782.4731178197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55782.4748517771">
                <text:p>55782.4748517771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55782.4763308744">
                <text:p>55782.4763308744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55782.4775925712">
                <text:p>55782.4775925712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55782.4786688215">
                <text:p>55782.4786688215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55782.4795868826">
                <text:p>55782.4795868826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55782.4803700053">
                <text:p>55782.4803700053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55782.4810380233">
                <text:p>55782.4810380233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55782.4816078547">
                <text:p>55782.4816078547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55782.4820939313">
                <text:p>55782.4820939313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55782.4825085634">
                <text:p>55782.4825085634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55782.4828622521">
                <text:p>55782.4828622521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55782.4831639551">
                <text:p>55782.4831639551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55782.4834213131">
                <text:p>55782.4834213131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55782.4836408442">
                <text:p>55782.4836408442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55782.4838281082">
                <text:p>55782.4838281082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55782.4839878478">
                <text:p>55782.4839878478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55782.4841241086">
                <text:p>55782.4841241086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55782.4842403415">
                <text:p>55782.4842403415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55782.4843394903">
                <text:p>55782.4843394903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55782.484424066">
                <text:p>55782.484424066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55782.4844962107">
                <text:p>55782.4844962107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55782.4845577513">
                <text:p>55782.4845577513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55782.4846102466">
                <text:p>55782.4846102466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55782.4846550261">
                <text:p>55782.4846550261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55782.4846932238">
                <text:p>55782.4846932238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55782.4847258071">
                <text:p>55782.4847258071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55782.4847536013">
                <text:p>55782.4847536013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55782.4847773102">
                <text:p>55782.4847773102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55782.4847975344">
                <text:p>55782.4847975344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55782.4848147859">
                <text:p>55782.4848147859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55782.4848295018">
                <text:p>55782.4848295018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55782.4848420547">
                <text:p>55782.4848420547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55782.4848527626">
                <text:p>55782.4848527626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55782.4848618966">
                <text:p>55782.4848618966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55782.4848696881">
                <text:p>55782.4848696881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55782.4848763344">
                <text:p>55782.4848763344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55782.4848820038">
                <text:p>55782.4848820038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55782.4848868399">
                <text:p>55782.4848868399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55782.4848909651">
                <text:p>55782.4848909651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55782.4848944841">
                <text:p>55782.4848944841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55782.4848974858">
                <text:p>55782.4848974858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55782.4849000463">
                <text:p>55782.4849000463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55782.4849022305">
                <text:p>55782.4849022305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55782.4849040936">
                <text:p>55782.4849040936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55782.4849056829">
                <text:p>55782.4849056829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55782.4849070386">
                <text:p>55782.4849070386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55782.484908195">
                <text:p>55782.484908195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55782.4849091815">
                <text:p>55782.4849091815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55782.4849100229">
                <text:p>55782.4849100229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55782.4849107407">
                <text:p>55782.4849107407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55782.484911353">
                <text:p>55782.484911353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55782.4849118753">
                <text:p>55782.4849118753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55782.4849123208">
                <text:p>55782.4849123208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55782.4849127008">
                <text:p>55782.4849127008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55782.484913025">
                <text:p>55782.484913025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55782.4849133016">
                <text:p>55782.4849133016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55782.4849135374">
                <text:p>55782.4849135374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55782.4849137386">
                <text:p>55782.4849137386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55782.4849139103">
                <text:p>55782.4849139103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55782.4849140567">
                <text:p>55782.4849140567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55782.4849141816">
                <text:p>55782.4849141816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55782.4849142881">
                <text:p>55782.4849142881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55782.484914379">
                <text:p>55782.484914379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55782.4849144565">
                <text:p>55782.4849144565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55782.4849145227">
                <text:p>55782.4849145227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55782.4849145791">
                <text:p>55782.4849145791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55782.4849146272">
                <text:p>55782.4849146272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55782.4849146682">
                <text:p>55782.4849146682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55782.4849147032">
                <text:p>55782.4849147032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55782.4849147331">
                <text:p>55782.4849147331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55782.4849147586">
                <text:p>55782.4849147586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55782.4849147803">
                <text:p>55782.4849147803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55782.4849147988">
                <text:p>55782.4849147988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55782.4849148147">
                <text:p>55782.4849148147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55782.4849148281">
                <text:p>55782.4849148281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55782.4849148396">
                <text:p>55782.4849148396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55782.4849148494">
                <text:p>55782.4849148494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55782.4849148578">
                <text:p>55782.4849148578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55782.484914865">
                <text:p>55782.48491486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55782.4849148711">
                <text:p>55782.4849148711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55782.4849148763">
                <text:p>55782.4849148763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55782.4849148807">
                <text:p>55782.48491488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55782.4849148845">
                <text:p>55782.4849148845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55782.4849148877">
                <text:p>55782.4849148877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55782.4849148904">
                <text:p>55782.4849148904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55782.4849148928">
                <text:p>55782.4849148928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55782.4849148948">
                <text:p>55782.4849148948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55782.4849148965">
                <text:p>55782.4849148965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55782.484914898">
                <text:p>55782.484914898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55782.4849148992">
                <text:p>55782.4849148992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55782.4849149003">
                <text:p>55782.4849149003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55782.4849149012">
                <text:p>55782.4849149012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55782.4849149019">
                <text:p>55782.4849149019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55782.4849149026">
                <text:p>55782.4849149026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55782.4849149032">
                <text:p>55782.4849149032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55782.4849149036">
                <text:p>55782.4849149036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55782.484914904">
                <text:p>55782.484914904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55782.4849149044">
                <text:p>55782.484914904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55782.4849149047">
                <text:p>55782.4849149047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55782.484914905">
                <text:p>55782.48491490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55782.4849149052">
                <text:p>55782.4849149052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55782.4849149054">
                <text:p>55782.4849149054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55782.4849149055">
                <text:p>55782.4849149055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55782.4849149056">
                <text:p>55782.4849149056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55782.4849149058">
                <text:p>55782.4849149058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55782.4849149059">
                <text:p>55782.4849149059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55782.4849149059">
                <text:p>55782.4849149059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55782.484914906">
                <text:p>55782.484914906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55782.4849149061">
                <text:p>55782.484914906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55782.4849149061">
                <text:p>55782.4849149061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55782.4849149062">
                <text:p>55782.4849149062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55782.4849149062">
                <text:p>55782.4849149062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55782.4849149062">
                <text:p>55782.4849149062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55782.4849149063">
                <text:p>55782.4849149063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55782.4849149063">
                <text:p>55782.4849149063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55782.4849149063">
                <text:p>55782.4849149063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55782.4849149063">
                <text:p>55782.4849149063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55782.4849149063">
                <text:p>55782.4849149063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55782.4849149064">
                <text:p>55782.4849149064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55782.4849149064">
                <text:p>55782.48491490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13cm" svg:height="11.716cm" xlink:href=".." xlink:type="simple" chart:class="chart:bar" chart:style-name="ch1">
        <chart:title svg:x="9.37cm" svg:y="0.37cm" chart:style-name="ch2">
          <text:p>real/prediction</text:p>
        </chart:title>
        <chart:legend chart:legend-position="end" svg:x="19.476cm" svg:y="5.31cm" style:legend-expansion="high" chart:style-name="ch3"/>
        <chart:plot-area chart:style-name="ch4" table:cell-range-address="Sheet9.B13:Sheet9.B50 Sheet9.C13:Sheet9.C30 Sheet9.E13:Sheet9.E50" chart:data-source-has-labels="both" svg:x="1.445cm" svg:y="1.383cm" svg:width="17.597cm" svg:height="9.118cm">
          <chartooo:coordinate-region svg:x="2.913cm" svg:y="1.583cm" svg:width="16.129cm" svg:height="6.974cm"/>
          <chart:axis chart:dimension="x" chart:name="primary-x" chart:style-name="ch5" chartooo:axis-type="auto">
            <chartooo:date-scale/>
            <chart:title svg:x="9.868cm" svg:y="10.735cm" chart:style-name="ch6">
              <text:p>date</text:p>
            </chart:title>
            <chart:categories table:cell-range-address="Sheet9.B13:Sheet9.B50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3:Sheet9.C30" loext:label-string="real" chart:class="chart:bar">
            <chart:data-point chart:repeated="18"/>
          </chart:series>
          <chart:series chart:style-name="ch11" chart:values-cell-range-address="Sheet9.E13:Sheet9.E50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3:Sheet9.B50</svg:desc>
                </draw:g>
              </table:table-cell>
              <table:table-cell office:value-type="float" office:value="314">
                <text:p>314</text:p>
                <draw:g>
                  <svg:desc>Sheet9.C13:Sheet9.C30</svg:desc>
                </draw:g>
              </table:table-cell>
              <table:table-cell office:value-type="float" office:value="317.949157551845">
                <text:p>317.949157551845</text:p>
                <draw:g>
                  <svg:desc>Sheet9.E13:Sheet9.E50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  <table:table-cell office:value-type="float" office:value="555.441890370179">
                <text:p>555.4418903701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  <table:table-cell office:value-type="float" office:value="914.63191830642">
                <text:p>914.63191830642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  <table:table-cell office:value-type="float" office:value="1232.40516817025">
                <text:p>1232.40516817025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  <table:table-cell office:value-type="float" office:value="1940.21091532678">
                <text:p>1940.21091532678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  <table:table-cell office:value-type="float" office:value="2912.92702286392">
                <text:p>2912.92702286392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  <table:table-cell office:value-type="float" office:value="3994.14769541968">
                <text:p>3994.14769541968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  <table:table-cell office:value-type="float" office:value="6323.47336253128">
                <text:p>6323.47336253128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  <table:table-cell office:value-type="float" office:value="8128.40069851144">
                <text:p>8128.40069851144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  <table:table-cell office:value-type="float" office:value="10192.1327997209">
                <text:p>10192.1327997209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  <table:table-cell office:value-type="float" office:value="12470.1156089429">
                <text:p>12470.1156089429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  <table:table-cell office:value-type="float" office:value="14805.7310511068">
                <text:p>14805.7310511068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  <table:table-cell office:value-type="float" office:value="17579.6774311727">
                <text:p>17579.6774311727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  <table:table-cell office:value-type="float" office:value="20512.7493781525">
                <text:p>20512.7493781525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  <table:table-cell office:value-type="float" office:value="23776.0397027135">
                <text:p>23776.0397027135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  <table:table-cell office:value-type="float" office:value="27625.5214453166">
                <text:p>27625.521445316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  <table:table-cell office:value-type="float" office:value="31189.4727852073">
                <text:p>31189.4727852073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  <table:table-cell office:value-type="float" office:value="34200.3540259027">
                <text:p>34200.3540259027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NaN">
                <text:p>NaN</text:p>
              </table:table-cell>
              <table:table-cell office:value-type="float" office:value="37347.6931730708">
                <text:p>37347.6931730708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NaN">
                <text:p>NaN</text:p>
              </table:table-cell>
              <table:table-cell office:value-type="float" office:value="39593.43845484">
                <text:p>39593.43845484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NaN">
                <text:p>NaN</text:p>
              </table:table-cell>
              <table:table-cell office:value-type="float" office:value="41622.2840004779">
                <text:p>41622.2840004779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NaN">
                <text:p>NaN</text:p>
              </table:table-cell>
              <table:table-cell office:value-type="float" office:value="43439.9263663738">
                <text:p>43439.9263663738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NaN">
                <text:p>NaN</text:p>
              </table:table-cell>
              <table:table-cell office:value-type="float" office:value="45056.7488812343">
                <text:p>45056.7488812343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NaN">
                <text:p>NaN</text:p>
              </table:table-cell>
              <table:table-cell office:value-type="float" office:value="46486.1696557438">
                <text:p>46486.1696557438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NaN">
                <text:p>NaN</text:p>
              </table:table-cell>
              <table:table-cell office:value-type="float" office:value="47743.3193188234">
                <text:p>47743.3193188234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48844.0299102853">
                <text:p>48844.0299102853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49804.0961406774">
                <text:p>49804.0961406774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50638.7625600084">
                <text:p>50638.7625600084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51362.3902629658">
                <text:p>51362.3902629658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51988.2610880818">
                <text:p>51988.2610880818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52528.483480534">
                <text:p>52528.483480534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52993.9708208274">
                <text:p>52993.9708208274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53394.4692552917">
                <text:p>53394.4692552917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53738.6175066451">
                <text:p>53738.6175066451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54034.0256648847">
                <text:p>54034.0256648847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54287.3635811176">
                <text:p>54287.3635811176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54504.4523052437">
                <text:p>54504.4523052437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54690.3541472192">
                <text:p>54690.35414721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